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1"/>
          <table:table-cell table:style-name="ce1" office:value-type="string">
            <text:p>Z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table:number-columns-repeated="8"/>
          <table:table-cell table:style-name="ce1">
            <draw:frame table:end-cell-address="Sheet1.T33" table:end-x="0.735in" table:end-y="0.1461in" draw:z-index="0" draw:style-name="gr1" draw:text-style-name="P1" svg:width="4.7413in" svg:height="5.6689in" svg:x="0.439in" svg:y="0.1669in">
              <draw:object draw:notify-on-update-of-ranges="Sheet1.E1:Sheet1.E1 Sheet1.E2:Sheet1.E1045 Sheet1.F1:Sheet1.F1 Sheet1.F2:Sheet1.F104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1" table:number-columns-repeated="1009"/>
        </table:table-row>
        <table:table-row table:style-name="ro1">
          <table:table-cell office:value-type="float" office:value="-78.046">
            <text:p>-78.046</text:p>
          </table:table-cell>
          <table:table-cell/>
          <table:table-cell office:value-type="float" office:value="42.08">
            <text:p>42.08</text:p>
          </table:table-cell>
          <table:table-cell/>
          <table:table-cell office:value-type="float" office:value="-44.677">
            <text:p>-44.677</text:p>
          </table:table-cell>
          <table:table-cell office:value-type="float" office:value="-77.383">
            <text:p>-77.383</text:p>
          </table:table-cell>
          <table:table-cell>
            <draw:frame table:end-cell-address="Sheet1.O33" table:end-x="0.3626in" table:end-y="0.1358in" draw:z-index="1" draw:style-name="gr1" draw:text-style-name="P1" svg:width="7.3319in" svg:height="5.648in" svg:x="0.1429in" svg:y="0in">
              <draw:object draw:notify-on-update-of-ranges="Sheet1.A1:Sheet1.A1 Sheet1.A2:Sheet1.A905 Sheet1.C1:Sheet1.C1 Sheet1.C2:Sheet1.C90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float" office:value="-78.086">
            <text:p>-78.086</text:p>
          </table:table-cell>
          <table:table-cell/>
          <table:table-cell office:value-type="float" office:value="42.135">
            <text:p>42.135</text:p>
          </table:table-cell>
          <table:table-cell/>
          <table:table-cell office:value-type="float" office:value="-43.32">
            <text:p>-43.32</text:p>
          </table:table-cell>
          <table:table-cell office:value-type="float" office:value="-78.151">
            <text:p>-78.151</text:p>
          </table:table-cell>
          <table:table-cell table:number-columns-repeated="1018"/>
        </table:table-row>
        <table:table-row table:style-name="ro1">
          <table:table-cell office:value-type="float" office:value="-78.128">
            <text:p>-78.128</text:p>
          </table:table-cell>
          <table:table-cell/>
          <table:table-cell office:value-type="float" office:value="42.19">
            <text:p>42.19</text:p>
          </table:table-cell>
          <table:table-cell/>
          <table:table-cell office:value-type="float" office:value="-41.949">
            <text:p>-41.949</text:p>
          </table:table-cell>
          <table:table-cell office:value-type="float" office:value="-78.895">
            <text:p>-78.895</text:p>
          </table:table-cell>
          <table:table-cell table:number-columns-repeated="1018"/>
        </table:table-row>
        <table:table-row table:style-name="ro1">
          <table:table-cell office:value-type="float" office:value="-78.17">
            <text:p>-78.17</text:p>
          </table:table-cell>
          <table:table-cell/>
          <table:table-cell office:value-type="float" office:value="42.244">
            <text:p>42.244</text:p>
          </table:table-cell>
          <table:table-cell/>
          <table:table-cell office:value-type="float" office:value="-40.566">
            <text:p>-40.566</text:p>
          </table:table-cell>
          <table:table-cell office:value-type="float" office:value="-79.616">
            <text:p>-79.616</text:p>
          </table:table-cell>
          <table:table-cell table:number-columns-repeated="1018"/>
        </table:table-row>
        <table:table-row table:style-name="ro1">
          <table:table-cell office:value-type="float" office:value="-78.214">
            <text:p>-78.214</text:p>
          </table:table-cell>
          <table:table-cell/>
          <table:table-cell office:value-type="float" office:value="42.297">
            <text:p>42.297</text:p>
          </table:table-cell>
          <table:table-cell/>
          <table:table-cell office:value-type="float" office:value="-39.171">
            <text:p>-39.171</text:p>
          </table:table-cell>
          <table:table-cell office:value-type="float" office:value="-80.311">
            <text:p>-80.311</text:p>
          </table:table-cell>
          <table:table-cell table:number-columns-repeated="1018"/>
        </table:table-row>
        <table:table-row table:style-name="ro1">
          <table:table-cell office:value-type="float" office:value="-78.258">
            <text:p>-78.258</text:p>
          </table:table-cell>
          <table:table-cell/>
          <table:table-cell office:value-type="float" office:value="42.35">
            <text:p>42.35</text:p>
          </table:table-cell>
          <table:table-cell/>
          <table:table-cell office:value-type="float" office:value="-37.763">
            <text:p>-37.763</text:p>
          </table:table-cell>
          <table:table-cell office:value-type="float" office:value="-80.983">
            <text:p>-80.983</text:p>
          </table:table-cell>
          <table:table-cell table:number-columns-repeated="1018"/>
        </table:table-row>
        <table:table-row table:style-name="ro1">
          <table:table-cell office:value-type="float" office:value="-78.304">
            <text:p>-78.304</text:p>
          </table:table-cell>
          <table:table-cell/>
          <table:table-cell office:value-type="float" office:value="42.402">
            <text:p>42.402</text:p>
          </table:table-cell>
          <table:table-cell/>
          <table:table-cell office:value-type="float" office:value="-36.344">
            <text:p>-36.344</text:p>
          </table:table-cell>
          <table:table-cell office:value-type="float" office:value="-81.63">
            <text:p>-81.63</text:p>
          </table:table-cell>
          <table:table-cell table:number-columns-repeated="1018"/>
        </table:table-row>
        <table:table-row table:style-name="ro1">
          <table:table-cell office:value-type="float" office:value="-78.35">
            <text:p>-78.35</text:p>
          </table:table-cell>
          <table:table-cell/>
          <table:table-cell office:value-type="float" office:value="42.453">
            <text:p>42.453</text:p>
          </table:table-cell>
          <table:table-cell/>
          <table:table-cell office:value-type="float" office:value="-34.914">
            <text:p>-34.914</text:p>
          </table:table-cell>
          <table:table-cell office:value-type="float" office:value="-82.251">
            <text:p>-82.251</text:p>
          </table:table-cell>
          <table:table-cell table:number-columns-repeated="1018"/>
        </table:table-row>
        <table:table-row table:style-name="ro1">
          <table:table-cell office:value-type="float" office:value="-78.397">
            <text:p>-78.397</text:p>
          </table:table-cell>
          <table:table-cell/>
          <table:table-cell office:value-type="float" office:value="42.503">
            <text:p>42.503</text:p>
          </table:table-cell>
          <table:table-cell/>
          <table:table-cell office:value-type="float" office:value="-33.473">
            <text:p>-33.473</text:p>
          </table:table-cell>
          <table:table-cell office:value-type="float" office:value="-82.848">
            <text:p>-82.848</text:p>
          </table:table-cell>
          <table:table-cell table:number-columns-repeated="1018"/>
        </table:table-row>
        <table:table-row table:style-name="ro1">
          <table:table-cell office:value-type="float" office:value="-78.445">
            <text:p>-78.445</text:p>
          </table:table-cell>
          <table:table-cell/>
          <table:table-cell office:value-type="float" office:value="42.552">
            <text:p>42.552</text:p>
          </table:table-cell>
          <table:table-cell/>
          <table:table-cell office:value-type="float" office:value="-32.022">
            <text:p>-32.022</text:p>
          </table:table-cell>
          <table:table-cell office:value-type="float" office:value="-83.42">
            <text:p>-83.42</text:p>
          </table:table-cell>
          <table:table-cell table:number-columns-repeated="1018"/>
        </table:table-row>
        <table:table-row table:style-name="ro1">
          <table:table-cell office:value-type="float" office:value="-78.494">
            <text:p>-78.494</text:p>
          </table:table-cell>
          <table:table-cell/>
          <table:table-cell office:value-type="float" office:value="42.601">
            <text:p>42.601</text:p>
          </table:table-cell>
          <table:table-cell/>
          <table:table-cell office:value-type="float" office:value="-30.561">
            <text:p>-30.561</text:p>
          </table:table-cell>
          <table:table-cell office:value-type="float" office:value="-83.966">
            <text:p>-83.966</text:p>
          </table:table-cell>
          <table:table-cell table:number-columns-repeated="1018"/>
        </table:table-row>
        <table:table-row table:style-name="ro1">
          <table:table-cell office:value-type="float" office:value="-78.543">
            <text:p>-78.543</text:p>
          </table:table-cell>
          <table:table-cell/>
          <table:table-cell office:value-type="float" office:value="42.648">
            <text:p>42.648</text:p>
          </table:table-cell>
          <table:table-cell/>
          <table:table-cell office:value-type="float" office:value="-29.091">
            <text:p>-29.091</text:p>
          </table:table-cell>
          <table:table-cell office:value-type="float" office:value="-84.487">
            <text:p>-84.487</text:p>
          </table:table-cell>
          <table:table-cell table:number-columns-repeated="1018"/>
        </table:table-row>
        <table:table-row table:style-name="ro1">
          <table:table-cell office:value-type="float" office:value="-78.594">
            <text:p>-78.594</text:p>
          </table:table-cell>
          <table:table-cell/>
          <table:table-cell office:value-type="float" office:value="42.695">
            <text:p>42.695</text:p>
          </table:table-cell>
          <table:table-cell/>
          <table:table-cell office:value-type="float" office:value="-27.612">
            <text:p>-27.612</text:p>
          </table:table-cell>
          <table:table-cell office:value-type="float" office:value="-84.981">
            <text:p>-84.981</text:p>
          </table:table-cell>
          <table:table-cell table:number-columns-repeated="1018"/>
        </table:table-row>
        <table:table-row table:style-name="ro1">
          <table:table-cell office:value-type="float" office:value="-78.645">
            <text:p>-78.645</text:p>
          </table:table-cell>
          <table:table-cell/>
          <table:table-cell office:value-type="float" office:value="42.741">
            <text:p>42.741</text:p>
          </table:table-cell>
          <table:table-cell/>
          <table:table-cell office:value-type="float" office:value="-26.125">
            <text:p>-26.125</text:p>
          </table:table-cell>
          <table:table-cell office:value-type="float" office:value="-85.45">
            <text:p>-85.45</text:p>
          </table:table-cell>
          <table:table-cell table:number-columns-repeated="1018"/>
        </table:table-row>
        <table:table-row table:style-name="ro1">
          <table:table-cell office:value-type="float" office:value="-78.697">
            <text:p>-78.697</text:p>
          </table:table-cell>
          <table:table-cell/>
          <table:table-cell office:value-type="float" office:value="42.786">
            <text:p>42.786</text:p>
          </table:table-cell>
          <table:table-cell/>
          <table:table-cell office:value-type="float" office:value="-24.629">
            <text:p>-24.629</text:p>
          </table:table-cell>
          <table:table-cell office:value-type="float" office:value="-85.893">
            <text:p>-85.893</text:p>
          </table:table-cell>
          <table:table-cell table:number-columns-repeated="1018"/>
        </table:table-row>
        <table:table-row table:style-name="ro1">
          <table:table-cell office:value-type="float" office:value="-78.75">
            <text:p>-78.75</text:p>
          </table:table-cell>
          <table:table-cell/>
          <table:table-cell office:value-type="float" office:value="42.831">
            <text:p>42.831</text:p>
          </table:table-cell>
          <table:table-cell/>
          <table:table-cell office:value-type="float" office:value="-23.127">
            <text:p>-23.127</text:p>
          </table:table-cell>
          <table:table-cell office:value-type="float" office:value="-86.31">
            <text:p>-86.31</text:p>
          </table:table-cell>
          <table:table-cell table:number-columns-repeated="1018"/>
        </table:table-row>
        <table:table-row table:style-name="ro1">
          <table:table-cell office:value-type="float" office:value="-78.804">
            <text:p>-78.804</text:p>
          </table:table-cell>
          <table:table-cell/>
          <table:table-cell office:value-type="float" office:value="42.874">
            <text:p>42.874</text:p>
          </table:table-cell>
          <table:table-cell/>
          <table:table-cell office:value-type="float" office:value="-21.617">
            <text:p>-21.617</text:p>
          </table:table-cell>
          <table:table-cell office:value-type="float" office:value="-86.7">
            <text:p>-86.7</text:p>
          </table:table-cell>
          <table:table-cell table:number-columns-repeated="1018"/>
        </table:table-row>
        <table:table-row table:style-name="ro1">
          <table:table-cell office:value-type="float" office:value="-78.858">
            <text:p>-78.858</text:p>
          </table:table-cell>
          <table:table-cell/>
          <table:table-cell office:value-type="float" office:value="42.916">
            <text:p>42.916</text:p>
          </table:table-cell>
          <table:table-cell/>
          <table:table-cell office:value-type="float" office:value="-20.1">
            <text:p>-20.1</text:p>
          </table:table-cell>
          <table:table-cell office:value-type="float" office:value="-87.065">
            <text:p>-87.065</text:p>
          </table:table-cell>
          <table:table-cell table:number-columns-repeated="1018"/>
        </table:table-row>
        <table:table-row table:style-name="ro1">
          <table:table-cell office:value-type="float" office:value="-78.913">
            <text:p>-78.913</text:p>
          </table:table-cell>
          <table:table-cell/>
          <table:table-cell office:value-type="float" office:value="42.958">
            <text:p>42.958</text:p>
          </table:table-cell>
          <table:table-cell/>
          <table:table-cell office:value-type="float" office:value="-18.578">
            <text:p>-18.578</text:p>
          </table:table-cell>
          <table:table-cell office:value-type="float" office:value="-87.402">
            <text:p>-87.402</text:p>
          </table:table-cell>
          <table:table-cell table:number-columns-repeated="1018"/>
        </table:table-row>
        <table:table-row table:style-name="ro1">
          <table:table-cell office:value-type="float" office:value="-78.969">
            <text:p>-78.969</text:p>
          </table:table-cell>
          <table:table-cell/>
          <table:table-cell office:value-type="float" office:value="42.998">
            <text:p>42.998</text:p>
          </table:table-cell>
          <table:table-cell/>
          <table:table-cell office:value-type="float" office:value="-17.05">
            <text:p>-17.05</text:p>
          </table:table-cell>
          <table:table-cell office:value-type="float" office:value="-87.713">
            <text:p>-87.713</text:p>
          </table:table-cell>
          <table:table-cell table:number-columns-repeated="1018"/>
        </table:table-row>
        <table:table-row table:style-name="ro1">
          <table:table-cell office:value-type="float" office:value="-79.026">
            <text:p>-79.026</text:p>
          </table:table-cell>
          <table:table-cell/>
          <table:table-cell office:value-type="float" office:value="43.038">
            <text:p>43.038</text:p>
          </table:table-cell>
          <table:table-cell/>
          <table:table-cell office:value-type="float" office:value="-15.516">
            <text:p>-15.516</text:p>
          </table:table-cell>
          <table:table-cell office:value-type="float" office:value="-87.997">
            <text:p>-87.997</text:p>
          </table:table-cell>
          <table:table-cell table:number-columns-repeated="1018"/>
        </table:table-row>
        <table:table-row table:style-name="ro1">
          <table:table-cell office:value-type="float" office:value="-79.083">
            <text:p>-79.083</text:p>
          </table:table-cell>
          <table:table-cell/>
          <table:table-cell office:value-type="float" office:value="43.076">
            <text:p>43.076</text:p>
          </table:table-cell>
          <table:table-cell/>
          <table:table-cell office:value-type="float" office:value="-13.978">
            <text:p>-13.978</text:p>
          </table:table-cell>
          <table:table-cell office:value-type="float" office:value="-88.255">
            <text:p>-88.255</text:p>
          </table:table-cell>
          <table:table-cell table:number-columns-repeated="1018"/>
        </table:table-row>
        <table:table-row table:style-name="ro1">
          <table:table-cell office:value-type="float" office:value="-79.141">
            <text:p>-79.141</text:p>
          </table:table-cell>
          <table:table-cell/>
          <table:table-cell office:value-type="float" office:value="43.114">
            <text:p>43.114</text:p>
          </table:table-cell>
          <table:table-cell/>
          <table:table-cell office:value-type="float" office:value="-12.436">
            <text:p>-12.436</text:p>
          </table:table-cell>
          <table:table-cell office:value-type="float" office:value="-88.485">
            <text:p>-88.485</text:p>
          </table:table-cell>
          <table:table-cell table:number-columns-repeated="1018"/>
        </table:table-row>
        <table:table-row table:style-name="ro1">
          <table:table-cell office:value-type="float" office:value="-79.199">
            <text:p>-79.199</text:p>
          </table:table-cell>
          <table:table-cell/>
          <table:table-cell office:value-type="float" office:value="43.15">
            <text:p>43.15</text:p>
          </table:table-cell>
          <table:table-cell/>
          <table:table-cell office:value-type="float" office:value="-10.89">
            <text:p>-10.89</text:p>
          </table:table-cell>
          <table:table-cell office:value-type="float" office:value="-88.689">
            <text:p>-88.689</text:p>
          </table:table-cell>
          <table:table-cell table:number-columns-repeated="1018"/>
        </table:table-row>
        <table:table-row table:style-name="ro1">
          <table:table-cell office:value-type="float" office:value="-79.258">
            <text:p>-79.258</text:p>
          </table:table-cell>
          <table:table-cell/>
          <table:table-cell office:value-type="float" office:value="43.186">
            <text:p>43.186</text:p>
          </table:table-cell>
          <table:table-cell/>
          <table:table-cell office:value-type="float" office:value="-9.34">
            <text:p>-9.34</text:p>
          </table:table-cell>
          <table:table-cell office:value-type="float" office:value="-88.865">
            <text:p>-88.865</text:p>
          </table:table-cell>
          <table:table-cell table:number-columns-repeated="1018"/>
        </table:table-row>
        <table:table-row table:style-name="ro1">
          <table:table-cell office:value-type="float" office:value="-79.318">
            <text:p>-79.318</text:p>
          </table:table-cell>
          <table:table-cell/>
          <table:table-cell office:value-type="float" office:value="43.221">
            <text:p>43.221</text:p>
          </table:table-cell>
          <table:table-cell/>
          <table:table-cell office:value-type="float" office:value="-7.788">
            <text:p>-7.788</text:p>
          </table:table-cell>
          <table:table-cell office:value-type="float" office:value="-89.015">
            <text:p>-89.015</text:p>
          </table:table-cell>
          <table:table-cell table:number-columns-repeated="1018"/>
        </table:table-row>
        <table:table-row table:style-name="ro1">
          <table:table-cell office:value-type="float" office:value="-79.378">
            <text:p>-79.378</text:p>
          </table:table-cell>
          <table:table-cell/>
          <table:table-cell office:value-type="float" office:value="43.254">
            <text:p>43.254</text:p>
          </table:table-cell>
          <table:table-cell/>
          <table:table-cell office:value-type="float" office:value="-6.233">
            <text:p>-6.233</text:p>
          </table:table-cell>
          <table:table-cell office:value-type="float" office:value="-89.137">
            <text:p>-89.137</text:p>
          </table:table-cell>
          <table:table-cell table:number-columns-repeated="1018"/>
        </table:table-row>
        <table:table-row table:style-name="ro1">
          <table:table-cell office:value-type="float" office:value="-79.439">
            <text:p>-79.439</text:p>
          </table:table-cell>
          <table:table-cell/>
          <table:table-cell office:value-type="float" office:value="43.287">
            <text:p>43.287</text:p>
          </table:table-cell>
          <table:table-cell/>
          <table:table-cell office:value-type="float" office:value="-4.676">
            <text:p>-4.676</text:p>
          </table:table-cell>
          <table:table-cell office:value-type="float" office:value="-89.232">
            <text:p>-89.232</text:p>
          </table:table-cell>
          <table:table-cell table:number-columns-repeated="1018"/>
        </table:table-row>
        <table:table-row table:style-name="ro1">
          <table:table-cell office:value-type="float" office:value="-79.5">
            <text:p>-79.5</text:p>
          </table:table-cell>
          <table:table-cell/>
          <table:table-cell office:value-type="float" office:value="43.318">
            <text:p>43.318</text:p>
          </table:table-cell>
          <table:table-cell/>
          <table:table-cell office:value-type="float" office:value="-3.118">
            <text:p>-3.118</text:p>
          </table:table-cell>
          <table:table-cell office:value-type="float" office:value="-89.3">
            <text:p>-89.3</text:p>
          </table:table-cell>
          <table:table-cell table:number-columns-repeated="1018"/>
        </table:table-row>
        <table:table-row table:style-name="ro1">
          <table:table-cell office:value-type="float" office:value="-79.562">
            <text:p>-79.562</text:p>
          </table:table-cell>
          <table:table-cell/>
          <table:table-cell office:value-type="float" office:value="43.348">
            <text:p>43.348</text:p>
          </table:table-cell>
          <table:table-cell/>
          <table:table-cell office:value-type="float" office:value="-1.559">
            <text:p>-1.559</text:p>
          </table:table-cell>
          <table:table-cell office:value-type="float" office:value="-89.341">
            <text:p>-89.341</text:p>
          </table:table-cell>
          <table:table-cell table:number-columns-repeated="1018"/>
        </table:table-row>
        <table:table-row table:style-name="ro1">
          <table:table-cell office:value-type="float" office:value="-79.625">
            <text:p>-79.625</text:p>
          </table:table-cell>
          <table:table-cell/>
          <table:table-cell office:value-type="float" office:value="43.378">
            <text:p>43.378</text:p>
          </table:table-cell>
          <table:table-cell/>
          <table:table-cell office:value-type="float" office:value="0">
            <text:p>0</text:p>
          </table:table-cell>
          <table:table-cell office:value-type="float" office:value="-89.355">
            <text:p>-89.355</text:p>
          </table:table-cell>
          <table:table-cell table:number-columns-repeated="1018"/>
        </table:table-row>
        <table:table-row table:style-name="ro1">
          <table:table-cell office:value-type="float" office:value="-79.688">
            <text:p>-79.688</text:p>
          </table:table-cell>
          <table:table-cell/>
          <table:table-cell office:value-type="float" office:value="43.406">
            <text:p>43.406</text:p>
          </table:table-cell>
          <table:table-cell/>
          <table:table-cell office:value-type="float" office:value="1.559">
            <text:p>1.559</text:p>
          </table:table-cell>
          <table:table-cell office:value-type="float" office:value="-89.341">
            <text:p>-89.341</text:p>
          </table:table-cell>
          <table:table-cell table:number-columns-repeated="1018"/>
        </table:table-row>
        <table:table-row table:style-name="ro1">
          <table:table-cell office:value-type="float" office:value="-79.751">
            <text:p>-79.751</text:p>
          </table:table-cell>
          <table:table-cell/>
          <table:table-cell office:value-type="float" office:value="43.433">
            <text:p>43.433</text:p>
          </table:table-cell>
          <table:table-cell/>
          <table:table-cell office:value-type="float" office:value="3.118">
            <text:p>3.118</text:p>
          </table:table-cell>
          <table:table-cell office:value-type="float" office:value="-89.3">
            <text:p>-89.3</text:p>
          </table:table-cell>
          <table:table-cell table:number-columns-repeated="1018"/>
        </table:table-row>
        <table:table-row table:style-name="ro1">
          <table:table-cell office:value-type="float" office:value="-79.815">
            <text:p>-79.815</text:p>
          </table:table-cell>
          <table:table-cell/>
          <table:table-cell office:value-type="float" office:value="43.459">
            <text:p>43.459</text:p>
          </table:table-cell>
          <table:table-cell/>
          <table:table-cell office:value-type="float" office:value="4.676">
            <text:p>4.676</text:p>
          </table:table-cell>
          <table:table-cell office:value-type="float" office:value="-89.232">
            <text:p>-89.232</text:p>
          </table:table-cell>
          <table:table-cell table:number-columns-repeated="1018"/>
        </table:table-row>
        <table:table-row table:style-name="ro1">
          <table:table-cell office:value-type="float" office:value="-79.879">
            <text:p>-79.879</text:p>
          </table:table-cell>
          <table:table-cell/>
          <table:table-cell office:value-type="float" office:value="43.484">
            <text:p>43.484</text:p>
          </table:table-cell>
          <table:table-cell/>
          <table:table-cell office:value-type="float" office:value="6.233">
            <text:p>6.233</text:p>
          </table:table-cell>
          <table:table-cell office:value-type="float" office:value="-89.137">
            <text:p>-89.137</text:p>
          </table:table-cell>
          <table:table-cell table:number-columns-repeated="1018"/>
        </table:table-row>
        <table:table-row table:style-name="ro1">
          <table:table-cell office:value-type="float" office:value="-79.944">
            <text:p>-79.944</text:p>
          </table:table-cell>
          <table:table-cell/>
          <table:table-cell office:value-type="float" office:value="43.508">
            <text:p>43.508</text:p>
          </table:table-cell>
          <table:table-cell/>
          <table:table-cell office:value-type="float" office:value="7.788">
            <text:p>7.788</text:p>
          </table:table-cell>
          <table:table-cell office:value-type="float" office:value="-89.015">
            <text:p>-89.015</text:p>
          </table:table-cell>
          <table:table-cell table:number-columns-repeated="1018"/>
        </table:table-row>
        <table:table-row table:style-name="ro1">
          <table:table-cell office:value-type="float" office:value="-80.009">
            <text:p>-80.009</text:p>
          </table:table-cell>
          <table:table-cell/>
          <table:table-cell office:value-type="float" office:value="43.53">
            <text:p>43.53</text:p>
          </table:table-cell>
          <table:table-cell/>
          <table:table-cell office:value-type="float" office:value="9.34">
            <text:p>9.34</text:p>
          </table:table-cell>
          <table:table-cell office:value-type="float" office:value="-88.865">
            <text:p>-88.865</text:p>
          </table:table-cell>
          <table:table-cell table:number-columns-repeated="1018"/>
        </table:table-row>
        <table:table-row table:style-name="ro1">
          <table:table-cell office:value-type="float" office:value="-80.075">
            <text:p>-80.075</text:p>
          </table:table-cell>
          <table:table-cell/>
          <table:table-cell office:value-type="float" office:value="43.552">
            <text:p>43.552</text:p>
          </table:table-cell>
          <table:table-cell/>
          <table:table-cell office:value-type="float" office:value="10.89">
            <text:p>10.89</text:p>
          </table:table-cell>
          <table:table-cell office:value-type="float" office:value="-88.689">
            <text:p>-88.689</text:p>
          </table:table-cell>
          <table:table-cell table:number-columns-repeated="1018"/>
        </table:table-row>
        <table:table-row table:style-name="ro1">
          <table:table-cell office:value-type="float" office:value="-80.141">
            <text:p>-80.141</text:p>
          </table:table-cell>
          <table:table-cell/>
          <table:table-cell office:value-type="float" office:value="43.572">
            <text:p>43.572</text:p>
          </table:table-cell>
          <table:table-cell/>
          <table:table-cell office:value-type="float" office:value="12.436">
            <text:p>12.436</text:p>
          </table:table-cell>
          <table:table-cell office:value-type="float" office:value="-88.485">
            <text:p>-88.485</text:p>
          </table:table-cell>
          <table:table-cell table:number-columns-repeated="1018"/>
        </table:table-row>
        <table:table-row table:style-name="ro1">
          <table:table-cell office:value-type="float" office:value="-80.207">
            <text:p>-80.207</text:p>
          </table:table-cell>
          <table:table-cell/>
          <table:table-cell office:value-type="float" office:value="43.592">
            <text:p>43.592</text:p>
          </table:table-cell>
          <table:table-cell/>
          <table:table-cell office:value-type="float" office:value="13.978">
            <text:p>13.978</text:p>
          </table:table-cell>
          <table:table-cell office:value-type="float" office:value="-88.255">
            <text:p>-88.255</text:p>
          </table:table-cell>
          <table:table-cell table:number-columns-repeated="1018"/>
        </table:table-row>
        <table:table-row table:style-name="ro1">
          <table:table-cell office:value-type="float" office:value="-80.273">
            <text:p>-80.273</text:p>
          </table:table-cell>
          <table:table-cell/>
          <table:table-cell office:value-type="float" office:value="43.61">
            <text:p>43.61</text:p>
          </table:table-cell>
          <table:table-cell/>
          <table:table-cell office:value-type="float" office:value="15.516">
            <text:p>15.516</text:p>
          </table:table-cell>
          <table:table-cell office:value-type="float" office:value="-87.997">
            <text:p>-87.997</text:p>
          </table:table-cell>
          <table:table-cell table:number-columns-repeated="1018"/>
        </table:table-row>
        <table:table-row table:style-name="ro1">
          <table:table-cell office:value-type="float" office:value="-80.34">
            <text:p>-80.34</text:p>
          </table:table-cell>
          <table:table-cell/>
          <table:table-cell office:value-type="float" office:value="43.627">
            <text:p>43.627</text:p>
          </table:table-cell>
          <table:table-cell/>
          <table:table-cell office:value-type="float" office:value="17.05">
            <text:p>17.05</text:p>
          </table:table-cell>
          <table:table-cell office:value-type="float" office:value="-87.713">
            <text:p>-87.713</text:p>
          </table:table-cell>
          <table:table-cell table:number-columns-repeated="1018"/>
        </table:table-row>
        <table:table-row table:style-name="ro1">
          <table:table-cell office:value-type="float" office:value="-80.407">
            <text:p>-80.407</text:p>
          </table:table-cell>
          <table:table-cell/>
          <table:table-cell office:value-type="float" office:value="43.643">
            <text:p>43.643</text:p>
          </table:table-cell>
          <table:table-cell/>
          <table:table-cell office:value-type="float" office:value="18.578">
            <text:p>18.578</text:p>
          </table:table-cell>
          <table:table-cell office:value-type="float" office:value="-87.402">
            <text:p>-87.402</text:p>
          </table:table-cell>
          <table:table-cell table:number-columns-repeated="1018"/>
        </table:table-row>
        <table:table-row table:style-name="ro1">
          <table:table-cell office:value-type="float" office:value="-80.475">
            <text:p>-80.475</text:p>
          </table:table-cell>
          <table:table-cell/>
          <table:table-cell office:value-type="float" office:value="43.657">
            <text:p>43.657</text:p>
          </table:table-cell>
          <table:table-cell/>
          <table:table-cell office:value-type="float" office:value="20.1">
            <text:p>20.1</text:p>
          </table:table-cell>
          <table:table-cell office:value-type="float" office:value="-87.065">
            <text:p>-87.065</text:p>
          </table:table-cell>
          <table:table-cell table:number-columns-repeated="1018"/>
        </table:table-row>
        <table:table-row table:style-name="ro1">
          <table:table-cell office:value-type="float" office:value="-80.542">
            <text:p>-80.542</text:p>
          </table:table-cell>
          <table:table-cell/>
          <table:table-cell office:value-type="float" office:value="43.671">
            <text:p>43.671</text:p>
          </table:table-cell>
          <table:table-cell/>
          <table:table-cell office:value-type="float" office:value="21.617">
            <text:p>21.617</text:p>
          </table:table-cell>
          <table:table-cell office:value-type="float" office:value="-86.7">
            <text:p>-86.7</text:p>
          </table:table-cell>
          <table:table-cell table:number-columns-repeated="1018"/>
        </table:table-row>
        <table:table-row table:style-name="ro1">
          <table:table-cell office:value-type="float" office:value="-80.61">
            <text:p>-80.61</text:p>
          </table:table-cell>
          <table:table-cell/>
          <table:table-cell office:value-type="float" office:value="43.683">
            <text:p>43.683</text:p>
          </table:table-cell>
          <table:table-cell/>
          <table:table-cell office:value-type="float" office:value="23.127">
            <text:p>23.127</text:p>
          </table:table-cell>
          <table:table-cell office:value-type="float" office:value="-86.31">
            <text:p>-86.31</text:p>
          </table:table-cell>
          <table:table-cell table:number-columns-repeated="1018"/>
        </table:table-row>
        <table:table-row table:style-name="ro1">
          <table:table-cell office:value-type="float" office:value="-80.678">
            <text:p>-80.678</text:p>
          </table:table-cell>
          <table:table-cell/>
          <table:table-cell office:value-type="float" office:value="43.695">
            <text:p>43.695</text:p>
          </table:table-cell>
          <table:table-cell/>
          <table:table-cell office:value-type="float" office:value="24.629">
            <text:p>24.629</text:p>
          </table:table-cell>
          <table:table-cell office:value-type="float" office:value="-85.893">
            <text:p>-85.893</text:p>
          </table:table-cell>
          <table:table-cell table:number-columns-repeated="1018"/>
        </table:table-row>
        <table:table-row table:style-name="ro1">
          <table:table-cell office:value-type="float" office:value="-80.746">
            <text:p>-80.746</text:p>
          </table:table-cell>
          <table:table-cell/>
          <table:table-cell office:value-type="float" office:value="43.705">
            <text:p>43.705</text:p>
          </table:table-cell>
          <table:table-cell/>
          <table:table-cell office:value-type="float" office:value="26.125">
            <text:p>26.125</text:p>
          </table:table-cell>
          <table:table-cell office:value-type="float" office:value="-85.45">
            <text:p>-85.45</text:p>
          </table:table-cell>
          <table:table-cell table:number-columns-repeated="1018"/>
        </table:table-row>
        <table:table-row table:style-name="ro1">
          <table:table-cell office:value-type="float" office:value="-80.815">
            <text:p>-80.815</text:p>
          </table:table-cell>
          <table:table-cell/>
          <table:table-cell office:value-type="float" office:value="43.713">
            <text:p>43.713</text:p>
          </table:table-cell>
          <table:table-cell/>
          <table:table-cell office:value-type="float" office:value="27.612">
            <text:p>27.612</text:p>
          </table:table-cell>
          <table:table-cell office:value-type="float" office:value="-84.981">
            <text:p>-84.981</text:p>
          </table:table-cell>
          <table:table-cell table:number-columns-repeated="1018"/>
        </table:table-row>
        <table:table-row table:style-name="ro1">
          <table:table-cell office:value-type="float" office:value="-80.883">
            <text:p>-80.883</text:p>
          </table:table-cell>
          <table:table-cell/>
          <table:table-cell office:value-type="float" office:value="43.721">
            <text:p>43.721</text:p>
          </table:table-cell>
          <table:table-cell/>
          <table:table-cell office:value-type="float" office:value="29.091">
            <text:p>29.091</text:p>
          </table:table-cell>
          <table:table-cell office:value-type="float" office:value="-84.487">
            <text:p>-84.487</text:p>
          </table:table-cell>
          <table:table-cell table:number-columns-repeated="1018"/>
        </table:table-row>
        <table:table-row table:style-name="ro1">
          <table:table-cell office:value-type="float" office:value="-80.952">
            <text:p>-80.952</text:p>
          </table:table-cell>
          <table:table-cell/>
          <table:table-cell office:value-type="float" office:value="43.728">
            <text:p>43.728</text:p>
          </table:table-cell>
          <table:table-cell/>
          <table:table-cell office:value-type="float" office:value="30.561">
            <text:p>30.561</text:p>
          </table:table-cell>
          <table:table-cell office:value-type="float" office:value="-83.966">
            <text:p>-83.966</text:p>
          </table:table-cell>
          <table:table-cell table:number-columns-repeated="1018"/>
        </table:table-row>
        <table:table-row table:style-name="ro1">
          <table:table-cell office:value-type="float" office:value="-81.02">
            <text:p>-81.02</text:p>
          </table:table-cell>
          <table:table-cell/>
          <table:table-cell office:value-type="float" office:value="43.733">
            <text:p>43.733</text:p>
          </table:table-cell>
          <table:table-cell/>
          <table:table-cell office:value-type="float" office:value="32.022">
            <text:p>32.022</text:p>
          </table:table-cell>
          <table:table-cell office:value-type="float" office:value="-83.42">
            <text:p>-83.42</text:p>
          </table:table-cell>
          <table:table-cell table:number-columns-repeated="1018"/>
        </table:table-row>
        <table:table-row table:style-name="ro1">
          <table:table-cell office:value-type="float" office:value="-81.089">
            <text:p>-81.089</text:p>
          </table:table-cell>
          <table:table-cell/>
          <table:table-cell office:value-type="float" office:value="43.737">
            <text:p>43.737</text:p>
          </table:table-cell>
          <table:table-cell/>
          <table:table-cell office:value-type="float" office:value="33.473">
            <text:p>33.473</text:p>
          </table:table-cell>
          <table:table-cell office:value-type="float" office:value="-82.848">
            <text:p>-82.848</text:p>
          </table:table-cell>
          <table:table-cell table:number-columns-repeated="1018"/>
        </table:table-row>
        <table:table-row table:style-name="ro1">
          <table:table-cell office:value-type="float" office:value="-81.158">
            <text:p>-81.158</text:p>
          </table:table-cell>
          <table:table-cell/>
          <table:table-cell office:value-type="float" office:value="43.74">
            <text:p>43.74</text:p>
          </table:table-cell>
          <table:table-cell/>
          <table:table-cell office:value-type="float" office:value="34.914">
            <text:p>34.914</text:p>
          </table:table-cell>
          <table:table-cell office:value-type="float" office:value="-82.251">
            <text:p>-82.251</text:p>
          </table:table-cell>
          <table:table-cell table:number-columns-repeated="1018"/>
        </table:table-row>
        <table:table-row table:style-name="ro1">
          <table:table-cell office:value-type="float" office:value="-81.226">
            <text:p>-81.226</text:p>
          </table:table-cell>
          <table:table-cell/>
          <table:table-cell office:value-type="float" office:value="43.742">
            <text:p>43.742</text:p>
          </table:table-cell>
          <table:table-cell/>
          <table:table-cell office:value-type="float" office:value="36.344">
            <text:p>36.344</text:p>
          </table:table-cell>
          <table:table-cell office:value-type="float" office:value="-81.63">
            <text:p>-81.63</text:p>
          </table:table-cell>
          <table:table-cell table:number-columns-repeated="1018"/>
        </table:table-row>
        <table:table-row table:style-name="ro1">
          <table:table-cell office:value-type="float" office:value="-81.295">
            <text:p>-81.295</text:p>
          </table:table-cell>
          <table:table-cell/>
          <table:table-cell office:value-type="float" office:value="43.742">
            <text:p>43.742</text:p>
          </table:table-cell>
          <table:table-cell/>
          <table:table-cell office:value-type="float" office:value="37.763">
            <text:p>37.763</text:p>
          </table:table-cell>
          <table:table-cell office:value-type="float" office:value="-80.983">
            <text:p>-80.983</text:p>
          </table:table-cell>
          <table:table-cell table:number-columns-repeated="1018"/>
        </table:table-row>
        <table:table-row table:style-name="ro1">
          <table:table-cell office:value-type="float" office:value="-81.364">
            <text:p>-81.364</text:p>
          </table:table-cell>
          <table:table-cell/>
          <table:table-cell office:value-type="float" office:value="43.742">
            <text:p>43.742</text:p>
          </table:table-cell>
          <table:table-cell/>
          <table:table-cell office:value-type="float" office:value="39.171">
            <text:p>39.171</text:p>
          </table:table-cell>
          <table:table-cell office:value-type="float" office:value="-80.311">
            <text:p>-80.311</text:p>
          </table:table-cell>
          <table:table-cell table:number-columns-repeated="1018"/>
        </table:table-row>
        <table:table-row table:style-name="ro1">
          <table:table-cell office:value-type="float" office:value="-81.433">
            <text:p>-81.433</text:p>
          </table:table-cell>
          <table:table-cell/>
          <table:table-cell office:value-type="float" office:value="43.74">
            <text:p>43.74</text:p>
          </table:table-cell>
          <table:table-cell/>
          <table:table-cell office:value-type="float" office:value="40.566">
            <text:p>40.566</text:p>
          </table:table-cell>
          <table:table-cell office:value-type="float" office:value="-79.616">
            <text:p>-79.616</text:p>
          </table:table-cell>
          <table:table-cell table:number-columns-repeated="1018"/>
        </table:table-row>
        <table:table-row table:style-name="ro1">
          <table:table-cell office:value-type="float" office:value="-81.502">
            <text:p>-81.502</text:p>
          </table:table-cell>
          <table:table-cell/>
          <table:table-cell office:value-type="float" office:value="43.737">
            <text:p>43.737</text:p>
          </table:table-cell>
          <table:table-cell/>
          <table:table-cell office:value-type="float" office:value="41.949">
            <text:p>41.949</text:p>
          </table:table-cell>
          <table:table-cell office:value-type="float" office:value="-78.895">
            <text:p>-78.895</text:p>
          </table:table-cell>
          <table:table-cell table:number-columns-repeated="1018"/>
        </table:table-row>
        <table:table-row table:style-name="ro1">
          <table:table-cell office:value-type="float" office:value="-81.57">
            <text:p>-81.57</text:p>
          </table:table-cell>
          <table:table-cell/>
          <table:table-cell office:value-type="float" office:value="43.733">
            <text:p>43.733</text:p>
          </table:table-cell>
          <table:table-cell/>
          <table:table-cell office:value-type="float" office:value="43.32">
            <text:p>43.32</text:p>
          </table:table-cell>
          <table:table-cell office:value-type="float" office:value="-78.151">
            <text:p>-78.151</text:p>
          </table:table-cell>
          <table:table-cell table:number-columns-repeated="1018"/>
        </table:table-row>
        <table:table-row table:style-name="ro1">
          <table:table-cell office:value-type="float" office:value="-81.639">
            <text:p>-81.639</text:p>
          </table:table-cell>
          <table:table-cell/>
          <table:table-cell office:value-type="float" office:value="43.727">
            <text:p>43.727</text:p>
          </table:table-cell>
          <table:table-cell/>
          <table:table-cell office:value-type="float" office:value="44.677">
            <text:p>44.677</text:p>
          </table:table-cell>
          <table:table-cell office:value-type="float" office:value="-77.383">
            <text:p>-77.383</text:p>
          </table:table-cell>
          <table:table-cell table:number-columns-repeated="1018"/>
        </table:table-row>
        <table:table-row table:style-name="ro1">
          <table:table-cell office:value-type="float" office:value="-81.707">
            <text:p>-81.707</text:p>
          </table:table-cell>
          <table:table-cell/>
          <table:table-cell office:value-type="float" office:value="43.721">
            <text:p>43.721</text:p>
          </table:table-cell>
          <table:table-cell/>
          <table:table-cell office:value-type="float" office:value="46.021">
            <text:p>46.021</text:p>
          </table:table-cell>
          <table:table-cell office:value-type="float" office:value="-76.592">
            <text:p>-76.592</text:p>
          </table:table-cell>
          <table:table-cell table:number-columns-repeated="1018"/>
        </table:table-row>
        <table:table-row table:style-name="ro1">
          <table:table-cell office:value-type="float" office:value="-81.775">
            <text:p>-81.775</text:p>
          </table:table-cell>
          <table:table-cell/>
          <table:table-cell office:value-type="float" office:value="43.713">
            <text:p>43.713</text:p>
          </table:table-cell>
          <table:table-cell/>
          <table:table-cell office:value-type="float" office:value="47.351">
            <text:p>47.351</text:p>
          </table:table-cell>
          <table:table-cell office:value-type="float" office:value="-75.777">
            <text:p>-75.777</text:p>
          </table:table-cell>
          <table:table-cell table:number-columns-repeated="1018"/>
        </table:table-row>
        <table:table-row table:style-name="ro1">
          <table:table-cell office:value-type="float" office:value="-81.843">
            <text:p>-81.843</text:p>
          </table:table-cell>
          <table:table-cell/>
          <table:table-cell office:value-type="float" office:value="43.704">
            <text:p>43.704</text:p>
          </table:table-cell>
          <table:table-cell/>
          <table:table-cell office:value-type="float" office:value="48.666">
            <text:p>48.666</text:p>
          </table:table-cell>
          <table:table-cell office:value-type="float" office:value="-74.939">
            <text:p>-74.939</text:p>
          </table:table-cell>
          <table:table-cell table:number-columns-repeated="1018"/>
        </table:table-row>
        <table:table-row table:style-name="ro1">
          <table:table-cell office:value-type="float" office:value="-81.911">
            <text:p>-81.911</text:p>
          </table:table-cell>
          <table:table-cell/>
          <table:table-cell office:value-type="float" office:value="43.694">
            <text:p>43.694</text:p>
          </table:table-cell>
          <table:table-cell/>
          <table:table-cell office:value-type="float" office:value="49.967">
            <text:p>49.967</text:p>
          </table:table-cell>
          <table:table-cell office:value-type="float" office:value="-74.078">
            <text:p>-74.078</text:p>
          </table:table-cell>
          <table:table-cell table:number-columns-repeated="1018"/>
        </table:table-row>
        <table:table-row table:style-name="ro1">
          <table:table-cell office:value-type="float" office:value="-81.979">
            <text:p>-81.979</text:p>
          </table:table-cell>
          <table:table-cell/>
          <table:table-cell office:value-type="float" office:value="43.683">
            <text:p>43.683</text:p>
          </table:table-cell>
          <table:table-cell/>
          <table:table-cell office:value-type="float" office:value="51.252">
            <text:p>51.252</text:p>
          </table:table-cell>
          <table:table-cell office:value-type="float" office:value="-73.195">
            <text:p>-73.195</text:p>
          </table:table-cell>
          <table:table-cell table:number-columns-repeated="1018"/>
        </table:table-row>
        <table:table-row table:style-name="ro1">
          <table:table-cell office:value-type="float" office:value="-82.047">
            <text:p>-82.047</text:p>
          </table:table-cell>
          <table:table-cell/>
          <table:table-cell office:value-type="float" office:value="43.67">
            <text:p>43.67</text:p>
          </table:table-cell>
          <table:table-cell/>
          <table:table-cell office:value-type="float" office:value="52.521">
            <text:p>52.521</text:p>
          </table:table-cell>
          <table:table-cell office:value-type="float" office:value="-72.289">
            <text:p>-72.289</text:p>
          </table:table-cell>
          <table:table-cell table:number-columns-repeated="1018"/>
        </table:table-row>
        <table:table-row table:style-name="ro1">
          <table:table-cell office:value-type="float" office:value="-82.114">
            <text:p>-82.114</text:p>
          </table:table-cell>
          <table:table-cell/>
          <table:table-cell office:value-type="float" office:value="43.656">
            <text:p>43.656</text:p>
          </table:table-cell>
          <table:table-cell/>
          <table:table-cell office:value-type="float" office:value="53.775">
            <text:p>53.775</text:p>
          </table:table-cell>
          <table:table-cell office:value-type="float" office:value="-71.362">
            <text:p>-71.362</text:p>
          </table:table-cell>
          <table:table-cell table:number-columns-repeated="1018"/>
        </table:table-row>
        <table:table-row table:style-name="ro1">
          <table:table-cell office:value-type="float" office:value="-82.181">
            <text:p>-82.181</text:p>
          </table:table-cell>
          <table:table-cell/>
          <table:table-cell office:value-type="float" office:value="43.642">
            <text:p>43.642</text:p>
          </table:table-cell>
          <table:table-cell/>
          <table:table-cell office:value-type="float" office:value="55.012">
            <text:p>55.012</text:p>
          </table:table-cell>
          <table:table-cell office:value-type="float" office:value="-70.412">
            <text:p>-70.412</text:p>
          </table:table-cell>
          <table:table-cell table:number-columns-repeated="1018"/>
        </table:table-row>
        <table:table-row table:style-name="ro1">
          <table:table-cell office:value-type="float" office:value="-82.248">
            <text:p>-82.248</text:p>
          </table:table-cell>
          <table:table-cell/>
          <table:table-cell office:value-type="float" office:value="43.626">
            <text:p>43.626</text:p>
          </table:table-cell>
          <table:table-cell/>
          <table:table-cell office:value-type="float" office:value="56.233">
            <text:p>56.233</text:p>
          </table:table-cell>
          <table:table-cell office:value-type="float" office:value="-69.442">
            <text:p>-69.442</text:p>
          </table:table-cell>
          <table:table-cell table:number-columns-repeated="1018"/>
        </table:table-row>
        <table:table-row table:style-name="ro1">
          <table:table-cell office:value-type="float" office:value="-82.314">
            <text:p>-82.314</text:p>
          </table:table-cell>
          <table:table-cell/>
          <table:table-cell office:value-type="float" office:value="43.609">
            <text:p>43.609</text:p>
          </table:table-cell>
          <table:table-cell/>
          <table:table-cell office:value-type="float" office:value="57.436">
            <text:p>57.436</text:p>
          </table:table-cell>
          <table:table-cell office:value-type="float" office:value="-68.45">
            <text:p>-68.45</text:p>
          </table:table-cell>
          <table:table-cell table:number-columns-repeated="1018"/>
        </table:table-row>
        <table:table-row table:style-name="ro1">
          <table:table-cell office:value-type="float" office:value="-82.38">
            <text:p>-82.38</text:p>
          </table:table-cell>
          <table:table-cell/>
          <table:table-cell office:value-type="float" office:value="43.59">
            <text:p>43.59</text:p>
          </table:table-cell>
          <table:table-cell/>
          <table:table-cell office:value-type="float" office:value="58.622">
            <text:p>58.622</text:p>
          </table:table-cell>
          <table:table-cell office:value-type="float" office:value="-67.437">
            <text:p>-67.437</text:p>
          </table:table-cell>
          <table:table-cell table:number-columns-repeated="1018"/>
        </table:table-row>
        <table:table-row table:style-name="ro1">
          <table:table-cell office:value-type="float" office:value="-82.446">
            <text:p>-82.446</text:p>
          </table:table-cell>
          <table:table-cell/>
          <table:table-cell office:value-type="float" office:value="43.571">
            <text:p>43.571</text:p>
          </table:table-cell>
          <table:table-cell/>
          <table:table-cell office:value-type="float" office:value="59.79">
            <text:p>59.79</text:p>
          </table:table-cell>
          <table:table-cell office:value-type="float" office:value="-66.403">
            <text:p>-66.403</text:p>
          </table:table-cell>
          <table:table-cell table:number-columns-repeated="1018"/>
        </table:table-row>
        <table:table-row table:style-name="ro1">
          <table:table-cell office:value-type="float" office:value="-82.511">
            <text:p>-82.511</text:p>
          </table:table-cell>
          <table:table-cell/>
          <table:table-cell office:value-type="float" office:value="43.551">
            <text:p>43.551</text:p>
          </table:table-cell>
          <table:table-cell/>
          <table:table-cell office:value-type="float" office:value="60.94">
            <text:p>60.94</text:p>
          </table:table-cell>
          <table:table-cell office:value-type="float" office:value="-65.35">
            <text:p>-65.35</text:p>
          </table:table-cell>
          <table:table-cell table:number-columns-repeated="1018"/>
        </table:table-row>
        <table:table-row table:style-name="ro1">
          <table:table-cell office:value-type="float" office:value="-82.576">
            <text:p>-82.576</text:p>
          </table:table-cell>
          <table:table-cell/>
          <table:table-cell office:value-type="float" office:value="43.529">
            <text:p>43.529</text:p>
          </table:table-cell>
          <table:table-cell/>
          <table:table-cell office:value-type="float" office:value="62.071">
            <text:p>62.071</text:p>
          </table:table-cell>
          <table:table-cell office:value-type="float" office:value="-64.276">
            <text:p>-64.276</text:p>
          </table:table-cell>
          <table:table-cell table:number-columns-repeated="1018"/>
        </table:table-row>
        <table:table-row table:style-name="ro1">
          <table:table-cell office:value-type="float" office:value="-82.641">
            <text:p>-82.641</text:p>
          </table:table-cell>
          <table:table-cell/>
          <table:table-cell office:value-type="float" office:value="43.506">
            <text:p>43.506</text:p>
          </table:table-cell>
          <table:table-cell/>
          <table:table-cell office:value-type="float" office:value="63.183">
            <text:p>63.183</text:p>
          </table:table-cell>
          <table:table-cell office:value-type="float" office:value="-63.183">
            <text:p>-63.183</text:p>
          </table:table-cell>
          <table:table-cell table:number-columns-repeated="1018"/>
        </table:table-row>
        <table:table-row table:style-name="ro1">
          <table:table-cell office:value-type="float" office:value="-82.705">
            <text:p>-82.705</text:p>
          </table:table-cell>
          <table:table-cell/>
          <table:table-cell office:value-type="float" office:value="43.482">
            <text:p>43.482</text:p>
          </table:table-cell>
          <table:table-cell/>
          <table:table-cell office:value-type="float" office:value="64.276">
            <text:p>64.276</text:p>
          </table:table-cell>
          <table:table-cell office:value-type="float" office:value="-62.071">
            <text:p>-62.071</text:p>
          </table:table-cell>
          <table:table-cell table:number-columns-repeated="1018"/>
        </table:table-row>
        <table:table-row table:style-name="ro1">
          <table:table-cell office:value-type="float" office:value="-82.769">
            <text:p>-82.769</text:p>
          </table:table-cell>
          <table:table-cell/>
          <table:table-cell office:value-type="float" office:value="43.457">
            <text:p>43.457</text:p>
          </table:table-cell>
          <table:table-cell/>
          <table:table-cell office:value-type="float" office:value="65.35">
            <text:p>65.35</text:p>
          </table:table-cell>
          <table:table-cell office:value-type="float" office:value="-60.94">
            <text:p>-60.94</text:p>
          </table:table-cell>
          <table:table-cell table:number-columns-repeated="1018"/>
        </table:table-row>
        <table:table-row table:style-name="ro1">
          <table:table-cell office:value-type="float" office:value="-82.832">
            <text:p>-82.832</text:p>
          </table:table-cell>
          <table:table-cell/>
          <table:table-cell office:value-type="float" office:value="43.431">
            <text:p>43.431</text:p>
          </table:table-cell>
          <table:table-cell/>
          <table:table-cell office:value-type="float" office:value="66.403">
            <text:p>66.403</text:p>
          </table:table-cell>
          <table:table-cell office:value-type="float" office:value="-59.79">
            <text:p>-59.79</text:p>
          </table:table-cell>
          <table:table-cell table:number-columns-repeated="1018"/>
        </table:table-row>
        <table:table-row table:style-name="ro1">
          <table:table-cell office:value-type="float" office:value="-82.895">
            <text:p>-82.895</text:p>
          </table:table-cell>
          <table:table-cell/>
          <table:table-cell office:value-type="float" office:value="43.404">
            <text:p>43.404</text:p>
          </table:table-cell>
          <table:table-cell/>
          <table:table-cell office:value-type="float" office:value="67.437">
            <text:p>67.437</text:p>
          </table:table-cell>
          <table:table-cell office:value-type="float" office:value="-58.622">
            <text:p>-58.622</text:p>
          </table:table-cell>
          <table:table-cell table:number-columns-repeated="1018"/>
        </table:table-row>
        <table:table-row table:style-name="ro1">
          <table:table-cell office:value-type="float" office:value="-82.957">
            <text:p>-82.957</text:p>
          </table:table-cell>
          <table:table-cell/>
          <table:table-cell office:value-type="float" office:value="43.376">
            <text:p>43.376</text:p>
          </table:table-cell>
          <table:table-cell/>
          <table:table-cell office:value-type="float" office:value="68.45">
            <text:p>68.45</text:p>
          </table:table-cell>
          <table:table-cell office:value-type="float" office:value="-57.436">
            <text:p>-57.436</text:p>
          </table:table-cell>
          <table:table-cell table:number-columns-repeated="1018"/>
        </table:table-row>
        <table:table-row table:style-name="ro1">
          <table:table-cell office:value-type="float" office:value="-83.019">
            <text:p>-83.019</text:p>
          </table:table-cell>
          <table:table-cell/>
          <table:table-cell office:value-type="float" office:value="43.346">
            <text:p>43.346</text:p>
          </table:table-cell>
          <table:table-cell/>
          <table:table-cell office:value-type="float" office:value="69.442">
            <text:p>69.442</text:p>
          </table:table-cell>
          <table:table-cell office:value-type="float" office:value="-56.233">
            <text:p>-56.233</text:p>
          </table:table-cell>
          <table:table-cell table:number-columns-repeated="1018"/>
        </table:table-row>
        <table:table-row table:style-name="ro1">
          <table:table-cell office:value-type="float" office:value="-83.08">
            <text:p>-83.08</text:p>
          </table:table-cell>
          <table:table-cell/>
          <table:table-cell office:value-type="float" office:value="43.316">
            <text:p>43.316</text:p>
          </table:table-cell>
          <table:table-cell/>
          <table:table-cell office:value-type="float" office:value="70.412">
            <text:p>70.412</text:p>
          </table:table-cell>
          <table:table-cell office:value-type="float" office:value="-55.012">
            <text:p>-55.012</text:p>
          </table:table-cell>
          <table:table-cell table:number-columns-repeated="1018"/>
        </table:table-row>
        <table:table-row table:style-name="ro1">
          <table:table-cell office:value-type="float" office:value="-83.14">
            <text:p>-83.14</text:p>
          </table:table-cell>
          <table:table-cell/>
          <table:table-cell office:value-type="float" office:value="43.284">
            <text:p>43.284</text:p>
          </table:table-cell>
          <table:table-cell/>
          <table:table-cell office:value-type="float" office:value="71.362">
            <text:p>71.362</text:p>
          </table:table-cell>
          <table:table-cell office:value-type="float" office:value="-53.775">
            <text:p>-53.775</text:p>
          </table:table-cell>
          <table:table-cell table:number-columns-repeated="1018"/>
        </table:table-row>
        <table:table-row table:style-name="ro1">
          <table:table-cell office:value-type="float" office:value="-83.2">
            <text:p>-83.2</text:p>
          </table:table-cell>
          <table:table-cell/>
          <table:table-cell office:value-type="float" office:value="43.252">
            <text:p>43.252</text:p>
          </table:table-cell>
          <table:table-cell/>
          <table:table-cell office:value-type="float" office:value="72.289">
            <text:p>72.289</text:p>
          </table:table-cell>
          <table:table-cell office:value-type="float" office:value="-52.521">
            <text:p>-52.521</text:p>
          </table:table-cell>
          <table:table-cell table:number-columns-repeated="1018"/>
        </table:table-row>
        <table:table-row table:style-name="ro1">
          <table:table-cell office:value-type="float" office:value="-83.26">
            <text:p>-83.26</text:p>
          </table:table-cell>
          <table:table-cell/>
          <table:table-cell office:value-type="float" office:value="43.218">
            <text:p>43.218</text:p>
          </table:table-cell>
          <table:table-cell/>
          <table:table-cell office:value-type="float" office:value="73.195">
            <text:p>73.195</text:p>
          </table:table-cell>
          <table:table-cell office:value-type="float" office:value="-51.252">
            <text:p>-51.252</text:p>
          </table:table-cell>
          <table:table-cell table:number-columns-repeated="1018"/>
        </table:table-row>
        <table:table-row table:style-name="ro1">
          <table:table-cell office:value-type="float" office:value="-83.319">
            <text:p>-83.319</text:p>
          </table:table-cell>
          <table:table-cell/>
          <table:table-cell office:value-type="float" office:value="43.184">
            <text:p>43.184</text:p>
          </table:table-cell>
          <table:table-cell/>
          <table:table-cell office:value-type="float" office:value="74.078">
            <text:p>74.078</text:p>
          </table:table-cell>
          <table:table-cell office:value-type="float" office:value="-49.967">
            <text:p>-49.967</text:p>
          </table:table-cell>
          <table:table-cell table:number-columns-repeated="1018"/>
        </table:table-row>
        <table:table-row table:style-name="ro1">
          <table:table-cell office:value-type="float" office:value="-83.377">
            <text:p>-83.377</text:p>
          </table:table-cell>
          <table:table-cell/>
          <table:table-cell office:value-type="float" office:value="43.148">
            <text:p>43.148</text:p>
          </table:table-cell>
          <table:table-cell/>
          <table:table-cell office:value-type="float" office:value="74.939">
            <text:p>74.939</text:p>
          </table:table-cell>
          <table:table-cell office:value-type="float" office:value="-48.666">
            <text:p>-48.666</text:p>
          </table:table-cell>
          <table:table-cell table:number-columns-repeated="1018"/>
        </table:table-row>
        <table:table-row table:style-name="ro1">
          <table:table-cell office:value-type="float" office:value="-83.435">
            <text:p>-83.435</text:p>
          </table:table-cell>
          <table:table-cell/>
          <table:table-cell office:value-type="float" office:value="43.111">
            <text:p>43.111</text:p>
          </table:table-cell>
          <table:table-cell/>
          <table:table-cell office:value-type="float" office:value="75.777">
            <text:p>75.777</text:p>
          </table:table-cell>
          <table:table-cell office:value-type="float" office:value="-47.351">
            <text:p>-47.351</text:p>
          </table:table-cell>
          <table:table-cell table:number-columns-repeated="1018"/>
        </table:table-row>
        <table:table-row table:style-name="ro1">
          <table:table-cell office:value-type="float" office:value="-83.491">
            <text:p>-83.491</text:p>
          </table:table-cell>
          <table:table-cell/>
          <table:table-cell office:value-type="float" office:value="43.074">
            <text:p>43.074</text:p>
          </table:table-cell>
          <table:table-cell/>
          <table:table-cell office:value-type="float" office:value="76.592">
            <text:p>76.592</text:p>
          </table:table-cell>
          <table:table-cell office:value-type="float" office:value="-46.021">
            <text:p>-46.021</text:p>
          </table:table-cell>
          <table:table-cell table:number-columns-repeated="1018"/>
        </table:table-row>
        <table:table-row table:style-name="ro1">
          <table:table-cell office:value-type="float" office:value="-83.548">
            <text:p>-83.548</text:p>
          </table:table-cell>
          <table:table-cell/>
          <table:table-cell office:value-type="float" office:value="43.035">
            <text:p>43.035</text:p>
          </table:table-cell>
          <table:table-cell/>
          <table:table-cell office:value-type="float" office:value="77.383">
            <text:p>77.383</text:p>
          </table:table-cell>
          <table:table-cell office:value-type="float" office:value="-44.677">
            <text:p>-44.677</text:p>
          </table:table-cell>
          <table:table-cell table:number-columns-repeated="1018"/>
        </table:table-row>
        <table:table-row table:style-name="ro1">
          <table:table-cell office:value-type="float" office:value="-83.603">
            <text:p>-83.603</text:p>
          </table:table-cell>
          <table:table-cell/>
          <table:table-cell office:value-type="float" office:value="42.995">
            <text:p>42.995</text:p>
          </table:table-cell>
          <table:table-cell/>
          <table:table-cell office:value-type="float" office:value="78.151">
            <text:p>78.151</text:p>
          </table:table-cell>
          <table:table-cell office:value-type="float" office:value="-43.32">
            <text:p>-43.32</text:p>
          </table:table-cell>
          <table:table-cell table:number-columns-repeated="1018"/>
        </table:table-row>
        <table:table-row table:style-name="ro1">
          <table:table-cell office:value-type="float" office:value="-83.658">
            <text:p>-83.658</text:p>
          </table:table-cell>
          <table:table-cell/>
          <table:table-cell office:value-type="float" office:value="42.955">
            <text:p>42.955</text:p>
          </table:table-cell>
          <table:table-cell/>
          <table:table-cell office:value-type="float" office:value="78.895">
            <text:p>78.895</text:p>
          </table:table-cell>
          <table:table-cell office:value-type="float" office:value="-41.949">
            <text:p>-41.949</text:p>
          </table:table-cell>
          <table:table-cell table:number-columns-repeated="1018"/>
        </table:table-row>
        <table:table-row table:style-name="ro1">
          <table:table-cell office:value-type="float" office:value="-83.712">
            <text:p>-83.712</text:p>
          </table:table-cell>
          <table:table-cell/>
          <table:table-cell office:value-type="float" office:value="42.913">
            <text:p>42.913</text:p>
          </table:table-cell>
          <table:table-cell/>
          <table:table-cell office:value-type="float" office:value="79.616">
            <text:p>79.616</text:p>
          </table:table-cell>
          <table:table-cell office:value-type="float" office:value="-40.566">
            <text:p>-40.566</text:p>
          </table:table-cell>
          <table:table-cell table:number-columns-repeated="1018"/>
        </table:table-row>
        <table:table-row table:style-name="ro1">
          <table:table-cell office:value-type="float" office:value="-83.765">
            <text:p>-83.765</text:p>
          </table:table-cell>
          <table:table-cell/>
          <table:table-cell office:value-type="float" office:value="42.871">
            <text:p>42.871</text:p>
          </table:table-cell>
          <table:table-cell/>
          <table:table-cell office:value-type="float" office:value="80.311">
            <text:p>80.311</text:p>
          </table:table-cell>
          <table:table-cell office:value-type="float" office:value="-39.171">
            <text:p>-39.171</text:p>
          </table:table-cell>
          <table:table-cell table:number-columns-repeated="1018"/>
        </table:table-row>
        <table:table-row table:style-name="ro1">
          <table:table-cell office:value-type="float" office:value="-83.818">
            <text:p>-83.818</text:p>
          </table:table-cell>
          <table:table-cell/>
          <table:table-cell office:value-type="float" office:value="42.828">
            <text:p>42.828</text:p>
          </table:table-cell>
          <table:table-cell/>
          <table:table-cell office:value-type="float" office:value="80.983">
            <text:p>80.983</text:p>
          </table:table-cell>
          <table:table-cell office:value-type="float" office:value="-37.763">
            <text:p>-37.763</text:p>
          </table:table-cell>
          <table:table-cell table:number-columns-repeated="1018"/>
        </table:table-row>
        <table:table-row table:style-name="ro1">
          <table:table-cell office:value-type="float" office:value="-83.87">
            <text:p>-83.87</text:p>
          </table:table-cell>
          <table:table-cell/>
          <table:table-cell office:value-type="float" office:value="42.783">
            <text:p>42.783</text:p>
          </table:table-cell>
          <table:table-cell/>
          <table:table-cell office:value-type="float" office:value="81.63">
            <text:p>81.63</text:p>
          </table:table-cell>
          <table:table-cell office:value-type="float" office:value="-36.344">
            <text:p>-36.344</text:p>
          </table:table-cell>
          <table:table-cell table:number-columns-repeated="1018"/>
        </table:table-row>
        <table:table-row table:style-name="ro1">
          <table:table-cell office:value-type="float" office:value="-83.921">
            <text:p>-83.921</text:p>
          </table:table-cell>
          <table:table-cell/>
          <table:table-cell office:value-type="float" office:value="42.738">
            <text:p>42.738</text:p>
          </table:table-cell>
          <table:table-cell/>
          <table:table-cell office:value-type="float" office:value="82.251">
            <text:p>82.251</text:p>
          </table:table-cell>
          <table:table-cell office:value-type="float" office:value="-34.914">
            <text:p>-34.914</text:p>
          </table:table-cell>
          <table:table-cell table:number-columns-repeated="1018"/>
        </table:table-row>
        <table:table-row table:style-name="ro1">
          <table:table-cell office:value-type="float" office:value="-83.971">
            <text:p>-83.971</text:p>
          </table:table-cell>
          <table:table-cell/>
          <table:table-cell office:value-type="float" office:value="42.692">
            <text:p>42.692</text:p>
          </table:table-cell>
          <table:table-cell/>
          <table:table-cell office:value-type="float" office:value="82.848">
            <text:p>82.848</text:p>
          </table:table-cell>
          <table:table-cell office:value-type="float" office:value="-33.473">
            <text:p>-33.473</text:p>
          </table:table-cell>
          <table:table-cell table:number-columns-repeated="1018"/>
        </table:table-row>
        <table:table-row table:style-name="ro1">
          <table:table-cell office:value-type="float" office:value="-84.02">
            <text:p>-84.02</text:p>
          </table:table-cell>
          <table:table-cell/>
          <table:table-cell office:value-type="float" office:value="42.645">
            <text:p>42.645</text:p>
          </table:table-cell>
          <table:table-cell/>
          <table:table-cell office:value-type="float" office:value="83.42">
            <text:p>83.42</text:p>
          </table:table-cell>
          <table:table-cell office:value-type="float" office:value="-32.022">
            <text:p>-32.022</text:p>
          </table:table-cell>
          <table:table-cell table:number-columns-repeated="1018"/>
        </table:table-row>
        <table:table-row table:style-name="ro1">
          <table:table-cell office:value-type="float" office:value="-84.069">
            <text:p>-84.069</text:p>
          </table:table-cell>
          <table:table-cell/>
          <table:table-cell office:value-type="float" office:value="42.597">
            <text:p>42.597</text:p>
          </table:table-cell>
          <table:table-cell/>
          <table:table-cell office:value-type="float" office:value="83.966">
            <text:p>83.966</text:p>
          </table:table-cell>
          <table:table-cell office:value-type="float" office:value="-30.561">
            <text:p>-30.561</text:p>
          </table:table-cell>
          <table:table-cell table:number-columns-repeated="1018"/>
        </table:table-row>
        <table:table-row table:style-name="ro1">
          <table:table-cell office:value-type="float" office:value="-84.116">
            <text:p>-84.116</text:p>
          </table:table-cell>
          <table:table-cell/>
          <table:table-cell office:value-type="float" office:value="42.549">
            <text:p>42.549</text:p>
          </table:table-cell>
          <table:table-cell/>
          <table:table-cell office:value-type="float" office:value="84.487">
            <text:p>84.487</text:p>
          </table:table-cell>
          <table:table-cell office:value-type="float" office:value="-29.091">
            <text:p>-29.091</text:p>
          </table:table-cell>
          <table:table-cell table:number-columns-repeated="1018"/>
        </table:table-row>
        <table:table-row table:style-name="ro1">
          <table:table-cell office:value-type="float" office:value="-84.163">
            <text:p>-84.163</text:p>
          </table:table-cell>
          <table:table-cell/>
          <table:table-cell office:value-type="float" office:value="42.499">
            <text:p>42.499</text:p>
          </table:table-cell>
          <table:table-cell/>
          <table:table-cell office:value-type="float" office:value="84.981">
            <text:p>84.981</text:p>
          </table:table-cell>
          <table:table-cell office:value-type="float" office:value="-27.612">
            <text:p>-27.612</text:p>
          </table:table-cell>
          <table:table-cell table:number-columns-repeated="1018"/>
        </table:table-row>
        <table:table-row table:style-name="ro1">
          <table:table-cell office:value-type="float" office:value="-84.209">
            <text:p>-84.209</text:p>
          </table:table-cell>
          <table:table-cell/>
          <table:table-cell office:value-type="float" office:value="42.449">
            <text:p>42.449</text:p>
          </table:table-cell>
          <table:table-cell/>
          <table:table-cell office:value-type="float" office:value="85.45">
            <text:p>85.45</text:p>
          </table:table-cell>
          <table:table-cell office:value-type="float" office:value="-26.125">
            <text:p>-26.125</text:p>
          </table:table-cell>
          <table:table-cell table:number-columns-repeated="1018"/>
        </table:table-row>
        <table:table-row table:style-name="ro1">
          <table:table-cell office:value-type="float" office:value="-84.254">
            <text:p>-84.254</text:p>
          </table:table-cell>
          <table:table-cell/>
          <table:table-cell office:value-type="float" office:value="42.398">
            <text:p>42.398</text:p>
          </table:table-cell>
          <table:table-cell/>
          <table:table-cell office:value-type="float" office:value="85.893">
            <text:p>85.893</text:p>
          </table:table-cell>
          <table:table-cell office:value-type="float" office:value="-24.629">
            <text:p>-24.629</text:p>
          </table:table-cell>
          <table:table-cell table:number-columns-repeated="1018"/>
        </table:table-row>
        <table:table-row table:style-name="ro1">
          <table:table-cell office:value-type="float" office:value="-84.298">
            <text:p>-84.298</text:p>
          </table:table-cell>
          <table:table-cell/>
          <table:table-cell office:value-type="float" office:value="42.346">
            <text:p>42.346</text:p>
          </table:table-cell>
          <table:table-cell/>
          <table:table-cell office:value-type="float" office:value="86.31">
            <text:p>86.31</text:p>
          </table:table-cell>
          <table:table-cell office:value-type="float" office:value="-23.127">
            <text:p>-23.127</text:p>
          </table:table-cell>
          <table:table-cell table:number-columns-repeated="1018"/>
        </table:table-row>
        <table:table-row table:style-name="ro1">
          <table:table-cell office:value-type="float" office:value="-84.341">
            <text:p>-84.341</text:p>
          </table:table-cell>
          <table:table-cell/>
          <table:table-cell office:value-type="float" office:value="42.294">
            <text:p>42.294</text:p>
          </table:table-cell>
          <table:table-cell/>
          <table:table-cell office:value-type="float" office:value="86.7">
            <text:p>86.7</text:p>
          </table:table-cell>
          <table:table-cell office:value-type="float" office:value="-21.617">
            <text:p>-21.617</text:p>
          </table:table-cell>
          <table:table-cell table:number-columns-repeated="1018"/>
        </table:table-row>
        <table:table-row table:style-name="ro1">
          <table:table-cell office:value-type="float" office:value="-84.383">
            <text:p>-84.383</text:p>
          </table:table-cell>
          <table:table-cell/>
          <table:table-cell office:value-type="float" office:value="42.24">
            <text:p>42.24</text:p>
          </table:table-cell>
          <table:table-cell/>
          <table:table-cell office:value-type="float" office:value="87.065">
            <text:p>87.065</text:p>
          </table:table-cell>
          <table:table-cell office:value-type="float" office:value="-20.1">
            <text:p>-20.1</text:p>
          </table:table-cell>
          <table:table-cell table:number-columns-repeated="1018"/>
        </table:table-row>
        <table:table-row table:style-name="ro1">
          <table:table-cell office:value-type="float" office:value="-84.424">
            <text:p>-84.424</text:p>
          </table:table-cell>
          <table:table-cell/>
          <table:table-cell office:value-type="float" office:value="42.186">
            <text:p>42.186</text:p>
          </table:table-cell>
          <table:table-cell/>
          <table:table-cell office:value-type="float" office:value="87.402">
            <text:p>87.402</text:p>
          </table:table-cell>
          <table:table-cell office:value-type="float" office:value="-18.578">
            <text:p>-18.578</text:p>
          </table:table-cell>
          <table:table-cell table:number-columns-repeated="1018"/>
        </table:table-row>
        <table:table-row table:style-name="ro1">
          <table:table-cell office:value-type="float" office:value="-84.465">
            <text:p>-84.465</text:p>
          </table:table-cell>
          <table:table-cell/>
          <table:table-cell office:value-type="float" office:value="42.131">
            <text:p>42.131</text:p>
          </table:table-cell>
          <table:table-cell/>
          <table:table-cell office:value-type="float" office:value="87.713">
            <text:p>87.713</text:p>
          </table:table-cell>
          <table:table-cell office:value-type="float" office:value="-17.05">
            <text:p>-17.05</text:p>
          </table:table-cell>
          <table:table-cell table:number-columns-repeated="1018"/>
        </table:table-row>
        <table:table-row table:style-name="ro1">
          <table:table-cell office:value-type="float" office:value="-84.504">
            <text:p>-84.504</text:p>
          </table:table-cell>
          <table:table-cell/>
          <table:table-cell office:value-type="float" office:value="42.076">
            <text:p>42.076</text:p>
          </table:table-cell>
          <table:table-cell/>
          <table:table-cell office:value-type="float" office:value="87.997">
            <text:p>87.997</text:p>
          </table:table-cell>
          <table:table-cell office:value-type="float" office:value="-15.516">
            <text:p>-15.516</text:p>
          </table:table-cell>
          <table:table-cell table:number-columns-repeated="1018"/>
        </table:table-row>
        <table:table-row table:style-name="ro1">
          <table:table-cell office:value-type="float" office:value="-84.542">
            <text:p>-84.542</text:p>
          </table:table-cell>
          <table:table-cell/>
          <table:table-cell office:value-type="float" office:value="42.02">
            <text:p>42.02</text:p>
          </table:table-cell>
          <table:table-cell/>
          <table:table-cell office:value-type="float" office:value="88.255">
            <text:p>88.255</text:p>
          </table:table-cell>
          <table:table-cell office:value-type="float" office:value="-13.978">
            <text:p>-13.978</text:p>
          </table:table-cell>
          <table:table-cell table:number-columns-repeated="1018"/>
        </table:table-row>
        <table:table-row table:style-name="ro1">
          <table:table-cell office:value-type="float" office:value="-84.579">
            <text:p>-84.579</text:p>
          </table:table-cell>
          <table:table-cell/>
          <table:table-cell office:value-type="float" office:value="41.963">
            <text:p>41.963</text:p>
          </table:table-cell>
          <table:table-cell/>
          <table:table-cell office:value-type="float" office:value="88.485">
            <text:p>88.485</text:p>
          </table:table-cell>
          <table:table-cell office:value-type="float" office:value="-12.436">
            <text:p>-12.436</text:p>
          </table:table-cell>
          <table:table-cell table:number-columns-repeated="1018"/>
        </table:table-row>
        <table:table-row table:style-name="ro1">
          <table:table-cell office:value-type="float" office:value="-84.616">
            <text:p>-84.616</text:p>
          </table:table-cell>
          <table:table-cell/>
          <table:table-cell office:value-type="float" office:value="41.905">
            <text:p>41.905</text:p>
          </table:table-cell>
          <table:table-cell/>
          <table:table-cell office:value-type="float" office:value="88.689">
            <text:p>88.689</text:p>
          </table:table-cell>
          <table:table-cell office:value-type="float" office:value="-10.89">
            <text:p>-10.89</text:p>
          </table:table-cell>
          <table:table-cell table:number-columns-repeated="1018"/>
        </table:table-row>
        <table:table-row table:style-name="ro1">
          <table:table-cell office:value-type="float" office:value="-84.651">
            <text:p>-84.651</text:p>
          </table:table-cell>
          <table:table-cell/>
          <table:table-cell office:value-type="float" office:value="41.847">
            <text:p>41.847</text:p>
          </table:table-cell>
          <table:table-cell/>
          <table:table-cell office:value-type="float" office:value="88.865">
            <text:p>88.865</text:p>
          </table:table-cell>
          <table:table-cell office:value-type="float" office:value="-9.34">
            <text:p>-9.34</text:p>
          </table:table-cell>
          <table:table-cell table:number-columns-repeated="1018"/>
        </table:table-row>
        <table:table-row table:style-name="ro1">
          <table:table-cell office:value-type="float" office:value="-84.685">
            <text:p>-84.685</text:p>
          </table:table-cell>
          <table:table-cell/>
          <table:table-cell office:value-type="float" office:value="41.789">
            <text:p>41.789</text:p>
          </table:table-cell>
          <table:table-cell/>
          <table:table-cell office:value-type="float" office:value="89.015">
            <text:p>89.015</text:p>
          </table:table-cell>
          <table:table-cell office:value-type="float" office:value="-7.788">
            <text:p>-7.788</text:p>
          </table:table-cell>
          <table:table-cell table:number-columns-repeated="1018"/>
        </table:table-row>
        <table:table-row table:style-name="ro1">
          <table:table-cell office:value-type="float" office:value="-84.718">
            <text:p>-84.718</text:p>
          </table:table-cell>
          <table:table-cell/>
          <table:table-cell office:value-type="float" office:value="41.729">
            <text:p>41.729</text:p>
          </table:table-cell>
          <table:table-cell/>
          <table:table-cell office:value-type="float" office:value="89.137">
            <text:p>89.137</text:p>
          </table:table-cell>
          <table:table-cell office:value-type="float" office:value="-6.233">
            <text:p>-6.233</text:p>
          </table:table-cell>
          <table:table-cell table:number-columns-repeated="1018"/>
        </table:table-row>
        <table:table-row table:style-name="ro1">
          <table:table-cell office:value-type="float" office:value="-84.75">
            <text:p>-84.75</text:p>
          </table:table-cell>
          <table:table-cell/>
          <table:table-cell office:value-type="float" office:value="41.669">
            <text:p>41.669</text:p>
          </table:table-cell>
          <table:table-cell/>
          <table:table-cell office:value-type="float" office:value="89.232">
            <text:p>89.232</text:p>
          </table:table-cell>
          <table:table-cell office:value-type="float" office:value="-4.676">
            <text:p>-4.676</text:p>
          </table:table-cell>
          <table:table-cell table:number-columns-repeated="1018"/>
        </table:table-row>
        <table:table-row table:style-name="ro1">
          <table:table-cell office:value-type="float" office:value="-84.781">
            <text:p>-84.781</text:p>
          </table:table-cell>
          <table:table-cell/>
          <table:table-cell office:value-type="float" office:value="41.609">
            <text:p>41.609</text:p>
          </table:table-cell>
          <table:table-cell/>
          <table:table-cell office:value-type="float" office:value="89.3">
            <text:p>89.3</text:p>
          </table:table-cell>
          <table:table-cell office:value-type="float" office:value="-3.118">
            <text:p>-3.118</text:p>
          </table:table-cell>
          <table:table-cell table:number-columns-repeated="1018"/>
        </table:table-row>
        <table:table-row table:style-name="ro1">
          <table:table-cell office:value-type="float" office:value="-84.811">
            <text:p>-84.811</text:p>
          </table:table-cell>
          <table:table-cell/>
          <table:table-cell office:value-type="float" office:value="41.548">
            <text:p>41.548</text:p>
          </table:table-cell>
          <table:table-cell/>
          <table:table-cell office:value-type="float" office:value="89.341">
            <text:p>89.341</text:p>
          </table:table-cell>
          <table:table-cell office:value-type="float" office:value="-1.559">
            <text:p>-1.559</text:p>
          </table:table-cell>
          <table:table-cell table:number-columns-repeated="1018"/>
        </table:table-row>
        <table:table-row table:style-name="ro1">
          <table:table-cell office:value-type="float" office:value="-84.84">
            <text:p>-84.84</text:p>
          </table:table-cell>
          <table:table-cell/>
          <table:table-cell office:value-type="float" office:value="41.487">
            <text:p>41.487</text:p>
          </table:table-cell>
          <table:table-cell/>
          <table:table-cell office:value-type="float" office:value="89.355">
            <text:p>89.355</text:p>
          </table:table-cell>
          <table:table-cell office:value-type="float" office:value="-0">
            <text:p>-0</text:p>
          </table:table-cell>
          <table:table-cell table:number-columns-repeated="1018"/>
        </table:table-row>
        <table:table-row table:style-name="ro1">
          <table:table-cell office:value-type="float" office:value="-84.338">
            <text:p>-84.338</text:p>
          </table:table-cell>
          <table:table-cell/>
          <table:table-cell office:value-type="float" office:value="42.963">
            <text:p>42.963</text:p>
          </table:table-cell>
          <table:table-cell/>
          <table:table-cell office:value-type="float" office:value="89.341">
            <text:p>89.341</text:p>
          </table:table-cell>
          <table:table-cell office:value-type="float" office:value="1.559">
            <text:p>1.559</text:p>
          </table:table-cell>
          <table:table-cell table:number-columns-repeated="1018"/>
        </table:table-row>
        <table:table-row table:style-name="ro1">
          <table:table-cell office:value-type="float" office:value="-83.81">
            <text:p>-83.81</text:p>
          </table:table-cell>
          <table:table-cell/>
          <table:table-cell office:value-type="float" office:value="44.43">
            <text:p>44.43</text:p>
          </table:table-cell>
          <table:table-cell/>
          <table:table-cell office:value-type="float" office:value="89.3">
            <text:p>89.3</text:p>
          </table:table-cell>
          <table:table-cell office:value-type="float" office:value="3.118">
            <text:p>3.118</text:p>
          </table:table-cell>
          <table:table-cell table:number-columns-repeated="1018"/>
        </table:table-row>
        <table:table-row table:style-name="ro1">
          <table:table-cell office:value-type="float" office:value="-83.256">
            <text:p>-83.256</text:p>
          </table:table-cell>
          <table:table-cell/>
          <table:table-cell office:value-type="float" office:value="45.888">
            <text:p>45.888</text:p>
          </table:table-cell>
          <table:table-cell/>
          <table:table-cell office:value-type="float" office:value="89.232">
            <text:p>89.232</text:p>
          </table:table-cell>
          <table:table-cell office:value-type="float" office:value="4.676">
            <text:p>4.676</text:p>
          </table:table-cell>
          <table:table-cell table:number-columns-repeated="1018"/>
        </table:table-row>
        <table:table-row table:style-name="ro1">
          <table:table-cell office:value-type="float" office:value="-82.677">
            <text:p>-82.677</text:p>
          </table:table-cell>
          <table:table-cell/>
          <table:table-cell office:value-type="float" office:value="47.336">
            <text:p>47.336</text:p>
          </table:table-cell>
          <table:table-cell/>
          <table:table-cell office:value-type="float" office:value="89.137">
            <text:p>89.137</text:p>
          </table:table-cell>
          <table:table-cell office:value-type="float" office:value="6.233">
            <text:p>6.233</text:p>
          </table:table-cell>
          <table:table-cell table:number-columns-repeated="1018"/>
        </table:table-row>
        <table:table-row table:style-name="ro1">
          <table:table-cell office:value-type="float" office:value="-82.073">
            <text:p>-82.073</text:p>
          </table:table-cell>
          <table:table-cell/>
          <table:table-cell office:value-type="float" office:value="48.774">
            <text:p>48.774</text:p>
          </table:table-cell>
          <table:table-cell/>
          <table:table-cell office:value-type="float" office:value="89.015">
            <text:p>89.015</text:p>
          </table:table-cell>
          <table:table-cell office:value-type="float" office:value="7.788">
            <text:p>7.788</text:p>
          </table:table-cell>
          <table:table-cell table:number-columns-repeated="1018"/>
        </table:table-row>
        <table:table-row table:style-name="ro1">
          <table:table-cell office:value-type="float" office:value="-81.444">
            <text:p>-81.444</text:p>
          </table:table-cell>
          <table:table-cell/>
          <table:table-cell office:value-type="float" office:value="50.201">
            <text:p>50.201</text:p>
          </table:table-cell>
          <table:table-cell/>
          <table:table-cell office:value-type="float" office:value="88.865">
            <text:p>88.865</text:p>
          </table:table-cell>
          <table:table-cell office:value-type="float" office:value="9.34">
            <text:p>9.34</text:p>
          </table:table-cell>
          <table:table-cell table:number-columns-repeated="1018"/>
        </table:table-row>
        <table:table-row table:style-name="ro1">
          <table:table-cell office:value-type="float" office:value="-80.79">
            <text:p>-80.79</text:p>
          </table:table-cell>
          <table:table-cell/>
          <table:table-cell office:value-type="float" office:value="51.617">
            <text:p>51.617</text:p>
          </table:table-cell>
          <table:table-cell/>
          <table:table-cell office:value-type="float" office:value="88.689">
            <text:p>88.689</text:p>
          </table:table-cell>
          <table:table-cell office:value-type="float" office:value="10.89">
            <text:p>10.89</text:p>
          </table:table-cell>
          <table:table-cell table:number-columns-repeated="1018"/>
        </table:table-row>
        <table:table-row table:style-name="ro1">
          <table:table-cell office:value-type="float" office:value="-80.111">
            <text:p>-80.111</text:p>
          </table:table-cell>
          <table:table-cell/>
          <table:table-cell office:value-type="float" office:value="53.021">
            <text:p>53.021</text:p>
          </table:table-cell>
          <table:table-cell/>
          <table:table-cell office:value-type="float" office:value="88.485">
            <text:p>88.485</text:p>
          </table:table-cell>
          <table:table-cell office:value-type="float" office:value="12.436">
            <text:p>12.436</text:p>
          </table:table-cell>
          <table:table-cell table:number-columns-repeated="1018"/>
        </table:table-row>
        <table:table-row table:style-name="ro1">
          <table:table-cell office:value-type="float" office:value="-79.408">
            <text:p>-79.408</text:p>
          </table:table-cell>
          <table:table-cell/>
          <table:table-cell office:value-type="float" office:value="54.413">
            <text:p>54.413</text:p>
          </table:table-cell>
          <table:table-cell/>
          <table:table-cell office:value-type="float" office:value="88.255">
            <text:p>88.255</text:p>
          </table:table-cell>
          <table:table-cell office:value-type="float" office:value="13.978">
            <text:p>13.978</text:p>
          </table:table-cell>
          <table:table-cell table:number-columns-repeated="1018"/>
        </table:table-row>
        <table:table-row table:style-name="ro1">
          <table:table-cell office:value-type="float" office:value="-78.681">
            <text:p>-78.681</text:p>
          </table:table-cell>
          <table:table-cell/>
          <table:table-cell office:value-type="float" office:value="55.793">
            <text:p>55.793</text:p>
          </table:table-cell>
          <table:table-cell/>
          <table:table-cell office:value-type="float" office:value="87.997">
            <text:p>87.997</text:p>
          </table:table-cell>
          <table:table-cell office:value-type="float" office:value="15.516">
            <text:p>15.516</text:p>
          </table:table-cell>
          <table:table-cell table:number-columns-repeated="1018"/>
        </table:table-row>
        <table:table-row table:style-name="ro1">
          <table:table-cell office:value-type="float" office:value="-77.93">
            <text:p>-77.93</text:p>
          </table:table-cell>
          <table:table-cell/>
          <table:table-cell office:value-type="float" office:value="57.159">
            <text:p>57.159</text:p>
          </table:table-cell>
          <table:table-cell/>
          <table:table-cell office:value-type="float" office:value="87.713">
            <text:p>87.713</text:p>
          </table:table-cell>
          <table:table-cell office:value-type="float" office:value="17.05">
            <text:p>17.05</text:p>
          </table:table-cell>
          <table:table-cell table:number-columns-repeated="1018"/>
        </table:table-row>
        <table:table-row table:style-name="ro1">
          <table:table-cell office:value-type="float" office:value="-77.155">
            <text:p>-77.155</text:p>
          </table:table-cell>
          <table:table-cell/>
          <table:table-cell office:value-type="float" office:value="58.513">
            <text:p>58.513</text:p>
          </table:table-cell>
          <table:table-cell/>
          <table:table-cell office:value-type="float" office:value="87.402">
            <text:p>87.402</text:p>
          </table:table-cell>
          <table:table-cell office:value-type="float" office:value="18.578">
            <text:p>18.578</text:p>
          </table:table-cell>
          <table:table-cell table:number-columns-repeated="1018"/>
        </table:table-row>
        <table:table-row table:style-name="ro1">
          <table:table-cell office:value-type="float" office:value="-76.357">
            <text:p>-76.357</text:p>
          </table:table-cell>
          <table:table-cell/>
          <table:table-cell office:value-type="float" office:value="59.853">
            <text:p>59.853</text:p>
          </table:table-cell>
          <table:table-cell/>
          <table:table-cell office:value-type="float" office:value="87.065">
            <text:p>87.065</text:p>
          </table:table-cell>
          <table:table-cell office:value-type="float" office:value="20.1">
            <text:p>20.1</text:p>
          </table:table-cell>
          <table:table-cell table:number-columns-repeated="1018"/>
        </table:table-row>
        <table:table-row table:style-name="ro1">
          <table:table-cell office:value-type="float" office:value="-75.535">
            <text:p>-75.535</text:p>
          </table:table-cell>
          <table:table-cell/>
          <table:table-cell office:value-type="float" office:value="61.178">
            <text:p>61.178</text:p>
          </table:table-cell>
          <table:table-cell/>
          <table:table-cell office:value-type="float" office:value="86.7">
            <text:p>86.7</text:p>
          </table:table-cell>
          <table:table-cell office:value-type="float" office:value="21.617">
            <text:p>21.617</text:p>
          </table:table-cell>
          <table:table-cell table:number-columns-repeated="1018"/>
        </table:table-row>
        <table:table-row table:style-name="ro1">
          <table:table-cell office:value-type="float" office:value="-74.69">
            <text:p>-74.69</text:p>
          </table:table-cell>
          <table:table-cell/>
          <table:table-cell office:value-type="float" office:value="62.489">
            <text:p>62.489</text:p>
          </table:table-cell>
          <table:table-cell/>
          <table:table-cell office:value-type="float" office:value="86.31">
            <text:p>86.31</text:p>
          </table:table-cell>
          <table:table-cell office:value-type="float" office:value="23.127">
            <text:p>23.127</text:p>
          </table:table-cell>
          <table:table-cell table:number-columns-repeated="1018"/>
        </table:table-row>
        <table:table-row table:style-name="ro1">
          <table:table-cell office:value-type="float" office:value="-73.823">
            <text:p>-73.823</text:p>
          </table:table-cell>
          <table:table-cell/>
          <table:table-cell office:value-type="float" office:value="63.785">
            <text:p>63.785</text:p>
          </table:table-cell>
          <table:table-cell/>
          <table:table-cell office:value-type="float" office:value="85.893">
            <text:p>85.893</text:p>
          </table:table-cell>
          <table:table-cell office:value-type="float" office:value="24.629">
            <text:p>24.629</text:p>
          </table:table-cell>
          <table:table-cell table:number-columns-repeated="1018"/>
        </table:table-row>
        <table:table-row table:style-name="ro1">
          <table:table-cell office:value-type="float" office:value="-72.933">
            <text:p>-72.933</text:p>
          </table:table-cell>
          <table:table-cell/>
          <table:table-cell office:value-type="float" office:value="65.066">
            <text:p>65.066</text:p>
          </table:table-cell>
          <table:table-cell/>
          <table:table-cell office:value-type="float" office:value="85.45">
            <text:p>85.45</text:p>
          </table:table-cell>
          <table:table-cell office:value-type="float" office:value="26.125">
            <text:p>26.125</text:p>
          </table:table-cell>
          <table:table-cell table:number-columns-repeated="1018"/>
        </table:table-row>
        <table:table-row table:style-name="ro1">
          <table:table-cell office:value-type="float" office:value="-72.021">
            <text:p>-72.021</text:p>
          </table:table-cell>
          <table:table-cell/>
          <table:table-cell office:value-type="float" office:value="66.331">
            <text:p>66.331</text:p>
          </table:table-cell>
          <table:table-cell/>
          <table:table-cell office:value-type="float" office:value="84.981">
            <text:p>84.981</text:p>
          </table:table-cell>
          <table:table-cell office:value-type="float" office:value="27.612">
            <text:p>27.612</text:p>
          </table:table-cell>
          <table:table-cell table:number-columns-repeated="1018"/>
        </table:table-row>
        <table:table-row table:style-name="ro1">
          <table:table-cell office:value-type="float" office:value="-71.087">
            <text:p>-71.087</text:p>
          </table:table-cell>
          <table:table-cell/>
          <table:table-cell office:value-type="float" office:value="67.58">
            <text:p>67.58</text:p>
          </table:table-cell>
          <table:table-cell/>
          <table:table-cell office:value-type="float" office:value="84.487">
            <text:p>84.487</text:p>
          </table:table-cell>
          <table:table-cell office:value-type="float" office:value="29.091">
            <text:p>29.091</text:p>
          </table:table-cell>
          <table:table-cell table:number-columns-repeated="1018"/>
        </table:table-row>
        <table:table-row table:style-name="ro1">
          <table:table-cell office:value-type="float" office:value="-70.131">
            <text:p>-70.131</text:p>
          </table:table-cell>
          <table:table-cell/>
          <table:table-cell office:value-type="float" office:value="68.812">
            <text:p>68.812</text:p>
          </table:table-cell>
          <table:table-cell/>
          <table:table-cell office:value-type="float" office:value="83.966">
            <text:p>83.966</text:p>
          </table:table-cell>
          <table:table-cell office:value-type="float" office:value="30.561">
            <text:p>30.561</text:p>
          </table:table-cell>
          <table:table-cell table:number-columns-repeated="1018"/>
        </table:table-row>
        <table:table-row table:style-name="ro1">
          <table:table-cell office:value-type="float" office:value="-69.154">
            <text:p>-69.154</text:p>
          </table:table-cell>
          <table:table-cell/>
          <table:table-cell office:value-type="float" office:value="70.028">
            <text:p>70.028</text:p>
          </table:table-cell>
          <table:table-cell/>
          <table:table-cell office:value-type="float" office:value="83.42">
            <text:p>83.42</text:p>
          </table:table-cell>
          <table:table-cell office:value-type="float" office:value="32.022">
            <text:p>32.022</text:p>
          </table:table-cell>
          <table:table-cell table:number-columns-repeated="1018"/>
        </table:table-row>
        <table:table-row table:style-name="ro1">
          <table:table-cell office:value-type="float" office:value="-68.156">
            <text:p>-68.156</text:p>
          </table:table-cell>
          <table:table-cell/>
          <table:table-cell office:value-type="float" office:value="71.226">
            <text:p>71.226</text:p>
          </table:table-cell>
          <table:table-cell/>
          <table:table-cell office:value-type="float" office:value="82.848">
            <text:p>82.848</text:p>
          </table:table-cell>
          <table:table-cell office:value-type="float" office:value="33.473">
            <text:p>33.473</text:p>
          </table:table-cell>
          <table:table-cell table:number-columns-repeated="1018"/>
        </table:table-row>
        <table:table-row table:style-name="ro1">
          <table:table-cell office:value-type="float" office:value="-67.137">
            <text:p>-67.137</text:p>
          </table:table-cell>
          <table:table-cell/>
          <table:table-cell office:value-type="float" office:value="72.407">
            <text:p>72.407</text:p>
          </table:table-cell>
          <table:table-cell/>
          <table:table-cell office:value-type="float" office:value="82.251">
            <text:p>82.251</text:p>
          </table:table-cell>
          <table:table-cell office:value-type="float" office:value="34.914">
            <text:p>34.914</text:p>
          </table:table-cell>
          <table:table-cell table:number-columns-repeated="1018"/>
        </table:table-row>
        <table:table-row table:style-name="ro1">
          <table:table-cell office:value-type="float" office:value="-66.098">
            <text:p>-66.098</text:p>
          </table:table-cell>
          <table:table-cell/>
          <table:table-cell office:value-type="float" office:value="73.569">
            <text:p>73.569</text:p>
          </table:table-cell>
          <table:table-cell/>
          <table:table-cell office:value-type="float" office:value="81.63">
            <text:p>81.63</text:p>
          </table:table-cell>
          <table:table-cell office:value-type="float" office:value="36.344">
            <text:p>36.344</text:p>
          </table:table-cell>
          <table:table-cell table:number-columns-repeated="1018"/>
        </table:table-row>
        <table:table-row table:style-name="ro1">
          <table:table-cell office:value-type="float" office:value="-65.038">
            <text:p>-65.038</text:p>
          </table:table-cell>
          <table:table-cell/>
          <table:table-cell office:value-type="float" office:value="74.714">
            <text:p>74.714</text:p>
          </table:table-cell>
          <table:table-cell/>
          <table:table-cell office:value-type="float" office:value="80.983">
            <text:p>80.983</text:p>
          </table:table-cell>
          <table:table-cell office:value-type="float" office:value="37.763">
            <text:p>37.763</text:p>
          </table:table-cell>
          <table:table-cell table:number-columns-repeated="1018"/>
        </table:table-row>
        <table:table-row table:style-name="ro1">
          <table:table-cell office:value-type="float" office:value="-63.959">
            <text:p>-63.959</text:p>
          </table:table-cell>
          <table:table-cell/>
          <table:table-cell office:value-type="float" office:value="75.84">
            <text:p>75.84</text:p>
          </table:table-cell>
          <table:table-cell/>
          <table:table-cell office:value-type="float" office:value="80.311">
            <text:p>80.311</text:p>
          </table:table-cell>
          <table:table-cell office:value-type="float" office:value="39.171">
            <text:p>39.171</text:p>
          </table:table-cell>
          <table:table-cell table:number-columns-repeated="1018"/>
        </table:table-row>
        <table:table-row table:style-name="ro1">
          <table:table-cell office:value-type="float" office:value="-62.86">
            <text:p>-62.86</text:p>
          </table:table-cell>
          <table:table-cell/>
          <table:table-cell office:value-type="float" office:value="76.946">
            <text:p>76.946</text:p>
          </table:table-cell>
          <table:table-cell/>
          <table:table-cell office:value-type="float" office:value="79.616">
            <text:p>79.616</text:p>
          </table:table-cell>
          <table:table-cell office:value-type="float" office:value="40.566">
            <text:p>40.566</text:p>
          </table:table-cell>
          <table:table-cell table:number-columns-repeated="1018"/>
        </table:table-row>
        <table:table-row table:style-name="ro1">
          <table:table-cell office:value-type="float" office:value="-61.742">
            <text:p>-61.742</text:p>
          </table:table-cell>
          <table:table-cell/>
          <table:table-cell office:value-type="float" office:value="78.034">
            <text:p>78.034</text:p>
          </table:table-cell>
          <table:table-cell/>
          <table:table-cell office:value-type="float" office:value="78.895">
            <text:p>78.895</text:p>
          </table:table-cell>
          <table:table-cell office:value-type="float" office:value="41.949">
            <text:p>41.949</text:p>
          </table:table-cell>
          <table:table-cell table:number-columns-repeated="1018"/>
        </table:table-row>
        <table:table-row table:style-name="ro1">
          <table:table-cell office:value-type="float" office:value="-60.606">
            <text:p>-60.606</text:p>
          </table:table-cell>
          <table:table-cell/>
          <table:table-cell office:value-type="float" office:value="79.101">
            <text:p>79.101</text:p>
          </table:table-cell>
          <table:table-cell/>
          <table:table-cell office:value-type="float" office:value="78.151">
            <text:p>78.151</text:p>
          </table:table-cell>
          <table:table-cell office:value-type="float" office:value="43.32">
            <text:p>43.32</text:p>
          </table:table-cell>
          <table:table-cell table:number-columns-repeated="1018"/>
        </table:table-row>
        <table:table-row table:style-name="ro1">
          <table:table-cell office:value-type="float" office:value="-59.451">
            <text:p>-59.451</text:p>
          </table:table-cell>
          <table:table-cell/>
          <table:table-cell office:value-type="float" office:value="80.149">
            <text:p>80.149</text:p>
          </table:table-cell>
          <table:table-cell/>
          <table:table-cell office:value-type="float" office:value="77.383">
            <text:p>77.383</text:p>
          </table:table-cell>
          <table:table-cell office:value-type="float" office:value="44.677">
            <text:p>44.677</text:p>
          </table:table-cell>
          <table:table-cell table:number-columns-repeated="1018"/>
        </table:table-row>
        <table:table-row table:style-name="ro1">
          <table:table-cell office:value-type="float" office:value="-58.277">
            <text:p>-58.277</text:p>
          </table:table-cell>
          <table:table-cell/>
          <table:table-cell office:value-type="float" office:value="81.176">
            <text:p>81.176</text:p>
          </table:table-cell>
          <table:table-cell/>
          <table:table-cell office:value-type="float" office:value="76.592">
            <text:p>76.592</text:p>
          </table:table-cell>
          <table:table-cell office:value-type="float" office:value="46.021">
            <text:p>46.021</text:p>
          </table:table-cell>
          <table:table-cell table:number-columns-repeated="1018"/>
        </table:table-row>
        <table:table-row table:style-name="ro1">
          <table:table-cell office:value-type="float" office:value="-57.086">
            <text:p>-57.086</text:p>
          </table:table-cell>
          <table:table-cell/>
          <table:table-cell office:value-type="float" office:value="82.183">
            <text:p>82.183</text:p>
          </table:table-cell>
          <table:table-cell/>
          <table:table-cell office:value-type="float" office:value="75.777">
            <text:p>75.777</text:p>
          </table:table-cell>
          <table:table-cell office:value-type="float" office:value="47.351">
            <text:p>47.351</text:p>
          </table:table-cell>
          <table:table-cell table:number-columns-repeated="1018"/>
        </table:table-row>
        <table:table-row table:style-name="ro1">
          <table:table-cell office:value-type="float" office:value="-55.878">
            <text:p>-55.878</text:p>
          </table:table-cell>
          <table:table-cell/>
          <table:table-cell office:value-type="float" office:value="83.169">
            <text:p>83.169</text:p>
          </table:table-cell>
          <table:table-cell/>
          <table:table-cell office:value-type="float" office:value="74.939">
            <text:p>74.939</text:p>
          </table:table-cell>
          <table:table-cell office:value-type="float" office:value="48.666">
            <text:p>48.666</text:p>
          </table:table-cell>
          <table:table-cell table:number-columns-repeated="1018"/>
        </table:table-row>
        <table:table-row table:style-name="ro1">
          <table:table-cell office:value-type="float" office:value="-54.652">
            <text:p>-54.652</text:p>
          </table:table-cell>
          <table:table-cell/>
          <table:table-cell office:value-type="float" office:value="84.134">
            <text:p>84.134</text:p>
          </table:table-cell>
          <table:table-cell/>
          <table:table-cell office:value-type="float" office:value="74.078">
            <text:p>74.078</text:p>
          </table:table-cell>
          <table:table-cell office:value-type="float" office:value="49.967">
            <text:p>49.967</text:p>
          </table:table-cell>
          <table:table-cell table:number-columns-repeated="1018"/>
        </table:table-row>
        <table:table-row table:style-name="ro1">
          <table:table-cell office:value-type="float" office:value="-53.41">
            <text:p>-53.41</text:p>
          </table:table-cell>
          <table:table-cell/>
          <table:table-cell office:value-type="float" office:value="85.077">
            <text:p>85.077</text:p>
          </table:table-cell>
          <table:table-cell/>
          <table:table-cell office:value-type="float" office:value="73.195">
            <text:p>73.195</text:p>
          </table:table-cell>
          <table:table-cell office:value-type="float" office:value="51.252">
            <text:p>51.252</text:p>
          </table:table-cell>
          <table:table-cell table:number-columns-repeated="1018"/>
        </table:table-row>
        <table:table-row table:style-name="ro1">
          <table:table-cell office:value-type="float" office:value="-52.152">
            <text:p>-52.152</text:p>
          </table:table-cell>
          <table:table-cell/>
          <table:table-cell office:value-type="float" office:value="85.998">
            <text:p>85.998</text:p>
          </table:table-cell>
          <table:table-cell/>
          <table:table-cell office:value-type="float" office:value="72.289">
            <text:p>72.289</text:p>
          </table:table-cell>
          <table:table-cell office:value-type="float" office:value="52.521">
            <text:p>52.521</text:p>
          </table:table-cell>
          <table:table-cell table:number-columns-repeated="1018"/>
        </table:table-row>
        <table:table-row table:style-name="ro1">
          <table:table-cell office:value-type="float" office:value="-50.878">
            <text:p>-50.878</text:p>
          </table:table-cell>
          <table:table-cell/>
          <table:table-cell office:value-type="float" office:value="86.897">
            <text:p>86.897</text:p>
          </table:table-cell>
          <table:table-cell/>
          <table:table-cell office:value-type="float" office:value="71.362">
            <text:p>71.362</text:p>
          </table:table-cell>
          <table:table-cell office:value-type="float" office:value="53.775">
            <text:p>53.775</text:p>
          </table:table-cell>
          <table:table-cell table:number-columns-repeated="1018"/>
        </table:table-row>
        <table:table-row table:style-name="ro1">
          <table:table-cell office:value-type="float" office:value="-49.588">
            <text:p>-49.588</text:p>
          </table:table-cell>
          <table:table-cell/>
          <table:table-cell office:value-type="float" office:value="87.774">
            <text:p>87.774</text:p>
          </table:table-cell>
          <table:table-cell/>
          <table:table-cell office:value-type="float" office:value="70.412">
            <text:p>70.412</text:p>
          </table:table-cell>
          <table:table-cell office:value-type="float" office:value="55.012">
            <text:p>55.012</text:p>
          </table:table-cell>
          <table:table-cell table:number-columns-repeated="1018"/>
        </table:table-row>
        <table:table-row table:style-name="ro1">
          <table:table-cell office:value-type="float" office:value="-48.283">
            <text:p>-48.283</text:p>
          </table:table-cell>
          <table:table-cell/>
          <table:table-cell office:value-type="float" office:value="88.628">
            <text:p>88.628</text:p>
          </table:table-cell>
          <table:table-cell/>
          <table:table-cell office:value-type="float" office:value="69.442">
            <text:p>69.442</text:p>
          </table:table-cell>
          <table:table-cell office:value-type="float" office:value="56.233">
            <text:p>56.233</text:p>
          </table:table-cell>
          <table:table-cell table:number-columns-repeated="1018"/>
        </table:table-row>
        <table:table-row table:style-name="ro1">
          <table:table-cell office:value-type="float" office:value="-46.963">
            <text:p>-46.963</text:p>
          </table:table-cell>
          <table:table-cell/>
          <table:table-cell office:value-type="float" office:value="89.459">
            <text:p>89.459</text:p>
          </table:table-cell>
          <table:table-cell/>
          <table:table-cell office:value-type="float" office:value="68.45">
            <text:p>68.45</text:p>
          </table:table-cell>
          <table:table-cell office:value-type="float" office:value="57.436">
            <text:p>57.436</text:p>
          </table:table-cell>
          <table:table-cell table:number-columns-repeated="1018"/>
        </table:table-row>
        <table:table-row table:style-name="ro1">
          <table:table-cell office:value-type="float" office:value="-45.63">
            <text:p>-45.63</text:p>
          </table:table-cell>
          <table:table-cell/>
          <table:table-cell office:value-type="float" office:value="90.267">
            <text:p>90.267</text:p>
          </table:table-cell>
          <table:table-cell/>
          <table:table-cell office:value-type="float" office:value="67.437">
            <text:p>67.437</text:p>
          </table:table-cell>
          <table:table-cell office:value-type="float" office:value="58.622">
            <text:p>58.622</text:p>
          </table:table-cell>
          <table:table-cell table:number-columns-repeated="1018"/>
        </table:table-row>
        <table:table-row table:style-name="ro1">
          <table:table-cell office:value-type="float" office:value="-44.282">
            <text:p>-44.282</text:p>
          </table:table-cell>
          <table:table-cell/>
          <table:table-cell office:value-type="float" office:value="91.052">
            <text:p>91.052</text:p>
          </table:table-cell>
          <table:table-cell/>
          <table:table-cell office:value-type="float" office:value="66.403">
            <text:p>66.403</text:p>
          </table:table-cell>
          <table:table-cell office:value-type="float" office:value="59.79">
            <text:p>59.79</text:p>
          </table:table-cell>
          <table:table-cell table:number-columns-repeated="1018"/>
        </table:table-row>
        <table:table-row table:style-name="ro1">
          <table:table-cell office:value-type="float" office:value="-42.921">
            <text:p>-42.921</text:p>
          </table:table-cell>
          <table:table-cell/>
          <table:table-cell office:value-type="float" office:value="91.813">
            <text:p>91.813</text:p>
          </table:table-cell>
          <table:table-cell/>
          <table:table-cell office:value-type="float" office:value="65.35">
            <text:p>65.35</text:p>
          </table:table-cell>
          <table:table-cell office:value-type="float" office:value="60.94">
            <text:p>60.94</text:p>
          </table:table-cell>
          <table:table-cell table:number-columns-repeated="1018"/>
        </table:table-row>
        <table:table-row table:style-name="ro1">
          <table:table-cell office:value-type="float" office:value="-41.546">
            <text:p>-41.546</text:p>
          </table:table-cell>
          <table:table-cell/>
          <table:table-cell office:value-type="float" office:value="92.55">
            <text:p>92.55</text:p>
          </table:table-cell>
          <table:table-cell/>
          <table:table-cell office:value-type="float" office:value="64.276">
            <text:p>64.276</text:p>
          </table:table-cell>
          <table:table-cell office:value-type="float" office:value="62.071">
            <text:p>62.071</text:p>
          </table:table-cell>
          <table:table-cell table:number-columns-repeated="1018"/>
        </table:table-row>
        <table:table-row table:style-name="ro1">
          <table:table-cell office:value-type="float" office:value="-40.159">
            <text:p>-40.159</text:p>
          </table:table-cell>
          <table:table-cell/>
          <table:table-cell office:value-type="float" office:value="93.263">
            <text:p>93.263</text:p>
          </table:table-cell>
          <table:table-cell/>
          <table:table-cell table:number-columns-repeated="2" office:value-type="float" office:value="63.183">
            <text:p>63.183</text:p>
          </table:table-cell>
          <table:table-cell table:number-columns-repeated="1018"/>
        </table:table-row>
        <table:table-row table:style-name="ro1">
          <table:table-cell office:value-type="float" office:value="-38.76">
            <text:p>-38.76</text:p>
          </table:table-cell>
          <table:table-cell/>
          <table:table-cell office:value-type="float" office:value="93.952">
            <text:p>93.952</text:p>
          </table:table-cell>
          <table:table-cell/>
          <table:table-cell office:value-type="float" office:value="62.071">
            <text:p>62.071</text:p>
          </table:table-cell>
          <table:table-cell office:value-type="float" office:value="64.276">
            <text:p>64.276</text:p>
          </table:table-cell>
          <table:table-cell table:number-columns-repeated="1018"/>
        </table:table-row>
        <table:table-row table:style-name="ro1">
          <table:table-cell office:value-type="float" office:value="-37.349">
            <text:p>-37.349</text:p>
          </table:table-cell>
          <table:table-cell/>
          <table:table-cell office:value-type="float" office:value="94.616">
            <text:p>94.616</text:p>
          </table:table-cell>
          <table:table-cell/>
          <table:table-cell office:value-type="float" office:value="60.94">
            <text:p>60.94</text:p>
          </table:table-cell>
          <table:table-cell office:value-type="float" office:value="65.35">
            <text:p>65.35</text:p>
          </table:table-cell>
          <table:table-cell table:number-columns-repeated="1018"/>
        </table:table-row>
        <table:table-row table:style-name="ro1">
          <table:table-cell office:value-type="float" office:value="-35.927">
            <text:p>-35.927</text:p>
          </table:table-cell>
          <table:table-cell/>
          <table:table-cell office:value-type="float" office:value="95.255">
            <text:p>95.255</text:p>
          </table:table-cell>
          <table:table-cell/>
          <table:table-cell office:value-type="float" office:value="59.79">
            <text:p>59.79</text:p>
          </table:table-cell>
          <table:table-cell office:value-type="float" office:value="66.403">
            <text:p>66.403</text:p>
          </table:table-cell>
          <table:table-cell table:number-columns-repeated="1018"/>
        </table:table-row>
        <table:table-row table:style-name="ro1">
          <table:table-cell office:value-type="float" office:value="-34.493">
            <text:p>-34.493</text:p>
          </table:table-cell>
          <table:table-cell/>
          <table:table-cell office:value-type="float" office:value="95.87">
            <text:p>95.87</text:p>
          </table:table-cell>
          <table:table-cell/>
          <table:table-cell office:value-type="float" office:value="58.622">
            <text:p>58.622</text:p>
          </table:table-cell>
          <table:table-cell office:value-type="float" office:value="67.437">
            <text:p>67.437</text:p>
          </table:table-cell>
          <table:table-cell table:number-columns-repeated="1018"/>
        </table:table-row>
        <table:table-row table:style-name="ro1">
          <table:table-cell office:value-type="float" office:value="-33.049">
            <text:p>-33.049</text:p>
          </table:table-cell>
          <table:table-cell/>
          <table:table-cell office:value-type="float" office:value="96.459">
            <text:p>96.459</text:p>
          </table:table-cell>
          <table:table-cell/>
          <table:table-cell office:value-type="float" office:value="57.436">
            <text:p>57.436</text:p>
          </table:table-cell>
          <table:table-cell office:value-type="float" office:value="68.45">
            <text:p>68.45</text:p>
          </table:table-cell>
          <table:table-cell table:number-columns-repeated="1018"/>
        </table:table-row>
        <table:table-row table:style-name="ro1">
          <table:table-cell office:value-type="float" office:value="-31.595">
            <text:p>-31.595</text:p>
          </table:table-cell>
          <table:table-cell/>
          <table:table-cell office:value-type="float" office:value="97.023">
            <text:p>97.023</text:p>
          </table:table-cell>
          <table:table-cell/>
          <table:table-cell office:value-type="float" office:value="56.233">
            <text:p>56.233</text:p>
          </table:table-cell>
          <table:table-cell office:value-type="float" office:value="69.442">
            <text:p>69.442</text:p>
          </table:table-cell>
          <table:table-cell table:number-columns-repeated="1018"/>
        </table:table-row>
        <table:table-row table:style-name="ro1">
          <table:table-cell office:value-type="float" office:value="-30.132">
            <text:p>-30.132</text:p>
          </table:table-cell>
          <table:table-cell/>
          <table:table-cell office:value-type="float" office:value="97.562">
            <text:p>97.562</text:p>
          </table:table-cell>
          <table:table-cell/>
          <table:table-cell office:value-type="float" office:value="55.012">
            <text:p>55.012</text:p>
          </table:table-cell>
          <table:table-cell office:value-type="float" office:value="70.412">
            <text:p>70.412</text:p>
          </table:table-cell>
          <table:table-cell table:number-columns-repeated="1018"/>
        </table:table-row>
        <table:table-row table:style-name="ro1">
          <table:table-cell office:value-type="float" office:value="-28.659">
            <text:p>-28.659</text:p>
          </table:table-cell>
          <table:table-cell/>
          <table:table-cell office:value-type="float" office:value="98.075">
            <text:p>98.075</text:p>
          </table:table-cell>
          <table:table-cell/>
          <table:table-cell office:value-type="float" office:value="53.775">
            <text:p>53.775</text:p>
          </table:table-cell>
          <table:table-cell office:value-type="float" office:value="71.362">
            <text:p>71.362</text:p>
          </table:table-cell>
          <table:table-cell table:number-columns-repeated="1018"/>
        </table:table-row>
        <table:table-row table:style-name="ro1">
          <table:table-cell office:value-type="float" office:value="-27.178">
            <text:p>-27.178</text:p>
          </table:table-cell>
          <table:table-cell/>
          <table:table-cell office:value-type="float" office:value="98.562">
            <text:p>98.562</text:p>
          </table:table-cell>
          <table:table-cell/>
          <table:table-cell office:value-type="float" office:value="52.521">
            <text:p>52.521</text:p>
          </table:table-cell>
          <table:table-cell office:value-type="float" office:value="72.289">
            <text:p>72.289</text:p>
          </table:table-cell>
          <table:table-cell table:number-columns-repeated="1018"/>
        </table:table-row>
        <table:table-row table:style-name="ro1">
          <table:table-cell office:value-type="float" office:value="-25.688">
            <text:p>-25.688</text:p>
          </table:table-cell>
          <table:table-cell/>
          <table:table-cell office:value-type="float" office:value="99.024">
            <text:p>99.024</text:p>
          </table:table-cell>
          <table:table-cell/>
          <table:table-cell office:value-type="float" office:value="51.252">
            <text:p>51.252</text:p>
          </table:table-cell>
          <table:table-cell office:value-type="float" office:value="73.195">
            <text:p>73.195</text:p>
          </table:table-cell>
          <table:table-cell table:number-columns-repeated="1018"/>
        </table:table-row>
        <table:table-row table:style-name="ro1">
          <table:table-cell office:value-type="float" office:value="-24.19">
            <text:p>-24.19</text:p>
          </table:table-cell>
          <table:table-cell/>
          <table:table-cell office:value-type="float" office:value="99.459">
            <text:p>99.459</text:p>
          </table:table-cell>
          <table:table-cell/>
          <table:table-cell office:value-type="float" office:value="49.967">
            <text:p>49.967</text:p>
          </table:table-cell>
          <table:table-cell office:value-type="float" office:value="74.078">
            <text:p>74.078</text:p>
          </table:table-cell>
          <table:table-cell table:number-columns-repeated="1018"/>
        </table:table-row>
        <table:table-row table:style-name="ro1">
          <table:table-cell office:value-type="float" office:value="-22.685">
            <text:p>-22.685</text:p>
          </table:table-cell>
          <table:table-cell/>
          <table:table-cell office:value-type="float" office:value="99.868">
            <text:p>99.868</text:p>
          </table:table-cell>
          <table:table-cell/>
          <table:table-cell office:value-type="float" office:value="48.666">
            <text:p>48.666</text:p>
          </table:table-cell>
          <table:table-cell office:value-type="float" office:value="74.939">
            <text:p>74.939</text:p>
          </table:table-cell>
          <table:table-cell table:number-columns-repeated="1018"/>
        </table:table-row>
        <table:table-row table:style-name="ro1">
          <table:table-cell office:value-type="float" office:value="-21.174">
            <text:p>-21.174</text:p>
          </table:table-cell>
          <table:table-cell/>
          <table:table-cell office:value-type="float" office:value="100.251">
            <text:p>100.251</text:p>
          </table:table-cell>
          <table:table-cell/>
          <table:table-cell office:value-type="float" office:value="47.351">
            <text:p>47.351</text:p>
          </table:table-cell>
          <table:table-cell office:value-type="float" office:value="75.777">
            <text:p>75.777</text:p>
          </table:table-cell>
          <table:table-cell table:number-columns-repeated="1018"/>
        </table:table-row>
        <table:table-row table:style-name="ro1">
          <table:table-cell office:value-type="float" office:value="-19.655">
            <text:p>-19.655</text:p>
          </table:table-cell>
          <table:table-cell/>
          <table:table-cell office:value-type="float" office:value="100.607">
            <text:p>100.607</text:p>
          </table:table-cell>
          <table:table-cell/>
          <table:table-cell office:value-type="float" office:value="46.021">
            <text:p>46.021</text:p>
          </table:table-cell>
          <table:table-cell office:value-type="float" office:value="76.592">
            <text:p>76.592</text:p>
          </table:table-cell>
          <table:table-cell table:number-columns-repeated="1018"/>
        </table:table-row>
        <table:table-row table:style-name="ro1">
          <table:table-cell office:value-type="float" office:value="-18.131">
            <text:p>-18.131</text:p>
          </table:table-cell>
          <table:table-cell/>
          <table:table-cell office:value-type="float" office:value="100.937">
            <text:p>100.937</text:p>
          </table:table-cell>
          <table:table-cell/>
          <table:table-cell office:value-type="float" office:value="44.677">
            <text:p>44.677</text:p>
          </table:table-cell>
          <table:table-cell office:value-type="float" office:value="77.383">
            <text:p>77.383</text:p>
          </table:table-cell>
          <table:table-cell table:number-columns-repeated="1018"/>
        </table:table-row>
        <table:table-row table:style-name="ro1">
          <table:table-cell office:value-type="float" office:value="-16.601">
            <text:p>-16.601</text:p>
          </table:table-cell>
          <table:table-cell/>
          <table:table-cell office:value-type="float" office:value="101.24">
            <text:p>101.24</text:p>
          </table:table-cell>
          <table:table-cell/>
          <table:table-cell office:value-type="float" office:value="43.32">
            <text:p>43.32</text:p>
          </table:table-cell>
          <table:table-cell office:value-type="float" office:value="78.151">
            <text:p>78.151</text:p>
          </table:table-cell>
          <table:table-cell table:number-columns-repeated="1018"/>
        </table:table-row>
        <table:table-row table:style-name="ro1">
          <table:table-cell office:value-type="float" office:value="-15.066">
            <text:p>-15.066</text:p>
          </table:table-cell>
          <table:table-cell/>
          <table:table-cell office:value-type="float" office:value="101.516">
            <text:p>101.516</text:p>
          </table:table-cell>
          <table:table-cell/>
          <table:table-cell office:value-type="float" office:value="41.949">
            <text:p>41.949</text:p>
          </table:table-cell>
          <table:table-cell office:value-type="float" office:value="78.895">
            <text:p>78.895</text:p>
          </table:table-cell>
          <table:table-cell table:number-columns-repeated="1018"/>
        </table:table-row>
        <table:table-row table:style-name="ro1">
          <table:table-cell office:value-type="float" office:value="-13.527">
            <text:p>-13.527</text:p>
          </table:table-cell>
          <table:table-cell/>
          <table:table-cell office:value-type="float" office:value="101.766">
            <text:p>101.766</text:p>
          </table:table-cell>
          <table:table-cell/>
          <table:table-cell office:value-type="float" office:value="40.566">
            <text:p>40.566</text:p>
          </table:table-cell>
          <table:table-cell office:value-type="float" office:value="79.616">
            <text:p>79.616</text:p>
          </table:table-cell>
          <table:table-cell table:number-columns-repeated="1018"/>
        </table:table-row>
        <table:table-row table:style-name="ro1">
          <table:table-cell office:value-type="float" office:value="-11.983">
            <text:p>-11.983</text:p>
          </table:table-cell>
          <table:table-cell/>
          <table:table-cell office:value-type="float" office:value="101.989">
            <text:p>101.989</text:p>
          </table:table-cell>
          <table:table-cell/>
          <table:table-cell office:value-type="float" office:value="39.171">
            <text:p>39.171</text:p>
          </table:table-cell>
          <table:table-cell office:value-type="float" office:value="80.311">
            <text:p>80.311</text:p>
          </table:table-cell>
          <table:table-cell table:number-columns-repeated="1018"/>
        </table:table-row>
        <table:table-row table:style-name="ro1">
          <table:table-cell office:value-type="float" office:value="-10.436">
            <text:p>-10.436</text:p>
          </table:table-cell>
          <table:table-cell/>
          <table:table-cell office:value-type="float" office:value="102.184">
            <text:p>102.184</text:p>
          </table:table-cell>
          <table:table-cell/>
          <table:table-cell office:value-type="float" office:value="37.763">
            <text:p>37.763</text:p>
          </table:table-cell>
          <table:table-cell office:value-type="float" office:value="80.983">
            <text:p>80.983</text:p>
          </table:table-cell>
          <table:table-cell table:number-columns-repeated="1018"/>
        </table:table-row>
        <table:table-row table:style-name="ro1">
          <table:table-cell office:value-type="float" office:value="-8.886">
            <text:p>-8.886</text:p>
          </table:table-cell>
          <table:table-cell/>
          <table:table-cell office:value-type="float" office:value="102.353">
            <text:p>102.353</text:p>
          </table:table-cell>
          <table:table-cell/>
          <table:table-cell office:value-type="float" office:value="36.344">
            <text:p>36.344</text:p>
          </table:table-cell>
          <table:table-cell office:value-type="float" office:value="81.63">
            <text:p>81.63</text:p>
          </table:table-cell>
          <table:table-cell table:number-columns-repeated="1018"/>
        </table:table-row>
        <table:table-row table:style-name="ro1">
          <table:table-cell office:value-type="float" office:value="-7.333">
            <text:p>-7.333</text:p>
          </table:table-cell>
          <table:table-cell/>
          <table:table-cell office:value-type="float" office:value="102.494">
            <text:p>102.494</text:p>
          </table:table-cell>
          <table:table-cell/>
          <table:table-cell office:value-type="float" office:value="34.914">
            <text:p>34.914</text:p>
          </table:table-cell>
          <table:table-cell office:value-type="float" office:value="82.251">
            <text:p>82.251</text:p>
          </table:table-cell>
          <table:table-cell table:number-columns-repeated="1018"/>
        </table:table-row>
        <table:table-row table:style-name="ro1">
          <table:table-cell office:value-type="float" office:value="-5.777">
            <text:p>-5.777</text:p>
          </table:table-cell>
          <table:table-cell/>
          <table:table-cell office:value-type="float" office:value="102.609">
            <text:p>102.609</text:p>
          </table:table-cell>
          <table:table-cell/>
          <table:table-cell office:value-type="float" office:value="33.473">
            <text:p>33.473</text:p>
          </table:table-cell>
          <table:table-cell office:value-type="float" office:value="82.848">
            <text:p>82.848</text:p>
          </table:table-cell>
          <table:table-cell table:number-columns-repeated="1018"/>
        </table:table-row>
        <table:table-row table:style-name="ro1">
          <table:table-cell office:value-type="float" office:value="-4.22">
            <text:p>-4.22</text:p>
          </table:table-cell>
          <table:table-cell/>
          <table:table-cell office:value-type="float" office:value="102.696">
            <text:p>102.696</text:p>
          </table:table-cell>
          <table:table-cell/>
          <table:table-cell office:value-type="float" office:value="32.022">
            <text:p>32.022</text:p>
          </table:table-cell>
          <table:table-cell office:value-type="float" office:value="83.42">
            <text:p>83.42</text:p>
          </table:table-cell>
          <table:table-cell table:number-columns-repeated="1018"/>
        </table:table-row>
        <table:table-row table:style-name="ro1">
          <table:table-cell office:value-type="float" office:value="-2.662">
            <text:p>-2.662</text:p>
          </table:table-cell>
          <table:table-cell/>
          <table:table-cell office:value-type="float" office:value="102.756">
            <text:p>102.756</text:p>
          </table:table-cell>
          <table:table-cell/>
          <table:table-cell office:value-type="float" office:value="30.561">
            <text:p>30.561</text:p>
          </table:table-cell>
          <table:table-cell office:value-type="float" office:value="83.966">
            <text:p>83.966</text:p>
          </table:table-cell>
          <table:table-cell table:number-columns-repeated="1018"/>
        </table:table-row>
        <table:table-row table:style-name="ro1">
          <table:table-cell office:value-type="float" office:value="-1.103">
            <text:p>-1.103</text:p>
          </table:table-cell>
          <table:table-cell/>
          <table:table-cell office:value-type="float" office:value="102.789">
            <text:p>102.789</text:p>
          </table:table-cell>
          <table:table-cell/>
          <table:table-cell office:value-type="float" office:value="29.091">
            <text:p>29.091</text:p>
          </table:table-cell>
          <table:table-cell office:value-type="float" office:value="84.487">
            <text:p>84.487</text:p>
          </table:table-cell>
          <table:table-cell table:number-columns-repeated="1018"/>
        </table:table-row>
        <table:table-row table:style-name="ro1">
          <table:table-cell office:value-type="float" office:value="0.457">
            <text:p>0.457</text:p>
          </table:table-cell>
          <table:table-cell/>
          <table:table-cell office:value-type="float" office:value="102.795">
            <text:p>102.795</text:p>
          </table:table-cell>
          <table:table-cell/>
          <table:table-cell office:value-type="float" office:value="27.612">
            <text:p>27.612</text:p>
          </table:table-cell>
          <table:table-cell office:value-type="float" office:value="84.981">
            <text:p>84.981</text:p>
          </table:table-cell>
          <table:table-cell table:number-columns-repeated="1018"/>
        </table:table-row>
        <table:table-row table:style-name="ro1">
          <table:table-cell office:value-type="float" office:value="2.016">
            <text:p>2.016</text:p>
          </table:table-cell>
          <table:table-cell/>
          <table:table-cell office:value-type="float" office:value="102.773">
            <text:p>102.773</text:p>
          </table:table-cell>
          <table:table-cell/>
          <table:table-cell office:value-type="float" office:value="26.125">
            <text:p>26.125</text:p>
          </table:table-cell>
          <table:table-cell office:value-type="float" office:value="85.45">
            <text:p>85.45</text:p>
          </table:table-cell>
          <table:table-cell table:number-columns-repeated="1018"/>
        </table:table-row>
        <table:table-row table:style-name="ro1">
          <table:table-cell office:value-type="float" office:value="3.575">
            <text:p>3.575</text:p>
          </table:table-cell>
          <table:table-cell/>
          <table:table-cell office:value-type="float" office:value="102.724">
            <text:p>102.724</text:p>
          </table:table-cell>
          <table:table-cell/>
          <table:table-cell office:value-type="float" office:value="24.629">
            <text:p>24.629</text:p>
          </table:table-cell>
          <table:table-cell office:value-type="float" office:value="85.893">
            <text:p>85.893</text:p>
          </table:table-cell>
          <table:table-cell table:number-columns-repeated="1018"/>
        </table:table-row>
        <table:table-row table:style-name="ro1">
          <table:table-cell office:value-type="float" office:value="5.133">
            <text:p>5.133</text:p>
          </table:table-cell>
          <table:table-cell/>
          <table:table-cell office:value-type="float" office:value="102.648">
            <text:p>102.648</text:p>
          </table:table-cell>
          <table:table-cell/>
          <table:table-cell office:value-type="float" office:value="23.127">
            <text:p>23.127</text:p>
          </table:table-cell>
          <table:table-cell office:value-type="float" office:value="86.31">
            <text:p>86.31</text:p>
          </table:table-cell>
          <table:table-cell table:number-columns-repeated="1018"/>
        </table:table-row>
        <table:table-row table:style-name="ro1">
          <table:table-cell office:value-type="float" office:value="6.689">
            <text:p>6.689</text:p>
          </table:table-cell>
          <table:table-cell/>
          <table:table-cell office:value-type="float" office:value="102.545">
            <text:p>102.545</text:p>
          </table:table-cell>
          <table:table-cell/>
          <table:table-cell office:value-type="float" office:value="21.617">
            <text:p>21.617</text:p>
          </table:table-cell>
          <table:table-cell office:value-type="float" office:value="86.7">
            <text:p>86.7</text:p>
          </table:table-cell>
          <table:table-cell table:number-columns-repeated="1018"/>
        </table:table-row>
        <table:table-row table:style-name="ro1">
          <table:table-cell office:value-type="float" office:value="8.243">
            <text:p>8.243</text:p>
          </table:table-cell>
          <table:table-cell/>
          <table:table-cell office:value-type="float" office:value="102.415">
            <text:p>102.415</text:p>
          </table:table-cell>
          <table:table-cell/>
          <table:table-cell office:value-type="float" office:value="20.1">
            <text:p>20.1</text:p>
          </table:table-cell>
          <table:table-cell office:value-type="float" office:value="87.065">
            <text:p>87.065</text:p>
          </table:table-cell>
          <table:table-cell table:number-columns-repeated="1018"/>
        </table:table-row>
        <table:table-row table:style-name="ro1">
          <table:table-cell office:value-type="float" office:value="9.794">
            <text:p>9.794</text:p>
          </table:table-cell>
          <table:table-cell/>
          <table:table-cell office:value-type="float" office:value="102.257">
            <text:p>102.257</text:p>
          </table:table-cell>
          <table:table-cell/>
          <table:table-cell office:value-type="float" office:value="18.578">
            <text:p>18.578</text:p>
          </table:table-cell>
          <table:table-cell office:value-type="float" office:value="87.402">
            <text:p>87.402</text:p>
          </table:table-cell>
          <table:table-cell table:number-columns-repeated="1018"/>
        </table:table-row>
        <table:table-row table:style-name="ro1">
          <table:table-cell office:value-type="float" office:value="11.343">
            <text:p>11.343</text:p>
          </table:table-cell>
          <table:table-cell/>
          <table:table-cell office:value-type="float" office:value="102.073">
            <text:p>102.073</text:p>
          </table:table-cell>
          <table:table-cell/>
          <table:table-cell office:value-type="float" office:value="17.05">
            <text:p>17.05</text:p>
          </table:table-cell>
          <table:table-cell office:value-type="float" office:value="87.713">
            <text:p>87.713</text:p>
          </table:table-cell>
          <table:table-cell table:number-columns-repeated="1018"/>
        </table:table-row>
        <table:table-row table:style-name="ro1">
          <table:table-cell office:value-type="float" office:value="12.888">
            <text:p>12.888</text:p>
          </table:table-cell>
          <table:table-cell/>
          <table:table-cell office:value-type="float" office:value="101.862">
            <text:p>101.862</text:p>
          </table:table-cell>
          <table:table-cell/>
          <table:table-cell office:value-type="float" office:value="15.516">
            <text:p>15.516</text:p>
          </table:table-cell>
          <table:table-cell office:value-type="float" office:value="87.997">
            <text:p>87.997</text:p>
          </table:table-cell>
          <table:table-cell table:number-columns-repeated="1018"/>
        </table:table-row>
        <table:table-row table:style-name="ro1">
          <table:table-cell office:value-type="float" office:value="14.429">
            <text:p>14.429</text:p>
          </table:table-cell>
          <table:table-cell/>
          <table:table-cell office:value-type="float" office:value="101.623">
            <text:p>101.623</text:p>
          </table:table-cell>
          <table:table-cell/>
          <table:table-cell office:value-type="float" office:value="13.978">
            <text:p>13.978</text:p>
          </table:table-cell>
          <table:table-cell office:value-type="float" office:value="88.255">
            <text:p>88.255</text:p>
          </table:table-cell>
          <table:table-cell table:number-columns-repeated="1018"/>
        </table:table-row>
        <table:table-row table:style-name="ro1">
          <table:table-cell office:value-type="float" office:value="15.966">
            <text:p>15.966</text:p>
          </table:table-cell>
          <table:table-cell/>
          <table:table-cell office:value-type="float" office:value="101.358">
            <text:p>101.358</text:p>
          </table:table-cell>
          <table:table-cell/>
          <table:table-cell office:value-type="float" office:value="12.436">
            <text:p>12.436</text:p>
          </table:table-cell>
          <table:table-cell office:value-type="float" office:value="88.485">
            <text:p>88.485</text:p>
          </table:table-cell>
          <table:table-cell table:number-columns-repeated="1018"/>
        </table:table-row>
        <table:table-row table:style-name="ro1">
          <table:table-cell office:value-type="float" office:value="17.498">
            <text:p>17.498</text:p>
          </table:table-cell>
          <table:table-cell/>
          <table:table-cell office:value-type="float" office:value="101.066">
            <text:p>101.066</text:p>
          </table:table-cell>
          <table:table-cell/>
          <table:table-cell office:value-type="float" office:value="10.89">
            <text:p>10.89</text:p>
          </table:table-cell>
          <table:table-cell office:value-type="float" office:value="88.689">
            <text:p>88.689</text:p>
          </table:table-cell>
          <table:table-cell table:number-columns-repeated="1018"/>
        </table:table-row>
        <table:table-row table:style-name="ro1">
          <table:table-cell office:value-type="float" office:value="19.025">
            <text:p>19.025</text:p>
          </table:table-cell>
          <table:table-cell/>
          <table:table-cell office:value-type="float" office:value="100.747">
            <text:p>100.747</text:p>
          </table:table-cell>
          <table:table-cell/>
          <table:table-cell office:value-type="float" office:value="9.34">
            <text:p>9.34</text:p>
          </table:table-cell>
          <table:table-cell office:value-type="float" office:value="88.865">
            <text:p>88.865</text:p>
          </table:table-cell>
          <table:table-cell table:number-columns-repeated="1018"/>
        </table:table-row>
        <table:table-row table:style-name="ro1">
          <table:table-cell office:value-type="float" office:value="20.545">
            <text:p>20.545</text:p>
          </table:table-cell>
          <table:table-cell/>
          <table:table-cell office:value-type="float" office:value="100.402">
            <text:p>100.402</text:p>
          </table:table-cell>
          <table:table-cell/>
          <table:table-cell office:value-type="float" office:value="7.788">
            <text:p>7.788</text:p>
          </table:table-cell>
          <table:table-cell office:value-type="float" office:value="89.015">
            <text:p>89.015</text:p>
          </table:table-cell>
          <table:table-cell table:number-columns-repeated="1018"/>
        </table:table-row>
        <table:table-row table:style-name="ro1">
          <table:table-cell office:value-type="float" office:value="22.06">
            <text:p>22.06</text:p>
          </table:table-cell>
          <table:table-cell/>
          <table:table-cell office:value-type="float" office:value="100.03">
            <text:p>100.03</text:p>
          </table:table-cell>
          <table:table-cell/>
          <table:table-cell office:value-type="float" office:value="6.233">
            <text:p>6.233</text:p>
          </table:table-cell>
          <table:table-cell office:value-type="float" office:value="89.137">
            <text:p>89.137</text:p>
          </table:table-cell>
          <table:table-cell table:number-columns-repeated="1018"/>
        </table:table-row>
        <table:table-row table:style-name="ro1">
          <table:table-cell office:value-type="float" office:value="23.568">
            <text:p>23.568</text:p>
          </table:table-cell>
          <table:table-cell/>
          <table:table-cell office:value-type="float" office:value="99.632">
            <text:p>99.632</text:p>
          </table:table-cell>
          <table:table-cell/>
          <table:table-cell office:value-type="float" office:value="4.676">
            <text:p>4.676</text:p>
          </table:table-cell>
          <table:table-cell office:value-type="float" office:value="89.232">
            <text:p>89.232</text:p>
          </table:table-cell>
          <table:table-cell table:number-columns-repeated="1018"/>
        </table:table-row>
        <table:table-row table:style-name="ro1">
          <table:table-cell office:value-type="float" office:value="25.069">
            <text:p>25.069</text:p>
          </table:table-cell>
          <table:table-cell/>
          <table:table-cell office:value-type="float" office:value="99.207">
            <text:p>99.207</text:p>
          </table:table-cell>
          <table:table-cell/>
          <table:table-cell office:value-type="float" office:value="3.118">
            <text:p>3.118</text:p>
          </table:table-cell>
          <table:table-cell office:value-type="float" office:value="89.3">
            <text:p>89.3</text:p>
          </table:table-cell>
          <table:table-cell table:number-columns-repeated="1018"/>
        </table:table-row>
        <table:table-row table:style-name="ro1">
          <table:table-cell office:value-type="float" office:value="26.562">
            <text:p>26.562</text:p>
          </table:table-cell>
          <table:table-cell/>
          <table:table-cell office:value-type="float" office:value="98.757">
            <text:p>98.757</text:p>
          </table:table-cell>
          <table:table-cell/>
          <table:table-cell office:value-type="float" office:value="1.559">
            <text:p>1.559</text:p>
          </table:table-cell>
          <table:table-cell office:value-type="float" office:value="89.341">
            <text:p>89.341</text:p>
          </table:table-cell>
          <table:table-cell table:number-columns-repeated="1018"/>
        </table:table-row>
        <table:table-row table:style-name="ro1">
          <table:table-cell office:value-type="float" office:value="28.047">
            <text:p>28.047</text:p>
          </table:table-cell>
          <table:table-cell/>
          <table:table-cell office:value-type="float" office:value="98.28">
            <text:p>98.28</text:p>
          </table:table-cell>
          <table:table-cell/>
          <table:table-cell office:value-type="float" office:value="0">
            <text:p>0</text:p>
          </table:table-cell>
          <table:table-cell office:value-type="float" office:value="89.355">
            <text:p>89.355</text:p>
          </table:table-cell>
          <table:table-cell table:number-columns-repeated="1018"/>
        </table:table-row>
        <table:table-row table:style-name="ro1">
          <table:table-cell office:value-type="float" office:value="29.523">
            <text:p>29.523</text:p>
          </table:table-cell>
          <table:table-cell/>
          <table:table-cell office:value-type="float" office:value="97.778">
            <text:p>97.778</text:p>
          </table:table-cell>
          <table:table-cell/>
          <table:table-cell office:value-type="float" office:value="-1.559">
            <text:p>-1.559</text:p>
          </table:table-cell>
          <table:table-cell office:value-type="float" office:value="89.341">
            <text:p>89.341</text:p>
          </table:table-cell>
          <table:table-cell table:number-columns-repeated="1018"/>
        </table:table-row>
        <table:table-row table:style-name="ro1">
          <table:table-cell office:value-type="float" office:value="30.99">
            <text:p>30.99</text:p>
          </table:table-cell>
          <table:table-cell/>
          <table:table-cell office:value-type="float" office:value="97.25">
            <text:p>97.25</text:p>
          </table:table-cell>
          <table:table-cell/>
          <table:table-cell office:value-type="float" office:value="-3.118">
            <text:p>-3.118</text:p>
          </table:table-cell>
          <table:table-cell office:value-type="float" office:value="89.3">
            <text:p>89.3</text:p>
          </table:table-cell>
          <table:table-cell table:number-columns-repeated="1018"/>
        </table:table-row>
        <table:table-row table:style-name="ro1">
          <table:table-cell office:value-type="float" office:value="32.448">
            <text:p>32.448</text:p>
          </table:table-cell>
          <table:table-cell/>
          <table:table-cell office:value-type="float" office:value="96.696">
            <text:p>96.696</text:p>
          </table:table-cell>
          <table:table-cell/>
          <table:table-cell office:value-type="float" office:value="-4.676">
            <text:p>-4.676</text:p>
          </table:table-cell>
          <table:table-cell office:value-type="float" office:value="89.232">
            <text:p>89.232</text:p>
          </table:table-cell>
          <table:table-cell table:number-columns-repeated="1018"/>
        </table:table-row>
        <table:table-row table:style-name="ro1">
          <table:table-cell office:value-type="float" office:value="33.896">
            <text:p>33.896</text:p>
          </table:table-cell>
          <table:table-cell/>
          <table:table-cell office:value-type="float" office:value="96.117">
            <text:p>96.117</text:p>
          </table:table-cell>
          <table:table-cell/>
          <table:table-cell office:value-type="float" office:value="-6.233">
            <text:p>-6.233</text:p>
          </table:table-cell>
          <table:table-cell office:value-type="float" office:value="89.137">
            <text:p>89.137</text:p>
          </table:table-cell>
          <table:table-cell table:number-columns-repeated="1018"/>
        </table:table-row>
        <table:table-row table:style-name="ro1">
          <table:table-cell office:value-type="float" office:value="35.334">
            <text:p>35.334</text:p>
          </table:table-cell>
          <table:table-cell/>
          <table:table-cell office:value-type="float" office:value="95.513">
            <text:p>95.513</text:p>
          </table:table-cell>
          <table:table-cell/>
          <table:table-cell office:value-type="float" office:value="-7.788">
            <text:p>-7.788</text:p>
          </table:table-cell>
          <table:table-cell office:value-type="float" office:value="89.015">
            <text:p>89.015</text:p>
          </table:table-cell>
          <table:table-cell table:number-columns-repeated="1018"/>
        </table:table-row>
        <table:table-row table:style-name="ro1">
          <table:table-cell office:value-type="float" office:value="36.761">
            <text:p>36.761</text:p>
          </table:table-cell>
          <table:table-cell/>
          <table:table-cell office:value-type="float" office:value="94.884">
            <text:p>94.884</text:p>
          </table:table-cell>
          <table:table-cell/>
          <table:table-cell office:value-type="float" office:value="-9.34">
            <text:p>-9.34</text:p>
          </table:table-cell>
          <table:table-cell office:value-type="float" office:value="88.865">
            <text:p>88.865</text:p>
          </table:table-cell>
          <table:table-cell table:number-columns-repeated="1018"/>
        </table:table-row>
        <table:table-row table:style-name="ro1">
          <table:table-cell office:value-type="float" office:value="38.177">
            <text:p>38.177</text:p>
          </table:table-cell>
          <table:table-cell/>
          <table:table-cell office:value-type="float" office:value="94.23">
            <text:p>94.23</text:p>
          </table:table-cell>
          <table:table-cell/>
          <table:table-cell office:value-type="float" office:value="-10.89">
            <text:p>-10.89</text:p>
          </table:table-cell>
          <table:table-cell office:value-type="float" office:value="88.689">
            <text:p>88.689</text:p>
          </table:table-cell>
          <table:table-cell table:number-columns-repeated="1018"/>
        </table:table-row>
        <table:table-row table:style-name="ro1">
          <table:table-cell office:value-type="float" office:value="39.581">
            <text:p>39.581</text:p>
          </table:table-cell>
          <table:table-cell/>
          <table:table-cell office:value-type="float" office:value="93.551">
            <text:p>93.551</text:p>
          </table:table-cell>
          <table:table-cell/>
          <table:table-cell office:value-type="float" office:value="-12.436">
            <text:p>-12.436</text:p>
          </table:table-cell>
          <table:table-cell office:value-type="float" office:value="88.485">
            <text:p>88.485</text:p>
          </table:table-cell>
          <table:table-cell table:number-columns-repeated="1018"/>
        </table:table-row>
        <table:table-row table:style-name="ro1">
          <table:table-cell office:value-type="float" office:value="40.973">
            <text:p>40.973</text:p>
          </table:table-cell>
          <table:table-cell/>
          <table:table-cell office:value-type="float" office:value="92.848">
            <text:p>92.848</text:p>
          </table:table-cell>
          <table:table-cell/>
          <table:table-cell office:value-type="float" office:value="-13.978">
            <text:p>-13.978</text:p>
          </table:table-cell>
          <table:table-cell office:value-type="float" office:value="88.255">
            <text:p>88.255</text:p>
          </table:table-cell>
          <table:table-cell table:number-columns-repeated="1018"/>
        </table:table-row>
        <table:table-row table:style-name="ro1">
          <table:table-cell office:value-type="float" office:value="42.353">
            <text:p>42.353</text:p>
          </table:table-cell>
          <table:table-cell/>
          <table:table-cell office:value-type="float" office:value="92.121">
            <text:p>92.121</text:p>
          </table:table-cell>
          <table:table-cell/>
          <table:table-cell office:value-type="float" office:value="-15.516">
            <text:p>-15.516</text:p>
          </table:table-cell>
          <table:table-cell office:value-type="float" office:value="87.997">
            <text:p>87.997</text:p>
          </table:table-cell>
          <table:table-cell table:number-columns-repeated="1018"/>
        </table:table-row>
        <table:table-row table:style-name="ro1">
          <table:table-cell office:value-type="float" office:value="43.719">
            <text:p>43.719</text:p>
          </table:table-cell>
          <table:table-cell/>
          <table:table-cell office:value-type="float" office:value="91.37">
            <text:p>91.37</text:p>
          </table:table-cell>
          <table:table-cell/>
          <table:table-cell office:value-type="float" office:value="-17.05">
            <text:p>-17.05</text:p>
          </table:table-cell>
          <table:table-cell office:value-type="float" office:value="87.713">
            <text:p>87.713</text:p>
          </table:table-cell>
          <table:table-cell table:number-columns-repeated="1018"/>
        </table:table-row>
        <table:table-row table:style-name="ro1">
          <table:table-cell office:value-type="float" office:value="45.073">
            <text:p>45.073</text:p>
          </table:table-cell>
          <table:table-cell/>
          <table:table-cell office:value-type="float" office:value="90.595">
            <text:p>90.595</text:p>
          </table:table-cell>
          <table:table-cell/>
          <table:table-cell office:value-type="float" office:value="-18.578">
            <text:p>-18.578</text:p>
          </table:table-cell>
          <table:table-cell office:value-type="float" office:value="87.402">
            <text:p>87.402</text:p>
          </table:table-cell>
          <table:table-cell table:number-columns-repeated="1018"/>
        </table:table-row>
        <table:table-row table:style-name="ro1">
          <table:table-cell office:value-type="float" office:value="46.413">
            <text:p>46.413</text:p>
          </table:table-cell>
          <table:table-cell/>
          <table:table-cell office:value-type="float" office:value="89.797">
            <text:p>89.797</text:p>
          </table:table-cell>
          <table:table-cell/>
          <table:table-cell office:value-type="float" office:value="-20.1">
            <text:p>-20.1</text:p>
          </table:table-cell>
          <table:table-cell office:value-type="float" office:value="87.065">
            <text:p>87.065</text:p>
          </table:table-cell>
          <table:table-cell table:number-columns-repeated="1018"/>
        </table:table-row>
        <table:table-row table:style-name="ro1">
          <table:table-cell office:value-type="float" office:value="47.738">
            <text:p>47.738</text:p>
          </table:table-cell>
          <table:table-cell/>
          <table:table-cell office:value-type="float" office:value="88.975">
            <text:p>88.975</text:p>
          </table:table-cell>
          <table:table-cell/>
          <table:table-cell office:value-type="float" office:value="-21.617">
            <text:p>-21.617</text:p>
          </table:table-cell>
          <table:table-cell office:value-type="float" office:value="86.7">
            <text:p>86.7</text:p>
          </table:table-cell>
          <table:table-cell table:number-columns-repeated="1018"/>
        </table:table-row>
        <table:table-row table:style-name="ro1">
          <table:table-cell office:value-type="float" office:value="49.049">
            <text:p>49.049</text:p>
          </table:table-cell>
          <table:table-cell/>
          <table:table-cell office:value-type="float" office:value="88.13">
            <text:p>88.13</text:p>
          </table:table-cell>
          <table:table-cell/>
          <table:table-cell office:value-type="float" office:value="-23.127">
            <text:p>-23.127</text:p>
          </table:table-cell>
          <table:table-cell office:value-type="float" office:value="86.31">
            <text:p>86.31</text:p>
          </table:table-cell>
          <table:table-cell table:number-columns-repeated="1018"/>
        </table:table-row>
        <table:table-row table:style-name="ro1">
          <table:table-cell office:value-type="float" office:value="50.345">
            <text:p>50.345</text:p>
          </table:table-cell>
          <table:table-cell/>
          <table:table-cell office:value-type="float" office:value="87.263">
            <text:p>87.263</text:p>
          </table:table-cell>
          <table:table-cell/>
          <table:table-cell office:value-type="float" office:value="-24.629">
            <text:p>-24.629</text:p>
          </table:table-cell>
          <table:table-cell office:value-type="float" office:value="85.893">
            <text:p>85.893</text:p>
          </table:table-cell>
          <table:table-cell table:number-columns-repeated="1018"/>
        </table:table-row>
        <table:table-row table:style-name="ro1">
          <table:table-cell office:value-type="float" office:value="51.626">
            <text:p>51.626</text:p>
          </table:table-cell>
          <table:table-cell/>
          <table:table-cell office:value-type="float" office:value="86.373">
            <text:p>86.373</text:p>
          </table:table-cell>
          <table:table-cell/>
          <table:table-cell office:value-type="float" office:value="-26.125">
            <text:p>-26.125</text:p>
          </table:table-cell>
          <table:table-cell office:value-type="float" office:value="85.45">
            <text:p>85.45</text:p>
          </table:table-cell>
          <table:table-cell table:number-columns-repeated="1018"/>
        </table:table-row>
        <table:table-row table:style-name="ro1">
          <table:table-cell office:value-type="float" office:value="52.891">
            <text:p>52.891</text:p>
          </table:table-cell>
          <table:table-cell/>
          <table:table-cell office:value-type="float" office:value="85.461">
            <text:p>85.461</text:p>
          </table:table-cell>
          <table:table-cell/>
          <table:table-cell office:value-type="float" office:value="-27.612">
            <text:p>-27.612</text:p>
          </table:table-cell>
          <table:table-cell office:value-type="float" office:value="84.981">
            <text:p>84.981</text:p>
          </table:table-cell>
          <table:table-cell table:number-columns-repeated="1018"/>
        </table:table-row>
        <table:table-row table:style-name="ro1">
          <table:table-cell office:value-type="float" office:value="54.14">
            <text:p>54.14</text:p>
          </table:table-cell>
          <table:table-cell/>
          <table:table-cell office:value-type="float" office:value="84.527">
            <text:p>84.527</text:p>
          </table:table-cell>
          <table:table-cell/>
          <table:table-cell office:value-type="float" office:value="-29.091">
            <text:p>-29.091</text:p>
          </table:table-cell>
          <table:table-cell office:value-type="float" office:value="84.487">
            <text:p>84.487</text:p>
          </table:table-cell>
          <table:table-cell table:number-columns-repeated="1018"/>
        </table:table-row>
        <table:table-row table:style-name="ro1">
          <table:table-cell office:value-type="float" office:value="55.372">
            <text:p>55.372</text:p>
          </table:table-cell>
          <table:table-cell/>
          <table:table-cell office:value-type="float" office:value="83.571">
            <text:p>83.571</text:p>
          </table:table-cell>
          <table:table-cell/>
          <table:table-cell office:value-type="float" office:value="-30.561">
            <text:p>-30.561</text:p>
          </table:table-cell>
          <table:table-cell office:value-type="float" office:value="83.966">
            <text:p>83.966</text:p>
          </table:table-cell>
          <table:table-cell table:number-columns-repeated="1018"/>
        </table:table-row>
        <table:table-row table:style-name="ro1">
          <table:table-cell office:value-type="float" office:value="56.588">
            <text:p>56.588</text:p>
          </table:table-cell>
          <table:table-cell/>
          <table:table-cell office:value-type="float" office:value="82.594">
            <text:p>82.594</text:p>
          </table:table-cell>
          <table:table-cell/>
          <table:table-cell office:value-type="float" office:value="-32.022">
            <text:p>-32.022</text:p>
          </table:table-cell>
          <table:table-cell office:value-type="float" office:value="83.42">
            <text:p>83.42</text:p>
          </table:table-cell>
          <table:table-cell table:number-columns-repeated="1018"/>
        </table:table-row>
        <table:table-row table:style-name="ro1">
          <table:table-cell office:value-type="float" office:value="57.786">
            <text:p>57.786</text:p>
          </table:table-cell>
          <table:table-cell/>
          <table:table-cell office:value-type="float" office:value="81.596">
            <text:p>81.596</text:p>
          </table:table-cell>
          <table:table-cell/>
          <table:table-cell office:value-type="float" office:value="-33.473">
            <text:p>-33.473</text:p>
          </table:table-cell>
          <table:table-cell office:value-type="float" office:value="82.848">
            <text:p>82.848</text:p>
          </table:table-cell>
          <table:table-cell table:number-columns-repeated="1018"/>
        </table:table-row>
        <table:table-row table:style-name="ro1">
          <table:table-cell office:value-type="float" office:value="58.967">
            <text:p>58.967</text:p>
          </table:table-cell>
          <table:table-cell/>
          <table:table-cell office:value-type="float" office:value="80.577">
            <text:p>80.577</text:p>
          </table:table-cell>
          <table:table-cell/>
          <table:table-cell office:value-type="float" office:value="-34.914">
            <text:p>-34.914</text:p>
          </table:table-cell>
          <table:table-cell office:value-type="float" office:value="82.251">
            <text:p>82.251</text:p>
          </table:table-cell>
          <table:table-cell table:number-columns-repeated="1018"/>
        </table:table-row>
        <table:table-row table:style-name="ro1">
          <table:table-cell office:value-type="float" office:value="60.129">
            <text:p>60.129</text:p>
          </table:table-cell>
          <table:table-cell/>
          <table:table-cell office:value-type="float" office:value="79.538">
            <text:p>79.538</text:p>
          </table:table-cell>
          <table:table-cell/>
          <table:table-cell office:value-type="float" office:value="-36.344">
            <text:p>-36.344</text:p>
          </table:table-cell>
          <table:table-cell office:value-type="float" office:value="81.63">
            <text:p>81.63</text:p>
          </table:table-cell>
          <table:table-cell table:number-columns-repeated="1018"/>
        </table:table-row>
        <table:table-row table:style-name="ro1">
          <table:table-cell office:value-type="float" office:value="61.274">
            <text:p>61.274</text:p>
          </table:table-cell>
          <table:table-cell/>
          <table:table-cell office:value-type="float" office:value="78.478">
            <text:p>78.478</text:p>
          </table:table-cell>
          <table:table-cell/>
          <table:table-cell office:value-type="float" office:value="-37.763">
            <text:p>-37.763</text:p>
          </table:table-cell>
          <table:table-cell office:value-type="float" office:value="80.983">
            <text:p>80.983</text:p>
          </table:table-cell>
          <table:table-cell table:number-columns-repeated="1018"/>
        </table:table-row>
        <table:table-row table:style-name="ro1">
          <table:table-cell office:value-type="float" office:value="62.4">
            <text:p>62.4</text:p>
          </table:table-cell>
          <table:table-cell/>
          <table:table-cell office:value-type="float" office:value="77.399">
            <text:p>77.399</text:p>
          </table:table-cell>
          <table:table-cell/>
          <table:table-cell office:value-type="float" office:value="-39.171">
            <text:p>-39.171</text:p>
          </table:table-cell>
          <table:table-cell office:value-type="float" office:value="80.311">
            <text:p>80.311</text:p>
          </table:table-cell>
          <table:table-cell table:number-columns-repeated="1018"/>
        </table:table-row>
        <table:table-row table:style-name="ro1">
          <table:table-cell office:value-type="float" office:value="63.506">
            <text:p>63.506</text:p>
          </table:table-cell>
          <table:table-cell/>
          <table:table-cell office:value-type="float" office:value="76.3">
            <text:p>76.3</text:p>
          </table:table-cell>
          <table:table-cell/>
          <table:table-cell office:value-type="float" office:value="-40.566">
            <text:p>-40.566</text:p>
          </table:table-cell>
          <table:table-cell office:value-type="float" office:value="79.616">
            <text:p>79.616</text:p>
          </table:table-cell>
          <table:table-cell table:number-columns-repeated="1018"/>
        </table:table-row>
        <table:table-row table:style-name="ro1">
          <table:table-cell office:value-type="float" office:value="64.594">
            <text:p>64.594</text:p>
          </table:table-cell>
          <table:table-cell/>
          <table:table-cell office:value-type="float" office:value="75.182">
            <text:p>75.182</text:p>
          </table:table-cell>
          <table:table-cell/>
          <table:table-cell office:value-type="float" office:value="-41.949">
            <text:p>-41.949</text:p>
          </table:table-cell>
          <table:table-cell office:value-type="float" office:value="78.895">
            <text:p>78.895</text:p>
          </table:table-cell>
          <table:table-cell table:number-columns-repeated="1018"/>
        </table:table-row>
        <table:table-row table:style-name="ro1">
          <table:table-cell office:value-type="float" office:value="65.661">
            <text:p>65.661</text:p>
          </table:table-cell>
          <table:table-cell/>
          <table:table-cell office:value-type="float" office:value="74.046">
            <text:p>74.046</text:p>
          </table:table-cell>
          <table:table-cell/>
          <table:table-cell office:value-type="float" office:value="-43.32">
            <text:p>-43.32</text:p>
          </table:table-cell>
          <table:table-cell office:value-type="float" office:value="78.151">
            <text:p>78.151</text:p>
          </table:table-cell>
          <table:table-cell table:number-columns-repeated="1018"/>
        </table:table-row>
        <table:table-row table:style-name="ro1">
          <table:table-cell office:value-type="float" office:value="66.709">
            <text:p>66.709</text:p>
          </table:table-cell>
          <table:table-cell/>
          <table:table-cell office:value-type="float" office:value="72.891">
            <text:p>72.891</text:p>
          </table:table-cell>
          <table:table-cell/>
          <table:table-cell office:value-type="float" office:value="-44.677">
            <text:p>-44.677</text:p>
          </table:table-cell>
          <table:table-cell office:value-type="float" office:value="77.383">
            <text:p>77.383</text:p>
          </table:table-cell>
          <table:table-cell table:number-columns-repeated="1018"/>
        </table:table-row>
        <table:table-row table:style-name="ro1">
          <table:table-cell office:value-type="float" office:value="67.736">
            <text:p>67.736</text:p>
          </table:table-cell>
          <table:table-cell/>
          <table:table-cell office:value-type="float" office:value="71.717">
            <text:p>71.717</text:p>
          </table:table-cell>
          <table:table-cell/>
          <table:table-cell office:value-type="float" office:value="-44.67">
            <text:p>-44.67</text:p>
          </table:table-cell>
          <table:table-cell office:value-type="float" office:value="77.371">
            <text:p>77.371</text:p>
          </table:table-cell>
          <table:table-cell table:number-columns-repeated="1018"/>
        </table:table-row>
        <table:table-row table:style-name="ro1">
          <table:table-cell office:value-type="float" office:value="68.743">
            <text:p>68.743</text:p>
          </table:table-cell>
          <table:table-cell/>
          <table:table-cell office:value-type="float" office:value="70.526">
            <text:p>70.526</text:p>
          </table:table-cell>
          <table:table-cell/>
          <table:table-cell office:value-type="float" office:value="-44.656">
            <text:p>-44.656</text:p>
          </table:table-cell>
          <table:table-cell office:value-type="float" office:value="77.346">
            <text:p>77.346</text:p>
          </table:table-cell>
          <table:table-cell table:number-columns-repeated="1018"/>
        </table:table-row>
        <table:table-row table:style-name="ro1">
          <table:table-cell office:value-type="float" office:value="69.729">
            <text:p>69.729</text:p>
          </table:table-cell>
          <table:table-cell/>
          <table:table-cell office:value-type="float" office:value="69.318">
            <text:p>69.318</text:p>
          </table:table-cell>
          <table:table-cell/>
          <table:table-cell office:value-type="float" office:value="-44.635">
            <text:p>-44.635</text:p>
          </table:table-cell>
          <table:table-cell office:value-type="float" office:value="77.31">
            <text:p>77.31</text:p>
          </table:table-cell>
          <table:table-cell table:number-columns-repeated="1018"/>
        </table:table-row>
        <table:table-row table:style-name="ro1">
          <table:table-cell office:value-type="float" office:value="70.694">
            <text:p>70.694</text:p>
          </table:table-cell>
          <table:table-cell/>
          <table:table-cell office:value-type="float" office:value="68.092">
            <text:p>68.092</text:p>
          </table:table-cell>
          <table:table-cell/>
          <table:table-cell office:value-type="float" office:value="-44.607">
            <text:p>-44.607</text:p>
          </table:table-cell>
          <table:table-cell office:value-type="float" office:value="77.261">
            <text:p>77.261</text:p>
          </table:table-cell>
          <table:table-cell table:number-columns-repeated="1018"/>
        </table:table-row>
        <table:table-row table:style-name="ro1">
          <table:table-cell office:value-type="float" office:value="71.637">
            <text:p>71.637</text:p>
          </table:table-cell>
          <table:table-cell/>
          <table:table-cell office:value-type="float" office:value="66.85">
            <text:p>66.85</text:p>
          </table:table-cell>
          <table:table-cell/>
          <table:table-cell office:value-type="float" office:value="-44.572">
            <text:p>-44.572</text:p>
          </table:table-cell>
          <table:table-cell office:value-type="float" office:value="77.201">
            <text:p>77.201</text:p>
          </table:table-cell>
          <table:table-cell table:number-columns-repeated="1018"/>
        </table:table-row>
        <table:table-row table:style-name="ro1">
          <table:table-cell office:value-type="float" office:value="72.558">
            <text:p>72.558</text:p>
          </table:table-cell>
          <table:table-cell/>
          <table:table-cell office:value-type="float" office:value="65.592">
            <text:p>65.592</text:p>
          </table:table-cell>
          <table:table-cell/>
          <table:table-cell office:value-type="float" office:value="-44.531">
            <text:p>-44.531</text:p>
          </table:table-cell>
          <table:table-cell office:value-type="float" office:value="77.13">
            <text:p>77.13</text:p>
          </table:table-cell>
          <table:table-cell table:number-columns-repeated="1018"/>
        </table:table-row>
        <table:table-row table:style-name="ro1">
          <table:table-cell office:value-type="float" office:value="73.457">
            <text:p>73.457</text:p>
          </table:table-cell>
          <table:table-cell/>
          <table:table-cell office:value-type="float" office:value="64.318">
            <text:p>64.318</text:p>
          </table:table-cell>
          <table:table-cell/>
          <table:table-cell office:value-type="float" office:value="-44.483">
            <text:p>-44.483</text:p>
          </table:table-cell>
          <table:table-cell office:value-type="float" office:value="77.046">
            <text:p>77.046</text:p>
          </table:table-cell>
          <table:table-cell table:number-columns-repeated="1018"/>
        </table:table-row>
        <table:table-row table:style-name="ro1">
          <table:table-cell office:value-type="float" office:value="74.334">
            <text:p>74.334</text:p>
          </table:table-cell>
          <table:table-cell/>
          <table:table-cell office:value-type="float" office:value="63.028">
            <text:p>63.028</text:p>
          </table:table-cell>
          <table:table-cell/>
          <table:table-cell office:value-type="float" office:value="-44.428">
            <text:p>-44.428</text:p>
          </table:table-cell>
          <table:table-cell office:value-type="float" office:value="76.951">
            <text:p>76.951</text:p>
          </table:table-cell>
          <table:table-cell table:number-columns-repeated="1018"/>
        </table:table-row>
        <table:table-row table:style-name="ro1">
          <table:table-cell office:value-type="float" office:value="75.188">
            <text:p>75.188</text:p>
          </table:table-cell>
          <table:table-cell/>
          <table:table-cell office:value-type="float" office:value="61.723">
            <text:p>61.723</text:p>
          </table:table-cell>
          <table:table-cell/>
          <table:table-cell office:value-type="float" office:value="-44.366">
            <text:p>-44.366</text:p>
          </table:table-cell>
          <table:table-cell office:value-type="float" office:value="76.844">
            <text:p>76.844</text:p>
          </table:table-cell>
          <table:table-cell table:number-columns-repeated="1018"/>
        </table:table-row>
        <table:table-row table:style-name="ro1">
          <table:table-cell office:value-type="float" office:value="76.019">
            <text:p>76.019</text:p>
          </table:table-cell>
          <table:table-cell/>
          <table:table-cell office:value-type="float" office:value="60.403">
            <text:p>60.403</text:p>
          </table:table-cell>
          <table:table-cell/>
          <table:table-cell office:value-type="float" office:value="-44.297">
            <text:p>-44.297</text:p>
          </table:table-cell>
          <table:table-cell office:value-type="float" office:value="76.725">
            <text:p>76.725</text:p>
          </table:table-cell>
          <table:table-cell table:number-columns-repeated="1018"/>
        </table:table-row>
        <table:table-row table:style-name="ro1">
          <table:table-cell office:value-type="float" office:value="76.827">
            <text:p>76.827</text:p>
          </table:table-cell>
          <table:table-cell/>
          <table:table-cell office:value-type="float" office:value="59.07">
            <text:p>59.07</text:p>
          </table:table-cell>
          <table:table-cell/>
          <table:table-cell office:value-type="float" office:value="-44.222">
            <text:p>-44.222</text:p>
          </table:table-cell>
          <table:table-cell office:value-type="float" office:value="76.595">
            <text:p>76.595</text:p>
          </table:table-cell>
          <table:table-cell table:number-columns-repeated="1018"/>
        </table:table-row>
        <table:table-row table:style-name="ro1">
          <table:table-cell office:value-type="float" office:value="77.612">
            <text:p>77.612</text:p>
          </table:table-cell>
          <table:table-cell/>
          <table:table-cell office:value-type="float" office:value="57.722">
            <text:p>57.722</text:p>
          </table:table-cell>
          <table:table-cell/>
          <table:table-cell office:value-type="float" office:value="-44.14">
            <text:p>-44.14</text:p>
          </table:table-cell>
          <table:table-cell office:value-type="float" office:value="76.453">
            <text:p>76.453</text:p>
          </table:table-cell>
          <table:table-cell table:number-columns-repeated="1018"/>
        </table:table-row>
        <table:table-row table:style-name="ro1">
          <table:table-cell office:value-type="float" office:value="78.373">
            <text:p>78.373</text:p>
          </table:table-cell>
          <table:table-cell/>
          <table:table-cell office:value-type="float" office:value="56.361">
            <text:p>56.361</text:p>
          </table:table-cell>
          <table:table-cell/>
          <table:table-cell office:value-type="float" office:value="-44.052">
            <text:p>-44.052</text:p>
          </table:table-cell>
          <table:table-cell office:value-type="float" office:value="76.3">
            <text:p>76.3</text:p>
          </table:table-cell>
          <table:table-cell table:number-columns-repeated="1018"/>
        </table:table-row>
        <table:table-row table:style-name="ro1">
          <table:table-cell office:value-type="float" office:value="79.11">
            <text:p>79.11</text:p>
          </table:table-cell>
          <table:table-cell/>
          <table:table-cell office:value-type="float" office:value="54.986">
            <text:p>54.986</text:p>
          </table:table-cell>
          <table:table-cell/>
          <table:table-cell office:value-type="float" office:value="-43.957">
            <text:p>-43.957</text:p>
          </table:table-cell>
          <table:table-cell office:value-type="float" office:value="76.135">
            <text:p>76.135</text:p>
          </table:table-cell>
          <table:table-cell table:number-columns-repeated="1018"/>
        </table:table-row>
        <table:table-row table:style-name="ro1">
          <table:table-cell office:value-type="float" office:value="79.823">
            <text:p>79.823</text:p>
          </table:table-cell>
          <table:table-cell/>
          <table:table-cell office:value-type="float" office:value="53.599">
            <text:p>53.599</text:p>
          </table:table-cell>
          <table:table-cell/>
          <table:table-cell office:value-type="float" office:value="-43.855">
            <text:p>-43.855</text:p>
          </table:table-cell>
          <table:table-cell office:value-type="float" office:value="75.959">
            <text:p>75.959</text:p>
          </table:table-cell>
          <table:table-cell table:number-columns-repeated="1018"/>
        </table:table-row>
        <table:table-row table:style-name="ro1">
          <table:table-cell office:value-type="float" office:value="80.512">
            <text:p>80.512</text:p>
          </table:table-cell>
          <table:table-cell/>
          <table:table-cell office:value-type="float" office:value="52.2">
            <text:p>52.2</text:p>
          </table:table-cell>
          <table:table-cell/>
          <table:table-cell office:value-type="float" office:value="-43.747">
            <text:p>-43.747</text:p>
          </table:table-cell>
          <table:table-cell office:value-type="float" office:value="75.771">
            <text:p>75.771</text:p>
          </table:table-cell>
          <table:table-cell table:number-columns-repeated="1018"/>
        </table:table-row>
        <table:table-row table:style-name="ro1">
          <table:table-cell office:value-type="float" office:value="81.176">
            <text:p>81.176</text:p>
          </table:table-cell>
          <table:table-cell/>
          <table:table-cell office:value-type="float" office:value="50.789">
            <text:p>50.789</text:p>
          </table:table-cell>
          <table:table-cell/>
          <table:table-cell office:value-type="float" office:value="-43.632">
            <text:p>-43.632</text:p>
          </table:table-cell>
          <table:table-cell office:value-type="float" office:value="75.572">
            <text:p>75.572</text:p>
          </table:table-cell>
          <table:table-cell table:number-columns-repeated="1018"/>
        </table:table-row>
        <table:table-row table:style-name="ro1">
          <table:table-cell office:value-type="float" office:value="81.815">
            <text:p>81.815</text:p>
          </table:table-cell>
          <table:table-cell/>
          <table:table-cell office:value-type="float" office:value="49.367">
            <text:p>49.367</text:p>
          </table:table-cell>
          <table:table-cell/>
          <table:table-cell office:value-type="float" office:value="-43.51">
            <text:p>-43.51</text:p>
          </table:table-cell>
          <table:table-cell office:value-type="float" office:value="75.362">
            <text:p>75.362</text:p>
          </table:table-cell>
          <table:table-cell table:number-columns-repeated="1018"/>
        </table:table-row>
        <table:table-row table:style-name="ro1">
          <table:table-cell office:value-type="float" office:value="82.43">
            <text:p>82.43</text:p>
          </table:table-cell>
          <table:table-cell/>
          <table:table-cell office:value-type="float" office:value="47.933">
            <text:p>47.933</text:p>
          </table:table-cell>
          <table:table-cell/>
          <table:table-cell office:value-type="float" office:value="-43.382">
            <text:p>-43.382</text:p>
          </table:table-cell>
          <table:table-cell office:value-type="float" office:value="75.141">
            <text:p>75.141</text:p>
          </table:table-cell>
          <table:table-cell table:number-columns-repeated="1018"/>
        </table:table-row>
        <table:table-row table:style-name="ro1">
          <table:table-cell office:value-type="float" office:value="83.019">
            <text:p>83.019</text:p>
          </table:table-cell>
          <table:table-cell/>
          <table:table-cell office:value-type="float" office:value="46.489">
            <text:p>46.489</text:p>
          </table:table-cell>
          <table:table-cell/>
          <table:table-cell office:value-type="float" office:value="-43.248">
            <text:p>-43.248</text:p>
          </table:table-cell>
          <table:table-cell office:value-type="float" office:value="74.908">
            <text:p>74.908</text:p>
          </table:table-cell>
          <table:table-cell table:number-columns-repeated="1018"/>
        </table:table-row>
        <table:table-row table:style-name="ro1">
          <table:table-cell office:value-type="float" office:value="83.583">
            <text:p>83.583</text:p>
          </table:table-cell>
          <table:table-cell/>
          <table:table-cell office:value-type="float" office:value="45.035">
            <text:p>45.035</text:p>
          </table:table-cell>
          <table:table-cell/>
          <table:table-cell office:value-type="float" office:value="-43.108">
            <text:p>-43.108</text:p>
          </table:table-cell>
          <table:table-cell office:value-type="float" office:value="74.664">
            <text:p>74.664</text:p>
          </table:table-cell>
          <table:table-cell table:number-columns-repeated="1018"/>
        </table:table-row>
        <table:table-row table:style-name="ro1">
          <table:table-cell office:value-type="float" office:value="84.122">
            <text:p>84.122</text:p>
          </table:table-cell>
          <table:table-cell/>
          <table:table-cell office:value-type="float" office:value="43.572">
            <text:p>43.572</text:p>
          </table:table-cell>
          <table:table-cell/>
          <table:table-cell office:value-type="float" office:value="-42.961">
            <text:p>-42.961</text:p>
          </table:table-cell>
          <table:table-cell office:value-type="float" office:value="74.41">
            <text:p>74.41</text:p>
          </table:table-cell>
          <table:table-cell table:number-columns-repeated="1018"/>
        </table:table-row>
        <table:table-row table:style-name="ro1">
          <table:table-cell office:value-type="float" office:value="84.635">
            <text:p>84.635</text:p>
          </table:table-cell>
          <table:table-cell/>
          <table:table-cell office:value-type="float" office:value="42.099">
            <text:p>42.099</text:p>
          </table:table-cell>
          <table:table-cell/>
          <table:table-cell office:value-type="float" office:value="-42.807">
            <text:p>-42.807</text:p>
          </table:table-cell>
          <table:table-cell office:value-type="float" office:value="74.144">
            <text:p>74.144</text:p>
          </table:table-cell>
          <table:table-cell table:number-columns-repeated="1018"/>
        </table:table-row>
        <table:table-row table:style-name="ro1">
          <table:table-cell office:value-type="float" office:value="85.122">
            <text:p>85.122</text:p>
          </table:table-cell>
          <table:table-cell/>
          <table:table-cell office:value-type="float" office:value="40.618">
            <text:p>40.618</text:p>
          </table:table-cell>
          <table:table-cell/>
          <table:table-cell office:value-type="float" office:value="-42.648">
            <text:p>-42.648</text:p>
          </table:table-cell>
          <table:table-cell office:value-type="float" office:value="73.868">
            <text:p>73.868</text:p>
          </table:table-cell>
          <table:table-cell table:number-columns-repeated="1018"/>
        </table:table-row>
        <table:table-row table:style-name="ro1">
          <table:table-cell office:value-type="float" office:value="85.584">
            <text:p>85.584</text:p>
          </table:table-cell>
          <table:table-cell/>
          <table:table-cell office:value-type="float" office:value="39.128">
            <text:p>39.128</text:p>
          </table:table-cell>
          <table:table-cell/>
          <table:table-cell office:value-type="float" office:value="-42.482">
            <text:p>-42.482</text:p>
          </table:table-cell>
          <table:table-cell office:value-type="float" office:value="73.581">
            <text:p>73.581</text:p>
          </table:table-cell>
          <table:table-cell table:number-columns-repeated="1018"/>
        </table:table-row>
        <table:table-row table:style-name="ro1">
          <table:table-cell office:value-type="float" office:value="86.019">
            <text:p>86.019</text:p>
          </table:table-cell>
          <table:table-cell/>
          <table:table-cell office:value-type="float" office:value="37.63">
            <text:p>37.63</text:p>
          </table:table-cell>
          <table:table-cell/>
          <table:table-cell office:value-type="float" office:value="-42.31">
            <text:p>-42.31</text:p>
          </table:table-cell>
          <table:table-cell office:value-type="float" office:value="73.283">
            <text:p>73.283</text:p>
          </table:table-cell>
          <table:table-cell table:number-columns-repeated="1018"/>
        </table:table-row>
        <table:table-row table:style-name="ro1">
          <table:table-cell office:value-type="float" office:value="86.428">
            <text:p>86.428</text:p>
          </table:table-cell>
          <table:table-cell/>
          <table:table-cell office:value-type="float" office:value="36.125">
            <text:p>36.125</text:p>
          </table:table-cell>
          <table:table-cell/>
          <table:table-cell office:value-type="float" office:value="-42.132">
            <text:p>-42.132</text:p>
          </table:table-cell>
          <table:table-cell office:value-type="float" office:value="72.975">
            <text:p>72.975</text:p>
          </table:table-cell>
          <table:table-cell table:number-columns-repeated="1018"/>
        </table:table-row>
        <table:table-row table:style-name="ro1">
          <table:table-cell office:value-type="float" office:value="86.811">
            <text:p>86.811</text:p>
          </table:table-cell>
          <table:table-cell/>
          <table:table-cell office:value-type="float" office:value="34.614">
            <text:p>34.614</text:p>
          </table:table-cell>
          <table:table-cell/>
          <table:table-cell office:value-type="float" office:value="-41.948">
            <text:p>-41.948</text:p>
          </table:table-cell>
          <table:table-cell office:value-type="float" office:value="72.656">
            <text:p>72.656</text:p>
          </table:table-cell>
          <table:table-cell table:number-columns-repeated="1018"/>
        </table:table-row>
        <table:table-row table:style-name="ro1">
          <table:table-cell office:value-type="float" office:value="87.167">
            <text:p>87.167</text:p>
          </table:table-cell>
          <table:table-cell/>
          <table:table-cell office:value-type="float" office:value="33.095">
            <text:p>33.095</text:p>
          </table:table-cell>
          <table:table-cell/>
          <table:table-cell office:value-type="float" office:value="-41.758">
            <text:p>-41.758</text:p>
          </table:table-cell>
          <table:table-cell office:value-type="float" office:value="72.327">
            <text:p>72.327</text:p>
          </table:table-cell>
          <table:table-cell table:number-columns-repeated="1018"/>
        </table:table-row>
        <table:table-row table:style-name="ro1">
          <table:table-cell office:value-type="float" office:value="87.497">
            <text:p>87.497</text:p>
          </table:table-cell>
          <table:table-cell/>
          <table:table-cell office:value-type="float" office:value="31.571">
            <text:p>31.571</text:p>
          </table:table-cell>
          <table:table-cell/>
          <table:table-cell office:value-type="float" office:value="-41.562">
            <text:p>-41.562</text:p>
          </table:table-cell>
          <table:table-cell office:value-type="float" office:value="71.987">
            <text:p>71.987</text:p>
          </table:table-cell>
          <table:table-cell table:number-columns-repeated="1018"/>
        </table:table-row>
        <table:table-row table:style-name="ro1">
          <table:table-cell office:value-type="float" office:value="87.8">
            <text:p>87.8</text:p>
          </table:table-cell>
          <table:table-cell/>
          <table:table-cell office:value-type="float" office:value="30.041">
            <text:p>30.041</text:p>
          </table:table-cell>
          <table:table-cell/>
          <table:table-cell office:value-type="float" office:value="-41.36">
            <text:p>-41.36</text:p>
          </table:table-cell>
          <table:table-cell office:value-type="float" office:value="71.637">
            <text:p>71.637</text:p>
          </table:table-cell>
          <table:table-cell table:number-columns-repeated="1018"/>
        </table:table-row>
        <table:table-row table:style-name="ro1">
          <table:table-cell office:value-type="float" office:value="88.076">
            <text:p>88.076</text:p>
          </table:table-cell>
          <table:table-cell/>
          <table:table-cell office:value-type="float" office:value="28.506">
            <text:p>28.506</text:p>
          </table:table-cell>
          <table:table-cell/>
          <table:table-cell office:value-type="float" office:value="-41.152">
            <text:p>-41.152</text:p>
          </table:table-cell>
          <table:table-cell office:value-type="float" office:value="71.278">
            <text:p>71.278</text:p>
          </table:table-cell>
          <table:table-cell table:number-columns-repeated="1018"/>
        </table:table-row>
        <table:table-row table:style-name="ro1">
          <table:table-cell office:value-type="float" office:value="88.326">
            <text:p>88.326</text:p>
          </table:table-cell>
          <table:table-cell/>
          <table:table-cell office:value-type="float" office:value="26.967">
            <text:p>26.967</text:p>
          </table:table-cell>
          <table:table-cell/>
          <table:table-cell office:value-type="float" office:value="-40.939">
            <text:p>-40.939</text:p>
          </table:table-cell>
          <table:table-cell office:value-type="float" office:value="70.908">
            <text:p>70.908</text:p>
          </table:table-cell>
          <table:table-cell table:number-columns-repeated="1018"/>
        </table:table-row>
        <table:table-row table:style-name="ro1">
          <table:table-cell office:value-type="float" office:value="88.549">
            <text:p>88.549</text:p>
          </table:table-cell>
          <table:table-cell/>
          <table:table-cell office:value-type="float" office:value="25.423">
            <text:p>25.423</text:p>
          </table:table-cell>
          <table:table-cell/>
          <table:table-cell office:value-type="float" office:value="-40.72">
            <text:p>-40.72</text:p>
          </table:table-cell>
          <table:table-cell office:value-type="float" office:value="70.529">
            <text:p>70.529</text:p>
          </table:table-cell>
          <table:table-cell table:number-columns-repeated="1018"/>
        </table:table-row>
        <table:table-row table:style-name="ro1">
          <table:table-cell office:value-type="float" office:value="88.744">
            <text:p>88.744</text:p>
          </table:table-cell>
          <table:table-cell/>
          <table:table-cell office:value-type="float" office:value="23.876">
            <text:p>23.876</text:p>
          </table:table-cell>
          <table:table-cell/>
          <table:table-cell office:value-type="float" office:value="-40.495">
            <text:p>-40.495</text:p>
          </table:table-cell>
          <table:table-cell office:value-type="float" office:value="70.139">
            <text:p>70.139</text:p>
          </table:table-cell>
          <table:table-cell table:number-columns-repeated="1018"/>
        </table:table-row>
        <table:table-row table:style-name="ro1">
          <table:table-cell office:value-type="float" office:value="88.913">
            <text:p>88.913</text:p>
          </table:table-cell>
          <table:table-cell/>
          <table:table-cell office:value-type="float" office:value="22.326">
            <text:p>22.326</text:p>
          </table:table-cell>
          <table:table-cell/>
          <table:table-cell office:value-type="float" office:value="-40.265">
            <text:p>-40.265</text:p>
          </table:table-cell>
          <table:table-cell office:value-type="float" office:value="69.74">
            <text:p>69.74</text:p>
          </table:table-cell>
          <table:table-cell table:number-columns-repeated="1018"/>
        </table:table-row>
        <table:table-row table:style-name="ro1">
          <table:table-cell office:value-type="float" office:value="89.054">
            <text:p>89.054</text:p>
          </table:table-cell>
          <table:table-cell/>
          <table:table-cell office:value-type="float" office:value="20.773">
            <text:p>20.773</text:p>
          </table:table-cell>
          <table:table-cell/>
          <table:table-cell office:value-type="float" office:value="-40.029">
            <text:p>-40.029</text:p>
          </table:table-cell>
          <table:table-cell office:value-type="float" office:value="69.332">
            <text:p>69.332</text:p>
          </table:table-cell>
          <table:table-cell table:number-columns-repeated="1018"/>
        </table:table-row>
        <table:table-row table:style-name="ro1">
          <table:table-cell office:value-type="float" office:value="89.169">
            <text:p>89.169</text:p>
          </table:table-cell>
          <table:table-cell/>
          <table:table-cell office:value-type="float" office:value="19.217">
            <text:p>19.217</text:p>
          </table:table-cell>
          <table:table-cell/>
          <table:table-cell office:value-type="float" office:value="-39.788">
            <text:p>-39.788</text:p>
          </table:table-cell>
          <table:table-cell office:value-type="float" office:value="68.914">
            <text:p>68.914</text:p>
          </table:table-cell>
          <table:table-cell table:number-columns-repeated="1018"/>
        </table:table-row>
        <table:table-row table:style-name="ro1">
          <table:table-cell office:value-type="float" office:value="89.256">
            <text:p>89.256</text:p>
          </table:table-cell>
          <table:table-cell/>
          <table:table-cell office:value-type="float" office:value="17.66">
            <text:p>17.66</text:p>
          </table:table-cell>
          <table:table-cell/>
          <table:table-cell office:value-type="float" office:value="-39.541">
            <text:p>-39.541</text:p>
          </table:table-cell>
          <table:table-cell office:value-type="float" office:value="68.487">
            <text:p>68.487</text:p>
          </table:table-cell>
          <table:table-cell table:number-columns-repeated="1018"/>
        </table:table-row>
        <table:table-row table:style-name="ro1">
          <table:table-cell office:value-type="float" office:value="89.316">
            <text:p>89.316</text:p>
          </table:table-cell>
          <table:table-cell/>
          <table:table-cell office:value-type="float" office:value="16.102">
            <text:p>16.102</text:p>
          </table:table-cell>
          <table:table-cell/>
          <table:table-cell office:value-type="float" office:value="-39.289">
            <text:p>-39.289</text:p>
          </table:table-cell>
          <table:table-cell office:value-type="float" office:value="68.051">
            <text:p>68.051</text:p>
          </table:table-cell>
          <table:table-cell table:number-columns-repeated="1018"/>
        </table:table-row>
        <table:table-row table:style-name="ro1">
          <table:table-cell office:value-type="float" office:value="89.349">
            <text:p>89.349</text:p>
          </table:table-cell>
          <table:table-cell/>
          <table:table-cell office:value-type="float" office:value="14.543">
            <text:p>14.543</text:p>
          </table:table-cell>
          <table:table-cell/>
          <table:table-cell office:value-type="float" office:value="-39.032">
            <text:p>-39.032</text:p>
          </table:table-cell>
          <table:table-cell office:value-type="float" office:value="67.606">
            <text:p>67.606</text:p>
          </table:table-cell>
          <table:table-cell table:number-columns-repeated="1018"/>
        </table:table-row>
        <table:table-row table:style-name="ro1">
          <table:table-cell office:value-type="float" office:value="89.355">
            <text:p>89.355</text:p>
          </table:table-cell>
          <table:table-cell/>
          <table:table-cell office:value-type="float" office:value="12.983">
            <text:p>12.983</text:p>
          </table:table-cell>
          <table:table-cell/>
          <table:table-cell office:value-type="float" office:value="-38.77">
            <text:p>-38.77</text:p>
          </table:table-cell>
          <table:table-cell office:value-type="float" office:value="67.152">
            <text:p>67.152</text:p>
          </table:table-cell>
          <table:table-cell table:number-columns-repeated="1018"/>
        </table:table-row>
        <table:table-row table:style-name="ro1">
          <table:table-cell office:value-type="float" office:value="89.34">
            <text:p>89.34</text:p>
          </table:table-cell>
          <table:table-cell/>
          <table:table-cell office:value-type="float" office:value="12.201">
            <text:p>12.201</text:p>
          </table:table-cell>
          <table:table-cell/>
          <table:table-cell office:value-type="float" office:value="-38.503">
            <text:p>-38.503</text:p>
          </table:table-cell>
          <table:table-cell office:value-type="float" office:value="66.69">
            <text:p>66.69</text:p>
          </table:table-cell>
          <table:table-cell table:number-columns-repeated="1018"/>
        </table:table-row>
        <table:table-row table:style-name="ro1">
          <table:table-cell office:value-type="float" office:value="89.311">
            <text:p>89.311</text:p>
          </table:table-cell>
          <table:table-cell/>
          <table:table-cell office:value-type="float" office:value="11.42">
            <text:p>11.42</text:p>
          </table:table-cell>
          <table:table-cell/>
          <table:table-cell office:value-type="float" office:value="-38.231">
            <text:p>-38.231</text:p>
          </table:table-cell>
          <table:table-cell office:value-type="float" office:value="66.218">
            <text:p>66.218</text:p>
          </table:table-cell>
          <table:table-cell table:number-columns-repeated="1018"/>
        </table:table-row>
        <table:table-row table:style-name="ro1">
          <table:table-cell office:value-type="float" office:value="89.269">
            <text:p>89.269</text:p>
          </table:table-cell>
          <table:table-cell/>
          <table:table-cell office:value-type="float" office:value="10.639">
            <text:p>10.639</text:p>
          </table:table-cell>
          <table:table-cell/>
          <table:table-cell office:value-type="float" office:value="-37.954">
            <text:p>-37.954</text:p>
          </table:table-cell>
          <table:table-cell office:value-type="float" office:value="65.739">
            <text:p>65.739</text:p>
          </table:table-cell>
          <table:table-cell table:number-columns-repeated="1018"/>
        </table:table-row>
        <table:table-row table:style-name="ro1">
          <table:table-cell office:value-type="float" office:value="89.214">
            <text:p>89.214</text:p>
          </table:table-cell>
          <table:table-cell/>
          <table:table-cell office:value-type="float" office:value="9.859">
            <text:p>9.859</text:p>
          </table:table-cell>
          <table:table-cell/>
          <table:table-cell office:value-type="float" office:value="-37.673">
            <text:p>-37.673</text:p>
          </table:table-cell>
          <table:table-cell office:value-type="float" office:value="65.251">
            <text:p>65.251</text:p>
          </table:table-cell>
          <table:table-cell table:number-columns-repeated="1018"/>
        </table:table-row>
        <table:table-row table:style-name="ro1">
          <table:table-cell office:value-type="float" office:value="89.144">
            <text:p>89.144</text:p>
          </table:table-cell>
          <table:table-cell/>
          <table:table-cell office:value-type="float" office:value="9.08">
            <text:p>9.08</text:p>
          </table:table-cell>
          <table:table-cell/>
          <table:table-cell office:value-type="float" office:value="-37.386">
            <text:p>-37.386</text:p>
          </table:table-cell>
          <table:table-cell office:value-type="float" office:value="64.755">
            <text:p>64.755</text:p>
          </table:table-cell>
          <table:table-cell table:number-columns-repeated="1018"/>
        </table:table-row>
        <table:table-row table:style-name="ro1">
          <table:table-cell office:value-type="float" office:value="89.061">
            <text:p>89.061</text:p>
          </table:table-cell>
          <table:table-cell/>
          <table:table-cell office:value-type="float" office:value="8.302">
            <text:p>8.302</text:p>
          </table:table-cell>
          <table:table-cell/>
          <table:table-cell office:value-type="float" office:value="-37.095">
            <text:p>-37.095</text:p>
          </table:table-cell>
          <table:table-cell office:value-type="float" office:value="64.251">
            <text:p>64.251</text:p>
          </table:table-cell>
          <table:table-cell table:number-columns-repeated="1018"/>
        </table:table-row>
        <table:table-row table:style-name="ro1">
          <table:table-cell office:value-type="float" office:value="88.965">
            <text:p>88.965</text:p>
          </table:table-cell>
          <table:table-cell/>
          <table:table-cell office:value-type="float" office:value="7.526">
            <text:p>7.526</text:p>
          </table:table-cell>
          <table:table-cell/>
          <table:table-cell office:value-type="float" office:value="-36.8">
            <text:p>-36.8</text:p>
          </table:table-cell>
          <table:table-cell office:value-type="float" office:value="63.739">
            <text:p>63.739</text:p>
          </table:table-cell>
          <table:table-cell table:number-columns-repeated="1018"/>
        </table:table-row>
        <table:table-row table:style-name="ro1">
          <table:table-cell office:value-type="float" office:value="88.855">
            <text:p>88.855</text:p>
          </table:table-cell>
          <table:table-cell/>
          <table:table-cell office:value-type="float" office:value="6.752">
            <text:p>6.752</text:p>
          </table:table-cell>
          <table:table-cell/>
          <table:table-cell office:value-type="float" office:value="-36.5">
            <text:p>-36.5</text:p>
          </table:table-cell>
          <table:table-cell office:value-type="float" office:value="63.22">
            <text:p>63.22</text:p>
          </table:table-cell>
          <table:table-cell table:number-columns-repeated="1018"/>
        </table:table-row>
        <table:table-row table:style-name="ro1">
          <table:table-cell office:value-type="float" office:value="88.732">
            <text:p>88.732</text:p>
          </table:table-cell>
          <table:table-cell/>
          <table:table-cell office:value-type="float" office:value="5.98">
            <text:p>5.98</text:p>
          </table:table-cell>
          <table:table-cell/>
          <table:table-cell office:value-type="float" office:value="-36.196">
            <text:p>-36.196</text:p>
          </table:table-cell>
          <table:table-cell office:value-type="float" office:value="62.693">
            <text:p>62.693</text:p>
          </table:table-cell>
          <table:table-cell table:number-columns-repeated="1018"/>
        </table:table-row>
        <table:table-row table:style-name="ro1">
          <table:table-cell office:value-type="float" office:value="88.595">
            <text:p>88.595</text:p>
          </table:table-cell>
          <table:table-cell/>
          <table:table-cell office:value-type="float" office:value="5.21">
            <text:p>5.21</text:p>
          </table:table-cell>
          <table:table-cell/>
          <table:table-cell office:value-type="float" office:value="-35.887">
            <text:p>-35.887</text:p>
          </table:table-cell>
          <table:table-cell office:value-type="float" office:value="62.159">
            <text:p>62.159</text:p>
          </table:table-cell>
          <table:table-cell table:number-columns-repeated="1018"/>
        </table:table-row>
        <table:table-row table:style-name="ro1">
          <table:table-cell office:value-type="float" office:value="88.444">
            <text:p>88.444</text:p>
          </table:table-cell>
          <table:table-cell/>
          <table:table-cell office:value-type="float" office:value="4.442">
            <text:p>4.442</text:p>
          </table:table-cell>
          <table:table-cell/>
          <table:table-cell office:value-type="float" office:value="-35.575">
            <text:p>-35.575</text:p>
          </table:table-cell>
          <table:table-cell office:value-type="float" office:value="61.617">
            <text:p>61.617</text:p>
          </table:table-cell>
          <table:table-cell table:number-columns-repeated="1018"/>
        </table:table-row>
        <table:table-row table:style-name="ro1">
          <table:table-cell office:value-type="float" office:value="88.281">
            <text:p>88.281</text:p>
          </table:table-cell>
          <table:table-cell/>
          <table:table-cell office:value-type="float" office:value="3.678">
            <text:p>3.678</text:p>
          </table:table-cell>
          <table:table-cell/>
          <table:table-cell office:value-type="float" office:value="-35.258">
            <text:p>-35.258</text:p>
          </table:table-cell>
          <table:table-cell office:value-type="float" office:value="61.069">
            <text:p>61.069</text:p>
          </table:table-cell>
          <table:table-cell table:number-columns-repeated="1018"/>
        </table:table-row>
        <table:table-row table:style-name="ro1">
          <table:table-cell office:value-type="float" office:value="88.104">
            <text:p>88.104</text:p>
          </table:table-cell>
          <table:table-cell/>
          <table:table-cell office:value-type="float" office:value="2.916">
            <text:p>2.916</text:p>
          </table:table-cell>
          <table:table-cell/>
          <table:table-cell office:value-type="float" office:value="-34.937">
            <text:p>-34.937</text:p>
          </table:table-cell>
          <table:table-cell office:value-type="float" office:value="60.513">
            <text:p>60.513</text:p>
          </table:table-cell>
          <table:table-cell table:number-columns-repeated="1018"/>
        </table:table-row>
        <table:table-row table:style-name="ro1">
          <table:table-cell office:value-type="float" office:value="87.913">
            <text:p>87.913</text:p>
          </table:table-cell>
          <table:table-cell/>
          <table:table-cell office:value-type="float" office:value="2.158">
            <text:p>2.158</text:p>
          </table:table-cell>
          <table:table-cell/>
          <table:table-cell office:value-type="float" office:value="-34.613">
            <text:p>-34.613</text:p>
          </table:table-cell>
          <table:table-cell office:value-type="float" office:value="59.951">
            <text:p>59.951</text:p>
          </table:table-cell>
          <table:table-cell table:number-columns-repeated="1018"/>
        </table:table-row>
        <table:table-row table:style-name="ro1">
          <table:table-cell office:value-type="float" office:value="87.71">
            <text:p>87.71</text:p>
          </table:table-cell>
          <table:table-cell/>
          <table:table-cell office:value-type="float" office:value="1.403">
            <text:p>1.403</text:p>
          </table:table-cell>
          <table:table-cell/>
          <table:table-cell office:value-type="float" office:value="-34.285">
            <text:p>-34.285</text:p>
          </table:table-cell>
          <table:table-cell office:value-type="float" office:value="59.383">
            <text:p>59.383</text:p>
          </table:table-cell>
          <table:table-cell table:number-columns-repeated="1018"/>
        </table:table-row>
        <table:table-row table:style-name="ro1">
          <table:table-cell office:value-type="float" office:value="87.493">
            <text:p>87.493</text:p>
          </table:table-cell>
          <table:table-cell/>
          <table:table-cell office:value-type="float" office:value="0.651">
            <text:p>0.651</text:p>
          </table:table-cell>
          <table:table-cell/>
          <table:table-cell office:value-type="float" office:value="-33.953">
            <text:p>-33.953</text:p>
          </table:table-cell>
          <table:table-cell office:value-type="float" office:value="58.808">
            <text:p>58.808</text:p>
          </table:table-cell>
          <table:table-cell table:number-columns-repeated="1018"/>
        </table:table-row>
        <table:table-row table:style-name="ro1">
          <table:table-cell office:value-type="float" office:value="87.263">
            <text:p>87.263</text:p>
          </table:table-cell>
          <table:table-cell/>
          <table:table-cell office:value-type="float" office:value="-0.096">
            <text:p>-0.096</text:p>
          </table:table-cell>
          <table:table-cell/>
          <table:table-cell office:value-type="float" office:value="-33.617">
            <text:p>-33.617</text:p>
          </table:table-cell>
          <table:table-cell office:value-type="float" office:value="58.227">
            <text:p>58.227</text:p>
          </table:table-cell>
          <table:table-cell table:number-columns-repeated="1018"/>
        </table:table-row>
        <table:table-row table:style-name="ro1">
          <table:table-cell office:value-type="float" office:value="87.021">
            <text:p>87.021</text:p>
          </table:table-cell>
          <table:table-cell/>
          <table:table-cell office:value-type="float" office:value="-0.84">
            <text:p>-0.84</text:p>
          </table:table-cell>
          <table:table-cell/>
          <table:table-cell office:value-type="float" office:value="-33.278">
            <text:p>-33.278</text:p>
          </table:table-cell>
          <table:table-cell office:value-type="float" office:value="57.64">
            <text:p>57.64</text:p>
          </table:table-cell>
          <table:table-cell table:number-columns-repeated="1018"/>
        </table:table-row>
        <table:table-row table:style-name="ro1">
          <table:table-cell office:value-type="float" office:value="86.765">
            <text:p>86.765</text:p>
          </table:table-cell>
          <table:table-cell/>
          <table:table-cell office:value-type="float" office:value="-1.579">
            <text:p>-1.579</text:p>
          </table:table-cell>
          <table:table-cell/>
          <table:table-cell office:value-type="float" office:value="-32.936">
            <text:p>-32.936</text:p>
          </table:table-cell>
          <table:table-cell office:value-type="float" office:value="57.047">
            <text:p>57.047</text:p>
          </table:table-cell>
          <table:table-cell table:number-columns-repeated="1018"/>
        </table:table-row>
        <table:table-row table:style-name="ro1">
          <table:table-cell office:value-type="float" office:value="86.496">
            <text:p>86.496</text:p>
          </table:table-cell>
          <table:table-cell/>
          <table:table-cell office:value-type="float" office:value="-2.313">
            <text:p>-2.313</text:p>
          </table:table-cell>
          <table:table-cell/>
          <table:table-cell office:value-type="float" office:value="-32.591">
            <text:p>-32.591</text:p>
          </table:table-cell>
          <table:table-cell office:value-type="float" office:value="56.449">
            <text:p>56.449</text:p>
          </table:table-cell>
          <table:table-cell table:number-columns-repeated="1018"/>
        </table:table-row>
        <table:table-row table:style-name="ro1">
          <table:table-cell office:value-type="float" office:value="86.215">
            <text:p>86.215</text:p>
          </table:table-cell>
          <table:table-cell/>
          <table:table-cell office:value-type="float" office:value="-3.043">
            <text:p>-3.043</text:p>
          </table:table-cell>
          <table:table-cell/>
          <table:table-cell office:value-type="float" office:value="-32.242">
            <text:p>-32.242</text:p>
          </table:table-cell>
          <table:table-cell office:value-type="float" office:value="55.845">
            <text:p>55.845</text:p>
          </table:table-cell>
          <table:table-cell table:number-columns-repeated="1018"/>
        </table:table-row>
        <table:table-row table:style-name="ro1">
          <table:table-cell office:value-type="float" office:value="85.921">
            <text:p>85.921</text:p>
          </table:table-cell>
          <table:table-cell/>
          <table:table-cell office:value-type="float" office:value="-3.768">
            <text:p>-3.768</text:p>
          </table:table-cell>
          <table:table-cell/>
          <table:table-cell office:value-type="float" office:value="-31.89">
            <text:p>-31.89</text:p>
          </table:table-cell>
          <table:table-cell office:value-type="float" office:value="55.236">
            <text:p>55.236</text:p>
          </table:table-cell>
          <table:table-cell table:number-columns-repeated="1018"/>
        </table:table-row>
        <table:table-row table:style-name="ro1">
          <table:table-cell office:value-type="float" office:value="85.614">
            <text:p>85.614</text:p>
          </table:table-cell>
          <table:table-cell/>
          <table:table-cell office:value-type="float" office:value="-4.487">
            <text:p>-4.487</text:p>
          </table:table-cell>
          <table:table-cell/>
          <table:table-cell office:value-type="float" office:value="-31.536">
            <text:p>-31.536</text:p>
          </table:table-cell>
          <table:table-cell office:value-type="float" office:value="54.621">
            <text:p>54.621</text:p>
          </table:table-cell>
          <table:table-cell table:number-columns-repeated="1018"/>
        </table:table-row>
        <table:table-row table:style-name="ro1">
          <table:table-cell office:value-type="float" office:value="85.295">
            <text:p>85.295</text:p>
          </table:table-cell>
          <table:table-cell/>
          <table:table-cell office:value-type="float" office:value="-5.201">
            <text:p>-5.201</text:p>
          </table:table-cell>
          <table:table-cell/>
          <table:table-cell office:value-type="float" office:value="-31.178">
            <text:p>-31.178</text:p>
          </table:table-cell>
          <table:table-cell office:value-type="float" office:value="54.002">
            <text:p>54.002</text:p>
          </table:table-cell>
          <table:table-cell table:number-columns-repeated="1018"/>
        </table:table-row>
        <table:table-row table:style-name="ro1">
          <table:table-cell office:value-type="float" office:value="84.964">
            <text:p>84.964</text:p>
          </table:table-cell>
          <table:table-cell/>
          <table:table-cell office:value-type="float" office:value="-5.909">
            <text:p>-5.909</text:p>
          </table:table-cell>
          <table:table-cell/>
          <table:table-cell office:value-type="float" office:value="-30.818">
            <text:p>-30.818</text:p>
          </table:table-cell>
          <table:table-cell office:value-type="float" office:value="53.378">
            <text:p>53.378</text:p>
          </table:table-cell>
          <table:table-cell table:number-columns-repeated="1018"/>
        </table:table-row>
        <table:table-row table:style-name="ro1">
          <table:table-cell office:value-type="float" office:value="84.62">
            <text:p>84.62</text:p>
          </table:table-cell>
          <table:table-cell/>
          <table:table-cell office:value-type="float" office:value="-6.612">
            <text:p>-6.612</text:p>
          </table:table-cell>
          <table:table-cell/>
          <table:table-cell office:value-type="float" office:value="-30.455">
            <text:p>-30.455</text:p>
          </table:table-cell>
          <table:table-cell office:value-type="float" office:value="52.75">
            <text:p>52.75</text:p>
          </table:table-cell>
          <table:table-cell table:number-columns-repeated="1018"/>
        </table:table-row>
        <table:table-row table:style-name="ro1">
          <table:table-cell office:value-type="float" office:value="84.264">
            <text:p>84.264</text:p>
          </table:table-cell>
          <table:table-cell/>
          <table:table-cell office:value-type="float" office:value="-7.308">
            <text:p>-7.308</text:p>
          </table:table-cell>
          <table:table-cell/>
          <table:table-cell office:value-type="float" office:value="-30.09">
            <text:p>-30.09</text:p>
          </table:table-cell>
          <table:table-cell office:value-type="float" office:value="52.118">
            <text:p>52.118</text:p>
          </table:table-cell>
          <table:table-cell table:number-columns-repeated="1018"/>
        </table:table-row>
        <table:table-row table:style-name="ro1">
          <table:table-cell office:value-type="float" office:value="83.896">
            <text:p>83.896</text:p>
          </table:table-cell>
          <table:table-cell/>
          <table:table-cell office:value-type="float" office:value="-7.998">
            <text:p>-7.998</text:p>
          </table:table-cell>
          <table:table-cell/>
          <table:table-cell office:value-type="float" office:value="-29.722">
            <text:p>-29.722</text:p>
          </table:table-cell>
          <table:table-cell office:value-type="float" office:value="51.481">
            <text:p>51.481</text:p>
          </table:table-cell>
          <table:table-cell table:number-columns-repeated="1018"/>
        </table:table-row>
        <table:table-row table:style-name="ro1">
          <table:table-cell office:value-type="float" office:value="83.516">
            <text:p>83.516</text:p>
          </table:table-cell>
          <table:table-cell/>
          <table:table-cell office:value-type="float" office:value="-8.681">
            <text:p>-8.681</text:p>
          </table:table-cell>
          <table:table-cell/>
          <table:table-cell office:value-type="float" office:value="-29.353">
            <text:p>-29.353</text:p>
          </table:table-cell>
          <table:table-cell office:value-type="float" office:value="50.84">
            <text:p>50.84</text:p>
          </table:table-cell>
          <table:table-cell table:number-columns-repeated="1018"/>
        </table:table-row>
        <table:table-row table:style-name="ro1">
          <table:table-cell office:value-type="float" office:value="83.124">
            <text:p>83.124</text:p>
          </table:table-cell>
          <table:table-cell/>
          <table:table-cell office:value-type="float" office:value="-9.358">
            <text:p>-9.358</text:p>
          </table:table-cell>
          <table:table-cell/>
          <table:table-cell office:value-type="float" office:value="-28.981">
            <text:p>-28.981</text:p>
          </table:table-cell>
          <table:table-cell office:value-type="float" office:value="50.196">
            <text:p>50.196</text:p>
          </table:table-cell>
          <table:table-cell table:number-columns-repeated="1018"/>
        </table:table-row>
        <table:table-row table:style-name="ro1">
          <table:table-cell office:value-type="float" office:value="82.72">
            <text:p>82.72</text:p>
          </table:table-cell>
          <table:table-cell/>
          <table:table-cell office:value-type="float" office:value="-10.028">
            <text:p>-10.028</text:p>
          </table:table-cell>
          <table:table-cell/>
          <table:table-cell office:value-type="float" office:value="-28.606">
            <text:p>-28.606</text:p>
          </table:table-cell>
          <table:table-cell office:value-type="float" office:value="49.548">
            <text:p>49.548</text:p>
          </table:table-cell>
          <table:table-cell table:number-columns-repeated="1018"/>
        </table:table-row>
        <table:table-row table:style-name="ro1">
          <table:table-cell office:value-type="float" office:value="82.304">
            <text:p>82.304</text:p>
          </table:table-cell>
          <table:table-cell/>
          <table:table-cell office:value-type="float" office:value="-10.69">
            <text:p>-10.69</text:p>
          </table:table-cell>
          <table:table-cell/>
          <table:table-cell office:value-type="float" office:value="-28.23">
            <text:p>-28.23</text:p>
          </table:table-cell>
          <table:table-cell office:value-type="float" office:value="48.896">
            <text:p>48.896</text:p>
          </table:table-cell>
          <table:table-cell table:number-columns-repeated="1018"/>
        </table:table-row>
        <table:table-row table:style-name="ro1">
          <table:table-cell office:value-type="float" office:value="81.878">
            <text:p>81.878</text:p>
          </table:table-cell>
          <table:table-cell/>
          <table:table-cell office:value-type="float" office:value="-11.345">
            <text:p>-11.345</text:p>
          </table:table-cell>
          <table:table-cell/>
          <table:table-cell office:value-type="float" office:value="-27.853">
            <text:p>-27.853</text:p>
          </table:table-cell>
          <table:table-cell office:value-type="float" office:value="48.242">
            <text:p>48.242</text:p>
          </table:table-cell>
          <table:table-cell table:number-columns-repeated="1018"/>
        </table:table-row>
        <table:table-row table:style-name="ro1">
          <table:table-cell office:value-type="float" office:value="81.439">
            <text:p>81.439</text:p>
          </table:table-cell>
          <table:table-cell/>
          <table:table-cell office:value-type="float" office:value="-11.993">
            <text:p>-11.993</text:p>
          </table:table-cell>
          <table:table-cell/>
          <table:table-cell office:value-type="float" office:value="-27.473">
            <text:p>-27.473</text:p>
          </table:table-cell>
          <table:table-cell office:value-type="float" office:value="47.585">
            <text:p>47.585</text:p>
          </table:table-cell>
          <table:table-cell table:number-columns-repeated="1018"/>
        </table:table-row>
        <table:table-row table:style-name="ro1">
          <table:table-cell office:value-type="float" office:value="80.99">
            <text:p>80.99</text:p>
          </table:table-cell>
          <table:table-cell/>
          <table:table-cell office:value-type="float" office:value="-12.633">
            <text:p>-12.633</text:p>
          </table:table-cell>
          <table:table-cell/>
          <table:table-cell office:value-type="float" office:value="-27.092">
            <text:p>-27.092</text:p>
          </table:table-cell>
          <table:table-cell office:value-type="float" office:value="46.925">
            <text:p>46.925</text:p>
          </table:table-cell>
          <table:table-cell table:number-columns-repeated="1018"/>
        </table:table-row>
        <table:table-row table:style-name="ro1">
          <table:table-cell office:value-type="float" office:value="80.529">
            <text:p>80.529</text:p>
          </table:table-cell>
          <table:table-cell/>
          <table:table-cell office:value-type="float" office:value="-13.265">
            <text:p>-13.265</text:p>
          </table:table-cell>
          <table:table-cell/>
          <table:table-cell office:value-type="float" office:value="-26.709">
            <text:p>-26.709</text:p>
          </table:table-cell>
          <table:table-cell office:value-type="float" office:value="46.262">
            <text:p>46.262</text:p>
          </table:table-cell>
          <table:table-cell table:number-columns-repeated="1018"/>
        </table:table-row>
        <table:table-row table:style-name="ro1">
          <table:table-cell office:value-type="float" office:value="80.058">
            <text:p>80.058</text:p>
          </table:table-cell>
          <table:table-cell/>
          <table:table-cell office:value-type="float" office:value="-13.889">
            <text:p>-13.889</text:p>
          </table:table-cell>
          <table:table-cell/>
          <table:table-cell office:value-type="float" office:value="-26.325">
            <text:p>-26.325</text:p>
          </table:table-cell>
          <table:table-cell office:value-type="float" office:value="45.597">
            <text:p>45.597</text:p>
          </table:table-cell>
          <table:table-cell table:number-columns-repeated="1018"/>
        </table:table-row>
        <table:table-row table:style-name="ro1">
          <table:table-cell office:value-type="float" office:value="79.575">
            <text:p>79.575</text:p>
          </table:table-cell>
          <table:table-cell/>
          <table:table-cell office:value-type="float" office:value="-14.504">
            <text:p>-14.504</text:p>
          </table:table-cell>
          <table:table-cell/>
          <table:table-cell office:value-type="float" office:value="-25.94">
            <text:p>-25.94</text:p>
          </table:table-cell>
          <table:table-cell office:value-type="float" office:value="44.93">
            <text:p>44.93</text:p>
          </table:table-cell>
          <table:table-cell table:number-columns-repeated="1018"/>
        </table:table-row>
        <table:table-row table:style-name="ro1">
          <table:table-cell office:value-type="float" office:value="79.082">
            <text:p>79.082</text:p>
          </table:table-cell>
          <table:table-cell/>
          <table:table-cell office:value-type="float" office:value="-15.111">
            <text:p>-15.111</text:p>
          </table:table-cell>
          <table:table-cell/>
          <table:table-cell office:value-type="float" office:value="-25.554">
            <text:p>-25.554</text:p>
          </table:table-cell>
          <table:table-cell office:value-type="float" office:value="44.261">
            <text:p>44.261</text:p>
          </table:table-cell>
          <table:table-cell table:number-columns-repeated="1018"/>
        </table:table-row>
        <table:table-row table:style-name="ro1">
          <table:table-cell office:value-type="float" office:value="78.579">
            <text:p>78.579</text:p>
          </table:table-cell>
          <table:table-cell/>
          <table:table-cell office:value-type="float" office:value="-15.71">
            <text:p>-15.71</text:p>
          </table:table-cell>
          <table:table-cell/>
          <table:table-cell office:value-type="float" office:value="-25.167">
            <text:p>-25.167</text:p>
          </table:table-cell>
          <table:table-cell office:value-type="float" office:value="43.59">
            <text:p>43.59</text:p>
          </table:table-cell>
          <table:table-cell table:number-columns-repeated="1018"/>
        </table:table-row>
        <table:table-row table:style-name="ro1">
          <table:table-cell office:value-type="float" office:value="78.065">
            <text:p>78.065</text:p>
          </table:table-cell>
          <table:table-cell/>
          <table:table-cell office:value-type="float" office:value="-16.299">
            <text:p>-16.299</text:p>
          </table:table-cell>
          <table:table-cell/>
          <table:table-cell office:value-type="float" office:value="-24.778">
            <text:p>-24.778</text:p>
          </table:table-cell>
          <table:table-cell office:value-type="float" office:value="42.918">
            <text:p>42.918</text:p>
          </table:table-cell>
          <table:table-cell table:number-columns-repeated="1018"/>
        </table:table-row>
        <table:table-row table:style-name="ro1">
          <table:table-cell office:value-type="float" office:value="77.541">
            <text:p>77.541</text:p>
          </table:table-cell>
          <table:table-cell/>
          <table:table-cell office:value-type="float" office:value="-16.88">
            <text:p>-16.88</text:p>
          </table:table-cell>
          <table:table-cell/>
          <table:table-cell office:value-type="float" office:value="-24.39">
            <text:p>-24.39</text:p>
          </table:table-cell>
          <table:table-cell office:value-type="float" office:value="42.244">
            <text:p>42.244</text:p>
          </table:table-cell>
          <table:table-cell table:number-columns-repeated="1018"/>
        </table:table-row>
        <table:table-row table:style-name="ro1">
          <table:table-cell office:value-type="float" office:value="77.007">
            <text:p>77.007</text:p>
          </table:table-cell>
          <table:table-cell/>
          <table:table-cell office:value-type="float" office:value="-17.451">
            <text:p>-17.451</text:p>
          </table:table-cell>
          <table:table-cell/>
          <table:table-cell office:value-type="float" office:value="-24">
            <text:p>-24</text:p>
          </table:table-cell>
          <table:table-cell office:value-type="float" office:value="41.569">
            <text:p>41.569</text:p>
          </table:table-cell>
          <table:table-cell table:number-columns-repeated="1018"/>
        </table:table-row>
        <table:table-row table:style-name="ro1">
          <table:table-cell office:value-type="float" office:value="76.462">
            <text:p>76.462</text:p>
          </table:table-cell>
          <table:table-cell/>
          <table:table-cell office:value-type="float" office:value="-18.013">
            <text:p>-18.013</text:p>
          </table:table-cell>
          <table:table-cell/>
          <table:table-cell office:value-type="float" office:value="-23.61">
            <text:p>-23.61</text:p>
          </table:table-cell>
          <table:table-cell office:value-type="float" office:value="40.894">
            <text:p>40.894</text:p>
          </table:table-cell>
          <table:table-cell table:number-columns-repeated="1018"/>
        </table:table-row>
        <table:table-row table:style-name="ro1">
          <table:table-cell office:value-type="float" office:value="75.909">
            <text:p>75.909</text:p>
          </table:table-cell>
          <table:table-cell/>
          <table:table-cell office:value-type="float" office:value="-18.565">
            <text:p>-18.565</text:p>
          </table:table-cell>
          <table:table-cell/>
          <table:table-cell office:value-type="float" office:value="-23.219">
            <text:p>-23.219</text:p>
          </table:table-cell>
          <table:table-cell office:value-type="float" office:value="40.217">
            <text:p>40.217</text:p>
          </table:table-cell>
          <table:table-cell table:number-columns-repeated="1018"/>
        </table:table-row>
        <table:table-row table:style-name="ro1">
          <table:table-cell office:value-type="float" office:value="75.345">
            <text:p>75.345</text:p>
          </table:table-cell>
          <table:table-cell/>
          <table:table-cell office:value-type="float" office:value="-19.107">
            <text:p>-19.107</text:p>
          </table:table-cell>
          <table:table-cell/>
          <table:table-cell office:value-type="float" office:value="-22.829">
            <text:p>-22.829</text:p>
          </table:table-cell>
          <table:table-cell office:value-type="float" office:value="39.54">
            <text:p>39.54</text:p>
          </table:table-cell>
          <table:table-cell table:number-columns-repeated="1018"/>
        </table:table-row>
        <table:table-row table:style-name="ro1">
          <table:table-cell office:value-type="float" office:value="74.773">
            <text:p>74.773</text:p>
          </table:table-cell>
          <table:table-cell/>
          <table:table-cell office:value-type="float" office:value="-19.64">
            <text:p>-19.64</text:p>
          </table:table-cell>
          <table:table-cell/>
          <table:table-cell office:value-type="float" office:value="-22.438">
            <text:p>-22.438</text:p>
          </table:table-cell>
          <table:table-cell office:value-type="float" office:value="38.863">
            <text:p>38.863</text:p>
          </table:table-cell>
          <table:table-cell table:number-columns-repeated="1018"/>
        </table:table-row>
        <table:table-row table:style-name="ro1">
          <table:table-cell office:value-type="float" office:value="74.191">
            <text:p>74.191</text:p>
          </table:table-cell>
          <table:table-cell/>
          <table:table-cell office:value-type="float" office:value="-20.162">
            <text:p>-20.162</text:p>
          </table:table-cell>
          <table:table-cell/>
          <table:table-cell office:value-type="float" office:value="-22.047">
            <text:p>-22.047</text:p>
          </table:table-cell>
          <table:table-cell office:value-type="float" office:value="38.186">
            <text:p>38.186</text:p>
          </table:table-cell>
          <table:table-cell table:number-columns-repeated="1018"/>
        </table:table-row>
        <table:table-row table:style-name="ro1">
          <table:table-cell office:value-type="float" office:value="73.6">
            <text:p>73.6</text:p>
          </table:table-cell>
          <table:table-cell/>
          <table:table-cell office:value-type="float" office:value="-20.674">
            <text:p>-20.674</text:p>
          </table:table-cell>
          <table:table-cell/>
          <table:table-cell office:value-type="float" office:value="-21.656">
            <text:p>-21.656</text:p>
          </table:table-cell>
          <table:table-cell office:value-type="float" office:value="37.509">
            <text:p>37.509</text:p>
          </table:table-cell>
          <table:table-cell table:number-columns-repeated="1018"/>
        </table:table-row>
        <table:table-row table:style-name="ro1">
          <table:table-cell office:value-type="float" office:value="73">
            <text:p>73</text:p>
          </table:table-cell>
          <table:table-cell/>
          <table:table-cell office:value-type="float" office:value="-21.176">
            <text:p>-21.176</text:p>
          </table:table-cell>
          <table:table-cell/>
          <table:table-cell office:value-type="float" office:value="-21.265">
            <text:p>-21.265</text:p>
          </table:table-cell>
          <table:table-cell office:value-type="float" office:value="36.832">
            <text:p>36.832</text:p>
          </table:table-cell>
          <table:table-cell table:number-columns-repeated="1018"/>
        </table:table-row>
        <table:table-row table:style-name="ro1">
          <table:table-cell office:value-type="float" office:value="72.392">
            <text:p>72.392</text:p>
          </table:table-cell>
          <table:table-cell/>
          <table:table-cell office:value-type="float" office:value="-21.667">
            <text:p>-21.667</text:p>
          </table:table-cell>
          <table:table-cell/>
          <table:table-cell office:value-type="float" office:value="-20.874">
            <text:p>-20.874</text:p>
          </table:table-cell>
          <table:table-cell office:value-type="float" office:value="36.156">
            <text:p>36.156</text:p>
          </table:table-cell>
          <table:table-cell table:number-columns-repeated="1018"/>
        </table:table-row>
        <table:table-row table:style-name="ro1">
          <table:table-cell office:value-type="float" office:value="71.775">
            <text:p>71.775</text:p>
          </table:table-cell>
          <table:table-cell/>
          <table:table-cell office:value-type="float" office:value="-22.148">
            <text:p>-22.148</text:p>
          </table:table-cell>
          <table:table-cell/>
          <table:table-cell office:value-type="float" office:value="-20.484">
            <text:p>-20.484</text:p>
          </table:table-cell>
          <table:table-cell office:value-type="float" office:value="35.48">
            <text:p>35.48</text:p>
          </table:table-cell>
          <table:table-cell table:number-columns-repeated="1018"/>
        </table:table-row>
        <table:table-row table:style-name="ro1">
          <table:table-cell office:value-type="float" office:value="71.149">
            <text:p>71.149</text:p>
          </table:table-cell>
          <table:table-cell/>
          <table:table-cell office:value-type="float" office:value="-22.617">
            <text:p>-22.617</text:p>
          </table:table-cell>
          <table:table-cell/>
          <table:table-cell office:value-type="float" office:value="-20.095">
            <text:p>-20.095</text:p>
          </table:table-cell>
          <table:table-cell office:value-type="float" office:value="34.806">
            <text:p>34.806</text:p>
          </table:table-cell>
          <table:table-cell table:number-columns-repeated="1018"/>
        </table:table-row>
        <table:table-row table:style-name="ro1">
          <table:table-cell office:value-type="float" office:value="70.516">
            <text:p>70.516</text:p>
          </table:table-cell>
          <table:table-cell/>
          <table:table-cell office:value-type="float" office:value="-23.076">
            <text:p>-23.076</text:p>
          </table:table-cell>
          <table:table-cell/>
          <table:table-cell office:value-type="float" office:value="-19.706">
            <text:p>-19.706</text:p>
          </table:table-cell>
          <table:table-cell office:value-type="float" office:value="34.132">
            <text:p>34.132</text:p>
          </table:table-cell>
          <table:table-cell table:number-columns-repeated="1018"/>
        </table:table-row>
        <table:table-row table:style-name="ro1">
          <table:table-cell office:value-type="float" office:value="69.875">
            <text:p>69.875</text:p>
          </table:table-cell>
          <table:table-cell/>
          <table:table-cell office:value-type="float" office:value="-23.524">
            <text:p>-23.524</text:p>
          </table:table-cell>
          <table:table-cell/>
          <table:table-cell office:value-type="float" office:value="-19.318">
            <text:p>-19.318</text:p>
          </table:table-cell>
          <table:table-cell office:value-type="float" office:value="33.46">
            <text:p>33.46</text:p>
          </table:table-cell>
          <table:table-cell table:number-columns-repeated="1018"/>
        </table:table-row>
        <table:table-row table:style-name="ro1">
          <table:table-cell office:value-type="float" office:value="69.226">
            <text:p>69.226</text:p>
          </table:table-cell>
          <table:table-cell/>
          <table:table-cell office:value-type="float" office:value="-23.96">
            <text:p>-23.96</text:p>
          </table:table-cell>
          <table:table-cell/>
          <table:table-cell office:value-type="float" office:value="-18.931">
            <text:p>-18.931</text:p>
          </table:table-cell>
          <table:table-cell office:value-type="float" office:value="32.79">
            <text:p>32.79</text:p>
          </table:table-cell>
          <table:table-cell table:number-columns-repeated="1018"/>
        </table:table-row>
        <table:table-row table:style-name="ro1">
          <table:table-cell office:value-type="float" office:value="68.569">
            <text:p>68.569</text:p>
          </table:table-cell>
          <table:table-cell/>
          <table:table-cell office:value-type="float" office:value="-24.385">
            <text:p>-24.385</text:p>
          </table:table-cell>
          <table:table-cell/>
          <table:table-cell office:value-type="float" office:value="-18.545">
            <text:p>-18.545</text:p>
          </table:table-cell>
          <table:table-cell office:value-type="float" office:value="32.121">
            <text:p>32.121</text:p>
          </table:table-cell>
          <table:table-cell table:number-columns-repeated="1018"/>
        </table:table-row>
        <table:table-row table:style-name="ro1">
          <table:table-cell office:value-type="float" office:value="67.906">
            <text:p>67.906</text:p>
          </table:table-cell>
          <table:table-cell/>
          <table:table-cell office:value-type="float" office:value="-24.799">
            <text:p>-24.799</text:p>
          </table:table-cell>
          <table:table-cell/>
          <table:table-cell office:value-type="float" office:value="-18.16">
            <text:p>-18.16</text:p>
          </table:table-cell>
          <table:table-cell office:value-type="float" office:value="31.454">
            <text:p>31.454</text:p>
          </table:table-cell>
          <table:table-cell table:number-columns-repeated="1018"/>
        </table:table-row>
        <table:table-row table:style-name="ro1">
          <table:table-cell office:value-type="float" office:value="67.235">
            <text:p>67.235</text:p>
          </table:table-cell>
          <table:table-cell/>
          <table:table-cell office:value-type="float" office:value="-25.2">
            <text:p>-25.2</text:p>
          </table:table-cell>
          <table:table-cell/>
          <table:table-cell office:value-type="float" office:value="-17.776">
            <text:p>-17.776</text:p>
          </table:table-cell>
          <table:table-cell office:value-type="float" office:value="30.789">
            <text:p>30.789</text:p>
          </table:table-cell>
          <table:table-cell table:number-columns-repeated="1018"/>
        </table:table-row>
        <table:table-row table:style-name="ro1">
          <table:table-cell office:value-type="float" office:value="66.557">
            <text:p>66.557</text:p>
          </table:table-cell>
          <table:table-cell/>
          <table:table-cell office:value-type="float" office:value="-25.59">
            <text:p>-25.59</text:p>
          </table:table-cell>
          <table:table-cell/>
          <table:table-cell office:value-type="float" office:value="-17.394">
            <text:p>-17.394</text:p>
          </table:table-cell>
          <table:table-cell office:value-type="float" office:value="30.127">
            <text:p>30.127</text:p>
          </table:table-cell>
          <table:table-cell table:number-columns-repeated="1018"/>
        </table:table-row>
        <table:table-row table:style-name="ro1">
          <table:table-cell office:value-type="float" office:value="65.872">
            <text:p>65.872</text:p>
          </table:table-cell>
          <table:table-cell/>
          <table:table-cell office:value-type="float" office:value="-25.968">
            <text:p>-25.968</text:p>
          </table:table-cell>
          <table:table-cell/>
          <table:table-cell office:value-type="float" office:value="-17.013">
            <text:p>-17.013</text:p>
          </table:table-cell>
          <table:table-cell office:value-type="float" office:value="29.467">
            <text:p>29.467</text:p>
          </table:table-cell>
          <table:table-cell table:number-columns-repeated="1018"/>
        </table:table-row>
        <table:table-row table:style-name="ro1">
          <table:table-cell office:value-type="float" office:value="65.181">
            <text:p>65.181</text:p>
          </table:table-cell>
          <table:table-cell/>
          <table:table-cell office:value-type="float" office:value="-26.335">
            <text:p>-26.335</text:p>
          </table:table-cell>
          <table:table-cell/>
          <table:table-cell office:value-type="float" office:value="-16.634">
            <text:p>-16.634</text:p>
          </table:table-cell>
          <table:table-cell office:value-type="float" office:value="28.811">
            <text:p>28.811</text:p>
          </table:table-cell>
          <table:table-cell table:number-columns-repeated="1018"/>
        </table:table-row>
        <table:table-row table:style-name="ro1">
          <table:table-cell office:value-type="float" office:value="64.484">
            <text:p>64.484</text:p>
          </table:table-cell>
          <table:table-cell/>
          <table:table-cell office:value-type="float" office:value="-26.689">
            <text:p>-26.689</text:p>
          </table:table-cell>
          <table:table-cell/>
          <table:table-cell office:value-type="float" office:value="-16.256">
            <text:p>-16.256</text:p>
          </table:table-cell>
          <table:table-cell office:value-type="float" office:value="28.157">
            <text:p>28.157</text:p>
          </table:table-cell>
          <table:table-cell table:number-columns-repeated="1018"/>
        </table:table-row>
        <table:table-row table:style-name="ro1">
          <table:table-cell office:value-type="float" office:value="63.781">
            <text:p>63.781</text:p>
          </table:table-cell>
          <table:table-cell/>
          <table:table-cell office:value-type="float" office:value="-27.03">
            <text:p>-27.03</text:p>
          </table:table-cell>
          <table:table-cell/>
          <table:table-cell office:value-type="float" office:value="-15.881">
            <text:p>-15.881</text:p>
          </table:table-cell>
          <table:table-cell office:value-type="float" office:value="27.506">
            <text:p>27.506</text:p>
          </table:table-cell>
          <table:table-cell table:number-columns-repeated="1018"/>
        </table:table-row>
        <table:table-row table:style-name="ro1">
          <table:table-cell office:value-type="float" office:value="63.071">
            <text:p>63.071</text:p>
          </table:table-cell>
          <table:table-cell/>
          <table:table-cell office:value-type="float" office:value="-27.36">
            <text:p>-27.36</text:p>
          </table:table-cell>
          <table:table-cell/>
          <table:table-cell office:value-type="float" office:value="-15.507">
            <text:p>-15.507</text:p>
          </table:table-cell>
          <table:table-cell office:value-type="float" office:value="26.859">
            <text:p>26.859</text:p>
          </table:table-cell>
          <table:table-cell table:number-columns-repeated="1018"/>
        </table:table-row>
        <table:table-row table:style-name="ro1">
          <table:table-cell office:value-type="float" office:value="62.356">
            <text:p>62.356</text:p>
          </table:table-cell>
          <table:table-cell/>
          <table:table-cell office:value-type="float" office:value="-27.677">
            <text:p>-27.677</text:p>
          </table:table-cell>
          <table:table-cell/>
          <table:table-cell office:value-type="float" office:value="-15.135">
            <text:p>-15.135</text:p>
          </table:table-cell>
          <table:table-cell office:value-type="float" office:value="26.215">
            <text:p>26.215</text:p>
          </table:table-cell>
          <table:table-cell table:number-columns-repeated="1018"/>
        </table:table-row>
        <table:table-row table:style-name="ro1">
          <table:table-cell office:value-type="float" office:value="61.636">
            <text:p>61.636</text:p>
          </table:table-cell>
          <table:table-cell/>
          <table:table-cell office:value-type="float" office:value="-27.981">
            <text:p>-27.981</text:p>
          </table:table-cell>
          <table:table-cell/>
          <table:table-cell office:value-type="float" office:value="-14.766">
            <text:p>-14.766</text:p>
          </table:table-cell>
          <table:table-cell office:value-type="float" office:value="25.575">
            <text:p>25.575</text:p>
          </table:table-cell>
          <table:table-cell table:number-columns-repeated="1018"/>
        </table:table-row>
        <table:table-row table:style-name="ro1">
          <table:table-cell office:value-type="float" office:value="60.911">
            <text:p>60.911</text:p>
          </table:table-cell>
          <table:table-cell/>
          <table:table-cell office:value-type="float" office:value="-28.273">
            <text:p>-28.273</text:p>
          </table:table-cell>
          <table:table-cell/>
          <table:table-cell office:value-type="float" office:value="-14.398">
            <text:p>-14.398</text:p>
          </table:table-cell>
          <table:table-cell office:value-type="float" office:value="24.939">
            <text:p>24.939</text:p>
          </table:table-cell>
          <table:table-cell table:number-columns-repeated="1018"/>
        </table:table-row>
        <table:table-row table:style-name="ro1">
          <table:table-cell office:value-type="float" office:value="60.18">
            <text:p>60.18</text:p>
          </table:table-cell>
          <table:table-cell/>
          <table:table-cell office:value-type="float" office:value="-28.552">
            <text:p>-28.552</text:p>
          </table:table-cell>
          <table:table-cell/>
          <table:table-cell office:value-type="float" office:value="-14.034">
            <text:p>-14.034</text:p>
          </table:table-cell>
          <table:table-cell office:value-type="float" office:value="24.307">
            <text:p>24.307</text:p>
          </table:table-cell>
          <table:table-cell table:number-columns-repeated="1018"/>
        </table:table-row>
        <table:table-row table:style-name="ro1">
          <table:table-cell office:value-type="float" office:value="59.445">
            <text:p>59.445</text:p>
          </table:table-cell>
          <table:table-cell/>
          <table:table-cell office:value-type="float" office:value="-28.819">
            <text:p>-28.819</text:p>
          </table:table-cell>
          <table:table-cell/>
          <table:table-cell office:value-type="float" office:value="-13.671">
            <text:p>-13.671</text:p>
          </table:table-cell>
          <table:table-cell office:value-type="float" office:value="23.679">
            <text:p>23.679</text:p>
          </table:table-cell>
          <table:table-cell table:number-columns-repeated="1018"/>
        </table:table-row>
        <table:table-row table:style-name="ro1">
          <table:table-cell office:value-type="float" office:value="58.705">
            <text:p>58.705</text:p>
          </table:table-cell>
          <table:table-cell/>
          <table:table-cell office:value-type="float" office:value="-29.072">
            <text:p>-29.072</text:p>
          </table:table-cell>
          <table:table-cell/>
          <table:table-cell office:value-type="float" office:value="-13.311">
            <text:p>-13.311</text:p>
          </table:table-cell>
          <table:table-cell office:value-type="float" office:value="23.056">
            <text:p>23.056</text:p>
          </table:table-cell>
          <table:table-cell table:number-columns-repeated="1018"/>
        </table:table-row>
        <table:table-row table:style-name="ro1">
          <table:table-cell office:value-type="float" office:value="57.961">
            <text:p>57.961</text:p>
          </table:table-cell>
          <table:table-cell/>
          <table:table-cell office:value-type="float" office:value="-29.313">
            <text:p>-29.313</text:p>
          </table:table-cell>
          <table:table-cell/>
          <table:table-cell office:value-type="float" office:value="-12.955">
            <text:p>-12.955</text:p>
          </table:table-cell>
          <table:table-cell office:value-type="float" office:value="22.438">
            <text:p>22.438</text:p>
          </table:table-cell>
          <table:table-cell table:number-columns-repeated="1018"/>
        </table:table-row>
        <table:table-row table:style-name="ro1">
          <table:table-cell office:value-type="float" office:value="57.213">
            <text:p>57.213</text:p>
          </table:table-cell>
          <table:table-cell/>
          <table:table-cell office:value-type="float" office:value="-29.54">
            <text:p>-29.54</text:p>
          </table:table-cell>
          <table:table-cell/>
          <table:table-cell office:value-type="float" office:value="-12.6">
            <text:p>-12.6</text:p>
          </table:table-cell>
          <table:table-cell office:value-type="float" office:value="21.824">
            <text:p>21.824</text:p>
          </table:table-cell>
          <table:table-cell table:number-columns-repeated="1018"/>
        </table:table-row>
        <table:table-row table:style-name="ro1">
          <table:table-cell office:value-type="float" office:value="56.461">
            <text:p>56.461</text:p>
          </table:table-cell>
          <table:table-cell/>
          <table:table-cell office:value-type="float" office:value="-29.755">
            <text:p>-29.755</text:p>
          </table:table-cell>
          <table:table-cell/>
          <table:table-cell office:value-type="float" office:value="-12.249">
            <text:p>-12.249</text:p>
          </table:table-cell>
          <table:table-cell office:value-type="float" office:value="21.216">
            <text:p>21.216</text:p>
          </table:table-cell>
          <table:table-cell table:number-columns-repeated="1018"/>
        </table:table-row>
        <table:table-row table:style-name="ro1">
          <table:table-cell office:value-type="float" office:value="55.705">
            <text:p>55.705</text:p>
          </table:table-cell>
          <table:table-cell/>
          <table:table-cell office:value-type="float" office:value="-29.956">
            <text:p>-29.956</text:p>
          </table:table-cell>
          <table:table-cell/>
          <table:table-cell office:value-type="float" office:value="-11.901">
            <text:p>-11.901</text:p>
          </table:table-cell>
          <table:table-cell office:value-type="float" office:value="20.613">
            <text:p>20.613</text:p>
          </table:table-cell>
          <table:table-cell table:number-columns-repeated="1018"/>
        </table:table-row>
        <table:table-row table:style-name="ro1">
          <table:table-cell office:value-type="float" office:value="54.946">
            <text:p>54.946</text:p>
          </table:table-cell>
          <table:table-cell/>
          <table:table-cell office:value-type="float" office:value="-30.144">
            <text:p>-30.144</text:p>
          </table:table-cell>
          <table:table-cell/>
          <table:table-cell office:value-type="float" office:value="-11.556">
            <text:p>-11.556</text:p>
          </table:table-cell>
          <table:table-cell office:value-type="float" office:value="20.016">
            <text:p>20.016</text:p>
          </table:table-cell>
          <table:table-cell table:number-columns-repeated="1018"/>
        </table:table-row>
        <table:table-row table:style-name="ro1">
          <table:table-cell office:value-type="float" office:value="54.184">
            <text:p>54.184</text:p>
          </table:table-cell>
          <table:table-cell/>
          <table:table-cell office:value-type="float" office:value="-30.319">
            <text:p>-30.319</text:p>
          </table:table-cell>
          <table:table-cell/>
          <table:table-cell office:value-type="float" office:value="-11.214">
            <text:p>-11.214</text:p>
          </table:table-cell>
          <table:table-cell office:value-type="float" office:value="19.424">
            <text:p>19.424</text:p>
          </table:table-cell>
          <table:table-cell table:number-columns-repeated="1018"/>
        </table:table-row>
        <table:table-row table:style-name="ro1">
          <table:table-cell office:value-type="float" office:value="53.419">
            <text:p>53.419</text:p>
          </table:table-cell>
          <table:table-cell/>
          <table:table-cell office:value-type="float" office:value="-30.481">
            <text:p>-30.481</text:p>
          </table:table-cell>
          <table:table-cell/>
          <table:table-cell office:value-type="float" office:value="-10.876">
            <text:p>-10.876</text:p>
          </table:table-cell>
          <table:table-cell office:value-type="float" office:value="18.838">
            <text:p>18.838</text:p>
          </table:table-cell>
          <table:table-cell table:number-columns-repeated="1018"/>
        </table:table-row>
        <table:table-row table:style-name="ro1">
          <table:table-cell office:value-type="float" office:value="52.651">
            <text:p>52.651</text:p>
          </table:table-cell>
          <table:table-cell/>
          <table:table-cell office:value-type="float" office:value="-30.629">
            <text:p>-30.629</text:p>
          </table:table-cell>
          <table:table-cell/>
          <table:table-cell office:value-type="float" office:value="-10.541">
            <text:p>-10.541</text:p>
          </table:table-cell>
          <table:table-cell office:value-type="float" office:value="18.258">
            <text:p>18.258</text:p>
          </table:table-cell>
          <table:table-cell table:number-columns-repeated="1018"/>
        </table:table-row>
        <table:table-row table:style-name="ro1">
          <table:table-cell office:value-type="float" office:value="51.88">
            <text:p>51.88</text:p>
          </table:table-cell>
          <table:table-cell/>
          <table:table-cell office:value-type="float" office:value="-30.763">
            <text:p>-30.763</text:p>
          </table:table-cell>
          <table:table-cell/>
          <table:table-cell office:value-type="float" office:value="-10.21">
            <text:p>-10.21</text:p>
          </table:table-cell>
          <table:table-cell office:value-type="float" office:value="17.684">
            <text:p>17.684</text:p>
          </table:table-cell>
          <table:table-cell table:number-columns-repeated="1018"/>
        </table:table-row>
        <table:table-row table:style-name="ro1">
          <table:table-cell office:value-type="float" office:value="51.108">
            <text:p>51.108</text:p>
          </table:table-cell>
          <table:table-cell/>
          <table:table-cell office:value-type="float" office:value="-30.885">
            <text:p>-30.885</text:p>
          </table:table-cell>
          <table:table-cell/>
          <table:table-cell office:value-type="float" office:value="-9.882">
            <text:p>-9.882</text:p>
          </table:table-cell>
          <table:table-cell office:value-type="float" office:value="17.117">
            <text:p>17.117</text:p>
          </table:table-cell>
          <table:table-cell table:number-columns-repeated="1018"/>
        </table:table-row>
        <table:table-row table:style-name="ro1">
          <table:table-cell office:value-type="float" office:value="50.333">
            <text:p>50.333</text:p>
          </table:table-cell>
          <table:table-cell/>
          <table:table-cell office:value-type="float" office:value="-30.992">
            <text:p>-30.992</text:p>
          </table:table-cell>
          <table:table-cell/>
          <table:table-cell office:value-type="float" office:value="-9.558">
            <text:p>-9.558</text:p>
          </table:table-cell>
          <table:table-cell office:value-type="float" office:value="16.556">
            <text:p>16.556</text:p>
          </table:table-cell>
          <table:table-cell table:number-columns-repeated="1018"/>
        </table:table-row>
        <table:table-row table:style-name="ro1">
          <table:table-cell office:value-type="float" office:value="49.557">
            <text:p>49.557</text:p>
          </table:table-cell>
          <table:table-cell/>
          <table:table-cell office:value-type="float" office:value="-31.086">
            <text:p>-31.086</text:p>
          </table:table-cell>
          <table:table-cell/>
          <table:table-cell office:value-type="float" office:value="-9.238">
            <text:p>-9.238</text:p>
          </table:table-cell>
          <table:table-cell office:value-type="float" office:value="16.001">
            <text:p>16.001</text:p>
          </table:table-cell>
          <table:table-cell table:number-columns-repeated="1018"/>
        </table:table-row>
        <table:table-row table:style-name="ro1">
          <table:table-cell office:value-type="float" office:value="48.779">
            <text:p>48.779</text:p>
          </table:table-cell>
          <table:table-cell/>
          <table:table-cell office:value-type="float" office:value="-31.167">
            <text:p>-31.167</text:p>
          </table:table-cell>
          <table:table-cell/>
          <table:table-cell office:value-type="float" office:value="-8.922">
            <text:p>-8.922</text:p>
          </table:table-cell>
          <table:table-cell office:value-type="float" office:value="15.454">
            <text:p>15.454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float" office:value="-31.234">
            <text:p>-31.234</text:p>
          </table:table-cell>
          <table:table-cell/>
          <table:table-cell office:value-type="float" office:value="-8.611">
            <text:p>-8.611</text:p>
          </table:table-cell>
          <table:table-cell office:value-type="float" office:value="14.914">
            <text:p>14.914</text:p>
          </table:table-cell>
          <table:table-cell table:number-columns-repeated="1018"/>
        </table:table-row>
        <table:table-row table:style-name="ro1">
          <table:table-cell office:value-type="float" office:value="47.22">
            <text:p>47.22</text:p>
          </table:table-cell>
          <table:table-cell/>
          <table:table-cell office:value-type="float" office:value="-31.287">
            <text:p>-31.287</text:p>
          </table:table-cell>
          <table:table-cell/>
          <table:table-cell office:value-type="float" office:value="-8.303">
            <text:p>-8.303</text:p>
          </table:table-cell>
          <table:table-cell office:value-type="float" office:value="14.381">
            <text:p>14.381</text:p>
          </table:table-cell>
          <table:table-cell table:number-columns-repeated="1018"/>
        </table:table-row>
        <table:table-row table:style-name="ro1">
          <table:table-cell office:value-type="float" office:value="46.439">
            <text:p>46.439</text:p>
          </table:table-cell>
          <table:table-cell/>
          <table:table-cell office:value-type="float" office:value="-31.327">
            <text:p>-31.327</text:p>
          </table:table-cell>
          <table:table-cell/>
          <table:table-cell office:value-type="float" office:value="-7.999">
            <text:p>-7.999</text:p>
          </table:table-cell>
          <table:table-cell office:value-type="float" office:value="13.855">
            <text:p>13.855</text:p>
          </table:table-cell>
          <table:table-cell table:number-columns-repeated="1018"/>
        </table:table-row>
        <table:table-row table:style-name="ro1">
          <table:table-cell office:value-type="float" office:value="45.657">
            <text:p>45.657</text:p>
          </table:table-cell>
          <table:table-cell/>
          <table:table-cell office:value-type="float" office:value="-31.353">
            <text:p>-31.353</text:p>
          </table:table-cell>
          <table:table-cell/>
          <table:table-cell office:value-type="float" office:value="-7.7">
            <text:p>-7.7</text:p>
          </table:table-cell>
          <table:table-cell office:value-type="float" office:value="13.337">
            <text:p>13.337</text:p>
          </table:table-cell>
          <table:table-cell table:number-columns-repeated="1018"/>
        </table:table-row>
        <table:table-row table:style-name="ro1">
          <table:table-cell office:value-type="float" office:value="44.875">
            <text:p>44.875</text:p>
          </table:table-cell>
          <table:table-cell/>
          <table:table-cell office:value-type="float" office:value="-31.366">
            <text:p>-31.366</text:p>
          </table:table-cell>
          <table:table-cell/>
          <table:table-cell office:value-type="float" office:value="-7.405">
            <text:p>-7.405</text:p>
          </table:table-cell>
          <table:table-cell office:value-type="float" office:value="12.826">
            <text:p>12.826</text:p>
          </table:table-cell>
          <table:table-cell table:number-columns-repeated="1018"/>
        </table:table-row>
        <table:table-row table:style-name="ro1">
          <table:table-cell office:value-type="float" office:value="44.093">
            <text:p>44.093</text:p>
          </table:table-cell>
          <table:table-cell/>
          <table:table-cell office:value-type="float" office:value="-31.365">
            <text:p>-31.365</text:p>
          </table:table-cell>
          <table:table-cell/>
          <table:table-cell office:value-type="float" office:value="-7.115">
            <text:p>-7.115</text:p>
          </table:table-cell>
          <table:table-cell office:value-type="float" office:value="12.324">
            <text:p>12.324</text:p>
          </table:table-cell>
          <table:table-cell table:number-columns-repeated="1018"/>
        </table:table-row>
        <table:table-row table:style-name="ro1">
          <table:table-cell office:value-type="float" office:value="43.311">
            <text:p>43.311</text:p>
          </table:table-cell>
          <table:table-cell/>
          <table:table-cell office:value-type="float" office:value="-31.35">
            <text:p>-31.35</text:p>
          </table:table-cell>
          <table:table-cell/>
          <table:table-cell office:value-type="float" office:value="-6.83">
            <text:p>-6.83</text:p>
          </table:table-cell>
          <table:table-cell office:value-type="float" office:value="11.829">
            <text:p>11.829</text:p>
          </table:table-cell>
          <table:table-cell table:number-columns-repeated="1018"/>
        </table:table-row>
        <table:table-row table:style-name="ro1">
          <table:table-cell office:value-type="float" office:value="42.53">
            <text:p>42.53</text:p>
          </table:table-cell>
          <table:table-cell/>
          <table:table-cell office:value-type="float" office:value="-31.321">
            <text:p>-31.321</text:p>
          </table:table-cell>
          <table:table-cell/>
          <table:table-cell office:value-type="float" office:value="-6.549">
            <text:p>-6.549</text:p>
          </table:table-cell>
          <table:table-cell office:value-type="float" office:value="11.343">
            <text:p>11.343</text:p>
          </table:table-cell>
          <table:table-cell table:number-columns-repeated="1018"/>
        </table:table-row>
        <table:table-row table:style-name="ro1">
          <table:table-cell office:value-type="float" office:value="41.749">
            <text:p>41.749</text:p>
          </table:table-cell>
          <table:table-cell/>
          <table:table-cell office:value-type="float" office:value="-31.279">
            <text:p>-31.279</text:p>
          </table:table-cell>
          <table:table-cell/>
          <table:table-cell office:value-type="float" office:value="-6.273">
            <text:p>-6.273</text:p>
          </table:table-cell>
          <table:table-cell office:value-type="float" office:value="10.865">
            <text:p>10.865</text:p>
          </table:table-cell>
          <table:table-cell table:number-columns-repeated="1018"/>
        </table:table-row>
        <table:table-row table:style-name="ro1">
          <table:table-cell office:value-type="float" office:value="40.969">
            <text:p>40.969</text:p>
          </table:table-cell>
          <table:table-cell/>
          <table:table-cell office:value-type="float" office:value="-31.224">
            <text:p>-31.224</text:p>
          </table:table-cell>
          <table:table-cell/>
          <table:table-cell office:value-type="float" office:value="-6.001">
            <text:p>-6.001</text:p>
          </table:table-cell>
          <table:table-cell office:value-type="float" office:value="10.395">
            <text:p>10.395</text:p>
          </table:table-cell>
          <table:table-cell table:number-columns-repeated="1018"/>
        </table:table-row>
        <table:table-row table:style-name="ro1">
          <table:table-cell office:value-type="float" office:value="40.19">
            <text:p>40.19</text:p>
          </table:table-cell>
          <table:table-cell/>
          <table:table-cell office:value-type="float" office:value="-31.154">
            <text:p>-31.154</text:p>
          </table:table-cell>
          <table:table-cell/>
          <table:table-cell office:value-type="float" office:value="-5.735">
            <text:p>-5.735</text:p>
          </table:table-cell>
          <table:table-cell office:value-type="float" office:value="9.934">
            <text:p>9.934</text:p>
          </table:table-cell>
          <table:table-cell table:number-columns-repeated="1018"/>
        </table:table-row>
        <table:table-row table:style-name="ro1">
          <table:table-cell office:value-type="float" office:value="39.412">
            <text:p>39.412</text:p>
          </table:table-cell>
          <table:table-cell/>
          <table:table-cell office:value-type="float" office:value="-31.071">
            <text:p>-31.071</text:p>
          </table:table-cell>
          <table:table-cell/>
          <table:table-cell office:value-type="float" office:value="-5.474">
            <text:p>-5.474</text:p>
          </table:table-cell>
          <table:table-cell office:value-type="float" office:value="9.481">
            <text:p>9.481</text:p>
          </table:table-cell>
          <table:table-cell table:number-columns-repeated="1018"/>
        </table:table-row>
        <table:table-row table:style-name="ro1">
          <table:table-cell office:value-type="float" office:value="38.636">
            <text:p>38.636</text:p>
          </table:table-cell>
          <table:table-cell/>
          <table:table-cell office:value-type="float" office:value="-30.975">
            <text:p>-30.975</text:p>
          </table:table-cell>
          <table:table-cell/>
          <table:table-cell office:value-type="float" office:value="-5.218">
            <text:p>-5.218</text:p>
          </table:table-cell>
          <table:table-cell office:value-type="float" office:value="9.038">
            <text:p>9.038</text:p>
          </table:table-cell>
          <table:table-cell table:number-columns-repeated="1018"/>
        </table:table-row>
        <table:table-row table:style-name="ro1">
          <table:table-cell office:value-type="float" office:value="37.862">
            <text:p>37.862</text:p>
          </table:table-cell>
          <table:table-cell/>
          <table:table-cell office:value-type="float" office:value="-30.865">
            <text:p>-30.865</text:p>
          </table:table-cell>
          <table:table-cell/>
          <table:table-cell office:value-type="float" office:value="-4.967">
            <text:p>-4.967</text:p>
          </table:table-cell>
          <table:table-cell office:value-type="float" office:value="8.603">
            <text:p>8.603</text:p>
          </table:table-cell>
          <table:table-cell table:number-columns-repeated="1018"/>
        </table:table-row>
        <table:table-row table:style-name="ro1">
          <table:table-cell office:value-type="float" office:value="37.09">
            <text:p>37.09</text:p>
          </table:table-cell>
          <table:table-cell/>
          <table:table-cell office:value-type="float" office:value="-30.742">
            <text:p>-30.742</text:p>
          </table:table-cell>
          <table:table-cell/>
          <table:table-cell office:value-type="float" office:value="-4.721">
            <text:p>-4.721</text:p>
          </table:table-cell>
          <table:table-cell office:value-type="float" office:value="8.178">
            <text:p>8.178</text:p>
          </table:table-cell>
          <table:table-cell table:number-columns-repeated="1018"/>
        </table:table-row>
        <table:table-row table:style-name="ro1">
          <table:table-cell office:value-type="float" office:value="36.32">
            <text:p>36.32</text:p>
          </table:table-cell>
          <table:table-cell/>
          <table:table-cell office:value-type="float" office:value="-30.605">
            <text:p>-30.605</text:p>
          </table:table-cell>
          <table:table-cell/>
          <table:table-cell office:value-type="float" office:value="-4.481">
            <text:p>-4.481</text:p>
          </table:table-cell>
          <table:table-cell office:value-type="float" office:value="7.762">
            <text:p>7.762</text:p>
          </table:table-cell>
          <table:table-cell table:number-columns-repeated="1018"/>
        </table:table-row>
        <table:table-row table:style-name="ro1">
          <table:table-cell office:value-type="float" office:value="35.552">
            <text:p>35.552</text:p>
          </table:table-cell>
          <table:table-cell/>
          <table:table-cell office:value-type="float" office:value="-30.454">
            <text:p>-30.454</text:p>
          </table:table-cell>
          <table:table-cell/>
          <table:table-cell office:value-type="float" office:value="-4.246">
            <text:p>-4.246</text:p>
          </table:table-cell>
          <table:table-cell office:value-type="float" office:value="7.355">
            <text:p>7.355</text:p>
          </table:table-cell>
          <table:table-cell table:number-columns-repeated="1018"/>
        </table:table-row>
        <table:table-row table:style-name="ro1">
          <table:table-cell office:value-type="float" office:value="34.788">
            <text:p>34.788</text:p>
          </table:table-cell>
          <table:table-cell/>
          <table:table-cell office:value-type="float" office:value="-30.291">
            <text:p>-30.291</text:p>
          </table:table-cell>
          <table:table-cell/>
          <table:table-cell office:value-type="float" office:value="-4.017">
            <text:p>-4.017</text:p>
          </table:table-cell>
          <table:table-cell office:value-type="float" office:value="6.957">
            <text:p>6.957</text:p>
          </table:table-cell>
          <table:table-cell table:number-columns-repeated="1018"/>
        </table:table-row>
        <table:table-row table:style-name="ro1">
          <table:table-cell office:value-type="float" office:value="34.026">
            <text:p>34.026</text:p>
          </table:table-cell>
          <table:table-cell/>
          <table:table-cell office:value-type="float" office:value="-30.114">
            <text:p>-30.114</text:p>
          </table:table-cell>
          <table:table-cell/>
          <table:table-cell office:value-type="float" office:value="-3.793">
            <text:p>-3.793</text:p>
          </table:table-cell>
          <table:table-cell office:value-type="float" office:value="6.57">
            <text:p>6.57</text:p>
          </table:table-cell>
          <table:table-cell table:number-columns-repeated="1018"/>
        </table:table-row>
        <table:table-row table:style-name="ro1">
          <table:table-cell office:value-type="float" office:value="33.268">
            <text:p>33.268</text:p>
          </table:table-cell>
          <table:table-cell/>
          <table:table-cell office:value-type="float" office:value="-29.923">
            <text:p>-29.923</text:p>
          </table:table-cell>
          <table:table-cell/>
          <table:table-cell office:value-type="float" office:value="-3.575">
            <text:p>-3.575</text:p>
          </table:table-cell>
          <table:table-cell office:value-type="float" office:value="6.192">
            <text:p>6.192</text:p>
          </table:table-cell>
          <table:table-cell table:number-columns-repeated="1018"/>
        </table:table-row>
        <table:table-row table:style-name="ro1">
          <table:table-cell office:value-type="float" office:value="32.513">
            <text:p>32.513</text:p>
          </table:table-cell>
          <table:table-cell/>
          <table:table-cell office:value-type="float" office:value="-29.72">
            <text:p>-29.72</text:p>
          </table:table-cell>
          <table:table-cell/>
          <table:table-cell office:value-type="float" office:value="-3.362">
            <text:p>-3.362</text:p>
          </table:table-cell>
          <table:table-cell office:value-type="float" office:value="5.824">
            <text:p>5.824</text:p>
          </table:table-cell>
          <table:table-cell table:number-columns-repeated="1018"/>
        </table:table-row>
        <table:table-row table:style-name="ro1">
          <table:table-cell office:value-type="float" office:value="31.761">
            <text:p>31.761</text:p>
          </table:table-cell>
          <table:table-cell/>
          <table:table-cell office:value-type="float" office:value="-29.503">
            <text:p>-29.503</text:p>
          </table:table-cell>
          <table:table-cell/>
          <table:table-cell office:value-type="float" office:value="-3.156">
            <text:p>-3.156</text:p>
          </table:table-cell>
          <table:table-cell office:value-type="float" office:value="5.466">
            <text:p>5.466</text:p>
          </table:table-cell>
          <table:table-cell table:number-columns-repeated="1018"/>
        </table:table-row>
        <table:table-row table:style-name="ro1">
          <table:table-cell office:value-type="float" office:value="31.014">
            <text:p>31.014</text:p>
          </table:table-cell>
          <table:table-cell/>
          <table:table-cell office:value-type="float" office:value="-29.273">
            <text:p>-29.273</text:p>
          </table:table-cell>
          <table:table-cell/>
          <table:table-cell office:value-type="float" office:value="-2.955">
            <text:p>-2.955</text:p>
          </table:table-cell>
          <table:table-cell office:value-type="float" office:value="5.118">
            <text:p>5.118</text:p>
          </table:table-cell>
          <table:table-cell table:number-columns-repeated="1018"/>
        </table:table-row>
        <table:table-row table:style-name="ro1">
          <table:table-cell office:value-type="float" office:value="30.27">
            <text:p>30.27</text:p>
          </table:table-cell>
          <table:table-cell/>
          <table:table-cell office:value-type="float" office:value="-29.031">
            <text:p>-29.031</text:p>
          </table:table-cell>
          <table:table-cell/>
          <table:table-cell office:value-type="float" office:value="-2.76">
            <text:p>-2.76</text:p>
          </table:table-cell>
          <table:table-cell office:value-type="float" office:value="4.78">
            <text:p>4.78</text:p>
          </table:table-cell>
          <table:table-cell table:number-columns-repeated="1018"/>
        </table:table-row>
        <table:table-row table:style-name="ro1">
          <table:table-cell office:value-type="float" office:value="29.531">
            <text:p>29.531</text:p>
          </table:table-cell>
          <table:table-cell/>
          <table:table-cell office:value-type="float" office:value="-28.775">
            <text:p>-28.775</text:p>
          </table:table-cell>
          <table:table-cell/>
          <table:table-cell office:value-type="float" office:value="-2.571">
            <text:p>-2.571</text:p>
          </table:table-cell>
          <table:table-cell office:value-type="float" office:value="4.453">
            <text:p>4.453</text:p>
          </table:table-cell>
          <table:table-cell table:number-columns-repeated="1018"/>
        </table:table-row>
        <table:table-row table:style-name="ro1">
          <table:table-cell office:value-type="float" office:value="28.797">
            <text:p>28.797</text:p>
          </table:table-cell>
          <table:table-cell/>
          <table:table-cell office:value-type="float" office:value="-28.506">
            <text:p>-28.506</text:p>
          </table:table-cell>
          <table:table-cell/>
          <table:table-cell office:value-type="float" office:value="-2.388">
            <text:p>-2.388</text:p>
          </table:table-cell>
          <table:table-cell office:value-type="float" office:value="4.136">
            <text:p>4.136</text:p>
          </table:table-cell>
          <table:table-cell table:number-columns-repeated="1018"/>
        </table:table-row>
        <table:table-row table:style-name="ro1">
          <table:table-cell office:value-type="float" office:value="28.067">
            <text:p>28.067</text:p>
          </table:table-cell>
          <table:table-cell/>
          <table:table-cell office:value-type="float" office:value="-28.225">
            <text:p>-28.225</text:p>
          </table:table-cell>
          <table:table-cell/>
          <table:table-cell office:value-type="float" office:value="-2.211">
            <text:p>-2.211</text:p>
          </table:table-cell>
          <table:table-cell office:value-type="float" office:value="3.829">
            <text:p>3.829</text:p>
          </table:table-cell>
          <table:table-cell table:number-columns-repeated="1018"/>
        </table:table-row>
        <table:table-row table:style-name="ro1">
          <table:table-cell office:value-type="float" office:value="27.342">
            <text:p>27.342</text:p>
          </table:table-cell>
          <table:table-cell/>
          <table:table-cell office:value-type="float" office:value="-27.931">
            <text:p>-27.931</text:p>
          </table:table-cell>
          <table:table-cell/>
          <table:table-cell office:value-type="float" office:value="-2.04">
            <text:p>-2.04</text:p>
          </table:table-cell>
          <table:table-cell office:value-type="float" office:value="3.533">
            <text:p>3.533</text:p>
          </table:table-cell>
          <table:table-cell table:number-columns-repeated="1018"/>
        </table:table-row>
        <table:table-row table:style-name="ro1">
          <table:table-cell office:value-type="float" office:value="26.623">
            <text:p>26.623</text:p>
          </table:table-cell>
          <table:table-cell/>
          <table:table-cell office:value-type="float" office:value="-27.624">
            <text:p>-27.624</text:p>
          </table:table-cell>
          <table:table-cell/>
          <table:table-cell office:value-type="float" office:value="-1.875">
            <text:p>-1.875</text:p>
          </table:table-cell>
          <table:table-cell office:value-type="float" office:value="3.248">
            <text:p>3.248</text:p>
          </table:table-cell>
          <table:table-cell table:number-columns-repeated="1018"/>
        </table:table-row>
        <table:table-row table:style-name="ro1">
          <table:table-cell office:value-type="float" office:value="25.909">
            <text:p>25.909</text:p>
          </table:table-cell>
          <table:table-cell/>
          <table:table-cell office:value-type="float" office:value="-27.305">
            <text:p>-27.305</text:p>
          </table:table-cell>
          <table:table-cell/>
          <table:table-cell office:value-type="float" office:value="-1.717">
            <text:p>-1.717</text:p>
          </table:table-cell>
          <table:table-cell office:value-type="float" office:value="2.973">
            <text:p>2.973</text:p>
          </table:table-cell>
          <table:table-cell table:number-columns-repeated="1018"/>
        </table:table-row>
        <table:table-row table:style-name="ro1">
          <table:table-cell office:value-type="float" office:value="25.201">
            <text:p>25.201</text:p>
          </table:table-cell>
          <table:table-cell/>
          <table:table-cell office:value-type="float" office:value="-26.974">
            <text:p>-26.974</text:p>
          </table:table-cell>
          <table:table-cell/>
          <table:table-cell office:value-type="float" office:value="-1.564">
            <text:p>-1.564</text:p>
          </table:table-cell>
          <table:table-cell office:value-type="float" office:value="2.709">
            <text:p>2.709</text:p>
          </table:table-cell>
          <table:table-cell table:number-columns-repeated="1018"/>
        </table:table-row>
        <table:table-row table:style-name="ro1">
          <table:table-cell office:value-type="float" office:value="24.498">
            <text:p>24.498</text:p>
          </table:table-cell>
          <table:table-cell/>
          <table:table-cell office:value-type="float" office:value="-26.63">
            <text:p>-26.63</text:p>
          </table:table-cell>
          <table:table-cell/>
          <table:table-cell office:value-type="float" office:value="-1.418">
            <text:p>-1.418</text:p>
          </table:table-cell>
          <table:table-cell office:value-type="float" office:value="2.457">
            <text:p>2.457</text:p>
          </table:table-cell>
          <table:table-cell table:number-columns-repeated="1018"/>
        </table:table-row>
        <table:table-row table:style-name="ro1">
          <table:table-cell office:value-type="float" office:value="23.802">
            <text:p>23.802</text:p>
          </table:table-cell>
          <table:table-cell/>
          <table:table-cell office:value-type="float" office:value="-26.274">
            <text:p>-26.274</text:p>
          </table:table-cell>
          <table:table-cell/>
          <table:table-cell office:value-type="float" office:value="-1.279">
            <text:p>-1.279</text:p>
          </table:table-cell>
          <table:table-cell office:value-type="float" office:value="2.215">
            <text:p>2.215</text:p>
          </table:table-cell>
          <table:table-cell table:number-columns-repeated="1018"/>
        </table:table-row>
        <table:table-row table:style-name="ro1">
          <table:table-cell office:value-type="float" office:value="23.112">
            <text:p>23.112</text:p>
          </table:table-cell>
          <table:table-cell/>
          <table:table-cell office:value-type="float" office:value="-25.906">
            <text:p>-25.906</text:p>
          </table:table-cell>
          <table:table-cell/>
          <table:table-cell office:value-type="float" office:value="-1.146">
            <text:p>-1.146</text:p>
          </table:table-cell>
          <table:table-cell office:value-type="float" office:value="1.984">
            <text:p>1.984</text:p>
          </table:table-cell>
          <table:table-cell table:number-columns-repeated="1018"/>
        </table:table-row>
        <table:table-row table:style-name="ro1">
          <table:table-cell office:value-type="float" office:value="22.429">
            <text:p>22.429</text:p>
          </table:table-cell>
          <table:table-cell/>
          <table:table-cell office:value-type="float" office:value="-25.526">
            <text:p>-25.526</text:p>
          </table:table-cell>
          <table:table-cell/>
          <table:table-cell office:value-type="float" office:value="-1.019">
            <text:p>-1.019</text:p>
          </table:table-cell>
          <table:table-cell office:value-type="float" office:value="1.765">
            <text:p>1.765</text:p>
          </table:table-cell>
          <table:table-cell table:number-columns-repeated="1018"/>
        </table:table-row>
        <table:table-row table:style-name="ro1">
          <table:table-cell office:value-type="float" office:value="21.752">
            <text:p>21.752</text:p>
          </table:table-cell>
          <table:table-cell/>
          <table:table-cell office:value-type="float" office:value="-25.134">
            <text:p>-25.134</text:p>
          </table:table-cell>
          <table:table-cell/>
          <table:table-cell office:value-type="float" office:value="-0.899">
            <text:p>-0.899</text:p>
          </table:table-cell>
          <table:table-cell office:value-type="float" office:value="1.556">
            <text:p>1.556</text:p>
          </table:table-cell>
          <table:table-cell table:number-columns-repeated="1018"/>
        </table:table-row>
        <table:table-row table:style-name="ro1">
          <table:table-cell office:value-type="float" office:value="21.082">
            <text:p>21.082</text:p>
          </table:table-cell>
          <table:table-cell/>
          <table:table-cell office:value-type="float" office:value="-24.73">
            <text:p>-24.73</text:p>
          </table:table-cell>
          <table:table-cell/>
          <table:table-cell office:value-type="float" office:value="-0.785">
            <text:p>-0.785</text:p>
          </table:table-cell>
          <table:table-cell office:value-type="float" office:value="1.359">
            <text:p>1.359</text:p>
          </table:table-cell>
          <table:table-cell table:number-columns-repeated="1018"/>
        </table:table-row>
        <table:table-row table:style-name="ro1">
          <table:table-cell office:value-type="float" office:value="20.42">
            <text:p>20.42</text:p>
          </table:table-cell>
          <table:table-cell/>
          <table:table-cell office:value-type="float" office:value="-24.314">
            <text:p>-24.314</text:p>
          </table:table-cell>
          <table:table-cell/>
          <table:table-cell office:value-type="float" office:value="-0.678">
            <text:p>-0.678</text:p>
          </table:table-cell>
          <table:table-cell office:value-type="float" office:value="1.174">
            <text:p>1.174</text:p>
          </table:table-cell>
          <table:table-cell table:number-columns-repeated="1018"/>
        </table:table-row>
        <table:table-row table:style-name="ro1">
          <table:table-cell office:value-type="float" office:value="19.765">
            <text:p>19.765</text:p>
          </table:table-cell>
          <table:table-cell/>
          <table:table-cell office:value-type="float" office:value="-23.888">
            <text:p>-23.888</text:p>
          </table:table-cell>
          <table:table-cell/>
          <table:table-cell office:value-type="float" office:value="-0.577">
            <text:p>-0.577</text:p>
          </table:table-cell>
          <table:table-cell office:value-type="float" office:value="0.999">
            <text:p>0.999</text:p>
          </table:table-cell>
          <table:table-cell table:number-columns-repeated="1018"/>
        </table:table-row>
        <table:table-row table:style-name="ro1">
          <table:table-cell office:value-type="float" office:value="19.117">
            <text:p>19.117</text:p>
          </table:table-cell>
          <table:table-cell/>
          <table:table-cell office:value-type="float" office:value="-23.449">
            <text:p>-23.449</text:p>
          </table:table-cell>
          <table:table-cell/>
          <table:table-cell office:value-type="float" office:value="-0.483">
            <text:p>-0.483</text:p>
          </table:table-cell>
          <table:table-cell office:value-type="float" office:value="0.836">
            <text:p>0.836</text:p>
          </table:table-cell>
          <table:table-cell table:number-columns-repeated="1018"/>
        </table:table-row>
        <table:table-row table:style-name="ro1">
          <table:table-cell office:value-type="float" office:value="18.477">
            <text:p>18.477</text:p>
          </table:table-cell>
          <table:table-cell/>
          <table:table-cell office:value-type="float" office:value="-23">
            <text:p>-23</text:p>
          </table:table-cell>
          <table:table-cell/>
          <table:table-cell office:value-type="float" office:value="-0.395">
            <text:p>-0.395</text:p>
          </table:table-cell>
          <table:table-cell office:value-type="float" office:value="0.685">
            <text:p>0.685</text:p>
          </table:table-cell>
          <table:table-cell table:number-columns-repeated="1018"/>
        </table:table-row>
        <table:table-row table:style-name="ro1">
          <table:table-cell office:value-type="float" office:value="17.845">
            <text:p>17.845</text:p>
          </table:table-cell>
          <table:table-cell/>
          <table:table-cell office:value-type="float" office:value="-22.539">
            <text:p>-22.539</text:p>
          </table:table-cell>
          <table:table-cell/>
          <table:table-cell office:value-type="float" office:value="-0.315">
            <text:p>-0.315</text:p>
          </table:table-cell>
          <table:table-cell office:value-type="float" office:value="0.545">
            <text:p>0.545</text:p>
          </table:table-cell>
          <table:table-cell table:number-columns-repeated="1018"/>
        </table:table-row>
        <table:table-row table:style-name="ro1">
          <table:table-cell office:value-type="float" office:value="17.221">
            <text:p>17.221</text:p>
          </table:table-cell>
          <table:table-cell/>
          <table:table-cell office:value-type="float" office:value="-22.068">
            <text:p>-22.068</text:p>
          </table:table-cell>
          <table:table-cell/>
          <table:table-cell office:value-type="float" office:value="-0.241">
            <text:p>-0.241</text:p>
          </table:table-cell>
          <table:table-cell office:value-type="float" office:value="0.417">
            <text:p>0.417</text:p>
          </table:table-cell>
          <table:table-cell table:number-columns-repeated="1018"/>
        </table:table-row>
        <table:table-row table:style-name="ro1">
          <table:table-cell office:value-type="float" office:value="16.606">
            <text:p>16.606</text:p>
          </table:table-cell>
          <table:table-cell/>
          <table:table-cell office:value-type="float" office:value="-21.585">
            <text:p>-21.585</text:p>
          </table:table-cell>
          <table:table-cell/>
          <table:table-cell office:value-type="float" office:value="-0.173">
            <text:p>-0.173</text:p>
          </table:table-cell>
          <table:table-cell office:value-type="float" office:value="0.3">
            <text:p>0.3</text:p>
          </table:table-cell>
          <table:table-cell table:number-columns-repeated="1018"/>
        </table:table-row>
        <table:table-row table:style-name="ro1">
          <table:table-cell office:value-type="float" office:value="15.999">
            <text:p>15.999</text:p>
          </table:table-cell>
          <table:table-cell/>
          <table:table-cell office:value-type="float" office:value="-21.092">
            <text:p>-21.092</text:p>
          </table:table-cell>
          <table:table-cell/>
          <table:table-cell office:value-type="float" office:value="-0.168">
            <text:p>-0.168</text:p>
          </table:table-cell>
          <table:table-cell office:value-type="float" office:value="0.303">
            <text:p>0.303</text:p>
          </table:table-cell>
          <table:table-cell table:number-columns-repeated="1018"/>
        </table:table-row>
        <table:table-row table:style-name="ro1">
          <table:table-cell office:value-type="float" office:value="15.4">
            <text:p>15.4</text:p>
          </table:table-cell>
          <table:table-cell/>
          <table:table-cell office:value-type="float" office:value="-20.589">
            <text:p>-20.589</text:p>
          </table:table-cell>
          <table:table-cell/>
          <table:table-cell office:value-type="float" office:value="-0.163">
            <text:p>-0.163</text:p>
          </table:table-cell>
          <table:table-cell office:value-type="float" office:value="0.306">
            <text:p>0.306</text:p>
          </table:table-cell>
          <table:table-cell table:number-columns-repeated="1018"/>
        </table:table-row>
        <table:table-row table:style-name="ro1">
          <table:table-cell office:value-type="float" office:value="14.811">
            <text:p>14.811</text:p>
          </table:table-cell>
          <table:table-cell/>
          <table:table-cell office:value-type="float" office:value="-20.075">
            <text:p>-20.075</text:p>
          </table:table-cell>
          <table:table-cell/>
          <table:table-cell office:value-type="float" office:value="-0.157">
            <text:p>-0.157</text:p>
          </table:table-cell>
          <table:table-cell office:value-type="float" office:value="0.309">
            <text:p>0.309</text:p>
          </table:table-cell>
          <table:table-cell table:number-columns-repeated="1018"/>
        </table:table-row>
        <table:table-row table:style-name="ro1">
          <table:table-cell office:value-type="float" office:value="14.23">
            <text:p>14.23</text:p>
          </table:table-cell>
          <table:table-cell/>
          <table:table-cell office:value-type="float" office:value="-19.551">
            <text:p>-19.551</text:p>
          </table:table-cell>
          <table:table-cell/>
          <table:table-cell office:value-type="float" office:value="-0.152">
            <text:p>-0.152</text:p>
          </table:table-cell>
          <table:table-cell office:value-type="float" office:value="0.312">
            <text:p>0.312</text:p>
          </table:table-cell>
          <table:table-cell table:number-columns-repeated="1018"/>
        </table:table-row>
        <table:table-row table:style-name="ro1">
          <table:table-cell office:value-type="float" office:value="13.659">
            <text:p>13.659</text:p>
          </table:table-cell>
          <table:table-cell/>
          <table:table-cell office:value-type="float" office:value="-19.017">
            <text:p>-19.017</text:p>
          </table:table-cell>
          <table:table-cell/>
          <table:table-cell office:value-type="float" office:value="-0.147">
            <text:p>-0.147</text:p>
          </table:table-cell>
          <table:table-cell office:value-type="float" office:value="0.314">
            <text:p>0.314</text:p>
          </table:table-cell>
          <table:table-cell table:number-columns-repeated="1018"/>
        </table:table-row>
        <table:table-row table:style-name="ro1">
          <table:table-cell office:value-type="float" office:value="13.097">
            <text:p>13.097</text:p>
          </table:table-cell>
          <table:table-cell/>
          <table:table-cell office:value-type="float" office:value="-18.472">
            <text:p>-18.472</text:p>
          </table:table-cell>
          <table:table-cell/>
          <table:table-cell office:value-type="float" office:value="-0.141">
            <text:p>-0.141</text:p>
          </table:table-cell>
          <table:table-cell office:value-type="float" office:value="0.317">
            <text:p>0.317</text:p>
          </table:table-cell>
          <table:table-cell table:number-columns-repeated="1018"/>
        </table:table-row>
        <table:table-row table:style-name="ro1">
          <table:table-cell office:value-type="float" office:value="12.545">
            <text:p>12.545</text:p>
          </table:table-cell>
          <table:table-cell/>
          <table:table-cell office:value-type="float" office:value="-17.919">
            <text:p>-17.919</text:p>
          </table:table-cell>
          <table:table-cell/>
          <table:table-cell office:value-type="float" office:value="-0.135">
            <text:p>-0.135</text:p>
          </table:table-cell>
          <table:table-cell office:value-type="float" office:value="0.319">
            <text:p>0.319</text:p>
          </table:table-cell>
          <table:table-cell table:number-columns-repeated="1018"/>
        </table:table-row>
        <table:table-row table:style-name="ro1">
          <table:table-cell office:value-type="float" office:value="12.003">
            <text:p>12.003</text:p>
          </table:table-cell>
          <table:table-cell/>
          <table:table-cell office:value-type="float" office:value="-17.355">
            <text:p>-17.355</text:p>
          </table:table-cell>
          <table:table-cell/>
          <table:table-cell office:value-type="float" office:value="-0.13">
            <text:p>-0.13</text:p>
          </table:table-cell>
          <table:table-cell office:value-type="float" office:value="0.321">
            <text:p>0.321</text:p>
          </table:table-cell>
          <table:table-cell table:number-columns-repeated="1018"/>
        </table:table-row>
        <table:table-row table:style-name="ro1">
          <table:table-cell office:value-type="float" office:value="11.47">
            <text:p>11.47</text:p>
          </table:table-cell>
          <table:table-cell/>
          <table:table-cell office:value-type="float" office:value="-16.783">
            <text:p>-16.783</text:p>
          </table:table-cell>
          <table:table-cell/>
          <table:table-cell office:value-type="float" office:value="-0.124">
            <text:p>-0.124</text:p>
          </table:table-cell>
          <table:table-cell office:value-type="float" office:value="0.324">
            <text:p>0.324</text:p>
          </table:table-cell>
          <table:table-cell table:number-columns-repeated="1018"/>
        </table:table-row>
        <table:table-row table:style-name="ro1">
          <table:table-cell office:value-type="float" office:value="10.948">
            <text:p>10.948</text:p>
          </table:table-cell>
          <table:table-cell/>
          <table:table-cell office:value-type="float" office:value="-16.201">
            <text:p>-16.201</text:p>
          </table:table-cell>
          <table:table-cell/>
          <table:table-cell office:value-type="float" office:value="-0.119">
            <text:p>-0.119</text:p>
          </table:table-cell>
          <table:table-cell office:value-type="float" office:value="0.326">
            <text:p>0.326</text:p>
          </table:table-cell>
          <table:table-cell table:number-columns-repeated="1018"/>
        </table:table-row>
        <table:table-row table:style-name="ro1">
          <table:table-cell office:value-type="float" office:value="10.436">
            <text:p>10.436</text:p>
          </table:table-cell>
          <table:table-cell/>
          <table:table-cell office:value-type="float" office:value="-15.61">
            <text:p>-15.61</text:p>
          </table:table-cell>
          <table:table-cell/>
          <table:table-cell office:value-type="float" office:value="-0.113">
            <text:p>-0.113</text:p>
          </table:table-cell>
          <table:table-cell office:value-type="float" office:value="0.328">
            <text:p>0.328</text:p>
          </table:table-cell>
          <table:table-cell table:number-columns-repeated="1018"/>
        </table:table-row>
        <table:table-row table:style-name="ro1">
          <table:table-cell office:value-type="float" office:value="9.934">
            <text:p>9.934</text:p>
          </table:table-cell>
          <table:table-cell/>
          <table:table-cell office:value-type="float" office:value="-15.01">
            <text:p>-15.01</text:p>
          </table:table-cell>
          <table:table-cell/>
          <table:table-cell office:value-type="float" office:value="-0.107">
            <text:p>-0.107</text:p>
          </table:table-cell>
          <table:table-cell office:value-type="float" office:value="0.33">
            <text:p>0.33</text:p>
          </table:table-cell>
          <table:table-cell table:number-columns-repeated="1018"/>
        </table:table-row>
        <table:table-row table:style-name="ro1">
          <table:table-cell office:value-type="float" office:value="9.443">
            <text:p>9.443</text:p>
          </table:table-cell>
          <table:table-cell/>
          <table:table-cell office:value-type="float" office:value="-14.402">
            <text:p>-14.402</text:p>
          </table:table-cell>
          <table:table-cell/>
          <table:table-cell office:value-type="float" office:value="-0.101">
            <text:p>-0.101</text:p>
          </table:table-cell>
          <table:table-cell office:value-type="float" office:value="0.332">
            <text:p>0.332</text:p>
          </table:table-cell>
          <table:table-cell table:number-columns-repeated="1018"/>
        </table:table-row>
        <table:table-row table:style-name="ro1">
          <table:table-cell office:value-type="float" office:value="8.962">
            <text:p>8.962</text:p>
          </table:table-cell>
          <table:table-cell/>
          <table:table-cell office:value-type="float" office:value="-13.785">
            <text:p>-13.785</text:p>
          </table:table-cell>
          <table:table-cell/>
          <table:table-cell office:value-type="float" office:value="-0.096">
            <text:p>-0.096</text:p>
          </table:table-cell>
          <table:table-cell office:value-type="float" office:value="0.333">
            <text:p>0.333</text:p>
          </table:table-cell>
          <table:table-cell table:number-columns-repeated="1018"/>
        </table:table-row>
        <table:table-row table:style-name="ro1">
          <table:table-cell office:value-type="float" office:value="8.493">
            <text:p>8.493</text:p>
          </table:table-cell>
          <table:table-cell/>
          <table:table-cell office:value-type="float" office:value="-13.159">
            <text:p>-13.159</text:p>
          </table:table-cell>
          <table:table-cell/>
          <table:table-cell office:value-type="float" office:value="-0.09">
            <text:p>-0.09</text:p>
          </table:table-cell>
          <table:table-cell office:value-type="float" office:value="0.335">
            <text:p>0.335</text:p>
          </table:table-cell>
          <table:table-cell table:number-columns-repeated="1018"/>
        </table:table-row>
        <table:table-row table:style-name="ro1">
          <table:table-cell office:value-type="float" office:value="8.034">
            <text:p>8.034</text:p>
          </table:table-cell>
          <table:table-cell/>
          <table:table-cell office:value-type="float" office:value="-12.526">
            <text:p>-12.526</text:p>
          </table:table-cell>
          <table:table-cell/>
          <table:table-cell office:value-type="float" office:value="-0.084">
            <text:p>-0.084</text:p>
          </table:table-cell>
          <table:table-cell office:value-type="float" office:value="0.336">
            <text:p>0.336</text:p>
          </table:table-cell>
          <table:table-cell table:number-columns-repeated="1018"/>
        </table:table-row>
        <table:table-row table:style-name="ro1">
          <table:table-cell office:value-type="float" office:value="7.586">
            <text:p>7.586</text:p>
          </table:table-cell>
          <table:table-cell/>
          <table:table-cell office:value-type="float" office:value="-11.885">
            <text:p>-11.885</text:p>
          </table:table-cell>
          <table:table-cell/>
          <table:table-cell office:value-type="float" office:value="-0.078">
            <text:p>-0.078</text:p>
          </table:table-cell>
          <table:table-cell office:value-type="float" office:value="0.338">
            <text:p>0.338</text:p>
          </table:table-cell>
          <table:table-cell table:number-columns-repeated="1018"/>
        </table:table-row>
        <table:table-row table:style-name="ro1">
          <table:table-cell office:value-type="float" office:value="7.15">
            <text:p>7.15</text:p>
          </table:table-cell>
          <table:table-cell/>
          <table:table-cell office:value-type="float" office:value="-11.236">
            <text:p>-11.236</text:p>
          </table:table-cell>
          <table:table-cell/>
          <table:table-cell office:value-type="float" office:value="-0.072">
            <text:p>-0.072</text:p>
          </table:table-cell>
          <table:table-cell office:value-type="float" office:value="0.339">
            <text:p>0.339</text:p>
          </table:table-cell>
          <table:table-cell table:number-columns-repeated="1018"/>
        </table:table-row>
        <table:table-row table:style-name="ro1">
          <table:table-cell office:value-type="float" office:value="6.725">
            <text:p>6.725</text:p>
          </table:table-cell>
          <table:table-cell/>
          <table:table-cell office:value-type="float" office:value="-10.579">
            <text:p>-10.579</text:p>
          </table:table-cell>
          <table:table-cell/>
          <table:table-cell office:value-type="float" office:value="-0.066">
            <text:p>-0.066</text:p>
          </table:table-cell>
          <table:table-cell office:value-type="float" office:value="0.34">
            <text:p>0.34</text:p>
          </table:table-cell>
          <table:table-cell table:number-columns-repeated="1018"/>
        </table:table-row>
        <table:table-row table:style-name="ro1">
          <table:table-cell office:value-type="float" office:value="6.311">
            <text:p>6.311</text:p>
          </table:table-cell>
          <table:table-cell/>
          <table:table-cell office:value-type="float" office:value="-9.916">
            <text:p>-9.916</text:p>
          </table:table-cell>
          <table:table-cell/>
          <table:table-cell office:value-type="float" office:value="-0.06">
            <text:p>-0.06</text:p>
          </table:table-cell>
          <table:table-cell office:value-type="float" office:value="0.341">
            <text:p>0.341</text:p>
          </table:table-cell>
          <table:table-cell table:number-columns-repeated="1018"/>
        </table:table-row>
        <table:table-row table:style-name="ro1">
          <table:table-cell office:value-type="float" office:value="5.91">
            <text:p>5.91</text:p>
          </table:table-cell>
          <table:table-cell/>
          <table:table-cell office:value-type="float" office:value="-9.245">
            <text:p>-9.245</text:p>
          </table:table-cell>
          <table:table-cell/>
          <table:table-cell office:value-type="float" office:value="-0.054">
            <text:p>-0.054</text:p>
          </table:table-cell>
          <table:table-cell office:value-type="float" office:value="0.342">
            <text:p>0.342</text:p>
          </table:table-cell>
          <table:table-cell table:number-columns-repeated="1018"/>
        </table:table-row>
        <table:table-row table:style-name="ro1">
          <table:table-cell office:value-type="float" office:value="5.52">
            <text:p>5.52</text:p>
          </table:table-cell>
          <table:table-cell/>
          <table:table-cell office:value-type="float" office:value="-8.567">
            <text:p>-8.567</text:p>
          </table:table-cell>
          <table:table-cell/>
          <table:table-cell office:value-type="float" office:value="-0.048">
            <text:p>-0.048</text:p>
          </table:table-cell>
          <table:table-cell office:value-type="float" office:value="0.343">
            <text:p>0.343</text:p>
          </table:table-cell>
          <table:table-cell table:number-columns-repeated="1018"/>
        </table:table-row>
        <table:table-row table:style-name="ro1">
          <table:table-cell office:value-type="float" office:value="5.142">
            <text:p>5.142</text:p>
          </table:table-cell>
          <table:table-cell/>
          <table:table-cell office:value-type="float" office:value="-7.882">
            <text:p>-7.882</text:p>
          </table:table-cell>
          <table:table-cell/>
          <table:table-cell office:value-type="float" office:value="-0.042">
            <text:p>-0.042</text:p>
          </table:table-cell>
          <table:table-cell office:value-type="float" office:value="0.344">
            <text:p>0.344</text:p>
          </table:table-cell>
          <table:table-cell table:number-columns-repeated="1018"/>
        </table:table-row>
        <table:table-row table:style-name="ro1">
          <table:table-cell office:value-type="float" office:value="4.775">
            <text:p>4.775</text:p>
          </table:table-cell>
          <table:table-cell/>
          <table:table-cell office:value-type="float" office:value="-7.191">
            <text:p>-7.191</text:p>
          </table:table-cell>
          <table:table-cell/>
          <table:table-cell office:value-type="float" office:value="-0.036">
            <text:p>-0.036</text:p>
          </table:table-cell>
          <table:table-cell office:value-type="float" office:value="0.345">
            <text:p>0.345</text:p>
          </table:table-cell>
          <table:table-cell table:number-columns-repeated="1018"/>
        </table:table-row>
        <table:table-row table:style-name="ro1">
          <table:table-cell office:value-type="float" office:value="4.421">
            <text:p>4.421</text:p>
          </table:table-cell>
          <table:table-cell/>
          <table:table-cell office:value-type="float" office:value="-6.494">
            <text:p>-6.494</text:p>
          </table:table-cell>
          <table:table-cell/>
          <table:table-cell office:value-type="float" office:value="-0.03">
            <text:p>-0.03</text:p>
          </table:table-cell>
          <table:table-cell office:value-type="float" office:value="0.345">
            <text:p>0.345</text:p>
          </table:table-cell>
          <table:table-cell table:number-columns-repeated="1018"/>
        </table:table-row>
        <table:table-row table:style-name="ro1">
          <table:table-cell office:value-type="float" office:value="4.08">
            <text:p>4.08</text:p>
          </table:table-cell>
          <table:table-cell/>
          <table:table-cell office:value-type="float" office:value="-5.791">
            <text:p>-5.791</text:p>
          </table:table-cell>
          <table:table-cell/>
          <table:table-cell office:value-type="float" office:value="-0.024">
            <text:p>-0.024</text:p>
          </table:table-cell>
          <table:table-cell office:value-type="float" office:value="0.346">
            <text:p>0.346</text:p>
          </table:table-cell>
          <table:table-cell table:number-columns-repeated="1018"/>
        </table:table-row>
        <table:table-row table:style-name="ro1">
          <table:table-cell office:value-type="float" office:value="3.75">
            <text:p>3.75</text:p>
          </table:table-cell>
          <table:table-cell/>
          <table:table-cell office:value-type="float" office:value="-5.081">
            <text:p>-5.081</text:p>
          </table:table-cell>
          <table:table-cell/>
          <table:table-cell office:value-type="float" office:value="-0.018">
            <text:p>-0.018</text:p>
          </table:table-cell>
          <table:table-cell office:value-type="float" office:value="0.346">
            <text:p>0.346</text:p>
          </table:table-cell>
          <table:table-cell table:number-columns-repeated="1018"/>
        </table:table-row>
        <table:table-row table:style-name="ro1">
          <table:table-cell office:value-type="float" office:value="3.433">
            <text:p>3.433</text:p>
          </table:table-cell>
          <table:table-cell/>
          <table:table-cell office:value-type="float" office:value="-4.366">
            <text:p>-4.366</text:p>
          </table:table-cell>
          <table:table-cell/>
          <table:table-cell office:value-type="float" office:value="-0.012">
            <text:p>-0.012</text:p>
          </table:table-cell>
          <table:table-cell office:value-type="float" office:value="0.346">
            <text:p>0.346</text:p>
          </table:table-cell>
          <table:table-cell table:number-columns-repeated="1018"/>
        </table:table-row>
        <table:table-row table:style-name="ro1">
          <table:table-cell office:value-type="float" office:value="3.129">
            <text:p>3.129</text:p>
          </table:table-cell>
          <table:table-cell/>
          <table:table-cell office:value-type="float" office:value="-3.646">
            <text:p>-3.646</text:p>
          </table:table-cell>
          <table:table-cell/>
          <table:table-cell office:value-type="float" office:value="-0.006">
            <text:p>-0.006</text:p>
          </table:table-cell>
          <table:table-cell office:value-type="float" office:value="0.347">
            <text:p>0.347</text:p>
          </table:table-cell>
          <table:table-cell table:number-columns-repeated="1018"/>
        </table:table-row>
        <table:table-row table:style-name="ro1">
          <table:table-cell office:value-type="float" office:value="2.837">
            <text:p>2.837</text:p>
          </table:table-cell>
          <table:table-cell/>
          <table:table-cell office:value-type="float" office:value="-2.921">
            <text:p>-2.921</text:p>
          </table:table-cell>
          <table:table-cell/>
          <table:table-cell office:value-type="float" office:value="0">
            <text:p>0</text:p>
          </table:table-cell>
          <table:table-cell office:value-type="float" office:value="0.347">
            <text:p>0.347</text:p>
          </table:table-cell>
          <table:table-cell table:number-columns-repeated="1018"/>
        </table:table-row>
        <table:table-row table:style-name="ro1">
          <table:table-cell office:value-type="float" office:value="2.558">
            <text:p>2.558</text:p>
          </table:table-cell>
          <table:table-cell/>
          <table:table-cell office:value-type="float" office:value="-2.19">
            <text:p>-2.19</text:p>
          </table:table-cell>
          <table:table-cell/>
          <table:table-cell office:value-type="float" office:value="0.006">
            <text:p>0.006</text:p>
          </table:table-cell>
          <table:table-cell office:value-type="float" office:value="0.347">
            <text:p>0.347</text:p>
          </table:table-cell>
          <table:table-cell table:number-columns-repeated="1018"/>
        </table:table-row>
        <table:table-row table:style-name="ro1">
          <table:table-cell office:value-type="float" office:value="2.291">
            <text:p>2.291</text:p>
          </table:table-cell>
          <table:table-cell/>
          <table:table-cell office:value-type="float" office:value="-1.455">
            <text:p>-1.455</text:p>
          </table:table-cell>
          <table:table-cell/>
          <table:table-cell office:value-type="float" office:value="0.012">
            <text:p>0.012</text:p>
          </table:table-cell>
          <table:table-cell office:value-type="float" office:value="0.346">
            <text:p>0.346</text:p>
          </table:table-cell>
          <table:table-cell table:number-columns-repeated="1018"/>
        </table:table-row>
        <table:table-row table:style-name="ro1">
          <table:table-cell office:value-type="float" office:value="2.038">
            <text:p>2.038</text:p>
          </table:table-cell>
          <table:table-cell/>
          <table:table-cell office:value-type="float" office:value="-0.715">
            <text:p>-0.715</text:p>
          </table:table-cell>
          <table:table-cell/>
          <table:table-cell office:value-type="float" office:value="0.018">
            <text:p>0.018</text:p>
          </table:table-cell>
          <table:table-cell office:value-type="float" office:value="0.346">
            <text:p>0.346</text:p>
          </table:table-cell>
          <table:table-cell table:number-columns-repeated="1018"/>
        </table:table-row>
        <table:table-row table:style-name="ro1">
          <table:table-cell office:value-type="float" office:value="1.797">
            <text:p>1.797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0.024">
            <text:p>0.024</text:p>
          </table:table-cell>
          <table:table-cell office:value-type="float" office:value="0.346">
            <text:p>0.346</text:p>
          </table:table-cell>
          <table:table-cell table:number-columns-repeated="1018"/>
        </table:table-row>
        <table:table-row table:style-name="ro1">
          <table:table-cell office:value-type="float" office:value="1.57">
            <text:p>1.57</text:p>
          </table:table-cell>
          <table:table-cell/>
          <table:table-cell office:value-type="float" office:value="0.777">
            <text:p>0.777</text:p>
          </table:table-cell>
          <table:table-cell/>
          <table:table-cell office:value-type="float" office:value="0.03">
            <text:p>0.03</text:p>
          </table:table-cell>
          <table:table-cell office:value-type="float" office:value="0.345">
            <text:p>0.345</text:p>
          </table:table-cell>
          <table:table-cell table:number-columns-repeated="1018"/>
        </table:table-row>
        <table:table-row table:style-name="ro1">
          <table:table-cell office:value-type="float" office:value="1.355">
            <text:p>1.355</text:p>
          </table:table-cell>
          <table:table-cell/>
          <table:table-cell office:value-type="float" office:value="1.529">
            <text:p>1.529</text:p>
          </table:table-cell>
          <table:table-cell/>
          <table:table-cell office:value-type="float" office:value="0.036">
            <text:p>0.036</text:p>
          </table:table-cell>
          <table:table-cell office:value-type="float" office:value="0.345">
            <text:p>0.345</text:p>
          </table:table-cell>
          <table:table-cell table:number-columns-repeated="1018"/>
        </table:table-row>
        <table:table-row table:style-name="ro1">
          <table:table-cell office:value-type="float" office:value="1.154">
            <text:p>1.154</text:p>
          </table:table-cell>
          <table:table-cell/>
          <table:table-cell office:value-type="float" office:value="2.285">
            <text:p>2.285</text:p>
          </table:table-cell>
          <table:table-cell/>
          <table:table-cell office:value-type="float" office:value="0.042">
            <text:p>0.042</text:p>
          </table:table-cell>
          <table:table-cell office:value-type="float" office:value="0.344">
            <text:p>0.344</text:p>
          </table:table-cell>
          <table:table-cell table:number-columns-repeated="1018"/>
        </table:table-row>
        <table:table-row table:style-name="ro1">
          <table:table-cell office:value-type="float" office:value="0.966">
            <text:p>0.966</text:p>
          </table:table-cell>
          <table:table-cell/>
          <table:table-cell office:value-type="float" office:value="3.044">
            <text:p>3.044</text:p>
          </table:table-cell>
          <table:table-cell/>
          <table:table-cell office:value-type="float" office:value="0.048">
            <text:p>0.048</text:p>
          </table:table-cell>
          <table:table-cell office:value-type="float" office:value="0.343">
            <text:p>0.343</text:p>
          </table:table-cell>
          <table:table-cell table:number-columns-repeated="1018"/>
        </table:table-row>
        <table:table-row table:style-name="ro1">
          <table:table-cell office:value-type="float" office:value="0.791">
            <text:p>0.791</text:p>
          </table:table-cell>
          <table:table-cell/>
          <table:table-cell office:value-type="float" office:value="3.806">
            <text:p>3.806</text:p>
          </table:table-cell>
          <table:table-cell/>
          <table:table-cell office:value-type="float" office:value="0.054">
            <text:p>0.054</text:p>
          </table:table-cell>
          <table:table-cell office:value-type="float" office:value="0.342">
            <text:p>0.342</text:p>
          </table:table-cell>
          <table:table-cell table:number-columns-repeated="1018"/>
        </table:table-row>
        <table:table-row table:style-name="ro1">
          <table:table-cell office:value-type="float" office:value="0.629">
            <text:p>0.629</text:p>
          </table:table-cell>
          <table:table-cell/>
          <table:table-cell office:value-type="float" office:value="4.571">
            <text:p>4.571</text:p>
          </table:table-cell>
          <table:table-cell/>
          <table:table-cell office:value-type="float" office:value="0.06">
            <text:p>0.06</text:p>
          </table:table-cell>
          <table:table-cell office:value-type="float" office:value="0.341">
            <text:p>0.341</text:p>
          </table:table-cell>
          <table:table-cell table:number-columns-repeated="1018"/>
        </table:table-row>
        <table:table-row table:style-name="ro1">
          <table:table-cell office:value-type="float" office:value="0.481">
            <text:p>0.481</text:p>
          </table:table-cell>
          <table:table-cell/>
          <table:table-cell office:value-type="float" office:value="5.339">
            <text:p>5.339</text:p>
          </table:table-cell>
          <table:table-cell/>
          <table:table-cell office:value-type="float" office:value="0.066">
            <text:p>0.066</text:p>
          </table:table-cell>
          <table:table-cell office:value-type="float" office:value="0.34">
            <text:p>0.34</text:p>
          </table:table-cell>
          <table:table-cell table:number-columns-repeated="1018"/>
        </table:table-row>
        <table:table-row table:style-name="ro1">
          <table:table-cell office:value-type="float" office:value="0.347">
            <text:p>0.347</text:p>
          </table:table-cell>
          <table:table-cell/>
          <table:table-cell office:value-type="float" office:value="6.11">
            <text:p>6.11</text:p>
          </table:table-cell>
          <table:table-cell/>
          <table:table-cell office:value-type="float" office:value="0.072">
            <text:p>0.072</text:p>
          </table:table-cell>
          <table:table-cell office:value-type="float" office:value="0.339">
            <text:p>0.339</text:p>
          </table:table-cell>
          <table:table-cell table:number-columns-repeated="1018"/>
        </table:table-row>
        <table:table-row table:style-name="ro1">
          <table:table-cell office:value-type="float" office:value="0.351">
            <text:p>0.351</text:p>
          </table:table-cell>
          <table:table-cell/>
          <table:table-cell office:value-type="float" office:value="6.042">
            <text:p>6.042</text:p>
          </table:table-cell>
          <table:table-cell/>
          <table:table-cell office:value-type="float" office:value="0.078">
            <text:p>0.078</text:p>
          </table:table-cell>
          <table:table-cell office:value-type="float" office:value="0.338">
            <text:p>0.338</text:p>
          </table:table-cell>
          <table:table-cell table:number-columns-repeated="1018"/>
        </table:table-row>
        <table:table-row table:style-name="ro1">
          <table:table-cell office:value-type="float" office:value="0.357">
            <text:p>0.357</text:p>
          </table:table-cell>
          <table:table-cell/>
          <table:table-cell office:value-type="float" office:value="5.974">
            <text:p>5.974</text:p>
          </table:table-cell>
          <table:table-cell/>
          <table:table-cell office:value-type="float" office:value="0.084">
            <text:p>0.084</text:p>
          </table:table-cell>
          <table:table-cell office:value-type="float" office:value="0.336">
            <text:p>0.336</text:p>
          </table:table-cell>
          <table:table-cell table:number-columns-repeated="1018"/>
        </table:table-row>
        <table:table-row table:style-name="ro1">
          <table:table-cell office:value-type="float" office:value="0.364">
            <text:p>0.364</text:p>
          </table:table-cell>
          <table:table-cell/>
          <table:table-cell office:value-type="float" office:value="5.907">
            <text:p>5.907</text:p>
          </table:table-cell>
          <table:table-cell/>
          <table:table-cell office:value-type="float" office:value="0.09">
            <text:p>0.09</text:p>
          </table:table-cell>
          <table:table-cell office:value-type="float" office:value="0.335">
            <text:p>0.335</text:p>
          </table:table-cell>
          <table:table-cell table:number-columns-repeated="1018"/>
        </table:table-row>
        <table:table-row table:style-name="ro1">
          <table:table-cell office:value-type="float" office:value="0.372">
            <text:p>0.372</text:p>
          </table:table-cell>
          <table:table-cell/>
          <table:table-cell office:value-type="float" office:value="5.839">
            <text:p>5.839</text:p>
          </table:table-cell>
          <table:table-cell/>
          <table:table-cell office:value-type="float" office:value="0.096">
            <text:p>0.096</text:p>
          </table:table-cell>
          <table:table-cell office:value-type="float" office:value="0.333">
            <text:p>0.333</text:p>
          </table:table-cell>
          <table:table-cell table:number-columns-repeated="1018"/>
        </table:table-row>
        <table:table-row table:style-name="ro1">
          <table:table-cell office:value-type="float" office:value="0.382">
            <text:p>0.382</text:p>
          </table:table-cell>
          <table:table-cell/>
          <table:table-cell office:value-type="float" office:value="5.772">
            <text:p>5.772</text:p>
          </table:table-cell>
          <table:table-cell/>
          <table:table-cell office:value-type="float" office:value="0.101">
            <text:p>0.101</text:p>
          </table:table-cell>
          <table:table-cell office:value-type="float" office:value="0.332">
            <text:p>0.332</text:p>
          </table:table-cell>
          <table:table-cell table:number-columns-repeated="1018"/>
        </table:table-row>
        <table:table-row table:style-name="ro1">
          <table:table-cell office:value-type="float" office:value="0.392">
            <text:p>0.392</text:p>
          </table:table-cell>
          <table:table-cell/>
          <table:table-cell office:value-type="float" office:value="5.705">
            <text:p>5.705</text:p>
          </table:table-cell>
          <table:table-cell/>
          <table:table-cell office:value-type="float" office:value="0.107">
            <text:p>0.107</text:p>
          </table:table-cell>
          <table:table-cell office:value-type="float" office:value="0.33">
            <text:p>0.33</text:p>
          </table:table-cell>
          <table:table-cell table:number-columns-repeated="1018"/>
        </table:table-row>
        <table:table-row table:style-name="ro1">
          <table:table-cell office:value-type="float" office:value="0.404">
            <text:p>0.404</text:p>
          </table:table-cell>
          <table:table-cell/>
          <table:table-cell office:value-type="float" office:value="5.638">
            <text:p>5.638</text:p>
          </table:table-cell>
          <table:table-cell/>
          <table:table-cell office:value-type="float" office:value="0.113">
            <text:p>0.113</text:p>
          </table:table-cell>
          <table:table-cell office:value-type="float" office:value="0.328">
            <text:p>0.328</text:p>
          </table:table-cell>
          <table:table-cell table:number-columns-repeated="1018"/>
        </table:table-row>
        <table:table-row table:style-name="ro1">
          <table:table-cell office:value-type="float" office:value="0.417">
            <text:p>0.417</text:p>
          </table:table-cell>
          <table:table-cell/>
          <table:table-cell office:value-type="float" office:value="5.571">
            <text:p>5.571</text:p>
          </table:table-cell>
          <table:table-cell/>
          <table:table-cell office:value-type="float" office:value="0.119">
            <text:p>0.119</text:p>
          </table:table-cell>
          <table:table-cell office:value-type="float" office:value="0.326">
            <text:p>0.326</text:p>
          </table:table-cell>
          <table:table-cell table:number-columns-repeated="1018"/>
        </table:table-row>
        <table:table-row table:style-name="ro1">
          <table:table-cell office:value-type="float" office:value="0.431">
            <text:p>0.431</text:p>
          </table:table-cell>
          <table:table-cell/>
          <table:table-cell office:value-type="float" office:value="5.505">
            <text:p>5.505</text:p>
          </table:table-cell>
          <table:table-cell/>
          <table:table-cell office:value-type="float" office:value="0.124">
            <text:p>0.124</text:p>
          </table:table-cell>
          <table:table-cell office:value-type="float" office:value="0.324">
            <text:p>0.324</text:p>
          </table:table-cell>
          <table:table-cell table:number-columns-repeated="1018"/>
        </table:table-row>
        <table:table-row table:style-name="ro1">
          <table:table-cell office:value-type="float" office:value="0.446">
            <text:p>0.446</text:p>
          </table:table-cell>
          <table:table-cell/>
          <table:table-cell office:value-type="float" office:value="5.438">
            <text:p>5.438</text:p>
          </table:table-cell>
          <table:table-cell/>
          <table:table-cell office:value-type="float" office:value="0.13">
            <text:p>0.13</text:p>
          </table:table-cell>
          <table:table-cell office:value-type="float" office:value="0.321">
            <text:p>0.321</text:p>
          </table:table-cell>
          <table:table-cell table:number-columns-repeated="1018"/>
        </table:table-row>
        <table:table-row table:style-name="ro1">
          <table:table-cell office:value-type="float" office:value="0.463">
            <text:p>0.463</text:p>
          </table:table-cell>
          <table:table-cell/>
          <table:table-cell office:value-type="float" office:value="5.372">
            <text:p>5.372</text:p>
          </table:table-cell>
          <table:table-cell/>
          <table:table-cell office:value-type="float" office:value="0.135">
            <text:p>0.135</text:p>
          </table:table-cell>
          <table:table-cell office:value-type="float" office:value="0.319">
            <text:p>0.319</text:p>
          </table:table-cell>
          <table:table-cell table:number-columns-repeated="1018"/>
        </table:table-row>
        <table:table-row table:style-name="ro1">
          <table:table-cell office:value-type="float" office:value="0.48">
            <text:p>0.48</text:p>
          </table:table-cell>
          <table:table-cell/>
          <table:table-cell office:value-type="float" office:value="5.307">
            <text:p>5.307</text:p>
          </table:table-cell>
          <table:table-cell/>
          <table:table-cell office:value-type="float" office:value="0.141">
            <text:p>0.141</text:p>
          </table:table-cell>
          <table:table-cell office:value-type="float" office:value="0.317">
            <text:p>0.317</text:p>
          </table:table-cell>
          <table:table-cell table:number-columns-repeated="1018"/>
        </table:table-row>
        <table:table-row table:style-name="ro1">
          <table:table-cell office:value-type="float" office:value="0.499">
            <text:p>0.499</text:p>
          </table:table-cell>
          <table:table-cell/>
          <table:table-cell office:value-type="float" office:value="5.241">
            <text:p>5.241</text:p>
          </table:table-cell>
          <table:table-cell/>
          <table:table-cell office:value-type="float" office:value="0.147">
            <text:p>0.147</text:p>
          </table:table-cell>
          <table:table-cell office:value-type="float" office:value="0.314">
            <text:p>0.314</text:p>
          </table:table-cell>
          <table:table-cell table:number-columns-repeated="1018"/>
        </table:table-row>
        <table:table-row table:style-name="ro1">
          <table:table-cell office:value-type="float" office:value="0.519">
            <text:p>0.519</text:p>
          </table:table-cell>
          <table:table-cell/>
          <table:table-cell office:value-type="float" office:value="5.176">
            <text:p>5.176</text:p>
          </table:table-cell>
          <table:table-cell/>
          <table:table-cell office:value-type="float" office:value="0.152">
            <text:p>0.152</text:p>
          </table:table-cell>
          <table:table-cell office:value-type="float" office:value="0.312">
            <text:p>0.312</text:p>
          </table:table-cell>
          <table:table-cell table:number-columns-repeated="1018"/>
        </table:table-row>
        <table:table-row table:style-name="ro1">
          <table:table-cell office:value-type="float" office:value="0.54">
            <text:p>0.54</text:p>
          </table:table-cell>
          <table:table-cell/>
          <table:table-cell office:value-type="float" office:value="5.112">
            <text:p>5.112</text:p>
          </table:table-cell>
          <table:table-cell/>
          <table:table-cell office:value-type="float" office:value="0.157">
            <text:p>0.157</text:p>
          </table:table-cell>
          <table:table-cell office:value-type="float" office:value="0.309">
            <text:p>0.309</text:p>
          </table:table-cell>
          <table:table-cell table:number-columns-repeated="1018"/>
        </table:table-row>
        <table:table-row table:style-name="ro1">
          <table:table-cell office:value-type="float" office:value="0.563">
            <text:p>0.563</text:p>
          </table:table-cell>
          <table:table-cell/>
          <table:table-cell office:value-type="float" office:value="5.047">
            <text:p>5.047</text:p>
          </table:table-cell>
          <table:table-cell/>
          <table:table-cell office:value-type="float" office:value="0.163">
            <text:p>0.163</text:p>
          </table:table-cell>
          <table:table-cell office:value-type="float" office:value="0.306">
            <text:p>0.306</text:p>
          </table:table-cell>
          <table:table-cell table:number-columns-repeated="1018"/>
        </table:table-row>
        <table:table-row table:style-name="ro1">
          <table:table-cell office:value-type="float" office:value="0.586">
            <text:p>0.586</text:p>
          </table:table-cell>
          <table:table-cell/>
          <table:table-cell office:value-type="float" office:value="4.984">
            <text:p>4.984</text:p>
          </table:table-cell>
          <table:table-cell/>
          <table:table-cell office:value-type="float" office:value="0.168">
            <text:p>0.168</text:p>
          </table:table-cell>
          <table:table-cell office:value-type="float" office:value="0.303">
            <text:p>0.303</text:p>
          </table:table-cell>
          <table:table-cell table:number-columns-repeated="1018"/>
        </table:table-row>
        <table:table-row table:style-name="ro1">
          <table:table-cell office:value-type="float" office:value="0.611">
            <text:p>0.611</text:p>
          </table:table-cell>
          <table:table-cell/>
          <table:table-cell office:value-type="float" office:value="4.92">
            <text:p>4.92</text:p>
          </table:table-cell>
          <table:table-cell/>
          <table:table-cell office:value-type="float" office:value="0.173">
            <text:p>0.173</text:p>
          </table:table-cell>
          <table:table-cell office:value-type="float" office:value="0.3">
            <text:p>0.3</text:p>
          </table:table-cell>
          <table:table-cell table:number-columns-repeated="1018"/>
        </table:table-row>
        <table:table-row table:style-name="ro1">
          <table:table-cell office:value-type="float" office:value="0.636">
            <text:p>0.636</text:p>
          </table:table-cell>
          <table:table-cell/>
          <table:table-cell office:value-type="float" office:value="4.857">
            <text:p>4.857</text:p>
          </table:table-cell>
          <table:table-cell/>
          <table:table-cell office:value-type="float" office:value="0.179">
            <text:p>0.179</text:p>
          </table:table-cell>
          <table:table-cell office:value-type="float" office:value="0.297">
            <text:p>0.297</text:p>
          </table:table-cell>
          <table:table-cell table:number-columns-repeated="1018"/>
        </table:table-row>
        <table:table-row table:style-name="ro1">
          <table:table-cell office:value-type="float" office:value="0.663">
            <text:p>0.663</text:p>
          </table:table-cell>
          <table:table-cell/>
          <table:table-cell office:value-type="float" office:value="4.795">
            <text:p>4.795</text:p>
          </table:table-cell>
          <table:table-cell/>
          <table:table-cell office:value-type="float" office:value="0.184">
            <text:p>0.184</text:p>
          </table:table-cell>
          <table:table-cell office:value-type="float" office:value="0.294">
            <text:p>0.294</text:p>
          </table:table-cell>
          <table:table-cell table:number-columns-repeated="1018"/>
        </table:table-row>
        <table:table-row table:style-name="ro1">
          <table:table-cell office:value-type="float" office:value="0.691">
            <text:p>0.691</text:p>
          </table:table-cell>
          <table:table-cell/>
          <table:table-cell office:value-type="float" office:value="4.732">
            <text:p>4.732</text:p>
          </table:table-cell>
          <table:table-cell/>
          <table:table-cell office:value-type="float" office:value="0.189">
            <text:p>0.189</text:p>
          </table:table-cell>
          <table:table-cell office:value-type="float" office:value="0.291">
            <text:p>0.291</text:p>
          </table:table-cell>
          <table:table-cell table:number-columns-repeated="1018"/>
        </table:table-row>
        <table:table-row table:style-name="ro1">
          <table:table-cell office:value-type="float" office:value="0.72">
            <text:p>0.72</text:p>
          </table:table-cell>
          <table:table-cell/>
          <table:table-cell office:value-type="float" office:value="4.671">
            <text:p>4.671</text:p>
          </table:table-cell>
          <table:table-cell/>
          <table:table-cell office:value-type="float" office:value="0.194">
            <text:p>0.194</text:p>
          </table:table-cell>
          <table:table-cell office:value-type="float" office:value="0.287">
            <text:p>0.287</text:p>
          </table:table-cell>
          <table:table-cell table:number-columns-repeated="1018"/>
        </table:table-row>
        <table:table-row table:style-name="ro1">
          <table:table-cell office:value-type="float" office:value="0.75">
            <text:p>0.75</text:p>
          </table:table-cell>
          <table:table-cell/>
          <table:table-cell office:value-type="float" office:value="4.61">
            <text:p>4.61</text:p>
          </table:table-cell>
          <table:table-cell/>
          <table:table-cell office:value-type="float" office:value="0.199">
            <text:p>0.199</text:p>
          </table:table-cell>
          <table:table-cell office:value-type="float" office:value="0.284">
            <text:p>0.284</text:p>
          </table:table-cell>
          <table:table-cell table:number-columns-repeated="1018"/>
        </table:table-row>
        <table:table-row table:style-name="ro1">
          <table:table-cell office:value-type="float" office:value="0.781">
            <text:p>0.781</text:p>
          </table:table-cell>
          <table:table-cell/>
          <table:table-cell office:value-type="float" office:value="4.549">
            <text:p>4.549</text:p>
          </table:table-cell>
          <table:table-cell/>
          <table:table-cell office:value-type="float" office:value="0.204">
            <text:p>0.204</text:p>
          </table:table-cell>
          <table:table-cell office:value-type="float" office:value="0.28">
            <text:p>0.28</text:p>
          </table:table-cell>
          <table:table-cell table:number-columns-repeated="1018"/>
        </table:table-row>
        <table:table-row table:style-name="ro1">
          <table:table-cell office:value-type="float" office:value="0.813">
            <text:p>0.813</text:p>
          </table:table-cell>
          <table:table-cell/>
          <table:table-cell office:value-type="float" office:value="4.489">
            <text:p>4.489</text:p>
          </table:table-cell>
          <table:table-cell/>
          <table:table-cell office:value-type="float" office:value="0.209">
            <text:p>0.209</text:p>
          </table:table-cell>
          <table:table-cell office:value-type="float" office:value="0.277">
            <text:p>0.277</text:p>
          </table:table-cell>
          <table:table-cell table:number-columns-repeated="1018"/>
        </table:table-row>
        <table:table-row table:style-name="ro1">
          <table:table-cell office:value-type="float" office:value="0.846">
            <text:p>0.846</text:p>
          </table:table-cell>
          <table:table-cell/>
          <table:table-cell office:value-type="float" office:value="4.43">
            <text:p>4.43</text:p>
          </table:table-cell>
          <table:table-cell/>
          <table:table-cell office:value-type="float" office:value="0.213">
            <text:p>0.213</text:p>
          </table:table-cell>
          <table:table-cell office:value-type="float" office:value="0.273">
            <text:p>0.273</text:p>
          </table:table-cell>
          <table:table-cell table:number-columns-repeated="1018"/>
        </table:table-row>
        <table:table-row table:style-name="ro1">
          <table:table-cell office:value-type="float" office:value="0.881">
            <text:p>0.881</text:p>
          </table:table-cell>
          <table:table-cell/>
          <table:table-cell office:value-type="float" office:value="4.371">
            <text:p>4.371</text:p>
          </table:table-cell>
          <table:table-cell/>
          <table:table-cell office:value-type="float" office:value="0.218">
            <text:p>0.218</text:p>
          </table:table-cell>
          <table:table-cell office:value-type="float" office:value="0.269">
            <text:p>0.269</text:p>
          </table:table-cell>
          <table:table-cell table:number-columns-repeated="1018"/>
        </table:table-row>
        <table:table-row table:style-name="ro1">
          <table:table-cell office:value-type="float" office:value="0.916">
            <text:p>0.916</text:p>
          </table:table-cell>
          <table:table-cell/>
          <table:table-cell office:value-type="float" office:value="4.312">
            <text:p>4.312</text:p>
          </table:table-cell>
          <table:table-cell/>
          <table:table-cell office:value-type="float" office:value="0.223">
            <text:p>0.223</text:p>
          </table:table-cell>
          <table:table-cell office:value-type="float" office:value="0.266">
            <text:p>0.266</text:p>
          </table:table-cell>
          <table:table-cell table:number-columns-repeated="1018"/>
        </table:table-row>
        <table:table-row table:style-name="ro1">
          <table:table-cell office:value-type="float" office:value="0.952">
            <text:p>0.952</text:p>
          </table:table-cell>
          <table:table-cell/>
          <table:table-cell office:value-type="float" office:value="4.255">
            <text:p>4.255</text:p>
          </table:table-cell>
          <table:table-cell/>
          <table:table-cell office:value-type="float" office:value="0.227">
            <text:p>0.227</text:p>
          </table:table-cell>
          <table:table-cell office:value-type="float" office:value="0.262">
            <text:p>0.262</text:p>
          </table:table-cell>
          <table:table-cell table:number-columns-repeated="1018"/>
        </table:table-row>
        <table:table-row table:style-name="ro1">
          <table:table-cell office:value-type="float" office:value="0.99">
            <text:p>0.99</text:p>
          </table:table-cell>
          <table:table-cell/>
          <table:table-cell office:value-type="float" office:value="4.198">
            <text:p>4.198</text:p>
          </table:table-cell>
          <table:table-cell/>
          <table:table-cell office:value-type="float" office:value="0.232">
            <text:p>0.232</text:p>
          </table:table-cell>
          <table:table-cell office:value-type="float" office:value="0.258">
            <text:p>0.258</text:p>
          </table:table-cell>
          <table:table-cell table:number-columns-repeated="1018"/>
        </table:table-row>
        <table:table-row table:style-name="ro1">
          <table:table-cell office:value-type="float" office:value="1.028">
            <text:p>1.028</text:p>
          </table:table-cell>
          <table:table-cell/>
          <table:table-cell office:value-type="float" office:value="4.141">
            <text:p>4.141</text:p>
          </table:table-cell>
          <table:table-cell/>
          <table:table-cell office:value-type="float" office:value="0.236">
            <text:p>0.236</text:p>
          </table:table-cell>
          <table:table-cell office:value-type="float" office:value="0.254">
            <text:p>0.254</text:p>
          </table:table-cell>
          <table:table-cell table:number-columns-repeated="1018"/>
        </table:table-row>
        <table:table-row table:style-name="ro1">
          <table:table-cell office:value-type="float" office:value="1.067">
            <text:p>1.067</text:p>
          </table:table-cell>
          <table:table-cell/>
          <table:table-cell office:value-type="float" office:value="4.086">
            <text:p>4.086</text:p>
          </table:table-cell>
          <table:table-cell/>
          <table:table-cell office:value-type="float" office:value="0.241">
            <text:p>0.241</text:p>
          </table:table-cell>
          <table:table-cell office:value-type="float" office:value="0.249">
            <text:p>0.249</text:p>
          </table:table-cell>
          <table:table-cell table:number-columns-repeated="1018"/>
        </table:table-row>
        <table:table-row table:style-name="ro1">
          <table:table-cell office:value-type="float" office:value="1.108">
            <text:p>1.108</text:p>
          </table:table-cell>
          <table:table-cell/>
          <table:table-cell office:value-type="float" office:value="4.031">
            <text:p>4.031</text:p>
          </table:table-cell>
          <table:table-cell/>
          <table:table-cell table:number-columns-repeated="2" office:value-type="float" office:value="0.245">
            <text:p>0.245</text:p>
          </table:table-cell>
          <table:table-cell table:number-columns-repeated="1018"/>
        </table:table-row>
        <table:table-row table:style-name="ro1">
          <table:table-cell office:value-type="float" office:value="1.149">
            <text:p>1.149</text:p>
          </table:table-cell>
          <table:table-cell/>
          <table:table-cell office:value-type="float" office:value="3.976">
            <text:p>3.976</text:p>
          </table:table-cell>
          <table:table-cell/>
          <table:table-cell office:value-type="float" office:value="0.249">
            <text:p>0.249</text:p>
          </table:table-cell>
          <table:table-cell office:value-type="float" office:value="0.241">
            <text:p>0.241</text:p>
          </table:table-cell>
          <table:table-cell table:number-columns-repeated="1018"/>
        </table:table-row>
        <table:table-row table:style-name="ro1">
          <table:table-cell office:value-type="float" office:value="1.192">
            <text:p>1.192</text:p>
          </table:table-cell>
          <table:table-cell/>
          <table:table-cell office:value-type="float" office:value="3.923">
            <text:p>3.923</text:p>
          </table:table-cell>
          <table:table-cell/>
          <table:table-cell office:value-type="float" office:value="0.254">
            <text:p>0.254</text:p>
          </table:table-cell>
          <table:table-cell office:value-type="float" office:value="0.236">
            <text:p>0.236</text:p>
          </table:table-cell>
          <table:table-cell table:number-columns-repeated="1018"/>
        </table:table-row>
        <table:table-row table:style-name="ro1">
          <table:table-cell office:value-type="float" office:value="1.235">
            <text:p>1.235</text:p>
          </table:table-cell>
          <table:table-cell/>
          <table:table-cell office:value-type="float" office:value="3.87">
            <text:p>3.87</text:p>
          </table:table-cell>
          <table:table-cell/>
          <table:table-cell office:value-type="float" office:value="0.258">
            <text:p>0.258</text:p>
          </table:table-cell>
          <table:table-cell office:value-type="float" office:value="0.232">
            <text:p>0.232</text:p>
          </table:table-cell>
          <table:table-cell table:number-columns-repeated="1018"/>
        </table:table-row>
        <table:table-row table:style-name="ro1">
          <table:table-cell office:value-type="float" office:value="1.279">
            <text:p>1.279</text:p>
          </table:table-cell>
          <table:table-cell/>
          <table:table-cell office:value-type="float" office:value="3.818">
            <text:p>3.818</text:p>
          </table:table-cell>
          <table:table-cell/>
          <table:table-cell office:value-type="float" office:value="0.262">
            <text:p>0.262</text:p>
          </table:table-cell>
          <table:table-cell office:value-type="float" office:value="0.227">
            <text:p>0.227</text:p>
          </table:table-cell>
          <table:table-cell table:number-columns-repeated="1018"/>
        </table:table-row>
        <table:table-row table:style-name="ro1">
          <table:table-cell office:value-type="float" office:value="1.324">
            <text:p>1.324</text:p>
          </table:table-cell>
          <table:table-cell/>
          <table:table-cell office:value-type="float" office:value="3.766">
            <text:p>3.766</text:p>
          </table:table-cell>
          <table:table-cell/>
          <table:table-cell office:value-type="float" office:value="0.266">
            <text:p>0.266</text:p>
          </table:table-cell>
          <table:table-cell office:value-type="float" office:value="0.223">
            <text:p>0.223</text:p>
          </table:table-cell>
          <table:table-cell table:number-columns-repeated="1018"/>
        </table:table-row>
        <table:table-row table:style-name="ro1">
          <table:table-cell office:value-type="float" office:value="1.37">
            <text:p>1.37</text:p>
          </table:table-cell>
          <table:table-cell/>
          <table:table-cell office:value-type="float" office:value="3.716">
            <text:p>3.716</text:p>
          </table:table-cell>
          <table:table-cell/>
          <table:table-cell office:value-type="float" office:value="0.269">
            <text:p>0.269</text:p>
          </table:table-cell>
          <table:table-cell office:value-type="float" office:value="0.218">
            <text:p>0.218</text:p>
          </table:table-cell>
          <table:table-cell table:number-columns-repeated="1018"/>
        </table:table-row>
        <table:table-row table:style-name="ro1">
          <table:table-cell office:value-type="float" office:value="1.417">
            <text:p>1.417</text:p>
          </table:table-cell>
          <table:table-cell/>
          <table:table-cell office:value-type="float" office:value="3.666">
            <text:p>3.666</text:p>
          </table:table-cell>
          <table:table-cell/>
          <table:table-cell office:value-type="float" office:value="0.273">
            <text:p>0.273</text:p>
          </table:table-cell>
          <table:table-cell office:value-type="float" office:value="0.213">
            <text:p>0.213</text:p>
          </table:table-cell>
          <table:table-cell table:number-columns-repeated="1018"/>
        </table:table-row>
        <table:table-row table:style-name="ro1">
          <table:table-cell office:value-type="float" office:value="1.465">
            <text:p>1.465</text:p>
          </table:table-cell>
          <table:table-cell/>
          <table:table-cell office:value-type="float" office:value="3.617">
            <text:p>3.617</text:p>
          </table:table-cell>
          <table:table-cell/>
          <table:table-cell office:value-type="float" office:value="0.277">
            <text:p>0.277</text:p>
          </table:table-cell>
          <table:table-cell office:value-type="float" office:value="0.209">
            <text:p>0.209</text:p>
          </table:table-cell>
          <table:table-cell table:number-columns-repeated="1018"/>
        </table:table-row>
        <table:table-row table:style-name="ro1">
          <table:table-cell office:value-type="float" office:value="1.513">
            <text:p>1.513</text:p>
          </table:table-cell>
          <table:table-cell/>
          <table:table-cell office:value-type="float" office:value="3.569">
            <text:p>3.569</text:p>
          </table:table-cell>
          <table:table-cell/>
          <table:table-cell office:value-type="float" office:value="0.28">
            <text:p>0.28</text:p>
          </table:table-cell>
          <table:table-cell office:value-type="float" office:value="0.204">
            <text:p>0.204</text:p>
          </table:table-cell>
          <table:table-cell table:number-columns-repeated="1018"/>
        </table:table-row>
        <table:table-row table:style-name="ro1">
          <table:table-cell office:value-type="float" office:value="1.563">
            <text:p>1.563</text:p>
          </table:table-cell>
          <table:table-cell/>
          <table:table-cell office:value-type="float" office:value="3.522">
            <text:p>3.522</text:p>
          </table:table-cell>
          <table:table-cell/>
          <table:table-cell office:value-type="float" office:value="0.284">
            <text:p>0.284</text:p>
          </table:table-cell>
          <table:table-cell office:value-type="float" office:value="0.199">
            <text:p>0.199</text:p>
          </table:table-cell>
          <table:table-cell table:number-columns-repeated="1018"/>
        </table:table-row>
        <table:table-row table:style-name="ro1">
          <table:table-cell office:value-type="float" office:value="1.613">
            <text:p>1.613</text:p>
          </table:table-cell>
          <table:table-cell/>
          <table:table-cell office:value-type="float" office:value="3.475">
            <text:p>3.475</text:p>
          </table:table-cell>
          <table:table-cell/>
          <table:table-cell office:value-type="float" office:value="0.287">
            <text:p>0.287</text:p>
          </table:table-cell>
          <table:table-cell office:value-type="float" office:value="0.194">
            <text:p>0.194</text:p>
          </table:table-cell>
          <table:table-cell table:number-columns-repeated="1018"/>
        </table:table-row>
        <table:table-row table:style-name="ro1">
          <table:table-cell office:value-type="float" office:value="1.664">
            <text:p>1.664</text:p>
          </table:table-cell>
          <table:table-cell/>
          <table:table-cell office:value-type="float" office:value="3.43">
            <text:p>3.43</text:p>
          </table:table-cell>
          <table:table-cell/>
          <table:table-cell office:value-type="float" office:value="0.291">
            <text:p>0.291</text:p>
          </table:table-cell>
          <table:table-cell office:value-type="float" office:value="0.189">
            <text:p>0.189</text:p>
          </table:table-cell>
          <table:table-cell table:number-columns-repeated="1018"/>
        </table:table-row>
        <table:table-row table:style-name="ro1">
          <table:table-cell office:value-type="float" office:value="1.716">
            <text:p>1.716</text:p>
          </table:table-cell>
          <table:table-cell/>
          <table:table-cell office:value-type="float" office:value="3.385">
            <text:p>3.385</text:p>
          </table:table-cell>
          <table:table-cell/>
          <table:table-cell office:value-type="float" office:value="0.294">
            <text:p>0.294</text:p>
          </table:table-cell>
          <table:table-cell office:value-type="float" office:value="0.184">
            <text:p>0.184</text:p>
          </table:table-cell>
          <table:table-cell table:number-columns-repeated="1018"/>
        </table:table-row>
        <table:table-row table:style-name="ro1">
          <table:table-cell office:value-type="float" office:value="1.769">
            <text:p>1.769</text:p>
          </table:table-cell>
          <table:table-cell/>
          <table:table-cell office:value-type="float" office:value="3.341">
            <text:p>3.341</text:p>
          </table:table-cell>
          <table:table-cell/>
          <table:table-cell office:value-type="float" office:value="0.297">
            <text:p>0.297</text:p>
          </table:table-cell>
          <table:table-cell office:value-type="float" office:value="0.179">
            <text:p>0.179</text:p>
          </table:table-cell>
          <table:table-cell table:number-columns-repeated="1018"/>
        </table:table-row>
        <table:table-row table:style-name="ro1">
          <table:table-cell office:value-type="float" office:value="1.822">
            <text:p>1.822</text:p>
          </table:table-cell>
          <table:table-cell/>
          <table:table-cell office:value-type="float" office:value="3.299">
            <text:p>3.299</text:p>
          </table:table-cell>
          <table:table-cell/>
          <table:table-cell office:value-type="float" office:value="0.3">
            <text:p>0.3</text:p>
          </table:table-cell>
          <table:table-cell office:value-type="float" office:value="0.173">
            <text:p>0.173</text:p>
          </table:table-cell>
          <table:table-cell table:number-columns-repeated="1018"/>
        </table:table-row>
        <table:table-row table:style-name="ro1">
          <table:table-cell office:value-type="float" office:value="1.876">
            <text:p>1.876</text:p>
          </table:table-cell>
          <table:table-cell/>
          <table:table-cell office:value-type="float" office:value="3.257">
            <text:p>3.257</text:p>
          </table:table-cell>
          <table:table-cell/>
          <table:table-cell office:value-type="float" office:value="0.303">
            <text:p>0.303</text:p>
          </table:table-cell>
          <table:table-cell office:value-type="float" office:value="0.168">
            <text:p>0.168</text:p>
          </table:table-cell>
          <table:table-cell table:number-columns-repeated="1018"/>
        </table:table-row>
        <table:table-row table:style-name="ro1">
          <table:table-cell office:value-type="float" office:value="1.931">
            <text:p>1.931</text:p>
          </table:table-cell>
          <table:table-cell/>
          <table:table-cell office:value-type="float" office:value="3.216">
            <text:p>3.216</text:p>
          </table:table-cell>
          <table:table-cell/>
          <table:table-cell office:value-type="float" office:value="0.306">
            <text:p>0.306</text:p>
          </table:table-cell>
          <table:table-cell office:value-type="float" office:value="0.163">
            <text:p>0.163</text:p>
          </table:table-cell>
          <table:table-cell table:number-columns-repeated="1018"/>
        </table:table-row>
        <table:table-row table:style-name="ro1">
          <table:table-cell office:value-type="float" office:value="1.987">
            <text:p>1.987</text:p>
          </table:table-cell>
          <table:table-cell/>
          <table:table-cell office:value-type="float" office:value="3.176">
            <text:p>3.176</text:p>
          </table:table-cell>
          <table:table-cell/>
          <table:table-cell office:value-type="float" office:value="0.309">
            <text:p>0.309</text:p>
          </table:table-cell>
          <table:table-cell office:value-type="float" office:value="0.157">
            <text:p>0.157</text:p>
          </table:table-cell>
          <table:table-cell table:number-columns-repeated="1018"/>
        </table:table-row>
        <table:table-row table:style-name="ro1">
          <table:table-cell office:value-type="float" office:value="2.044">
            <text:p>2.044</text:p>
          </table:table-cell>
          <table:table-cell/>
          <table:table-cell office:value-type="float" office:value="3.137">
            <text:p>3.137</text:p>
          </table:table-cell>
          <table:table-cell/>
          <table:table-cell office:value-type="float" office:value="0.312">
            <text:p>0.312</text:p>
          </table:table-cell>
          <table:table-cell office:value-type="float" office:value="0.152">
            <text:p>0.152</text:p>
          </table:table-cell>
          <table:table-cell table:number-columns-repeated="1018"/>
        </table:table-row>
        <table:table-row table:style-name="ro1">
          <table:table-cell office:value-type="float" office:value="2.101">
            <text:p>2.101</text:p>
          </table:table-cell>
          <table:table-cell/>
          <table:table-cell office:value-type="float" office:value="3.099">
            <text:p>3.099</text:p>
          </table:table-cell>
          <table:table-cell/>
          <table:table-cell office:value-type="float" office:value="0.314">
            <text:p>0.314</text:p>
          </table:table-cell>
          <table:table-cell office:value-type="float" office:value="0.147">
            <text:p>0.147</text:p>
          </table:table-cell>
          <table:table-cell table:number-columns-repeated="1018"/>
        </table:table-row>
        <table:table-row table:style-name="ro1">
          <table:table-cell office:value-type="float" office:value="2.158">
            <text:p>2.158</text:p>
          </table:table-cell>
          <table:table-cell/>
          <table:table-cell office:value-type="float" office:value="3.062">
            <text:p>3.062</text:p>
          </table:table-cell>
          <table:table-cell/>
          <table:table-cell office:value-type="float" office:value="0.317">
            <text:p>0.317</text:p>
          </table:table-cell>
          <table:table-cell office:value-type="float" office:value="0.141">
            <text:p>0.141</text:p>
          </table:table-cell>
          <table:table-cell table:number-columns-repeated="1018"/>
        </table:table-row>
        <table:table-row table:style-name="ro1">
          <table:table-cell office:value-type="float" office:value="2.217">
            <text:p>2.217</text:p>
          </table:table-cell>
          <table:table-cell/>
          <table:table-cell office:value-type="float" office:value="3.025">
            <text:p>3.025</text:p>
          </table:table-cell>
          <table:table-cell/>
          <table:table-cell office:value-type="float" office:value="0.319">
            <text:p>0.319</text:p>
          </table:table-cell>
          <table:table-cell office:value-type="float" office:value="0.135">
            <text:p>0.135</text:p>
          </table:table-cell>
          <table:table-cell table:number-columns-repeated="1018"/>
        </table:table-row>
        <table:table-row table:style-name="ro1">
          <table:table-cell office:value-type="float" office:value="2.276">
            <text:p>2.276</text:p>
          </table:table-cell>
          <table:table-cell/>
          <table:table-cell office:value-type="float" office:value="2.99">
            <text:p>2.99</text:p>
          </table:table-cell>
          <table:table-cell/>
          <table:table-cell office:value-type="float" office:value="0.321">
            <text:p>0.321</text:p>
          </table:table-cell>
          <table:table-cell office:value-type="float" office:value="0.13">
            <text:p>0.13</text:p>
          </table:table-cell>
          <table:table-cell table:number-columns-repeated="1018"/>
        </table:table-row>
        <table:table-row table:style-name="ro1">
          <table:table-cell office:value-type="float" office:value="2.335">
            <text:p>2.335</text:p>
          </table:table-cell>
          <table:table-cell/>
          <table:table-cell office:value-type="float" office:value="2.956">
            <text:p>2.956</text:p>
          </table:table-cell>
          <table:table-cell/>
          <table:table-cell office:value-type="float" office:value="0.324">
            <text:p>0.324</text:p>
          </table:table-cell>
          <table:table-cell office:value-type="float" office:value="0.124">
            <text:p>0.124</text:p>
          </table:table-cell>
          <table:table-cell table:number-columns-repeated="1018"/>
        </table:table-row>
        <table:table-row table:style-name="ro1">
          <table:table-cell office:value-type="float" office:value="2.396">
            <text:p>2.396</text:p>
          </table:table-cell>
          <table:table-cell/>
          <table:table-cell office:value-type="float" office:value="2.923">
            <text:p>2.923</text:p>
          </table:table-cell>
          <table:table-cell/>
          <table:table-cell office:value-type="float" office:value="0.326">
            <text:p>0.326</text:p>
          </table:table-cell>
          <table:table-cell office:value-type="float" office:value="0.119">
            <text:p>0.119</text:p>
          </table:table-cell>
          <table:table-cell table:number-columns-repeated="1018"/>
        </table:table-row>
        <table:table-row table:style-name="ro1">
          <table:table-cell office:value-type="float" office:value="2.456">
            <text:p>2.456</text:p>
          </table:table-cell>
          <table:table-cell/>
          <table:table-cell office:value-type="float" office:value="2.891">
            <text:p>2.891</text:p>
          </table:table-cell>
          <table:table-cell/>
          <table:table-cell office:value-type="float" office:value="0.328">
            <text:p>0.328</text:p>
          </table:table-cell>
          <table:table-cell office:value-type="float" office:value="0.113">
            <text:p>0.113</text:p>
          </table:table-cell>
          <table:table-cell table:number-columns-repeated="1018"/>
        </table:table-row>
        <table:table-row table:style-name="ro1">
          <table:table-cell office:value-type="float" office:value="2.518">
            <text:p>2.518</text:p>
          </table:table-cell>
          <table:table-cell/>
          <table:table-cell office:value-type="float" office:value="2.86">
            <text:p>2.86</text:p>
          </table:table-cell>
          <table:table-cell/>
          <table:table-cell office:value-type="float" office:value="0.33">
            <text:p>0.33</text:p>
          </table:table-cell>
          <table:table-cell office:value-type="float" office:value="0.107">
            <text:p>0.107</text:p>
          </table:table-cell>
          <table:table-cell table:number-columns-repeated="1018"/>
        </table:table-row>
        <table:table-row table:style-name="ro1">
          <table:table-cell office:value-type="float" office:value="2.58">
            <text:p>2.58</text:p>
          </table:table-cell>
          <table:table-cell/>
          <table:table-cell office:value-type="float" office:value="2.831">
            <text:p>2.831</text:p>
          </table:table-cell>
          <table:table-cell/>
          <table:table-cell office:value-type="float" office:value="0.332">
            <text:p>0.332</text:p>
          </table:table-cell>
          <table:table-cell office:value-type="float" office:value="0.101">
            <text:p>0.101</text:p>
          </table:table-cell>
          <table:table-cell table:number-columns-repeated="1018"/>
        </table:table-row>
        <table:table-row table:style-name="ro1">
          <table:table-cell office:value-type="float" office:value="2.642">
            <text:p>2.642</text:p>
          </table:table-cell>
          <table:table-cell/>
          <table:table-cell office:value-type="float" office:value="2.802">
            <text:p>2.802</text:p>
          </table:table-cell>
          <table:table-cell/>
          <table:table-cell office:value-type="float" office:value="0.333">
            <text:p>0.333</text:p>
          </table:table-cell>
          <table:table-cell office:value-type="float" office:value="0.096">
            <text:p>0.096</text:p>
          </table:table-cell>
          <table:table-cell table:number-columns-repeated="1018"/>
        </table:table-row>
        <table:table-row table:style-name="ro1">
          <table:table-cell office:value-type="float" office:value="2.705">
            <text:p>2.705</text:p>
          </table:table-cell>
          <table:table-cell/>
          <table:table-cell office:value-type="float" office:value="2.774">
            <text:p>2.774</text:p>
          </table:table-cell>
          <table:table-cell/>
          <table:table-cell office:value-type="float" office:value="0.335">
            <text:p>0.335</text:p>
          </table:table-cell>
          <table:table-cell office:value-type="float" office:value="0.09">
            <text:p>0.09</text:p>
          </table:table-cell>
          <table:table-cell table:number-columns-repeated="1018"/>
        </table:table-row>
        <table:table-row table:style-name="ro1">
          <table:table-cell office:value-type="float" office:value="2.768">
            <text:p>2.768</text:p>
          </table:table-cell>
          <table:table-cell/>
          <table:table-cell office:value-type="float" office:value="2.747">
            <text:p>2.747</text:p>
          </table:table-cell>
          <table:table-cell/>
          <table:table-cell office:value-type="float" office:value="0.336">
            <text:p>0.336</text:p>
          </table:table-cell>
          <table:table-cell office:value-type="float" office:value="0.084">
            <text:p>0.084</text:p>
          </table:table-cell>
          <table:table-cell table:number-columns-repeated="1018"/>
        </table:table-row>
        <table:table-row table:style-name="ro1">
          <table:table-cell office:value-type="float" office:value="2.832">
            <text:p>2.832</text:p>
          </table:table-cell>
          <table:table-cell/>
          <table:table-cell office:value-type="float" office:value="2.722">
            <text:p>2.722</text:p>
          </table:table-cell>
          <table:table-cell/>
          <table:table-cell office:value-type="float" office:value="0.338">
            <text:p>0.338</text:p>
          </table:table-cell>
          <table:table-cell office:value-type="float" office:value="0.078">
            <text:p>0.078</text:p>
          </table:table-cell>
          <table:table-cell table:number-columns-repeated="1018"/>
        </table:table-row>
        <table:table-row table:style-name="ro1">
          <table:table-cell office:value-type="float" office:value="2.897">
            <text:p>2.897</text:p>
          </table:table-cell>
          <table:table-cell/>
          <table:table-cell office:value-type="float" office:value="2.697">
            <text:p>2.697</text:p>
          </table:table-cell>
          <table:table-cell/>
          <table:table-cell office:value-type="float" office:value="0.339">
            <text:p>0.339</text:p>
          </table:table-cell>
          <table:table-cell office:value-type="float" office:value="0.072">
            <text:p>0.072</text:p>
          </table:table-cell>
          <table:table-cell table:number-columns-repeated="1018"/>
        </table:table-row>
        <table:table-row table:style-name="ro1">
          <table:table-cell office:value-type="float" office:value="2.961">
            <text:p>2.961</text:p>
          </table:table-cell>
          <table:table-cell/>
          <table:table-cell office:value-type="float" office:value="2.674">
            <text:p>2.674</text:p>
          </table:table-cell>
          <table:table-cell/>
          <table:table-cell office:value-type="float" office:value="0.34">
            <text:p>0.34</text:p>
          </table:table-cell>
          <table:table-cell office:value-type="float" office:value="0.066">
            <text:p>0.066</text:p>
          </table:table-cell>
          <table:table-cell table:number-columns-repeated="1018"/>
        </table:table-row>
        <table:table-row table:style-name="ro1">
          <table:table-cell office:value-type="float" office:value="3.027">
            <text:p>3.027</text:p>
          </table:table-cell>
          <table:table-cell/>
          <table:table-cell office:value-type="float" office:value="2.652">
            <text:p>2.652</text:p>
          </table:table-cell>
          <table:table-cell/>
          <table:table-cell office:value-type="float" office:value="0.341">
            <text:p>0.341</text:p>
          </table:table-cell>
          <table:table-cell office:value-type="float" office:value="0.06">
            <text:p>0.06</text:p>
          </table:table-cell>
          <table:table-cell table:number-columns-repeated="1018"/>
        </table:table-row>
        <table:table-row table:style-name="ro1">
          <table:table-cell office:value-type="float" office:value="3.092">
            <text:p>3.092</text:p>
          </table:table-cell>
          <table:table-cell/>
          <table:table-cell office:value-type="float" office:value="2.631">
            <text:p>2.631</text:p>
          </table:table-cell>
          <table:table-cell/>
          <table:table-cell office:value-type="float" office:value="0.342">
            <text:p>0.342</text:p>
          </table:table-cell>
          <table:table-cell office:value-type="float" office:value="0.054">
            <text:p>0.054</text:p>
          </table:table-cell>
          <table:table-cell table:number-columns-repeated="1018"/>
        </table:table-row>
        <table:table-row table:style-name="ro1">
          <table:table-cell office:value-type="float" office:value="3.158">
            <text:p>3.158</text:p>
          </table:table-cell>
          <table:table-cell/>
          <table:table-cell office:value-type="float" office:value="2.611">
            <text:p>2.611</text:p>
          </table:table-cell>
          <table:table-cell/>
          <table:table-cell office:value-type="float" office:value="0.343">
            <text:p>0.343</text:p>
          </table:table-cell>
          <table:table-cell office:value-type="float" office:value="0.048">
            <text:p>0.048</text:p>
          </table:table-cell>
          <table:table-cell table:number-columns-repeated="1018"/>
        </table:table-row>
        <table:table-row table:style-name="ro1">
          <table:table-cell office:value-type="float" office:value="3.224">
            <text:p>3.224</text:p>
          </table:table-cell>
          <table:table-cell/>
          <table:table-cell office:value-type="float" office:value="2.592">
            <text:p>2.592</text:p>
          </table:table-cell>
          <table:table-cell/>
          <table:table-cell office:value-type="float" office:value="0.344">
            <text:p>0.344</text:p>
          </table:table-cell>
          <table:table-cell office:value-type="float" office:value="0.042">
            <text:p>0.042</text:p>
          </table:table-cell>
          <table:table-cell table:number-columns-repeated="1018"/>
        </table:table-row>
        <table:table-row table:style-name="ro1">
          <table:table-cell office:value-type="float" office:value="3.291">
            <text:p>3.291</text:p>
          </table:table-cell>
          <table:table-cell/>
          <table:table-cell office:value-type="float" office:value="2.574">
            <text:p>2.574</text:p>
          </table:table-cell>
          <table:table-cell/>
          <table:table-cell office:value-type="float" office:value="0.345">
            <text:p>0.345</text:p>
          </table:table-cell>
          <table:table-cell office:value-type="float" office:value="0.036">
            <text:p>0.036</text:p>
          </table:table-cell>
          <table:table-cell table:number-columns-repeated="1018"/>
        </table:table-row>
        <table:table-row table:style-name="ro1">
          <table:table-cell office:value-type="float" office:value="3.358">
            <text:p>3.358</text:p>
          </table:table-cell>
          <table:table-cell/>
          <table:table-cell office:value-type="float" office:value="2.558">
            <text:p>2.558</text:p>
          </table:table-cell>
          <table:table-cell/>
          <table:table-cell office:value-type="float" office:value="0.345">
            <text:p>0.345</text:p>
          </table:table-cell>
          <table:table-cell office:value-type="float" office:value="0.03">
            <text:p>0.03</text:p>
          </table:table-cell>
          <table:table-cell table:number-columns-repeated="1018"/>
        </table:table-row>
        <table:table-row table:style-name="ro1">
          <table:table-cell office:value-type="float" office:value="3.425">
            <text:p>3.425</text:p>
          </table:table-cell>
          <table:table-cell/>
          <table:table-cell office:value-type="float" office:value="2.542">
            <text:p>2.542</text:p>
          </table:table-cell>
          <table:table-cell/>
          <table:table-cell office:value-type="float" office:value="0.346">
            <text:p>0.346</text:p>
          </table:table-cell>
          <table:table-cell office:value-type="float" office:value="0.024">
            <text:p>0.024</text:p>
          </table:table-cell>
          <table:table-cell table:number-columns-repeated="1018"/>
        </table:table-row>
        <table:table-row table:style-name="ro1">
          <table:table-cell office:value-type="float" office:value="3.492">
            <text:p>3.492</text:p>
          </table:table-cell>
          <table:table-cell/>
          <table:table-cell office:value-type="float" office:value="2.528">
            <text:p>2.528</text:p>
          </table:table-cell>
          <table:table-cell/>
          <table:table-cell office:value-type="float" office:value="0.346">
            <text:p>0.346</text:p>
          </table:table-cell>
          <table:table-cell office:value-type="float" office:value="0.018">
            <text:p>0.018</text:p>
          </table:table-cell>
          <table:table-cell table:number-columns-repeated="1018"/>
        </table:table-row>
        <table:table-row table:style-name="ro1">
          <table:table-cell office:value-type="float" office:value="3.56">
            <text:p>3.56</text:p>
          </table:table-cell>
          <table:table-cell/>
          <table:table-cell office:value-type="float" office:value="2.515">
            <text:p>2.515</text:p>
          </table:table-cell>
          <table:table-cell/>
          <table:table-cell office:value-type="float" office:value="0.346">
            <text:p>0.346</text:p>
          </table:table-cell>
          <table:table-cell office:value-type="float" office:value="0.012">
            <text:p>0.012</text:p>
          </table:table-cell>
          <table:table-cell table:number-columns-repeated="1018"/>
        </table:table-row>
        <table:table-row table:style-name="ro1">
          <table:table-cell office:value-type="float" office:value="3.628">
            <text:p>3.628</text:p>
          </table:table-cell>
          <table:table-cell/>
          <table:table-cell office:value-type="float" office:value="2.503">
            <text:p>2.503</text:p>
          </table:table-cell>
          <table:table-cell/>
          <table:table-cell office:value-type="float" office:value="0.347">
            <text:p>0.347</text:p>
          </table:table-cell>
          <table:table-cell office:value-type="float" office:value="0.006">
            <text:p>0.006</text:p>
          </table:table-cell>
          <table:table-cell table:number-columns-repeated="1018"/>
        </table:table-row>
        <table:table-row table:style-name="ro1">
          <table:table-cell office:value-type="float" office:value="3.696">
            <text:p>3.696</text:p>
          </table:table-cell>
          <table:table-cell/>
          <table:table-cell office:value-type="float" office:value="2.493">
            <text:p>2.493</text:p>
          </table:table-cell>
          <table:table-cell/>
          <table:table-cell office:value-type="float" office:value="0.347">
            <text:p>0.347</text:p>
          </table:table-cell>
          <table:table-cell office:value-type="float" office:value="-0">
            <text:p>-0</text:p>
          </table:table-cell>
          <table:table-cell table:number-columns-repeated="1018"/>
        </table:table-row>
        <table:table-row table:style-name="ro1">
          <table:table-cell office:value-type="float" office:value="3.764">
            <text:p>3.764</text:p>
          </table:table-cell>
          <table:table-cell/>
          <table:table-cell office:value-type="float" office:value="2.483">
            <text:p>2.483</text:p>
          </table:table-cell>
          <table:table-cell/>
          <table:table-cell office:value-type="float" office:value="0.347">
            <text:p>0.347</text:p>
          </table:table-cell>
          <table:table-cell office:value-type="float" office:value="-0.006">
            <text:p>-0.006</text:p>
          </table:table-cell>
          <table:table-cell table:number-columns-repeated="1018"/>
        </table:table-row>
        <table:table-row table:style-name="ro1">
          <table:table-cell office:value-type="float" office:value="3.833">
            <text:p>3.833</text:p>
          </table:table-cell>
          <table:table-cell/>
          <table:table-cell office:value-type="float" office:value="2.475">
            <text:p>2.475</text:p>
          </table:table-cell>
          <table:table-cell/>
          <table:table-cell office:value-type="float" office:value="0.346">
            <text:p>0.346</text:p>
          </table:table-cell>
          <table:table-cell office:value-type="float" office:value="-0.012">
            <text:p>-0.012</text:p>
          </table:table-cell>
          <table:table-cell table:number-columns-repeated="1018"/>
        </table:table-row>
        <table:table-row table:style-name="ro1">
          <table:table-cell office:value-type="float" office:value="3.901">
            <text:p>3.901</text:p>
          </table:table-cell>
          <table:table-cell/>
          <table:table-cell office:value-type="float" office:value="2.467">
            <text:p>2.467</text:p>
          </table:table-cell>
          <table:table-cell/>
          <table:table-cell office:value-type="float" office:value="0.346">
            <text:p>0.346</text:p>
          </table:table-cell>
          <table:table-cell office:value-type="float" office:value="-0.018">
            <text:p>-0.018</text:p>
          </table:table-cell>
          <table:table-cell table:number-columns-repeated="1018"/>
        </table:table-row>
        <table:table-row table:style-name="ro1">
          <table:table-cell office:value-type="float" office:value="3.97">
            <text:p>3.97</text:p>
          </table:table-cell>
          <table:table-cell/>
          <table:table-cell office:value-type="float" office:value="2.461">
            <text:p>2.461</text:p>
          </table:table-cell>
          <table:table-cell/>
          <table:table-cell office:value-type="float" office:value="0.346">
            <text:p>0.346</text:p>
          </table:table-cell>
          <table:table-cell office:value-type="float" office:value="-0.024">
            <text:p>-0.024</text:p>
          </table:table-cell>
          <table:table-cell table:number-columns-repeated="1018"/>
        </table:table-row>
        <table:table-row table:style-name="ro1">
          <table:table-cell office:value-type="float" office:value="4.039">
            <text:p>4.039</text:p>
          </table:table-cell>
          <table:table-cell/>
          <table:table-cell office:value-type="float" office:value="2.457">
            <text:p>2.457</text:p>
          </table:table-cell>
          <table:table-cell/>
          <table:table-cell office:value-type="float" office:value="0.345">
            <text:p>0.345</text:p>
          </table:table-cell>
          <table:table-cell office:value-type="float" office:value="-0.03">
            <text:p>-0.03</text:p>
          </table:table-cell>
          <table:table-cell table:number-columns-repeated="1018"/>
        </table:table-row>
        <table:table-row table:style-name="ro1">
          <table:table-cell office:value-type="float" office:value="4.108">
            <text:p>4.108</text:p>
          </table:table-cell>
          <table:table-cell/>
          <table:table-cell office:value-type="float" office:value="2.453">
            <text:p>2.453</text:p>
          </table:table-cell>
          <table:table-cell/>
          <table:table-cell office:value-type="float" office:value="0.345">
            <text:p>0.345</text:p>
          </table:table-cell>
          <table:table-cell office:value-type="float" office:value="-0.036">
            <text:p>-0.036</text:p>
          </table:table-cell>
          <table:table-cell table:number-columns-repeated="1018"/>
        </table:table-row>
        <table:table-row table:style-name="ro1">
          <table:table-cell office:value-type="float" office:value="4.177">
            <text:p>4.177</text:p>
          </table:table-cell>
          <table:table-cell/>
          <table:table-cell office:value-type="float" office:value="2.45">
            <text:p>2.45</text:p>
          </table:table-cell>
          <table:table-cell/>
          <table:table-cell office:value-type="float" office:value="0.344">
            <text:p>0.344</text:p>
          </table:table-cell>
          <table:table-cell office:value-type="float" office:value="-0.042">
            <text:p>-0.042</text:p>
          </table:table-cell>
          <table:table-cell table:number-columns-repeated="1018"/>
        </table:table-row>
        <table:table-row table:style-name="ro1">
          <table:table-cell office:value-type="float" office:value="4.246">
            <text:p>4.246</text:p>
          </table:table-cell>
          <table:table-cell/>
          <table:table-cell office:value-type="float" office:value="2.449">
            <text:p>2.449</text:p>
          </table:table-cell>
          <table:table-cell/>
          <table:table-cell office:value-type="float" office:value="0.343">
            <text:p>0.343</text:p>
          </table:table-cell>
          <table:table-cell office:value-type="float" office:value="-0.048">
            <text:p>-0.048</text:p>
          </table:table-cell>
          <table:table-cell table:number-columns-repeated="1018"/>
        </table:table-row>
        <table:table-row table:style-name="ro1">
          <table:table-cell office:value-type="float" office:value="4.314">
            <text:p>4.314</text:p>
          </table:table-cell>
          <table:table-cell/>
          <table:table-cell office:value-type="float" office:value="2.449">
            <text:p>2.449</text:p>
          </table:table-cell>
          <table:table-cell/>
          <table:table-cell office:value-type="float" office:value="0.342">
            <text:p>0.342</text:p>
          </table:table-cell>
          <table:table-cell office:value-type="float" office:value="-0.054">
            <text:p>-0.054</text:p>
          </table:table-cell>
          <table:table-cell table:number-columns-repeated="1018"/>
        </table:table-row>
        <table:table-row table:style-name="ro1">
          <table:table-cell office:value-type="float" office:value="4.383">
            <text:p>4.383</text:p>
          </table:table-cell>
          <table:table-cell/>
          <table:table-cell office:value-type="float" office:value="2.45">
            <text:p>2.45</text:p>
          </table:table-cell>
          <table:table-cell/>
          <table:table-cell office:value-type="float" office:value="0.341">
            <text:p>0.341</text:p>
          </table:table-cell>
          <table:table-cell office:value-type="float" office:value="-0.06">
            <text:p>-0.06</text:p>
          </table:table-cell>
          <table:table-cell table:number-columns-repeated="1018"/>
        </table:table-row>
        <table:table-row table:style-name="ro1">
          <table:table-cell office:value-type="float" office:value="4.452">
            <text:p>4.452</text:p>
          </table:table-cell>
          <table:table-cell/>
          <table:table-cell office:value-type="float" office:value="2.452">
            <text:p>2.452</text:p>
          </table:table-cell>
          <table:table-cell/>
          <table:table-cell office:value-type="float" office:value="0.34">
            <text:p>0.34</text:p>
          </table:table-cell>
          <table:table-cell office:value-type="float" office:value="-0.066">
            <text:p>-0.066</text:p>
          </table:table-cell>
          <table:table-cell table:number-columns-repeated="1018"/>
        </table:table-row>
        <table:table-row table:style-name="ro1">
          <table:table-cell office:value-type="float" office:value="4.521">
            <text:p>4.521</text:p>
          </table:table-cell>
          <table:table-cell/>
          <table:table-cell office:value-type="float" office:value="2.456">
            <text:p>2.456</text:p>
          </table:table-cell>
          <table:table-cell/>
          <table:table-cell office:value-type="float" office:value="0.339">
            <text:p>0.339</text:p>
          </table:table-cell>
          <table:table-cell office:value-type="float" office:value="-0.072">
            <text:p>-0.072</text:p>
          </table:table-cell>
          <table:table-cell table:number-columns-repeated="1018"/>
        </table:table-row>
        <table:table-row table:style-name="ro1">
          <table:table-cell office:value-type="float" office:value="4.59">
            <text:p>4.59</text:p>
          </table:table-cell>
          <table:table-cell/>
          <table:table-cell office:value-type="float" office:value="2.461">
            <text:p>2.461</text:p>
          </table:table-cell>
          <table:table-cell/>
          <table:table-cell office:value-type="float" office:value="0.338">
            <text:p>0.338</text:p>
          </table:table-cell>
          <table:table-cell office:value-type="float" office:value="-0.078">
            <text:p>-0.078</text:p>
          </table:table-cell>
          <table:table-cell table:number-columns-repeated="1018"/>
        </table:table-row>
        <table:table-row table:style-name="ro1">
          <table:table-cell office:value-type="float" office:value="4.659">
            <text:p>4.659</text:p>
          </table:table-cell>
          <table:table-cell/>
          <table:table-cell office:value-type="float" office:value="2.466">
            <text:p>2.466</text:p>
          </table:table-cell>
          <table:table-cell/>
          <table:table-cell office:value-type="float" office:value="0.336">
            <text:p>0.336</text:p>
          </table:table-cell>
          <table:table-cell office:value-type="float" office:value="-0.084">
            <text:p>-0.084</text:p>
          </table:table-cell>
          <table:table-cell table:number-columns-repeated="1018"/>
        </table:table-row>
        <table:table-row table:style-name="ro1">
          <table:table-cell office:value-type="float" office:value="4.728">
            <text:p>4.728</text:p>
          </table:table-cell>
          <table:table-cell/>
          <table:table-cell office:value-type="float" office:value="2.473">
            <text:p>2.473</text:p>
          </table:table-cell>
          <table:table-cell/>
          <table:table-cell office:value-type="float" office:value="0.335">
            <text:p>0.335</text:p>
          </table:table-cell>
          <table:table-cell office:value-type="float" office:value="-0.09">
            <text:p>-0.09</text:p>
          </table:table-cell>
          <table:table-cell table:number-columns-repeated="1018"/>
        </table:table-row>
        <table:table-row table:style-name="ro1">
          <table:table-cell office:value-type="float" office:value="4.796">
            <text:p>4.796</text:p>
          </table:table-cell>
          <table:table-cell/>
          <table:table-cell office:value-type="float" office:value="2.482">
            <text:p>2.482</text:p>
          </table:table-cell>
          <table:table-cell/>
          <table:table-cell office:value-type="float" office:value="0.333">
            <text:p>0.333</text:p>
          </table:table-cell>
          <table:table-cell office:value-type="float" office:value="-0.096">
            <text:p>-0.096</text:p>
          </table:table-cell>
          <table:table-cell table:number-columns-repeated="1018"/>
        </table:table-row>
        <table:table-row table:style-name="ro1">
          <table:table-cell office:value-type="float" office:value="4.864">
            <text:p>4.864</text:p>
          </table:table-cell>
          <table:table-cell/>
          <table:table-cell office:value-type="float" office:value="2.491">
            <text:p>2.491</text:p>
          </table:table-cell>
          <table:table-cell/>
          <table:table-cell office:value-type="float" office:value="0.332">
            <text:p>0.332</text:p>
          </table:table-cell>
          <table:table-cell office:value-type="float" office:value="-0.101">
            <text:p>-0.101</text:p>
          </table:table-cell>
          <table:table-cell table:number-columns-repeated="1018"/>
        </table:table-row>
        <table:table-row table:style-name="ro1">
          <table:table-cell office:value-type="float" office:value="4.933">
            <text:p>4.933</text:p>
          </table:table-cell>
          <table:table-cell/>
          <table:table-cell office:value-type="float" office:value="2.501">
            <text:p>2.501</text:p>
          </table:table-cell>
          <table:table-cell/>
          <table:table-cell office:value-type="float" office:value="0.33">
            <text:p>0.33</text:p>
          </table:table-cell>
          <table:table-cell office:value-type="float" office:value="-0.107">
            <text:p>-0.107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.513">
            <text:p>2.513</text:p>
          </table:table-cell>
          <table:table-cell/>
          <table:table-cell office:value-type="float" office:value="0.328">
            <text:p>0.328</text:p>
          </table:table-cell>
          <table:table-cell office:value-type="float" office:value="-0.113">
            <text:p>-0.113</text:p>
          </table:table-cell>
          <table:table-cell table:number-columns-repeated="1018"/>
        </table:table-row>
        <table:table-row table:style-name="ro1">
          <table:table-cell office:value-type="float" office:value="5.068">
            <text:p>5.068</text:p>
          </table:table-cell>
          <table:table-cell/>
          <table:table-cell office:value-type="float" office:value="2.526">
            <text:p>2.526</text:p>
          </table:table-cell>
          <table:table-cell/>
          <table:table-cell office:value-type="float" office:value="0.326">
            <text:p>0.326</text:p>
          </table:table-cell>
          <table:table-cell office:value-type="float" office:value="-0.119">
            <text:p>-0.119</text:p>
          </table:table-cell>
          <table:table-cell table:number-columns-repeated="1018"/>
        </table:table-row>
        <table:table-row table:style-name="ro1">
          <table:table-cell office:value-type="float" office:value="5.136">
            <text:p>5.136</text:p>
          </table:table-cell>
          <table:table-cell/>
          <table:table-cell office:value-type="float" office:value="2.54">
            <text:p>2.54</text:p>
          </table:table-cell>
          <table:table-cell/>
          <table:table-cell office:value-type="float" office:value="0.324">
            <text:p>0.324</text:p>
          </table:table-cell>
          <table:table-cell office:value-type="float" office:value="-0.124">
            <text:p>-0.124</text:p>
          </table:table-cell>
          <table:table-cell table:number-columns-repeated="1018"/>
        </table:table-row>
        <table:table-row table:style-name="ro1">
          <table:table-cell office:value-type="float" office:value="5.203">
            <text:p>5.203</text:p>
          </table:table-cell>
          <table:table-cell/>
          <table:table-cell office:value-type="float" office:value="2.555">
            <text:p>2.555</text:p>
          </table:table-cell>
          <table:table-cell/>
          <table:table-cell office:value-type="float" office:value="0.321">
            <text:p>0.321</text:p>
          </table:table-cell>
          <table:table-cell office:value-type="float" office:value="-0.13">
            <text:p>-0.13</text:p>
          </table:table-cell>
          <table:table-cell table:number-columns-repeated="1018"/>
        </table:table-row>
        <table:table-row table:style-name="ro1">
          <table:table-cell office:value-type="float" office:value="5.27">
            <text:p>5.27</text:p>
          </table:table-cell>
          <table:table-cell/>
          <table:table-cell office:value-type="float" office:value="2.572">
            <text:p>2.572</text:p>
          </table:table-cell>
          <table:table-cell/>
          <table:table-cell office:value-type="float" office:value="0.319">
            <text:p>0.319</text:p>
          </table:table-cell>
          <table:table-cell office:value-type="float" office:value="-0.135">
            <text:p>-0.135</text:p>
          </table:table-cell>
          <table:table-cell table:number-columns-repeated="1018"/>
        </table:table-row>
        <table:table-row table:style-name="ro1">
          <table:table-cell office:value-type="float" office:value="5.337">
            <text:p>5.337</text:p>
          </table:table-cell>
          <table:table-cell/>
          <table:table-cell office:value-type="float" office:value="2.589">
            <text:p>2.589</text:p>
          </table:table-cell>
          <table:table-cell/>
          <table:table-cell office:value-type="float" office:value="0.317">
            <text:p>0.317</text:p>
          </table:table-cell>
          <table:table-cell office:value-type="float" office:value="-0.141">
            <text:p>-0.141</text:p>
          </table:table-cell>
          <table:table-cell table:number-columns-repeated="1018"/>
        </table:table-row>
        <table:table-row table:style-name="ro1">
          <table:table-cell office:value-type="float" office:value="5.403">
            <text:p>5.403</text:p>
          </table:table-cell>
          <table:table-cell/>
          <table:table-cell office:value-type="float" office:value="2.608">
            <text:p>2.608</text:p>
          </table:table-cell>
          <table:table-cell/>
          <table:table-cell office:value-type="float" office:value="0.314">
            <text:p>0.314</text:p>
          </table:table-cell>
          <table:table-cell office:value-type="float" office:value="-0.147">
            <text:p>-0.147</text:p>
          </table:table-cell>
          <table:table-cell table:number-columns-repeated="1018"/>
        </table:table-row>
        <table:table-row table:style-name="ro1">
          <table:table-cell office:value-type="float" office:value="5.469">
            <text:p>5.469</text:p>
          </table:table-cell>
          <table:table-cell/>
          <table:table-cell office:value-type="float" office:value="2.628">
            <text:p>2.628</text:p>
          </table:table-cell>
          <table:table-cell/>
          <table:table-cell office:value-type="float" office:value="0.312">
            <text:p>0.312</text:p>
          </table:table-cell>
          <table:table-cell office:value-type="float" office:value="-0.152">
            <text:p>-0.152</text:p>
          </table:table-cell>
          <table:table-cell table:number-columns-repeated="1018"/>
        </table:table-row>
        <table:table-row table:style-name="ro1">
          <table:table-cell office:value-type="float" office:value="5.535">
            <text:p>5.535</text:p>
          </table:table-cell>
          <table:table-cell/>
          <table:table-cell office:value-type="float" office:value="2.648">
            <text:p>2.648</text:p>
          </table:table-cell>
          <table:table-cell/>
          <table:table-cell office:value-type="float" office:value="0.309">
            <text:p>0.309</text:p>
          </table:table-cell>
          <table:table-cell office:value-type="float" office:value="-0.157">
            <text:p>-0.157</text:p>
          </table:table-cell>
          <table:table-cell table:number-columns-repeated="1018"/>
        </table:table-row>
        <table:table-row table:style-name="ro1">
          <table:table-cell office:value-type="float" office:value="5.6">
            <text:p>5.6</text:p>
          </table:table-cell>
          <table:table-cell/>
          <table:table-cell office:value-type="float" office:value="2.67">
            <text:p>2.67</text:p>
          </table:table-cell>
          <table:table-cell/>
          <table:table-cell office:value-type="float" office:value="0.306">
            <text:p>0.306</text:p>
          </table:table-cell>
          <table:table-cell office:value-type="float" office:value="-0.163">
            <text:p>-0.163</text:p>
          </table:table-cell>
          <table:table-cell table:number-columns-repeated="1018"/>
        </table:table-row>
        <table:table-row table:style-name="ro1">
          <table:table-cell office:value-type="float" office:value="5.665">
            <text:p>5.665</text:p>
          </table:table-cell>
          <table:table-cell/>
          <table:table-cell office:value-type="float" office:value="2.694">
            <text:p>2.694</text:p>
          </table:table-cell>
          <table:table-cell/>
          <table:table-cell office:value-type="float" office:value="0.303">
            <text:p>0.303</text:p>
          </table:table-cell>
          <table:table-cell office:value-type="float" office:value="-0.168">
            <text:p>-0.168</text:p>
          </table:table-cell>
          <table:table-cell table:number-columns-repeated="1018"/>
        </table:table-row>
        <table:table-row table:style-name="ro1">
          <table:table-cell office:value-type="float" office:value="5.729">
            <text:p>5.729</text:p>
          </table:table-cell>
          <table:table-cell/>
          <table:table-cell office:value-type="float" office:value="2.718">
            <text:p>2.718</text:p>
          </table:table-cell>
          <table:table-cell/>
          <table:table-cell office:value-type="float" office:value="0.3">
            <text:p>0.3</text:p>
          </table:table-cell>
          <table:table-cell office:value-type="float" office:value="-0.173">
            <text:p>-0.173</text:p>
          </table:table-cell>
          <table:table-cell table:number-columns-repeated="1018"/>
        </table:table-row>
        <table:table-row table:style-name="ro1">
          <table:table-cell office:value-type="float" office:value="5.794">
            <text:p>5.794</text:p>
          </table:table-cell>
          <table:table-cell/>
          <table:table-cell office:value-type="float" office:value="2.743">
            <text:p>2.743</text:p>
          </table:table-cell>
          <table:table-cell/>
          <table:table-cell office:value-type="float" office:value="0.297">
            <text:p>0.297</text:p>
          </table:table-cell>
          <table:table-cell office:value-type="float" office:value="-0.179">
            <text:p>-0.179</text:p>
          </table:table-cell>
          <table:table-cell table:number-columns-repeated="1018"/>
        </table:table-row>
        <table:table-row table:style-name="ro1">
          <table:table-cell office:value-type="float" office:value="5.857">
            <text:p>5.857</text:p>
          </table:table-cell>
          <table:table-cell/>
          <table:table-cell office:value-type="float" office:value="2.77">
            <text:p>2.77</text:p>
          </table:table-cell>
          <table:table-cell/>
          <table:table-cell office:value-type="float" office:value="0.294">
            <text:p>0.294</text:p>
          </table:table-cell>
          <table:table-cell office:value-type="float" office:value="-0.184">
            <text:p>-0.184</text:p>
          </table:table-cell>
          <table:table-cell table:number-columns-repeated="1018"/>
        </table:table-row>
        <table:table-row table:style-name="ro1">
          <table:table-cell office:value-type="float" office:value="5.92">
            <text:p>5.92</text:p>
          </table:table-cell>
          <table:table-cell/>
          <table:table-cell office:value-type="float" office:value="2.797">
            <text:p>2.797</text:p>
          </table:table-cell>
          <table:table-cell/>
          <table:table-cell office:value-type="float" office:value="0.291">
            <text:p>0.291</text:p>
          </table:table-cell>
          <table:table-cell office:value-type="float" office:value="-0.189">
            <text:p>-0.189</text:p>
          </table:table-cell>
          <table:table-cell table:number-columns-repeated="1018"/>
        </table:table-row>
        <table:table-row table:style-name="ro1">
          <table:table-cell office:value-type="float" office:value="5.983">
            <text:p>5.983</text:p>
          </table:table-cell>
          <table:table-cell/>
          <table:table-cell office:value-type="float" office:value="2.826">
            <text:p>2.826</text:p>
          </table:table-cell>
          <table:table-cell/>
          <table:table-cell office:value-type="float" office:value="0.287">
            <text:p>0.287</text:p>
          </table:table-cell>
          <table:table-cell office:value-type="float" office:value="-0.194">
            <text:p>-0.194</text:p>
          </table:table-cell>
          <table:table-cell table:number-columns-repeated="1018"/>
        </table:table-row>
        <table:table-row table:style-name="ro1">
          <table:table-cell office:value-type="float" office:value="6.045">
            <text:p>6.045</text:p>
          </table:table-cell>
          <table:table-cell/>
          <table:table-cell office:value-type="float" office:value="2.856">
            <text:p>2.856</text:p>
          </table:table-cell>
          <table:table-cell/>
          <table:table-cell office:value-type="float" office:value="0.284">
            <text:p>0.284</text:p>
          </table:table-cell>
          <table:table-cell office:value-type="float" office:value="-0.199">
            <text:p>-0.199</text:p>
          </table:table-cell>
          <table:table-cell table:number-columns-repeated="1018"/>
        </table:table-row>
        <table:table-row table:style-name="ro1">
          <table:table-cell office:value-type="float" office:value="6.106">
            <text:p>6.106</text:p>
          </table:table-cell>
          <table:table-cell/>
          <table:table-cell office:value-type="float" office:value="2.886">
            <text:p>2.886</text:p>
          </table:table-cell>
          <table:table-cell/>
          <table:table-cell office:value-type="float" office:value="0.28">
            <text:p>0.28</text:p>
          </table:table-cell>
          <table:table-cell office:value-type="float" office:value="-0.204">
            <text:p>-0.204</text:p>
          </table:table-cell>
          <table:table-cell table:number-columns-repeated="1018"/>
        </table:table-row>
        <table:table-row table:style-name="ro1">
          <table:table-cell office:value-type="float" office:value="6.167">
            <text:p>6.167</text:p>
          </table:table-cell>
          <table:table-cell/>
          <table:table-cell office:value-type="float" office:value="2.918">
            <text:p>2.918</text:p>
          </table:table-cell>
          <table:table-cell/>
          <table:table-cell office:value-type="float" office:value="0.277">
            <text:p>0.277</text:p>
          </table:table-cell>
          <table:table-cell office:value-type="float" office:value="-0.209">
            <text:p>-0.209</text:p>
          </table:table-cell>
          <table:table-cell table:number-columns-repeated="1018"/>
        </table:table-row>
        <table:table-row table:style-name="ro1">
          <table:table-cell office:value-type="float" office:value="6.228">
            <text:p>6.228</text:p>
          </table:table-cell>
          <table:table-cell/>
          <table:table-cell office:value-type="float" office:value="2.951">
            <text:p>2.951</text:p>
          </table:table-cell>
          <table:table-cell/>
          <table:table-cell office:value-type="float" office:value="0.273">
            <text:p>0.273</text:p>
          </table:table-cell>
          <table:table-cell office:value-type="float" office:value="-0.213">
            <text:p>-0.213</text:p>
          </table:table-cell>
          <table:table-cell table:number-columns-repeated="1018"/>
        </table:table-row>
        <table:table-row table:style-name="ro1">
          <table:table-cell office:value-type="float" office:value="6.288">
            <text:p>6.288</text:p>
          </table:table-cell>
          <table:table-cell/>
          <table:table-cell office:value-type="float" office:value="2.985">
            <text:p>2.985</text:p>
          </table:table-cell>
          <table:table-cell/>
          <table:table-cell office:value-type="float" office:value="0.269">
            <text:p>0.269</text:p>
          </table:table-cell>
          <table:table-cell office:value-type="float" office:value="-0.218">
            <text:p>-0.218</text:p>
          </table:table-cell>
          <table:table-cell table:number-columns-repeated="1018"/>
        </table:table-row>
        <table:table-row table:style-name="ro1">
          <table:table-cell office:value-type="float" office:value="6.347">
            <text:p>6.347</text:p>
          </table:table-cell>
          <table:table-cell/>
          <table:table-cell office:value-type="float" office:value="3.02">
            <text:p>3.02</text:p>
          </table:table-cell>
          <table:table-cell/>
          <table:table-cell office:value-type="float" office:value="0.266">
            <text:p>0.266</text:p>
          </table:table-cell>
          <table:table-cell office:value-type="float" office:value="-0.223">
            <text:p>-0.223</text:p>
          </table:table-cell>
          <table:table-cell table:number-columns-repeated="1018"/>
        </table:table-row>
        <table:table-row table:style-name="ro1">
          <table:table-cell office:value-type="float" office:value="6.406">
            <text:p>6.406</text:p>
          </table:table-cell>
          <table:table-cell/>
          <table:table-cell office:value-type="float" office:value="3.056">
            <text:p>3.056</text:p>
          </table:table-cell>
          <table:table-cell/>
          <table:table-cell office:value-type="float" office:value="0.262">
            <text:p>0.262</text:p>
          </table:table-cell>
          <table:table-cell office:value-type="float" office:value="-0.227">
            <text:p>-0.227</text:p>
          </table:table-cell>
          <table:table-cell table:number-columns-repeated="1018"/>
        </table:table-row>
        <table:table-row table:style-name="ro1">
          <table:table-cell office:value-type="float" office:value="6.464">
            <text:p>6.464</text:p>
          </table:table-cell>
          <table:table-cell/>
          <table:table-cell office:value-type="float" office:value="3.093">
            <text:p>3.093</text:p>
          </table:table-cell>
          <table:table-cell/>
          <table:table-cell office:value-type="float" office:value="0.258">
            <text:p>0.258</text:p>
          </table:table-cell>
          <table:table-cell office:value-type="float" office:value="-0.232">
            <text:p>-0.232</text:p>
          </table:table-cell>
          <table:table-cell table:number-columns-repeated="1018"/>
        </table:table-row>
        <table:table-row table:style-name="ro1">
          <table:table-cell office:value-type="float" office:value="6.643">
            <text:p>6.643</text:p>
          </table:table-cell>
          <table:table-cell/>
          <table:table-cell office:value-type="float" office:value="3.207">
            <text:p>3.207</text:p>
          </table:table-cell>
          <table:table-cell/>
          <table:table-cell office:value-type="float" office:value="0.254">
            <text:p>0.254</text:p>
          </table:table-cell>
          <table:table-cell office:value-type="float" office:value="-0.236">
            <text:p>-0.236</text:p>
          </table:table-cell>
          <table:table-cell table:number-columns-repeated="1018"/>
        </table:table-row>
        <table:table-row table:style-name="ro1">
          <table:table-cell office:value-type="float" office:value="6.821">
            <text:p>6.821</text:p>
          </table:table-cell>
          <table:table-cell/>
          <table:table-cell office:value-type="float" office:value="3.325">
            <text:p>3.325</text:p>
          </table:table-cell>
          <table:table-cell/>
          <table:table-cell office:value-type="float" office:value="0.249">
            <text:p>0.249</text:p>
          </table:table-cell>
          <table:table-cell office:value-type="float" office:value="-0.241">
            <text:p>-0.241</text:p>
          </table:table-cell>
          <table:table-cell table:number-columns-repeated="1018"/>
        </table:table-row>
        <table:table-row table:style-name="ro1">
          <table:table-cell office:value-type="float" office:value="6.996">
            <text:p>6.996</text:p>
          </table:table-cell>
          <table:table-cell/>
          <table:table-cell office:value-type="float" office:value="3.445">
            <text:p>3.445</text:p>
          </table:table-cell>
          <table:table-cell/>
          <table:table-cell office:value-type="float" office:value="0.245">
            <text:p>0.245</text:p>
          </table:table-cell>
          <table:table-cell office:value-type="float" office:value="-0.245">
            <text:p>-0.245</text:p>
          </table:table-cell>
          <table:table-cell table:number-columns-repeated="1018"/>
        </table:table-row>
        <table:table-row table:style-name="ro1">
          <table:table-cell office:value-type="float" office:value="7.17">
            <text:p>7.17</text:p>
          </table:table-cell>
          <table:table-cell/>
          <table:table-cell office:value-type="float" office:value="3.569">
            <text:p>3.569</text:p>
          </table:table-cell>
          <table:table-cell/>
          <table:table-cell office:value-type="float" office:value="0.241">
            <text:p>0.241</text:p>
          </table:table-cell>
          <table:table-cell office:value-type="float" office:value="-0.249">
            <text:p>-0.249</text:p>
          </table:table-cell>
          <table:table-cell table:number-columns-repeated="1018"/>
        </table:table-row>
        <table:table-row table:style-name="ro1">
          <table:table-cell office:value-type="float" office:value="7.341">
            <text:p>7.341</text:p>
          </table:table-cell>
          <table:table-cell/>
          <table:table-cell office:value-type="float" office:value="3.695">
            <text:p>3.695</text:p>
          </table:table-cell>
          <table:table-cell/>
          <table:table-cell office:value-type="float" office:value="0.236">
            <text:p>0.236</text:p>
          </table:table-cell>
          <table:table-cell office:value-type="float" office:value="-0.254">
            <text:p>-0.254</text:p>
          </table:table-cell>
          <table:table-cell table:number-columns-repeated="1018"/>
        </table:table-row>
        <table:table-row table:style-name="ro1">
          <table:table-cell office:value-type="float" office:value="7.51">
            <text:p>7.51</text:p>
          </table:table-cell>
          <table:table-cell/>
          <table:table-cell office:value-type="float" office:value="3.825">
            <text:p>3.825</text:p>
          </table:table-cell>
          <table:table-cell/>
          <table:table-cell office:value-type="float" office:value="0.232">
            <text:p>0.232</text:p>
          </table:table-cell>
          <table:table-cell office:value-type="float" office:value="-0.258">
            <text:p>-0.258</text:p>
          </table:table-cell>
          <table:table-cell table:number-columns-repeated="1018"/>
        </table:table-row>
        <table:table-row table:style-name="ro1">
          <table:table-cell office:value-type="float" office:value="7.676">
            <text:p>7.676</text:p>
          </table:table-cell>
          <table:table-cell/>
          <table:table-cell office:value-type="float" office:value="3.958">
            <text:p>3.958</text:p>
          </table:table-cell>
          <table:table-cell/>
          <table:table-cell office:value-type="float" office:value="0.227">
            <text:p>0.227</text:p>
          </table:table-cell>
          <table:table-cell office:value-type="float" office:value="-0.262">
            <text:p>-0.262</text:p>
          </table:table-cell>
          <table:table-cell table:number-columns-repeated="1018"/>
        </table:table-row>
        <table:table-row table:style-name="ro1">
          <table:table-cell office:value-type="float" office:value="7.841">
            <text:p>7.841</text:p>
          </table:table-cell>
          <table:table-cell/>
          <table:table-cell office:value-type="float" office:value="4.093">
            <text:p>4.093</text:p>
          </table:table-cell>
          <table:table-cell/>
          <table:table-cell office:value-type="float" office:value="0.223">
            <text:p>0.223</text:p>
          </table:table-cell>
          <table:table-cell office:value-type="float" office:value="-0.266">
            <text:p>-0.266</text:p>
          </table:table-cell>
          <table:table-cell table:number-columns-repeated="1018"/>
        </table:table-row>
        <table:table-row table:style-name="ro1">
          <table:table-cell office:value-type="float" office:value="8.003">
            <text:p>8.003</text:p>
          </table:table-cell>
          <table:table-cell/>
          <table:table-cell office:value-type="float" office:value="4.231">
            <text:p>4.231</text:p>
          </table:table-cell>
          <table:table-cell/>
          <table:table-cell office:value-type="float" office:value="0.218">
            <text:p>0.218</text:p>
          </table:table-cell>
          <table:table-cell office:value-type="float" office:value="-0.269">
            <text:p>-0.269</text:p>
          </table:table-cell>
          <table:table-cell table:number-columns-repeated="1018"/>
        </table:table-row>
        <table:table-row table:style-name="ro1">
          <table:table-cell office:value-type="float" office:value="8.162">
            <text:p>8.162</text:p>
          </table:table-cell>
          <table:table-cell/>
          <table:table-cell office:value-type="float" office:value="4.372">
            <text:p>4.372</text:p>
          </table:table-cell>
          <table:table-cell/>
          <table:table-cell office:value-type="float" office:value="0.213">
            <text:p>0.213</text:p>
          </table:table-cell>
          <table:table-cell office:value-type="float" office:value="-0.273">
            <text:p>-0.273</text:p>
          </table:table-cell>
          <table:table-cell table:number-columns-repeated="1018"/>
        </table:table-row>
        <table:table-row table:style-name="ro1">
          <table:table-cell office:value-type="float" office:value="8.319">
            <text:p>8.319</text:p>
          </table:table-cell>
          <table:table-cell/>
          <table:table-cell office:value-type="float" office:value="4.516">
            <text:p>4.516</text:p>
          </table:table-cell>
          <table:table-cell/>
          <table:table-cell office:value-type="float" office:value="0.209">
            <text:p>0.209</text:p>
          </table:table-cell>
          <table:table-cell office:value-type="float" office:value="-0.277">
            <text:p>-0.277</text:p>
          </table:table-cell>
          <table:table-cell table:number-columns-repeated="1018"/>
        </table:table-row>
        <table:table-row table:style-name="ro1">
          <table:table-cell office:value-type="float" office:value="8.474">
            <text:p>8.474</text:p>
          </table:table-cell>
          <table:table-cell/>
          <table:table-cell office:value-type="float" office:value="4.663">
            <text:p>4.663</text:p>
          </table:table-cell>
          <table:table-cell/>
          <table:table-cell office:value-type="float" office:value="0.204">
            <text:p>0.204</text:p>
          </table:table-cell>
          <table:table-cell office:value-type="float" office:value="-0.28">
            <text:p>-0.28</text:p>
          </table:table-cell>
          <table:table-cell table:number-columns-repeated="1018"/>
        </table:table-row>
        <table:table-row table:style-name="ro1">
          <table:table-cell office:value-type="float" office:value="8.626">
            <text:p>8.626</text:p>
          </table:table-cell>
          <table:table-cell/>
          <table:table-cell office:value-type="float" office:value="4.812">
            <text:p>4.812</text:p>
          </table:table-cell>
          <table:table-cell/>
          <table:table-cell office:value-type="float" office:value="0.199">
            <text:p>0.199</text:p>
          </table:table-cell>
          <table:table-cell office:value-type="float" office:value="-0.284">
            <text:p>-0.284</text:p>
          </table:table-cell>
          <table:table-cell table:number-columns-repeated="1018"/>
        </table:table-row>
        <table:table-row table:style-name="ro1">
          <table:table-cell office:value-type="float" office:value="8.775">
            <text:p>8.775</text:p>
          </table:table-cell>
          <table:table-cell/>
          <table:table-cell office:value-type="float" office:value="4.964">
            <text:p>4.964</text:p>
          </table:table-cell>
          <table:table-cell/>
          <table:table-cell office:value-type="float" office:value="0.194">
            <text:p>0.194</text:p>
          </table:table-cell>
          <table:table-cell office:value-type="float" office:value="-0.287">
            <text:p>-0.287</text:p>
          </table:table-cell>
          <table:table-cell table:number-columns-repeated="1018"/>
        </table:table-row>
        <table:table-row table:style-name="ro1">
          <table:table-cell office:value-type="float" office:value="8.921">
            <text:p>8.921</text:p>
          </table:table-cell>
          <table:table-cell/>
          <table:table-cell office:value-type="float" office:value="5.118">
            <text:p>5.118</text:p>
          </table:table-cell>
          <table:table-cell/>
          <table:table-cell office:value-type="float" office:value="0.189">
            <text:p>0.189</text:p>
          </table:table-cell>
          <table:table-cell office:value-type="float" office:value="-0.291">
            <text:p>-0.291</text:p>
          </table:table-cell>
          <table:table-cell table:number-columns-repeated="1018"/>
        </table:table-row>
        <table:table-row table:style-name="ro1">
          <table:table-cell office:value-type="float" office:value="9.065">
            <text:p>9.065</text:p>
          </table:table-cell>
          <table:table-cell/>
          <table:table-cell office:value-type="float" office:value="5.275">
            <text:p>5.275</text:p>
          </table:table-cell>
          <table:table-cell/>
          <table:table-cell office:value-type="float" office:value="0.184">
            <text:p>0.184</text:p>
          </table:table-cell>
          <table:table-cell office:value-type="float" office:value="-0.294">
            <text:p>-0.294</text:p>
          </table:table-cell>
          <table:table-cell table:number-columns-repeated="1018"/>
        </table:table-row>
        <table:table-row table:style-name="ro1">
          <table:table-cell office:value-type="float" office:value="9.206">
            <text:p>9.206</text:p>
          </table:table-cell>
          <table:table-cell/>
          <table:table-cell office:value-type="float" office:value="5.435">
            <text:p>5.435</text:p>
          </table:table-cell>
          <table:table-cell/>
          <table:table-cell office:value-type="float" office:value="0.179">
            <text:p>0.179</text:p>
          </table:table-cell>
          <table:table-cell office:value-type="float" office:value="-0.297">
            <text:p>-0.297</text:p>
          </table:table-cell>
          <table:table-cell table:number-columns-repeated="1018"/>
        </table:table-row>
        <table:table-row table:style-name="ro1">
          <table:table-cell office:value-type="float" office:value="9.345">
            <text:p>9.345</text:p>
          </table:table-cell>
          <table:table-cell/>
          <table:table-cell office:value-type="float" office:value="5.596">
            <text:p>5.596</text:p>
          </table:table-cell>
          <table:table-cell/>
          <table:table-cell office:value-type="float" office:value="0.173">
            <text:p>0.173</text:p>
          </table:table-cell>
          <table:table-cell office:value-type="float" office:value="-0.3">
            <text:p>-0.3</text:p>
          </table:table-cell>
          <table:table-cell table:number-columns-repeated="1018"/>
        </table:table-row>
        <table:table-row table:style-name="ro1">
          <table:table-cell office:value-type="float" office:value="9.48">
            <text:p>9.48</text:p>
          </table:table-cell>
          <table:table-cell/>
          <table:table-cell office:value-type="float" office:value="5.761">
            <text:p>5.761</text:p>
          </table:table-cell>
          <table:table-cell/>
          <table:table-cell office:value-type="float" office:value="0.168">
            <text:p>0.168</text:p>
          </table:table-cell>
          <table:table-cell office:value-type="float" office:value="-0.303">
            <text:p>-0.303</text:p>
          </table:table-cell>
          <table:table-cell table:number-columns-repeated="1018"/>
        </table:table-row>
        <table:table-row table:style-name="ro1">
          <table:table-cell office:value-type="float" office:value="9.613">
            <text:p>9.613</text:p>
          </table:table-cell>
          <table:table-cell/>
          <table:table-cell office:value-type="float" office:value="5.927">
            <text:p>5.927</text:p>
          </table:table-cell>
          <table:table-cell/>
          <table:table-cell office:value-type="float" office:value="0.163">
            <text:p>0.163</text:p>
          </table:table-cell>
          <table:table-cell office:value-type="float" office:value="-0.306">
            <text:p>-0.306</text:p>
          </table:table-cell>
          <table:table-cell table:number-columns-repeated="1018"/>
        </table:table-row>
        <table:table-row table:style-name="ro1">
          <table:table-cell office:value-type="float" office:value="9.742">
            <text:p>9.742</text:p>
          </table:table-cell>
          <table:table-cell/>
          <table:table-cell office:value-type="float" office:value="6.096">
            <text:p>6.096</text:p>
          </table:table-cell>
          <table:table-cell/>
          <table:table-cell office:value-type="float" office:value="0.157">
            <text:p>0.157</text:p>
          </table:table-cell>
          <table:table-cell office:value-type="float" office:value="-0.309">
            <text:p>-0.309</text:p>
          </table:table-cell>
          <table:table-cell table:number-columns-repeated="1018"/>
        </table:table-row>
        <table:table-row table:style-name="ro1">
          <table:table-cell office:value-type="float" office:value="9.869">
            <text:p>9.869</text:p>
          </table:table-cell>
          <table:table-cell/>
          <table:table-cell office:value-type="float" office:value="6.267">
            <text:p>6.267</text:p>
          </table:table-cell>
          <table:table-cell/>
          <table:table-cell office:value-type="float" office:value="0.152">
            <text:p>0.152</text:p>
          </table:table-cell>
          <table:table-cell office:value-type="float" office:value="-0.312">
            <text:p>-0.312</text:p>
          </table:table-cell>
          <table:table-cell table:number-columns-repeated="1018"/>
        </table:table-row>
        <table:table-row table:style-name="ro1">
          <table:table-cell office:value-type="float" office:value="9.993">
            <text:p>9.993</text:p>
          </table:table-cell>
          <table:table-cell/>
          <table:table-cell office:value-type="float" office:value="6.441">
            <text:p>6.441</text:p>
          </table:table-cell>
          <table:table-cell/>
          <table:table-cell office:value-type="float" office:value="0.147">
            <text:p>0.147</text:p>
          </table:table-cell>
          <table:table-cell office:value-type="float" office:value="-0.314">
            <text:p>-0.314</text:p>
          </table:table-cell>
          <table:table-cell table:number-columns-repeated="1018"/>
        </table:table-row>
        <table:table-row table:style-name="ro1">
          <table:table-cell office:value-type="float" office:value="10.113">
            <text:p>10.113</text:p>
          </table:table-cell>
          <table:table-cell/>
          <table:table-cell office:value-type="float" office:value="6.616">
            <text:p>6.616</text:p>
          </table:table-cell>
          <table:table-cell/>
          <table:table-cell office:value-type="float" office:value="0.141">
            <text:p>0.141</text:p>
          </table:table-cell>
          <table:table-cell office:value-type="float" office:value="-0.317">
            <text:p>-0.317</text:p>
          </table:table-cell>
          <table:table-cell table:number-columns-repeated="1018"/>
        </table:table-row>
        <table:table-row table:style-name="ro1">
          <table:table-cell office:value-type="float" office:value="10.231">
            <text:p>10.231</text:p>
          </table:table-cell>
          <table:table-cell/>
          <table:table-cell office:value-type="float" office:value="6.794">
            <text:p>6.794</text:p>
          </table:table-cell>
          <table:table-cell/>
          <table:table-cell office:value-type="float" office:value="0.135">
            <text:p>0.135</text:p>
          </table:table-cell>
          <table:table-cell office:value-type="float" office:value="-0.319">
            <text:p>-0.319</text:p>
          </table:table-cell>
          <table:table-cell table:number-columns-repeated="1018"/>
        </table:table-row>
        <table:table-row table:style-name="ro1">
          <table:table-cell office:value-type="float" office:value="10.345">
            <text:p>10.345</text:p>
          </table:table-cell>
          <table:table-cell/>
          <table:table-cell office:value-type="float" office:value="6.973">
            <text:p>6.973</text:p>
          </table:table-cell>
          <table:table-cell/>
          <table:table-cell office:value-type="float" office:value="0.13">
            <text:p>0.13</text:p>
          </table:table-cell>
          <table:table-cell office:value-type="float" office:value="-0.321">
            <text:p>-0.321</text:p>
          </table:table-cell>
          <table:table-cell table:number-columns-repeated="1018"/>
        </table:table-row>
        <table:table-row table:style-name="ro1">
          <table:table-cell office:value-type="float" office:value="10.457">
            <text:p>10.457</text:p>
          </table:table-cell>
          <table:table-cell/>
          <table:table-cell office:value-type="float" office:value="7.155">
            <text:p>7.155</text:p>
          </table:table-cell>
          <table:table-cell/>
          <table:table-cell office:value-type="float" office:value="0.124">
            <text:p>0.124</text:p>
          </table:table-cell>
          <table:table-cell office:value-type="float" office:value="-0.324">
            <text:p>-0.324</text:p>
          </table:table-cell>
          <table:table-cell table:number-columns-repeated="1018"/>
        </table:table-row>
        <table:table-row table:style-name="ro1">
          <table:table-cell office:value-type="float" office:value="10.565">
            <text:p>10.565</text:p>
          </table:table-cell>
          <table:table-cell/>
          <table:table-cell office:value-type="float" office:value="7.338">
            <text:p>7.338</text:p>
          </table:table-cell>
          <table:table-cell/>
          <table:table-cell office:value-type="float" office:value="0.119">
            <text:p>0.119</text:p>
          </table:table-cell>
          <table:table-cell office:value-type="float" office:value="-0.326">
            <text:p>-0.326</text:p>
          </table:table-cell>
          <table:table-cell table:number-columns-repeated="1018"/>
        </table:table-row>
        <table:table-row table:style-name="ro1">
          <table:table-cell office:value-type="float" office:value="10.67">
            <text:p>10.67</text:p>
          </table:table-cell>
          <table:table-cell/>
          <table:table-cell office:value-type="float" office:value="7.524">
            <text:p>7.524</text:p>
          </table:table-cell>
          <table:table-cell/>
          <table:table-cell office:value-type="float" office:value="0.113">
            <text:p>0.113</text:p>
          </table:table-cell>
          <table:table-cell office:value-type="float" office:value="-0.328">
            <text:p>-0.328</text:p>
          </table:table-cell>
          <table:table-cell table:number-columns-repeated="1018"/>
        </table:table-row>
        <table:table-row table:style-name="ro1">
          <table:table-cell office:value-type="float" office:value="10.771">
            <text:p>10.771</text:p>
          </table:table-cell>
          <table:table-cell/>
          <table:table-cell office:value-type="float" office:value="7.711">
            <text:p>7.711</text:p>
          </table:table-cell>
          <table:table-cell/>
          <table:table-cell office:value-type="float" office:value="0.107">
            <text:p>0.107</text:p>
          </table:table-cell>
          <table:table-cell office:value-type="float" office:value="-0.33">
            <text:p>-0.33</text:p>
          </table:table-cell>
          <table:table-cell table:number-columns-repeated="1018"/>
        </table:table-row>
        <table:table-row table:style-name="ro1">
          <table:table-cell office:value-type="float" office:value="10.87">
            <text:p>10.87</text:p>
          </table:table-cell>
          <table:table-cell/>
          <table:table-cell office:value-type="float" office:value="7.9">
            <text:p>7.9</text:p>
          </table:table-cell>
          <table:table-cell/>
          <table:table-cell office:value-type="float" office:value="0.101">
            <text:p>0.101</text:p>
          </table:table-cell>
          <table:table-cell office:value-type="float" office:value="-0.332">
            <text:p>-0.332</text:p>
          </table:table-cell>
          <table:table-cell table:number-columns-repeated="1018"/>
        </table:table-row>
        <table:table-row table:style-name="ro1">
          <table:table-cell office:value-type="float" office:value="10.965">
            <text:p>10.965</text:p>
          </table:table-cell>
          <table:table-cell/>
          <table:table-cell office:value-type="float" office:value="8.09">
            <text:p>8.09</text:p>
          </table:table-cell>
          <table:table-cell/>
          <table:table-cell office:value-type="float" office:value="0.096">
            <text:p>0.096</text:p>
          </table:table-cell>
          <table:table-cell office:value-type="float" office:value="-0.333">
            <text:p>-0.333</text:p>
          </table:table-cell>
          <table:table-cell table:number-columns-repeated="1018"/>
        </table:table-row>
        <table:table-row table:style-name="ro1">
          <table:table-cell office:value-type="float" office:value="11.056">
            <text:p>11.056</text:p>
          </table:table-cell>
          <table:table-cell/>
          <table:table-cell office:value-type="float" office:value="8.282">
            <text:p>8.282</text:p>
          </table:table-cell>
          <table:table-cell/>
          <table:table-cell office:value-type="float" office:value="0.09">
            <text:p>0.09</text:p>
          </table:table-cell>
          <table:table-cell office:value-type="float" office:value="-0.335">
            <text:p>-0.335</text:p>
          </table:table-cell>
          <table:table-cell table:number-columns-repeated="1018"/>
        </table:table-row>
        <table:table-row table:style-name="ro1">
          <table:table-cell office:value-type="float" office:value="11.145">
            <text:p>11.145</text:p>
          </table:table-cell>
          <table:table-cell/>
          <table:table-cell office:value-type="float" office:value="8.476">
            <text:p>8.476</text:p>
          </table:table-cell>
          <table:table-cell/>
          <table:table-cell office:value-type="float" office:value="0.084">
            <text:p>0.084</text:p>
          </table:table-cell>
          <table:table-cell office:value-type="float" office:value="-0.336">
            <text:p>-0.336</text:p>
          </table:table-cell>
          <table:table-cell table:number-columns-repeated="1018"/>
        </table:table-row>
        <table:table-row table:style-name="ro1">
          <table:table-cell office:value-type="float" office:value="11.23">
            <text:p>11.23</text:p>
          </table:table-cell>
          <table:table-cell/>
          <table:table-cell office:value-type="float" office:value="8.671">
            <text:p>8.671</text:p>
          </table:table-cell>
          <table:table-cell/>
          <table:table-cell office:value-type="float" office:value="0.078">
            <text:p>0.078</text:p>
          </table:table-cell>
          <table:table-cell office:value-type="float" office:value="-0.338">
            <text:p>-0.338</text:p>
          </table:table-cell>
          <table:table-cell table:number-columns-repeated="1018"/>
        </table:table-row>
        <table:table-row table:style-name="ro1">
          <table:table-cell office:value-type="float" office:value="11.311">
            <text:p>11.311</text:p>
          </table:table-cell>
          <table:table-cell/>
          <table:table-cell office:value-type="float" office:value="8.868">
            <text:p>8.868</text:p>
          </table:table-cell>
          <table:table-cell/>
          <table:table-cell office:value-type="float" office:value="0.072">
            <text:p>0.072</text:p>
          </table:table-cell>
          <table:table-cell office:value-type="float" office:value="-0.339">
            <text:p>-0.339</text:p>
          </table:table-cell>
          <table:table-cell table:number-columns-repeated="1018"/>
        </table:table-row>
        <table:table-row table:style-name="ro1">
          <table:table-cell office:value-type="float" office:value="11.389">
            <text:p>11.389</text:p>
          </table:table-cell>
          <table:table-cell/>
          <table:table-cell office:value-type="float" office:value="9.066">
            <text:p>9.066</text:p>
          </table:table-cell>
          <table:table-cell/>
          <table:table-cell office:value-type="float" office:value="0.066">
            <text:p>0.066</text:p>
          </table:table-cell>
          <table:table-cell office:value-type="float" office:value="-0.34">
            <text:p>-0.34</text:p>
          </table:table-cell>
          <table:table-cell table:number-columns-repeated="1018"/>
        </table:table-row>
        <table:table-row table:style-name="ro1">
          <table:table-cell office:value-type="float" office:value="11.464">
            <text:p>11.464</text:p>
          </table:table-cell>
          <table:table-cell/>
          <table:table-cell office:value-type="float" office:value="9.266">
            <text:p>9.266</text:p>
          </table:table-cell>
          <table:table-cell/>
          <table:table-cell office:value-type="float" office:value="0.06">
            <text:p>0.06</text:p>
          </table:table-cell>
          <table:table-cell office:value-type="float" office:value="-0.341">
            <text:p>-0.341</text:p>
          </table:table-cell>
          <table:table-cell table:number-columns-repeated="1018"/>
        </table:table-row>
        <table:table-row table:style-name="ro1">
          <table:table-cell office:value-type="float" office:value="11.535">
            <text:p>11.535</text:p>
          </table:table-cell>
          <table:table-cell/>
          <table:table-cell office:value-type="float" office:value="9.466">
            <text:p>9.466</text:p>
          </table:table-cell>
          <table:table-cell/>
          <table:table-cell office:value-type="float" office:value="0.054">
            <text:p>0.054</text:p>
          </table:table-cell>
          <table:table-cell office:value-type="float" office:value="-0.342">
            <text:p>-0.342</text:p>
          </table:table-cell>
          <table:table-cell table:number-columns-repeated="1018"/>
        </table:table-row>
        <table:table-row table:style-name="ro1">
          <table:table-cell office:value-type="float" office:value="11.603">
            <text:p>11.603</text:p>
          </table:table-cell>
          <table:table-cell/>
          <table:table-cell office:value-type="float" office:value="9.668">
            <text:p>9.668</text:p>
          </table:table-cell>
          <table:table-cell/>
          <table:table-cell office:value-type="float" office:value="0.048">
            <text:p>0.048</text:p>
          </table:table-cell>
          <table:table-cell office:value-type="float" office:value="-0.343">
            <text:p>-0.343</text:p>
          </table:table-cell>
          <table:table-cell table:number-columns-repeated="1018"/>
        </table:table-row>
        <table:table-row table:style-name="ro1">
          <table:table-cell office:value-type="float" office:value="11.667">
            <text:p>11.667</text:p>
          </table:table-cell>
          <table:table-cell/>
          <table:table-cell office:value-type="float" office:value="9.871">
            <text:p>9.871</text:p>
          </table:table-cell>
          <table:table-cell/>
          <table:table-cell office:value-type="float" office:value="0.042">
            <text:p>0.042</text:p>
          </table:table-cell>
          <table:table-cell office:value-type="float" office:value="-0.344">
            <text:p>-0.344</text:p>
          </table:table-cell>
          <table:table-cell table:number-columns-repeated="1018"/>
        </table:table-row>
        <table:table-row table:style-name="ro1">
          <table:table-cell office:value-type="float" office:value="11.727">
            <text:p>11.727</text:p>
          </table:table-cell>
          <table:table-cell/>
          <table:table-cell office:value-type="float" office:value="10.075">
            <text:p>10.075</text:p>
          </table:table-cell>
          <table:table-cell/>
          <table:table-cell office:value-type="float" office:value="0.036">
            <text:p>0.036</text:p>
          </table:table-cell>
          <table:table-cell office:value-type="float" office:value="-0.345">
            <text:p>-0.345</text:p>
          </table:table-cell>
          <table:table-cell table:number-columns-repeated="1018"/>
        </table:table-row>
        <table:table-row table:style-name="ro1">
          <table:table-cell office:value-type="float" office:value="11.784">
            <text:p>11.784</text:p>
          </table:table-cell>
          <table:table-cell/>
          <table:table-cell office:value-type="float" office:value="10.281">
            <text:p>10.281</text:p>
          </table:table-cell>
          <table:table-cell/>
          <table:table-cell office:value-type="float" office:value="0.03">
            <text:p>0.03</text:p>
          </table:table-cell>
          <table:table-cell office:value-type="float" office:value="-0.345">
            <text:p>-0.345</text:p>
          </table:table-cell>
          <table:table-cell table:number-columns-repeated="1018"/>
        </table:table-row>
        <table:table-row table:style-name="ro1">
          <table:table-cell office:value-type="float" office:value="11.837">
            <text:p>11.837</text:p>
          </table:table-cell>
          <table:table-cell/>
          <table:table-cell office:value-type="float" office:value="10.487">
            <text:p>10.487</text:p>
          </table:table-cell>
          <table:table-cell/>
          <table:table-cell office:value-type="float" office:value="0.024">
            <text:p>0.024</text:p>
          </table:table-cell>
          <table:table-cell office:value-type="float" office:value="-0.346">
            <text:p>-0.346</text:p>
          </table:table-cell>
          <table:table-cell table:number-columns-repeated="1018"/>
        </table:table-row>
        <table:table-row table:style-name="ro1">
          <table:table-cell office:value-type="float" office:value="11.887">
            <text:p>11.887</text:p>
          </table:table-cell>
          <table:table-cell/>
          <table:table-cell office:value-type="float" office:value="10.694">
            <text:p>10.694</text:p>
          </table:table-cell>
          <table:table-cell/>
          <table:table-cell office:value-type="float" office:value="0.018">
            <text:p>0.018</text:p>
          </table:table-cell>
          <table:table-cell office:value-type="float" office:value="-0.346">
            <text:p>-0.346</text:p>
          </table:table-cell>
          <table:table-cell table:number-columns-repeated="1018"/>
        </table:table-row>
        <table:table-row table:style-name="ro1">
          <table:table-cell office:value-type="float" office:value="11.933">
            <text:p>11.933</text:p>
          </table:table-cell>
          <table:table-cell/>
          <table:table-cell office:value-type="float" office:value="10.902">
            <text:p>10.902</text:p>
          </table:table-cell>
          <table:table-cell/>
          <table:table-cell office:value-type="float" office:value="0.012">
            <text:p>0.012</text:p>
          </table:table-cell>
          <table:table-cell office:value-type="float" office:value="-0.346">
            <text:p>-0.346</text:p>
          </table:table-cell>
          <table:table-cell table:number-columns-repeated="1018"/>
        </table:table-row>
        <table:table-row table:style-name="ro1">
          <table:table-cell office:value-type="float" office:value="11.976">
            <text:p>11.976</text:p>
          </table:table-cell>
          <table:table-cell/>
          <table:table-cell office:value-type="float" office:value="11.11">
            <text:p>11.11</text:p>
          </table:table-cell>
          <table:table-cell/>
          <table:table-cell office:value-type="float" office:value="0.006">
            <text:p>0.006</text:p>
          </table:table-cell>
          <table:table-cell office:value-type="float" office:value="-0.347">
            <text:p>-0.347</text:p>
          </table:table-cell>
          <table:table-cell table:number-columns-repeated="1018"/>
        </table:table-row>
        <table:table-row table:style-name="ro1">
          <table:table-cell office:value-type="float" office:value="12.015">
            <text:p>12.015</text:p>
          </table:table-cell>
          <table:table-cell/>
          <table:table-cell office:value-type="float" office:value="11.32">
            <text:p>11.32</text:p>
          </table:table-cell>
          <table:table-cell/>
          <table:table-cell office:value-type="float" office:value="0">
            <text:p>0</text:p>
          </table:table-cell>
          <table:table-cell office:value-type="float" office:value="-0.347">
            <text:p>-0.347</text:p>
          </table:table-cell>
          <table:table-cell table:number-columns-repeated="1018"/>
        </table:table-row>
        <table:table-row table:style-name="ro1">
          <table:table-cell office:value-type="float" office:value="12.05">
            <text:p>12.05</text:p>
          </table:table-cell>
          <table:table-cell/>
          <table:table-cell office:value-type="float" office:value="11.53">
            <text:p>11.53</text:p>
          </table:table-cell>
          <table:table-cell/>
          <table:table-cell office:value-type="float" office:value="-0.006">
            <text:p>-0.006</text:p>
          </table:table-cell>
          <table:table-cell office:value-type="float" office:value="-0.347">
            <text:p>-0.347</text:p>
          </table:table-cell>
          <table:table-cell table:number-columns-repeated="1018"/>
        </table:table-row>
        <table:table-row table:style-name="ro1">
          <table:table-cell office:value-type="float" office:value="12.081">
            <text:p>12.081</text:p>
          </table:table-cell>
          <table:table-cell/>
          <table:table-cell office:value-type="float" office:value="11.74">
            <text:p>11.74</text:p>
          </table:table-cell>
          <table:table-cell/>
          <table:table-cell office:value-type="float" office:value="-0.012">
            <text:p>-0.012</text:p>
          </table:table-cell>
          <table:table-cell office:value-type="float" office:value="-0.346">
            <text:p>-0.346</text:p>
          </table:table-cell>
          <table:table-cell table:number-columns-repeated="1018"/>
        </table:table-row>
        <table:table-row table:style-name="ro1">
          <table:table-cell office:value-type="float" office:value="12.109">
            <text:p>12.109</text:p>
          </table:table-cell>
          <table:table-cell/>
          <table:table-cell office:value-type="float" office:value="11.951">
            <text:p>11.951</text:p>
          </table:table-cell>
          <table:table-cell/>
          <table:table-cell office:value-type="float" office:value="-0.018">
            <text:p>-0.018</text:p>
          </table:table-cell>
          <table:table-cell office:value-type="float" office:value="-0.346">
            <text:p>-0.346</text:p>
          </table:table-cell>
          <table:table-cell table:number-columns-repeated="1018"/>
        </table:table-row>
        <table:table-row table:style-name="ro1">
          <table:table-cell office:value-type="float" office:value="12.133">
            <text:p>12.133</text:p>
          </table:table-cell>
          <table:table-cell/>
          <table:table-cell office:value-type="float" office:value="12.163">
            <text:p>12.163</text:p>
          </table:table-cell>
          <table:table-cell/>
          <table:table-cell office:value-type="float" office:value="-0.024">
            <text:p>-0.024</text:p>
          </table:table-cell>
          <table:table-cell office:value-type="float" office:value="-0.346">
            <text:p>-0.346</text:p>
          </table:table-cell>
          <table:table-cell table:number-columns-repeated="1018"/>
        </table:table-row>
        <table:table-row table:style-name="ro1">
          <table:table-cell office:value-type="float" office:value="12.154">
            <text:p>12.154</text:p>
          </table:table-cell>
          <table:table-cell/>
          <table:table-cell office:value-type="float" office:value="12.375">
            <text:p>12.375</text:p>
          </table:table-cell>
          <table:table-cell/>
          <table:table-cell office:value-type="float" office:value="-0.03">
            <text:p>-0.03</text:p>
          </table:table-cell>
          <table:table-cell office:value-type="float" office:value="-0.345">
            <text:p>-0.345</text:p>
          </table:table-cell>
          <table:table-cell table:number-columns-repeated="1018"/>
        </table:table-row>
        <table:table-row table:style-name="ro1">
          <table:table-cell office:value-type="float" office:value="12.17">
            <text:p>12.17</text:p>
          </table:table-cell>
          <table:table-cell/>
          <table:table-cell office:value-type="float" office:value="12.587">
            <text:p>12.587</text:p>
          </table:table-cell>
          <table:table-cell/>
          <table:table-cell office:value-type="float" office:value="-0.036">
            <text:p>-0.036</text:p>
          </table:table-cell>
          <table:table-cell office:value-type="float" office:value="-0.345">
            <text:p>-0.345</text:p>
          </table:table-cell>
          <table:table-cell table:number-columns-repeated="1018"/>
        </table:table-row>
        <table:table-row table:style-name="ro1">
          <table:table-cell office:value-type="float" office:value="12.183">
            <text:p>12.183</text:p>
          </table:table-cell>
          <table:table-cell/>
          <table:table-cell office:value-type="float" office:value="12.8">
            <text:p>12.8</text:p>
          </table:table-cell>
          <table:table-cell/>
          <table:table-cell office:value-type="float" office:value="-0.042">
            <text:p>-0.042</text:p>
          </table:table-cell>
          <table:table-cell office:value-type="float" office:value="-0.344">
            <text:p>-0.344</text:p>
          </table:table-cell>
          <table:table-cell table:number-columns-repeated="1018"/>
        </table:table-row>
        <table:table-row table:style-name="ro1">
          <table:table-cell office:value-type="float" office:value="12.193">
            <text:p>12.193</text:p>
          </table:table-cell>
          <table:table-cell/>
          <table:table-cell office:value-type="float" office:value="13.012">
            <text:p>13.012</text:p>
          </table:table-cell>
          <table:table-cell/>
          <table:table-cell office:value-type="float" office:value="-0.048">
            <text:p>-0.048</text:p>
          </table:table-cell>
          <table:table-cell office:value-type="float" office:value="-0.343">
            <text:p>-0.343</text:p>
          </table:table-cell>
          <table:table-cell table:number-columns-repeated="1018"/>
        </table:table-row>
        <table:table-row table:style-name="ro1">
          <table:table-cell office:value-type="float" office:value="12.198">
            <text:p>12.198</text:p>
          </table:table-cell>
          <table:table-cell/>
          <table:table-cell office:value-type="float" office:value="13.225">
            <text:p>13.225</text:p>
          </table:table-cell>
          <table:table-cell/>
          <table:table-cell office:value-type="float" office:value="-0.054">
            <text:p>-0.054</text:p>
          </table:table-cell>
          <table:table-cell office:value-type="float" office:value="-0.342">
            <text:p>-0.342</text:p>
          </table:table-cell>
          <table:table-cell table:number-columns-repeated="1018"/>
        </table:table-row>
        <table:table-row table:style-name="ro1">
          <table:table-cell office:value-type="float" office:value="12.2">
            <text:p>12.2</text:p>
          </table:table-cell>
          <table:table-cell/>
          <table:table-cell office:value-type="float" office:value="13.438">
            <text:p>13.438</text:p>
          </table:table-cell>
          <table:table-cell/>
          <table:table-cell office:value-type="float" office:value="-0.06">
            <text:p>-0.06</text:p>
          </table:table-cell>
          <table:table-cell office:value-type="float" office:value="-0.341">
            <text:p>-0.341</text:p>
          </table:table-cell>
          <table:table-cell table:number-columns-repeated="1018"/>
        </table:table-row>
        <table:table-row table:style-name="ro1">
          <table:table-cell office:value-type="float" office:value="12.198">
            <text:p>12.198</text:p>
          </table:table-cell>
          <table:table-cell/>
          <table:table-cell office:value-type="float" office:value="13.651">
            <text:p>13.651</text:p>
          </table:table-cell>
          <table:table-cell/>
          <table:table-cell office:value-type="float" office:value="-0.066">
            <text:p>-0.066</text:p>
          </table:table-cell>
          <table:table-cell office:value-type="float" office:value="-0.34">
            <text:p>-0.34</text:p>
          </table:table-cell>
          <table:table-cell table:number-columns-repeated="1018"/>
        </table:table-row>
        <table:table-row table:style-name="ro1">
          <table:table-cell office:value-type="float" office:value="12.193">
            <text:p>12.193</text:p>
          </table:table-cell>
          <table:table-cell/>
          <table:table-cell office:value-type="float" office:value="13.864">
            <text:p>13.864</text:p>
          </table:table-cell>
          <table:table-cell/>
          <table:table-cell office:value-type="float" office:value="-0.072">
            <text:p>-0.072</text:p>
          </table:table-cell>
          <table:table-cell office:value-type="float" office:value="-0.339">
            <text:p>-0.339</text:p>
          </table:table-cell>
          <table:table-cell table:number-columns-repeated="1018"/>
        </table:table-row>
        <table:table-row table:style-name="ro1">
          <table:table-cell office:value-type="float" office:value="12.184">
            <text:p>12.184</text:p>
          </table:table-cell>
          <table:table-cell/>
          <table:table-cell office:value-type="float" office:value="14.077">
            <text:p>14.077</text:p>
          </table:table-cell>
          <table:table-cell/>
          <table:table-cell office:value-type="float" office:value="-0.078">
            <text:p>-0.078</text:p>
          </table:table-cell>
          <table:table-cell office:value-type="float" office:value="-0.338">
            <text:p>-0.338</text:p>
          </table:table-cell>
          <table:table-cell table:number-columns-repeated="1018"/>
        </table:table-row>
        <table:table-row table:style-name="ro1">
          <table:table-cell office:value-type="float" office:value="12.171">
            <text:p>12.171</text:p>
          </table:table-cell>
          <table:table-cell/>
          <table:table-cell office:value-type="float" office:value="14.289">
            <text:p>14.289</text:p>
          </table:table-cell>
          <table:table-cell/>
          <table:table-cell office:value-type="float" office:value="-0.084">
            <text:p>-0.084</text:p>
          </table:table-cell>
          <table:table-cell office:value-type="float" office:value="-0.336">
            <text:p>-0.336</text:p>
          </table:table-cell>
          <table:table-cell table:number-columns-repeated="1018"/>
        </table:table-row>
        <table:table-row table:style-name="ro1">
          <table:table-cell office:value-type="float" office:value="12.154">
            <text:p>12.154</text:p>
          </table:table-cell>
          <table:table-cell/>
          <table:table-cell office:value-type="float" office:value="14.502">
            <text:p>14.502</text:p>
          </table:table-cell>
          <table:table-cell/>
          <table:table-cell office:value-type="float" office:value="-0.09">
            <text:p>-0.09</text:p>
          </table:table-cell>
          <table:table-cell office:value-type="float" office:value="-0.335">
            <text:p>-0.335</text:p>
          </table:table-cell>
          <table:table-cell table:number-columns-repeated="1018"/>
        </table:table-row>
        <table:table-row table:style-name="ro1">
          <table:table-cell office:value-type="float" office:value="12.134">
            <text:p>12.134</text:p>
          </table:table-cell>
          <table:table-cell/>
          <table:table-cell office:value-type="float" office:value="14.713">
            <text:p>14.713</text:p>
          </table:table-cell>
          <table:table-cell/>
          <table:table-cell office:value-type="float" office:value="-0.096">
            <text:p>-0.096</text:p>
          </table:table-cell>
          <table:table-cell office:value-type="float" office:value="-0.333">
            <text:p>-0.333</text:p>
          </table:table-cell>
          <table:table-cell table:number-columns-repeated="1018"/>
        </table:table-row>
        <table:table-row table:style-name="ro1">
          <table:table-cell office:value-type="float" office:value="12.109">
            <text:p>12.109</text:p>
          </table:table-cell>
          <table:table-cell/>
          <table:table-cell office:value-type="float" office:value="14.925">
            <text:p>14.925</text:p>
          </table:table-cell>
          <table:table-cell/>
          <table:table-cell office:value-type="float" office:value="-0.101">
            <text:p>-0.101</text:p>
          </table:table-cell>
          <table:table-cell office:value-type="float" office:value="-0.332">
            <text:p>-0.332</text:p>
          </table:table-cell>
          <table:table-cell table:number-columns-repeated="1018"/>
        </table:table-row>
        <table:table-row table:style-name="ro1">
          <table:table-cell office:value-type="float" office:value="12.082">
            <text:p>12.082</text:p>
          </table:table-cell>
          <table:table-cell/>
          <table:table-cell office:value-type="float" office:value="15.136">
            <text:p>15.136</text:p>
          </table:table-cell>
          <table:table-cell/>
          <table:table-cell office:value-type="float" office:value="-0.107">
            <text:p>-0.107</text:p>
          </table:table-cell>
          <table:table-cell office:value-type="float" office:value="-0.33">
            <text:p>-0.33</text:p>
          </table:table-cell>
          <table:table-cell table:number-columns-repeated="1018"/>
        </table:table-row>
        <table:table-row table:style-name="ro1">
          <table:table-cell office:value-type="float" office:value="12.05">
            <text:p>12.05</text:p>
          </table:table-cell>
          <table:table-cell/>
          <table:table-cell office:value-type="float" office:value="15.347">
            <text:p>15.347</text:p>
          </table:table-cell>
          <table:table-cell/>
          <table:table-cell office:value-type="float" office:value="-0.113">
            <text:p>-0.113</text:p>
          </table:table-cell>
          <table:table-cell office:value-type="float" office:value="-0.328">
            <text:p>-0.328</text:p>
          </table:table-cell>
          <table:table-cell table:number-columns-repeated="1018"/>
        </table:table-row>
        <table:table-row table:style-name="ro1">
          <table:table-cell office:value-type="float" office:value="12.015">
            <text:p>12.015</text:p>
          </table:table-cell>
          <table:table-cell/>
          <table:table-cell office:value-type="float" office:value="15.557">
            <text:p>15.557</text:p>
          </table:table-cell>
          <table:table-cell/>
          <table:table-cell office:value-type="float" office:value="-0.119">
            <text:p>-0.119</text:p>
          </table:table-cell>
          <table:table-cell office:value-type="float" office:value="-0.326">
            <text:p>-0.326</text:p>
          </table:table-cell>
          <table:table-cell table:number-columns-repeated="1018"/>
        </table:table-row>
        <table:table-row table:style-name="ro1">
          <table:table-cell office:value-type="float" office:value="11.976">
            <text:p>11.976</text:p>
          </table:table-cell>
          <table:table-cell/>
          <table:table-cell office:value-type="float" office:value="15.766">
            <text:p>15.766</text:p>
          </table:table-cell>
          <table:table-cell/>
          <table:table-cell office:value-type="float" office:value="-0.124">
            <text:p>-0.124</text:p>
          </table:table-cell>
          <table:table-cell office:value-type="float" office:value="-0.324">
            <text:p>-0.324</text:p>
          </table:table-cell>
          <table:table-cell table:number-columns-repeated="1018"/>
        </table:table-row>
        <table:table-row table:style-name="ro1">
          <table:table-cell office:value-type="float" office:value="11.934">
            <text:p>11.934</text:p>
          </table:table-cell>
          <table:table-cell/>
          <table:table-cell office:value-type="float" office:value="15.975">
            <text:p>15.975</text:p>
          </table:table-cell>
          <table:table-cell/>
          <table:table-cell office:value-type="float" office:value="-0.13">
            <text:p>-0.13</text:p>
          </table:table-cell>
          <table:table-cell office:value-type="float" office:value="-0.321">
            <text:p>-0.321</text:p>
          </table:table-cell>
          <table:table-cell table:number-columns-repeated="1018"/>
        </table:table-row>
        <table:table-row table:style-name="ro1">
          <table:table-cell office:value-type="float" office:value="11.888">
            <text:p>11.888</text:p>
          </table:table-cell>
          <table:table-cell/>
          <table:table-cell office:value-type="float" office:value="16.183">
            <text:p>16.183</text:p>
          </table:table-cell>
          <table:table-cell/>
          <table:table-cell office:value-type="float" office:value="-0.135">
            <text:p>-0.135</text:p>
          </table:table-cell>
          <table:table-cell office:value-type="float" office:value="-0.319">
            <text:p>-0.319</text:p>
          </table:table-cell>
          <table:table-cell table:number-columns-repeated="1018"/>
        </table:table-row>
        <table:table-row table:style-name="ro1">
          <table:table-cell office:value-type="float" office:value="11.838">
            <text:p>11.838</text:p>
          </table:table-cell>
          <table:table-cell/>
          <table:table-cell office:value-type="float" office:value="16.39">
            <text:p>16.39</text:p>
          </table:table-cell>
          <table:table-cell/>
          <table:table-cell office:value-type="float" office:value="-0.141">
            <text:p>-0.141</text:p>
          </table:table-cell>
          <table:table-cell office:value-type="float" office:value="-0.317">
            <text:p>-0.317</text:p>
          </table:table-cell>
          <table:table-cell table:number-columns-repeated="1018"/>
        </table:table-row>
        <table:table-row table:style-name="ro1">
          <table:table-cell office:value-type="float" office:value="11.785">
            <text:p>11.785</text:p>
          </table:table-cell>
          <table:table-cell/>
          <table:table-cell office:value-type="float" office:value="16.596">
            <text:p>16.596</text:p>
          </table:table-cell>
          <table:table-cell/>
          <table:table-cell office:value-type="float" office:value="-0.147">
            <text:p>-0.147</text:p>
          </table:table-cell>
          <table:table-cell office:value-type="float" office:value="-0.314">
            <text:p>-0.314</text:p>
          </table:table-cell>
          <table:table-cell table:number-columns-repeated="1018"/>
        </table:table-row>
        <table:table-row table:style-name="ro1">
          <table:table-cell office:value-type="float" office:value="11.728">
            <text:p>11.728</text:p>
          </table:table-cell>
          <table:table-cell/>
          <table:table-cell office:value-type="float" office:value="16.801">
            <text:p>16.801</text:p>
          </table:table-cell>
          <table:table-cell/>
          <table:table-cell office:value-type="float" office:value="-0.152">
            <text:p>-0.152</text:p>
          </table:table-cell>
          <table:table-cell office:value-type="float" office:value="-0.312">
            <text:p>-0.312</text:p>
          </table:table-cell>
          <table:table-cell table:number-columns-repeated="1018"/>
        </table:table-row>
        <table:table-row table:style-name="ro1">
          <table:table-cell office:value-type="float" office:value="11.668">
            <text:p>11.668</text:p>
          </table:table-cell>
          <table:table-cell/>
          <table:table-cell office:value-type="float" office:value="17.005">
            <text:p>17.005</text:p>
          </table:table-cell>
          <table:table-cell/>
          <table:table-cell office:value-type="float" office:value="-0.157">
            <text:p>-0.157</text:p>
          </table:table-cell>
          <table:table-cell office:value-type="float" office:value="-0.309">
            <text:p>-0.309</text:p>
          </table:table-cell>
          <table:table-cell table:number-columns-repeated="1018"/>
        </table:table-row>
        <table:table-row table:style-name="ro1">
          <table:table-cell office:value-type="float" office:value="11.604">
            <text:p>11.604</text:p>
          </table:table-cell>
          <table:table-cell/>
          <table:table-cell office:value-type="float" office:value="17.208">
            <text:p>17.208</text:p>
          </table:table-cell>
          <table:table-cell/>
          <table:table-cell office:value-type="float" office:value="-0.163">
            <text:p>-0.163</text:p>
          </table:table-cell>
          <table:table-cell office:value-type="float" office:value="-0.306">
            <text:p>-0.306</text:p>
          </table:table-cell>
          <table:table-cell table:number-columns-repeated="1018"/>
        </table:table-row>
        <table:table-row table:style-name="ro1">
          <table:table-cell office:value-type="float" office:value="11.536">
            <text:p>11.536</text:p>
          </table:table-cell>
          <table:table-cell/>
          <table:table-cell office:value-type="float" office:value="17.41">
            <text:p>17.41</text:p>
          </table:table-cell>
          <table:table-cell/>
          <table:table-cell office:value-type="float" office:value="-0.168">
            <text:p>-0.168</text:p>
          </table:table-cell>
          <table:table-cell office:value-type="float" office:value="-0.303">
            <text:p>-0.303</text:p>
          </table:table-cell>
          <table:table-cell table:number-columns-repeated="1018"/>
        </table:table-row>
        <table:table-row table:style-name="ro1">
          <table:table-cell office:value-type="float" office:value="11.465">
            <text:p>11.465</text:p>
          </table:table-cell>
          <table:table-cell/>
          <table:table-cell office:value-type="float" office:value="17.611">
            <text:p>17.611</text:p>
          </table:table-cell>
          <table:table-cell/>
          <table:table-cell office:value-type="float" office:value="-0.173">
            <text:p>-0.173</text:p>
          </table:table-cell>
          <table:table-cell office:value-type="float" office:value="-0.3">
            <text:p>-0.3</text:p>
          </table:table-cell>
          <table:table-cell table:number-columns-repeated="1018"/>
        </table:table-row>
        <table:table-row table:style-name="ro1">
          <table:table-cell office:value-type="float" office:value="11.391">
            <text:p>11.391</text:p>
          </table:table-cell>
          <table:table-cell/>
          <table:table-cell office:value-type="float" office:value="17.81">
            <text:p>17.81</text:p>
          </table:table-cell>
          <table:table-cell/>
          <table:table-cell office:value-type="float" office:value="-0.241">
            <text:p>-0.241</text:p>
          </table:table-cell>
          <table:table-cell office:value-type="float" office:value="-0.417">
            <text:p>-0.417</text:p>
          </table:table-cell>
          <table:table-cell table:number-columns-repeated="1018"/>
        </table:table-row>
        <table:table-row table:style-name="ro1">
          <table:table-cell office:value-type="float" office:value="11.313">
            <text:p>11.313</text:p>
          </table:table-cell>
          <table:table-cell/>
          <table:table-cell office:value-type="float" office:value="18.009">
            <text:p>18.009</text:p>
          </table:table-cell>
          <table:table-cell/>
          <table:table-cell office:value-type="float" office:value="-0.315">
            <text:p>-0.315</text:p>
          </table:table-cell>
          <table:table-cell office:value-type="float" office:value="-0.545">
            <text:p>-0.545</text:p>
          </table:table-cell>
          <table:table-cell table:number-columns-repeated="1018"/>
        </table:table-row>
        <table:table-row table:style-name="ro1">
          <table:table-cell office:value-type="float" office:value="11.231">
            <text:p>11.231</text:p>
          </table:table-cell>
          <table:table-cell/>
          <table:table-cell office:value-type="float" office:value="18.205">
            <text:p>18.205</text:p>
          </table:table-cell>
          <table:table-cell/>
          <table:table-cell office:value-type="float" office:value="-0.395">
            <text:p>-0.395</text:p>
          </table:table-cell>
          <table:table-cell office:value-type="float" office:value="-0.685">
            <text:p>-0.685</text:p>
          </table:table-cell>
          <table:table-cell table:number-columns-repeated="1018"/>
        </table:table-row>
        <table:table-row table:style-name="ro1">
          <table:table-cell office:value-type="float" office:value="11.146">
            <text:p>11.146</text:p>
          </table:table-cell>
          <table:table-cell/>
          <table:table-cell office:value-type="float" office:value="18.401">
            <text:p>18.401</text:p>
          </table:table-cell>
          <table:table-cell/>
          <table:table-cell office:value-type="float" office:value="-0.483">
            <text:p>-0.483</text:p>
          </table:table-cell>
          <table:table-cell office:value-type="float" office:value="-0.836">
            <text:p>-0.836</text:p>
          </table:table-cell>
          <table:table-cell table:number-columns-repeated="1018"/>
        </table:table-row>
        <table:table-row table:style-name="ro1">
          <table:table-cell office:value-type="float" office:value="11.058">
            <text:p>11.058</text:p>
          </table:table-cell>
          <table:table-cell/>
          <table:table-cell office:value-type="float" office:value="18.594">
            <text:p>18.594</text:p>
          </table:table-cell>
          <table:table-cell/>
          <table:table-cell office:value-type="float" office:value="-0.577">
            <text:p>-0.577</text:p>
          </table:table-cell>
          <table:table-cell office:value-type="float" office:value="-0.999">
            <text:p>-0.999</text:p>
          </table:table-cell>
          <table:table-cell table:number-columns-repeated="1018"/>
        </table:table-row>
        <table:table-row table:style-name="ro1">
          <table:table-cell office:value-type="float" office:value="10.966">
            <text:p>10.966</text:p>
          </table:table-cell>
          <table:table-cell/>
          <table:table-cell office:value-type="float" office:value="18.787">
            <text:p>18.787</text:p>
          </table:table-cell>
          <table:table-cell/>
          <table:table-cell office:value-type="float" office:value="-0.678">
            <text:p>-0.678</text:p>
          </table:table-cell>
          <table:table-cell office:value-type="float" office:value="-1.174">
            <text:p>-1.174</text:p>
          </table:table-cell>
          <table:table-cell table:number-columns-repeated="1018"/>
        </table:table-row>
        <table:table-row table:style-name="ro1">
          <table:table-cell office:value-type="float" office:value="10.871">
            <text:p>10.871</text:p>
          </table:table-cell>
          <table:table-cell/>
          <table:table-cell office:value-type="float" office:value="18.977">
            <text:p>18.977</text:p>
          </table:table-cell>
          <table:table-cell/>
          <table:table-cell office:value-type="float" office:value="-0.785">
            <text:p>-0.785</text:p>
          </table:table-cell>
          <table:table-cell office:value-type="float" office:value="-1.359">
            <text:p>-1.359</text:p>
          </table:table-cell>
          <table:table-cell table:number-columns-repeated="1018"/>
        </table:table-row>
        <table:table-row table:style-name="ro1">
          <table:table-cell office:value-type="float" office:value="10.773">
            <text:p>10.773</text:p>
          </table:table-cell>
          <table:table-cell/>
          <table:table-cell office:value-type="float" office:value="19.166">
            <text:p>19.166</text:p>
          </table:table-cell>
          <table:table-cell/>
          <table:table-cell office:value-type="float" office:value="-0.899">
            <text:p>-0.899</text:p>
          </table:table-cell>
          <table:table-cell office:value-type="float" office:value="-1.556">
            <text:p>-1.556</text:p>
          </table:table-cell>
          <table:table-cell table:number-columns-repeated="1018"/>
        </table:table-row>
        <table:table-row table:style-name="ro1">
          <table:table-cell office:value-type="float" office:value="10.671">
            <text:p>10.671</text:p>
          </table:table-cell>
          <table:table-cell/>
          <table:table-cell office:value-type="float" office:value="19.353">
            <text:p>19.353</text:p>
          </table:table-cell>
          <table:table-cell/>
          <table:table-cell office:value-type="float" office:value="-1.019">
            <text:p>-1.019</text:p>
          </table:table-cell>
          <table:table-cell office:value-type="float" office:value="-1.765">
            <text:p>-1.765</text:p>
          </table:table-cell>
          <table:table-cell table:number-columns-repeated="1018"/>
        </table:table-row>
        <table:table-row table:style-name="ro1">
          <table:table-cell office:value-type="float" office:value="10.567">
            <text:p>10.567</text:p>
          </table:table-cell>
          <table:table-cell/>
          <table:table-cell office:value-type="float" office:value="19.539">
            <text:p>19.539</text:p>
          </table:table-cell>
          <table:table-cell/>
          <table:table-cell office:value-type="float" office:value="-1.146">
            <text:p>-1.146</text:p>
          </table:table-cell>
          <table:table-cell office:value-type="float" office:value="-1.984">
            <text:p>-1.984</text:p>
          </table:table-cell>
          <table:table-cell table:number-columns-repeated="1018"/>
        </table:table-row>
        <table:table-row table:style-name="ro1">
          <table:table-cell office:value-type="float" office:value="10.459">
            <text:p>10.459</text:p>
          </table:table-cell>
          <table:table-cell/>
          <table:table-cell office:value-type="float" office:value="19.722">
            <text:p>19.722</text:p>
          </table:table-cell>
          <table:table-cell/>
          <table:table-cell office:value-type="float" office:value="-1.279">
            <text:p>-1.279</text:p>
          </table:table-cell>
          <table:table-cell office:value-type="float" office:value="-2.215">
            <text:p>-2.215</text:p>
          </table:table-cell>
          <table:table-cell table:number-columns-repeated="1018"/>
        </table:table-row>
        <table:table-row table:style-name="ro1">
          <table:table-cell office:value-type="float" office:value="10.347">
            <text:p>10.347</text:p>
          </table:table-cell>
          <table:table-cell/>
          <table:table-cell office:value-type="float" office:value="19.904">
            <text:p>19.904</text:p>
          </table:table-cell>
          <table:table-cell/>
          <table:table-cell office:value-type="float" office:value="-1.418">
            <text:p>-1.418</text:p>
          </table:table-cell>
          <table:table-cell office:value-type="float" office:value="-2.457">
            <text:p>-2.457</text:p>
          </table:table-cell>
          <table:table-cell table:number-columns-repeated="1018"/>
        </table:table-row>
        <table:table-row table:style-name="ro1">
          <table:table-cell office:value-type="float" office:value="10.233">
            <text:p>10.233</text:p>
          </table:table-cell>
          <table:table-cell/>
          <table:table-cell office:value-type="float" office:value="20.083">
            <text:p>20.083</text:p>
          </table:table-cell>
          <table:table-cell/>
          <table:table-cell office:value-type="float" office:value="-1.564">
            <text:p>-1.564</text:p>
          </table:table-cell>
          <table:table-cell office:value-type="float" office:value="-2.709">
            <text:p>-2.709</text:p>
          </table:table-cell>
          <table:table-cell table:number-columns-repeated="1018"/>
        </table:table-row>
        <table:table-row table:style-name="ro1">
          <table:table-cell office:value-type="float" office:value="10.115">
            <text:p>10.115</text:p>
          </table:table-cell>
          <table:table-cell/>
          <table:table-cell office:value-type="float" office:value="20.261">
            <text:p>20.261</text:p>
          </table:table-cell>
          <table:table-cell/>
          <table:table-cell office:value-type="float" office:value="-1.717">
            <text:p>-1.717</text:p>
          </table:table-cell>
          <table:table-cell office:value-type="float" office:value="-2.973">
            <text:p>-2.973</text:p>
          </table:table-cell>
          <table:table-cell table:number-columns-repeated="1018"/>
        </table:table-row>
        <table:table-row table:style-name="ro1">
          <table:table-cell office:value-type="float" office:value="9.995">
            <text:p>9.995</text:p>
          </table:table-cell>
          <table:table-cell/>
          <table:table-cell office:value-type="float" office:value="20.436">
            <text:p>20.436</text:p>
          </table:table-cell>
          <table:table-cell/>
          <table:table-cell office:value-type="float" office:value="-1.875">
            <text:p>-1.875</text:p>
          </table:table-cell>
          <table:table-cell office:value-type="float" office:value="-3.248">
            <text:p>-3.248</text:p>
          </table:table-cell>
          <table:table-cell table:number-columns-repeated="1018"/>
        </table:table-row>
        <table:table-row table:style-name="ro1">
          <table:table-cell office:value-type="float" office:value="9.871">
            <text:p>9.871</text:p>
          </table:table-cell>
          <table:table-cell/>
          <table:table-cell office:value-type="float" office:value="20.61">
            <text:p>20.61</text:p>
          </table:table-cell>
          <table:table-cell/>
          <table:table-cell office:value-type="float" office:value="-2.04">
            <text:p>-2.04</text:p>
          </table:table-cell>
          <table:table-cell office:value-type="float" office:value="-3.533">
            <text:p>-3.533</text:p>
          </table:table-cell>
          <table:table-cell table:number-columns-repeated="1018"/>
        </table:table-row>
        <table:table-row table:style-name="ro1">
          <table:table-cell office:value-type="float" office:value="9.745">
            <text:p>9.745</text:p>
          </table:table-cell>
          <table:table-cell/>
          <table:table-cell office:value-type="float" office:value="20.781">
            <text:p>20.781</text:p>
          </table:table-cell>
          <table:table-cell/>
          <table:table-cell office:value-type="float" office:value="-2.211">
            <text:p>-2.211</text:p>
          </table:table-cell>
          <table:table-cell office:value-type="float" office:value="-3.829">
            <text:p>-3.829</text:p>
          </table:table-cell>
          <table:table-cell table:number-columns-repeated="1018"/>
        </table:table-row>
        <table:table-row table:style-name="ro1">
          <table:table-cell office:value-type="float" office:value="9.615">
            <text:p>9.615</text:p>
          </table:table-cell>
          <table:table-cell/>
          <table:table-cell office:value-type="float" office:value="20.95">
            <text:p>20.95</text:p>
          </table:table-cell>
          <table:table-cell/>
          <table:table-cell office:value-type="float" office:value="-2.388">
            <text:p>-2.388</text:p>
          </table:table-cell>
          <table:table-cell office:value-type="float" office:value="-4.136">
            <text:p>-4.136</text:p>
          </table:table-cell>
          <table:table-cell table:number-columns-repeated="1018"/>
        </table:table-row>
        <table:table-row table:style-name="ro1">
          <table:table-cell office:value-type="float" office:value="9.482">
            <text:p>9.482</text:p>
          </table:table-cell>
          <table:table-cell/>
          <table:table-cell office:value-type="float" office:value="21.116">
            <text:p>21.116</text:p>
          </table:table-cell>
          <table:table-cell/>
          <table:table-cell office:value-type="float" office:value="-2.571">
            <text:p>-2.571</text:p>
          </table:table-cell>
          <table:table-cell office:value-type="float" office:value="-4.453">
            <text:p>-4.453</text:p>
          </table:table-cell>
          <table:table-cell table:number-columns-repeated="1018"/>
        </table:table-row>
        <table:table-row table:style-name="ro1">
          <table:table-cell office:value-type="float" office:value="9.347">
            <text:p>9.347</text:p>
          </table:table-cell>
          <table:table-cell/>
          <table:table-cell office:value-type="float" office:value="21.281">
            <text:p>21.281</text:p>
          </table:table-cell>
          <table:table-cell/>
          <table:table-cell office:value-type="float" office:value="-2.76">
            <text:p>-2.76</text:p>
          </table:table-cell>
          <table:table-cell office:value-type="float" office:value="-4.78">
            <text:p>-4.78</text:p>
          </table:table-cell>
          <table:table-cell table:number-columns-repeated="1018"/>
        </table:table-row>
        <table:table-row table:style-name="ro1">
          <table:table-cell office:value-type="float" office:value="9.209">
            <text:p>9.209</text:p>
          </table:table-cell>
          <table:table-cell/>
          <table:table-cell office:value-type="float" office:value="21.443">
            <text:p>21.443</text:p>
          </table:table-cell>
          <table:table-cell/>
          <table:table-cell office:value-type="float" office:value="-2.955">
            <text:p>-2.955</text:p>
          </table:table-cell>
          <table:table-cell office:value-type="float" office:value="-5.118">
            <text:p>-5.118</text:p>
          </table:table-cell>
          <table:table-cell table:number-columns-repeated="1018"/>
        </table:table-row>
        <table:table-row table:style-name="ro1">
          <table:table-cell office:value-type="float" office:value="9.068">
            <text:p>9.068</text:p>
          </table:table-cell>
          <table:table-cell/>
          <table:table-cell office:value-type="float" office:value="21.602">
            <text:p>21.602</text:p>
          </table:table-cell>
          <table:table-cell/>
          <table:table-cell office:value-type="float" office:value="-3.156">
            <text:p>-3.156</text:p>
          </table:table-cell>
          <table:table-cell office:value-type="float" office:value="-5.466">
            <text:p>-5.466</text:p>
          </table:table-cell>
          <table:table-cell table:number-columns-repeated="1018"/>
        </table:table-row>
        <table:table-row table:style-name="ro1">
          <table:table-cell office:value-type="float" office:value="8.924">
            <text:p>8.924</text:p>
          </table:table-cell>
          <table:table-cell/>
          <table:table-cell office:value-type="float" office:value="21.759">
            <text:p>21.759</text:p>
          </table:table-cell>
          <table:table-cell/>
          <table:table-cell office:value-type="float" office:value="-3.362">
            <text:p>-3.362</text:p>
          </table:table-cell>
          <table:table-cell office:value-type="float" office:value="-5.824">
            <text:p>-5.824</text:p>
          </table:table-cell>
          <table:table-cell table:number-columns-repeated="1018"/>
        </table:table-row>
        <table:table-row table:style-name="ro1">
          <table:table-cell office:value-type="float" office:value="8.777">
            <text:p>8.777</text:p>
          </table:table-cell>
          <table:table-cell/>
          <table:table-cell office:value-type="float" office:value="21.914">
            <text:p>21.914</text:p>
          </table:table-cell>
          <table:table-cell/>
          <table:table-cell office:value-type="float" office:value="-3.575">
            <text:p>-3.575</text:p>
          </table:table-cell>
          <table:table-cell office:value-type="float" office:value="-6.192">
            <text:p>-6.192</text:p>
          </table:table-cell>
          <table:table-cell table:number-columns-repeated="1018"/>
        </table:table-row>
        <table:table-row table:style-name="ro1">
          <table:table-cell office:value-type="float" office:value="8.628">
            <text:p>8.628</text:p>
          </table:table-cell>
          <table:table-cell/>
          <table:table-cell office:value-type="float" office:value="22.066">
            <text:p>22.066</text:p>
          </table:table-cell>
          <table:table-cell/>
          <table:table-cell office:value-type="float" office:value="-3.793">
            <text:p>-3.793</text:p>
          </table:table-cell>
          <table:table-cell office:value-type="float" office:value="-6.57">
            <text:p>-6.57</text:p>
          </table:table-cell>
          <table:table-cell table:number-columns-repeated="1018"/>
        </table:table-row>
        <table:table-row table:style-name="ro1">
          <table:table-cell office:value-type="float" office:value="8.476">
            <text:p>8.476</text:p>
          </table:table-cell>
          <table:table-cell/>
          <table:table-cell office:value-type="float" office:value="22.215">
            <text:p>22.215</text:p>
          </table:table-cell>
          <table:table-cell/>
          <table:table-cell office:value-type="float" office:value="-4.017">
            <text:p>-4.017</text:p>
          </table:table-cell>
          <table:table-cell office:value-type="float" office:value="-6.957">
            <text:p>-6.957</text:p>
          </table:table-cell>
          <table:table-cell table:number-columns-repeated="1018"/>
        </table:table-row>
        <table:table-row table:style-name="ro1">
          <table:table-cell office:value-type="float" office:value="8.322">
            <text:p>8.322</text:p>
          </table:table-cell>
          <table:table-cell/>
          <table:table-cell office:value-type="float" office:value="22.361">
            <text:p>22.361</text:p>
          </table:table-cell>
          <table:table-cell/>
          <table:table-cell office:value-type="float" office:value="-4.246">
            <text:p>-4.246</text:p>
          </table:table-cell>
          <table:table-cell office:value-type="float" office:value="-7.355">
            <text:p>-7.355</text:p>
          </table:table-cell>
          <table:table-cell table:number-columns-repeated="1018"/>
        </table:table-row>
        <table:table-row table:style-name="ro1">
          <table:table-cell office:value-type="float" office:value="8.165">
            <text:p>8.165</text:p>
          </table:table-cell>
          <table:table-cell/>
          <table:table-cell office:value-type="float" office:value="22.505">
            <text:p>22.505</text:p>
          </table:table-cell>
          <table:table-cell/>
          <table:table-cell office:value-type="float" office:value="-4.481">
            <text:p>-4.481</text:p>
          </table:table-cell>
          <table:table-cell office:value-type="float" office:value="-7.762">
            <text:p>-7.762</text:p>
          </table:table-cell>
          <table:table-cell table:number-columns-repeated="1018"/>
        </table:table-row>
        <table:table-row table:style-name="ro1">
          <table:table-cell office:value-type="float" office:value="8.005">
            <text:p>8.005</text:p>
          </table:table-cell>
          <table:table-cell/>
          <table:table-cell office:value-type="float" office:value="22.646">
            <text:p>22.646</text:p>
          </table:table-cell>
          <table:table-cell/>
          <table:table-cell office:value-type="float" office:value="-4.721">
            <text:p>-4.721</text:p>
          </table:table-cell>
          <table:table-cell office:value-type="float" office:value="-8.178">
            <text:p>-8.178</text:p>
          </table:table-cell>
          <table:table-cell table:number-columns-repeated="1018"/>
        </table:table-row>
        <table:table-row table:style-name="ro1">
          <table:table-cell office:value-type="float" office:value="7.844">
            <text:p>7.844</text:p>
          </table:table-cell>
          <table:table-cell/>
          <table:table-cell office:value-type="float" office:value="22.785">
            <text:p>22.785</text:p>
          </table:table-cell>
          <table:table-cell/>
          <table:table-cell office:value-type="float" office:value="-4.967">
            <text:p>-4.967</text:p>
          </table:table-cell>
          <table:table-cell office:value-type="float" office:value="-8.603">
            <text:p>-8.603</text:p>
          </table:table-cell>
          <table:table-cell table:number-columns-repeated="1018"/>
        </table:table-row>
        <table:table-row table:style-name="ro1">
          <table:table-cell office:value-type="float" office:value="7.679">
            <text:p>7.679</text:p>
          </table:table-cell>
          <table:table-cell/>
          <table:table-cell office:value-type="float" office:value="22.92">
            <text:p>22.92</text:p>
          </table:table-cell>
          <table:table-cell/>
          <table:table-cell office:value-type="float" office:value="-5.218">
            <text:p>-5.218</text:p>
          </table:table-cell>
          <table:table-cell office:value-type="float" office:value="-9.038">
            <text:p>-9.038</text:p>
          </table:table-cell>
          <table:table-cell table:number-columns-repeated="1018"/>
        </table:table-row>
        <table:table-row table:style-name="ro1">
          <table:table-cell office:value-type="float" office:value="7.513">
            <text:p>7.513</text:p>
          </table:table-cell>
          <table:table-cell/>
          <table:table-cell office:value-type="float" office:value="23.053">
            <text:p>23.053</text:p>
          </table:table-cell>
          <table:table-cell/>
          <table:table-cell office:value-type="float" office:value="-5.474">
            <text:p>-5.474</text:p>
          </table:table-cell>
          <table:table-cell office:value-type="float" office:value="-9.481">
            <text:p>-9.481</text:p>
          </table:table-cell>
          <table:table-cell table:number-columns-repeated="1018"/>
        </table:table-row>
        <table:table-row table:style-name="ro1">
          <table:table-cell office:value-type="float" office:value="7.344">
            <text:p>7.344</text:p>
          </table:table-cell>
          <table:table-cell/>
          <table:table-cell office:value-type="float" office:value="23.182">
            <text:p>23.182</text:p>
          </table:table-cell>
          <table:table-cell/>
          <table:table-cell office:value-type="float" office:value="-5.735">
            <text:p>-5.735</text:p>
          </table:table-cell>
          <table:table-cell office:value-type="float" office:value="-9.934">
            <text:p>-9.934</text:p>
          </table:table-cell>
          <table:table-cell table:number-columns-repeated="1018"/>
        </table:table-row>
        <table:table-row table:style-name="ro1">
          <table:table-cell office:value-type="float" office:value="7.173">
            <text:p>7.173</text:p>
          </table:table-cell>
          <table:table-cell/>
          <table:table-cell office:value-type="float" office:value="23.309">
            <text:p>23.309</text:p>
          </table:table-cell>
          <table:table-cell/>
          <table:table-cell office:value-type="float" office:value="-6.001">
            <text:p>-6.001</text:p>
          </table:table-cell>
          <table:table-cell office:value-type="float" office:value="-10.395">
            <text:p>-10.395</text:p>
          </table:table-cell>
          <table:table-cell table:number-columns-repeated="1018"/>
        </table:table-row>
        <table:table-row table:style-name="ro1">
          <table:table-cell office:value-type="float" office:value="6.999">
            <text:p>6.999</text:p>
          </table:table-cell>
          <table:table-cell/>
          <table:table-cell office:value-type="float" office:value="23.433">
            <text:p>23.433</text:p>
          </table:table-cell>
          <table:table-cell/>
          <table:table-cell office:value-type="float" office:value="-6.273">
            <text:p>-6.273</text:p>
          </table:table-cell>
          <table:table-cell office:value-type="float" office:value="-10.865">
            <text:p>-10.865</text:p>
          </table:table-cell>
          <table:table-cell table:number-columns-repeated="1018"/>
        </table:table-row>
        <table:table-row table:style-name="ro1">
          <table:table-cell office:value-type="float" office:value="6.824">
            <text:p>6.824</text:p>
          </table:table-cell>
          <table:table-cell/>
          <table:table-cell office:value-type="float" office:value="23.553">
            <text:p>23.553</text:p>
          </table:table-cell>
          <table:table-cell/>
          <table:table-cell office:value-type="float" office:value="-6.549">
            <text:p>-6.549</text:p>
          </table:table-cell>
          <table:table-cell office:value-type="float" office:value="-11.343">
            <text:p>-11.343</text:p>
          </table:table-cell>
          <table:table-cell table:number-columns-repeated="1018"/>
        </table:table-row>
        <table:table-row table:style-name="ro1">
          <table:table-cell office:value-type="float" office:value="6.646">
            <text:p>6.646</text:p>
          </table:table-cell>
          <table:table-cell/>
          <table:table-cell office:value-type="float" office:value="23.671">
            <text:p>23.671</text:p>
          </table:table-cell>
          <table:table-cell/>
          <table:table-cell office:value-type="float" office:value="-6.83">
            <text:p>-6.83</text:p>
          </table:table-cell>
          <table:table-cell office:value-type="float" office:value="-11.829">
            <text:p>-11.829</text:p>
          </table:table-cell>
          <table:table-cell table:number-columns-repeated="1018"/>
        </table:table-row>
        <table:table-row table:style-name="ro1">
          <table:table-cell office:value-type="float" office:value="6.467">
            <text:p>6.467</text:p>
          </table:table-cell>
          <table:table-cell/>
          <table:table-cell office:value-type="float" office:value="23.785">
            <text:p>23.785</text:p>
          </table:table-cell>
          <table:table-cell/>
          <table:table-cell office:value-type="float" office:value="-7.115">
            <text:p>-7.115</text:p>
          </table:table-cell>
          <table:table-cell office:value-type="float" office:value="-12.324">
            <text:p>-12.324</text:p>
          </table:table-cell>
          <table:table-cell table:number-columns-repeated="1018"/>
        </table:table-row>
        <table:table-row table:style-name="ro1">
          <table:table-cell office:value-type="float" office:value="6.285">
            <text:p>6.285</text:p>
          </table:table-cell>
          <table:table-cell/>
          <table:table-cell office:value-type="float" office:value="23.897">
            <text:p>23.897</text:p>
          </table:table-cell>
          <table:table-cell/>
          <table:table-cell office:value-type="float" office:value="-7.405">
            <text:p>-7.405</text:p>
          </table:table-cell>
          <table:table-cell office:value-type="float" office:value="-12.826">
            <text:p>-12.826</text:p>
          </table:table-cell>
          <table:table-cell table:number-columns-repeated="1018"/>
        </table:table-row>
        <table:table-row table:style-name="ro1">
          <table:table-cell office:value-type="float" office:value="6.102">
            <text:p>6.102</text:p>
          </table:table-cell>
          <table:table-cell/>
          <table:table-cell office:value-type="float" office:value="24.005">
            <text:p>24.005</text:p>
          </table:table-cell>
          <table:table-cell/>
          <table:table-cell office:value-type="float" office:value="-7.7">
            <text:p>-7.7</text:p>
          </table:table-cell>
          <table:table-cell office:value-type="float" office:value="-13.337">
            <text:p>-13.337</text:p>
          </table:table-cell>
          <table:table-cell table:number-columns-repeated="1018"/>
        </table:table-row>
        <table:table-row table:style-name="ro1">
          <table:table-cell office:value-type="float" office:value="5.916">
            <text:p>5.916</text:p>
          </table:table-cell>
          <table:table-cell/>
          <table:table-cell office:value-type="float" office:value="24.11">
            <text:p>24.11</text:p>
          </table:table-cell>
          <table:table-cell/>
          <table:table-cell office:value-type="float" office:value="-7.999">
            <text:p>-7.999</text:p>
          </table:table-cell>
          <table:table-cell office:value-type="float" office:value="-13.855">
            <text:p>-13.855</text:p>
          </table:table-cell>
          <table:table-cell table:number-columns-repeated="1018"/>
        </table:table-row>
        <table:table-row table:style-name="ro1">
          <table:table-cell office:value-type="float" office:value="5.729">
            <text:p>5.729</text:p>
          </table:table-cell>
          <table:table-cell/>
          <table:table-cell office:value-type="float" office:value="24.211">
            <text:p>24.211</text:p>
          </table:table-cell>
          <table:table-cell/>
          <table:table-cell office:value-type="float" office:value="-8.303">
            <text:p>-8.303</text:p>
          </table:table-cell>
          <table:table-cell office:value-type="float" office:value="-14.381">
            <text:p>-14.381</text:p>
          </table:table-cell>
          <table:table-cell table:number-columns-repeated="1018"/>
        </table:table-row>
        <table:table-row table:style-name="ro1">
          <table:table-cell office:value-type="float" office:value="5.54">
            <text:p>5.54</text:p>
          </table:table-cell>
          <table:table-cell/>
          <table:table-cell office:value-type="float" office:value="24.31">
            <text:p>24.31</text:p>
          </table:table-cell>
          <table:table-cell/>
          <table:table-cell office:value-type="float" office:value="-8.611">
            <text:p>-8.611</text:p>
          </table:table-cell>
          <table:table-cell office:value-type="float" office:value="-14.914">
            <text:p>-14.914</text:p>
          </table:table-cell>
          <table:table-cell table:number-columns-repeated="1018"/>
        </table:table-row>
        <table:table-row table:style-name="ro1">
          <table:table-cell office:value-type="float" office:value="5.35">
            <text:p>5.35</text:p>
          </table:table-cell>
          <table:table-cell/>
          <table:table-cell office:value-type="float" office:value="24.405">
            <text:p>24.405</text:p>
          </table:table-cell>
          <table:table-cell/>
          <table:table-cell office:value-type="float" office:value="-8.922">
            <text:p>-8.922</text:p>
          </table:table-cell>
          <table:table-cell office:value-type="float" office:value="-15.454">
            <text:p>-15.454</text:p>
          </table:table-cell>
          <table:table-cell table:number-columns-repeated="1018"/>
        </table:table-row>
        <table:table-row table:style-name="ro1">
          <table:table-cell office:value-type="float" office:value="5.158">
            <text:p>5.158</text:p>
          </table:table-cell>
          <table:table-cell/>
          <table:table-cell office:value-type="float" office:value="24.496">
            <text:p>24.496</text:p>
          </table:table-cell>
          <table:table-cell/>
          <table:table-cell office:value-type="float" office:value="-9.238">
            <text:p>-9.238</text:p>
          </table:table-cell>
          <table:table-cell office:value-type="float" office:value="-16.001">
            <text:p>-16.001</text:p>
          </table:table-cell>
          <table:table-cell table:number-columns-repeated="1018"/>
        </table:table-row>
        <table:table-row table:style-name="ro1">
          <table:table-cell office:value-type="float" office:value="4.964">
            <text:p>4.964</text:p>
          </table:table-cell>
          <table:table-cell/>
          <table:table-cell office:value-type="float" office:value="24.585">
            <text:p>24.585</text:p>
          </table:table-cell>
          <table:table-cell/>
          <table:table-cell office:value-type="float" office:value="-9.558">
            <text:p>-9.558</text:p>
          </table:table-cell>
          <table:table-cell office:value-type="float" office:value="-16.556">
            <text:p>-16.556</text:p>
          </table:table-cell>
          <table:table-cell table:number-columns-repeated="1018"/>
        </table:table-row>
        <table:table-row table:style-name="ro1">
          <table:table-cell office:value-type="float" office:value="4.769">
            <text:p>4.769</text:p>
          </table:table-cell>
          <table:table-cell/>
          <table:table-cell office:value-type="float" office:value="24.67">
            <text:p>24.67</text:p>
          </table:table-cell>
          <table:table-cell/>
          <table:table-cell office:value-type="float" office:value="-9.882">
            <text:p>-9.882</text:p>
          </table:table-cell>
          <table:table-cell office:value-type="float" office:value="-17.117">
            <text:p>-17.117</text:p>
          </table:table-cell>
          <table:table-cell table:number-columns-repeated="1018"/>
        </table:table-row>
        <table:table-row table:style-name="ro1">
          <table:table-cell office:value-type="float" office:value="4.572">
            <text:p>4.572</text:p>
          </table:table-cell>
          <table:table-cell/>
          <table:table-cell office:value-type="float" office:value="24.751">
            <text:p>24.751</text:p>
          </table:table-cell>
          <table:table-cell/>
          <table:table-cell office:value-type="float" office:value="-10.21">
            <text:p>-10.21</text:p>
          </table:table-cell>
          <table:table-cell office:value-type="float" office:value="-17.684">
            <text:p>-17.684</text:p>
          </table:table-cell>
          <table:table-cell table:number-columns-repeated="1018"/>
        </table:table-row>
        <table:table-row table:style-name="ro1">
          <table:table-cell office:value-type="float" office:value="4.374">
            <text:p>4.374</text:p>
          </table:table-cell>
          <table:table-cell/>
          <table:table-cell office:value-type="float" office:value="24.829">
            <text:p>24.829</text:p>
          </table:table-cell>
          <table:table-cell/>
          <table:table-cell office:value-type="float" office:value="-10.541">
            <text:p>-10.541</text:p>
          </table:table-cell>
          <table:table-cell office:value-type="float" office:value="-18.258">
            <text:p>-18.258</text:p>
          </table:table-cell>
          <table:table-cell table:number-columns-repeated="1018"/>
        </table:table-row>
        <table:table-row table:style-name="ro1">
          <table:table-cell office:value-type="float" office:value="4.174">
            <text:p>4.174</text:p>
          </table:table-cell>
          <table:table-cell/>
          <table:table-cell office:value-type="float" office:value="24.904">
            <text:p>24.904</text:p>
          </table:table-cell>
          <table:table-cell/>
          <table:table-cell office:value-type="float" office:value="-10.876">
            <text:p>-10.876</text:p>
          </table:table-cell>
          <table:table-cell office:value-type="float" office:value="-18.838">
            <text:p>-18.838</text:p>
          </table:table-cell>
          <table:table-cell table:number-columns-repeated="1018"/>
        </table:table-row>
        <table:table-row table:style-name="ro1">
          <table:table-cell office:value-type="float" office:value="3.974">
            <text:p>3.974</text:p>
          </table:table-cell>
          <table:table-cell/>
          <table:table-cell office:value-type="float" office:value="24.975">
            <text:p>24.975</text:p>
          </table:table-cell>
          <table:table-cell/>
          <table:table-cell office:value-type="float" office:value="-11.214">
            <text:p>-11.214</text:p>
          </table:table-cell>
          <table:table-cell office:value-type="float" office:value="-19.424">
            <text:p>-19.424</text:p>
          </table:table-cell>
          <table:table-cell table:number-columns-repeated="1018"/>
        </table:table-row>
        <table:table-row table:style-name="ro1">
          <table:table-cell office:value-type="float" office:value="3.772">
            <text:p>3.772</text:p>
          </table:table-cell>
          <table:table-cell/>
          <table:table-cell office:value-type="float" office:value="25.043">
            <text:p>25.043</text:p>
          </table:table-cell>
          <table:table-cell/>
          <table:table-cell office:value-type="float" office:value="-11.556">
            <text:p>-11.556</text:p>
          </table:table-cell>
          <table:table-cell office:value-type="float" office:value="-20.016">
            <text:p>-20.016</text:p>
          </table:table-cell>
          <table:table-cell table:number-columns-repeated="1018"/>
        </table:table-row>
        <table:table-row table:style-name="ro1">
          <table:table-cell office:value-type="float" office:value="3.569">
            <text:p>3.569</text:p>
          </table:table-cell>
          <table:table-cell/>
          <table:table-cell office:value-type="float" office:value="25.107">
            <text:p>25.107</text:p>
          </table:table-cell>
          <table:table-cell/>
          <table:table-cell office:value-type="float" office:value="-11.901">
            <text:p>-11.901</text:p>
          </table:table-cell>
          <table:table-cell office:value-type="float" office:value="-20.613">
            <text:p>-20.613</text:p>
          </table:table-cell>
          <table:table-cell table:number-columns-repeated="1018"/>
        </table:table-row>
        <table:table-row table:style-name="ro1">
          <table:table-cell office:value-type="float" office:value="3.365">
            <text:p>3.365</text:p>
          </table:table-cell>
          <table:table-cell/>
          <table:table-cell office:value-type="float" office:value="25.167">
            <text:p>25.167</text:p>
          </table:table-cell>
          <table:table-cell/>
          <table:table-cell office:value-type="float" office:value="-12.249">
            <text:p>-12.249</text:p>
          </table:table-cell>
          <table:table-cell office:value-type="float" office:value="-21.216">
            <text:p>-21.216</text:p>
          </table:table-cell>
          <table:table-cell table:number-columns-repeated="1018"/>
        </table:table-row>
        <table:table-row table:style-name="ro1">
          <table:table-cell office:value-type="float" office:value="3.159">
            <text:p>3.159</text:p>
          </table:table-cell>
          <table:table-cell/>
          <table:table-cell office:value-type="float" office:value="25.224">
            <text:p>25.224</text:p>
          </table:table-cell>
          <table:table-cell/>
          <table:table-cell office:value-type="float" office:value="-12.6">
            <text:p>-12.6</text:p>
          </table:table-cell>
          <table:table-cell office:value-type="float" office:value="-21.824">
            <text:p>-21.824</text:p>
          </table:table-cell>
          <table:table-cell table:number-columns-repeated="1018"/>
        </table:table-row>
        <table:table-row table:style-name="ro1">
          <table:table-cell office:value-type="float" office:value="2.953">
            <text:p>2.953</text:p>
          </table:table-cell>
          <table:table-cell/>
          <table:table-cell office:value-type="float" office:value="25.277">
            <text:p>25.277</text:p>
          </table:table-cell>
          <table:table-cell/>
          <table:table-cell office:value-type="float" office:value="-12.955">
            <text:p>-12.955</text:p>
          </table:table-cell>
          <table:table-cell office:value-type="float" office:value="-22.438">
            <text:p>-22.438</text:p>
          </table:table-cell>
          <table:table-cell table:number-columns-repeated="1018"/>
        </table:table-row>
        <table:table-row table:style-name="ro1">
          <table:table-cell office:value-type="float" office:value="2.746">
            <text:p>2.746</text:p>
          </table:table-cell>
          <table:table-cell/>
          <table:table-cell office:value-type="float" office:value="25.327">
            <text:p>25.327</text:p>
          </table:table-cell>
          <table:table-cell/>
          <table:table-cell office:value-type="float" office:value="-13.311">
            <text:p>-13.311</text:p>
          </table:table-cell>
          <table:table-cell office:value-type="float" office:value="-23.056">
            <text:p>-23.056</text:p>
          </table:table-cell>
          <table:table-cell table:number-columns-repeated="1018"/>
        </table:table-row>
        <table:table-row table:style-name="ro1">
          <table:table-cell office:value-type="float" office:value="2.538">
            <text:p>2.538</text:p>
          </table:table-cell>
          <table:table-cell/>
          <table:table-cell office:value-type="float" office:value="25.373">
            <text:p>25.373</text:p>
          </table:table-cell>
          <table:table-cell/>
          <table:table-cell office:value-type="float" office:value="-13.671">
            <text:p>-13.671</text:p>
          </table:table-cell>
          <table:table-cell office:value-type="float" office:value="-23.679">
            <text:p>-23.679</text:p>
          </table:table-cell>
          <table:table-cell table:number-columns-repeated="1018"/>
        </table:table-row>
        <table:table-row table:style-name="ro1">
          <table:table-cell office:value-type="float" office:value="2.33">
            <text:p>2.33</text:p>
          </table:table-cell>
          <table:table-cell/>
          <table:table-cell office:value-type="float" office:value="25.416">
            <text:p>25.416</text:p>
          </table:table-cell>
          <table:table-cell/>
          <table:table-cell office:value-type="float" office:value="-14.034">
            <text:p>-14.034</text:p>
          </table:table-cell>
          <table:table-cell office:value-type="float" office:value="-24.307">
            <text:p>-24.307</text:p>
          </table:table-cell>
          <table:table-cell table:number-columns-repeated="1018"/>
        </table:table-row>
        <table:table-row table:style-name="ro1">
          <table:table-cell office:value-type="float" office:value="2.12">
            <text:p>2.12</text:p>
          </table:table-cell>
          <table:table-cell/>
          <table:table-cell office:value-type="float" office:value="25.455">
            <text:p>25.455</text:p>
          </table:table-cell>
          <table:table-cell/>
          <table:table-cell office:value-type="float" office:value="-14.398">
            <text:p>-14.398</text:p>
          </table:table-cell>
          <table:table-cell office:value-type="float" office:value="-24.939">
            <text:p>-24.939</text:p>
          </table:table-cell>
          <table:table-cell table:number-columns-repeated="1018"/>
        </table:table-row>
        <table:table-row table:style-name="ro1">
          <table:table-cell office:value-type="float" office:value="1.91">
            <text:p>1.91</text:p>
          </table:table-cell>
          <table:table-cell/>
          <table:table-cell office:value-type="float" office:value="25.49">
            <text:p>25.49</text:p>
          </table:table-cell>
          <table:table-cell/>
          <table:table-cell office:value-type="float" office:value="-14.766">
            <text:p>-14.766</text:p>
          </table:table-cell>
          <table:table-cell office:value-type="float" office:value="-25.575">
            <text:p>-25.575</text:p>
          </table:table-cell>
          <table:table-cell table:number-columns-repeated="1018"/>
        </table:table-row>
        <table:table-row table:style-name="ro1">
          <table:table-cell office:value-type="float" office:value="1.7">
            <text:p>1.7</text:p>
          </table:table-cell>
          <table:table-cell/>
          <table:table-cell office:value-type="float" office:value="25.521">
            <text:p>25.521</text:p>
          </table:table-cell>
          <table:table-cell/>
          <table:table-cell office:value-type="float" office:value="-15.135">
            <text:p>-15.135</text:p>
          </table:table-cell>
          <table:table-cell office:value-type="float" office:value="-26.215">
            <text:p>-26.215</text:p>
          </table:table-cell>
          <table:table-cell table:number-columns-repeated="1018"/>
        </table:table-row>
        <table:table-row table:style-name="ro1">
          <table:table-cell office:value-type="float" office:value="1.489">
            <text:p>1.489</text:p>
          </table:table-cell>
          <table:table-cell/>
          <table:table-cell office:value-type="float" office:value="25.549">
            <text:p>25.549</text:p>
          </table:table-cell>
          <table:table-cell/>
          <table:table-cell office:value-type="float" office:value="-15.507">
            <text:p>-15.507</text:p>
          </table:table-cell>
          <table:table-cell office:value-type="float" office:value="-26.859">
            <text:p>-26.859</text:p>
          </table:table-cell>
          <table:table-cell table:number-columns-repeated="1018"/>
        </table:table-row>
        <table:table-row table:style-name="ro1">
          <table:table-cell office:value-type="float" office:value="1.277">
            <text:p>1.277</text:p>
          </table:table-cell>
          <table:table-cell/>
          <table:table-cell office:value-type="float" office:value="25.573">
            <text:p>25.573</text:p>
          </table:table-cell>
          <table:table-cell/>
          <table:table-cell office:value-type="float" office:value="-15.881">
            <text:p>-15.881</text:p>
          </table:table-cell>
          <table:table-cell office:value-type="float" office:value="-27.506">
            <text:p>-27.506</text:p>
          </table:table-cell>
          <table:table-cell table:number-columns-repeated="1018"/>
        </table:table-row>
        <table:table-row table:style-name="ro1">
          <table:table-cell office:value-type="float" office:value="1.065">
            <text:p>1.065</text:p>
          </table:table-cell>
          <table:table-cell/>
          <table:table-cell office:value-type="float" office:value="25.594">
            <text:p>25.594</text:p>
          </table:table-cell>
          <table:table-cell/>
          <table:table-cell office:value-type="float" office:value="-16.256">
            <text:p>-16.256</text:p>
          </table:table-cell>
          <table:table-cell office:value-type="float" office:value="-28.157">
            <text:p>-28.157</text:p>
          </table:table-cell>
          <table:table-cell table:number-columns-repeated="1018"/>
        </table:table-row>
        <table:table-row table:style-name="ro1">
          <table:table-cell office:value-type="float" office:value="0.853">
            <text:p>0.853</text:p>
          </table:table-cell>
          <table:table-cell/>
          <table:table-cell office:value-type="float" office:value="25.61">
            <text:p>25.61</text:p>
          </table:table-cell>
          <table:table-cell/>
          <table:table-cell office:value-type="float" office:value="-16.634">
            <text:p>-16.634</text:p>
          </table:table-cell>
          <table:table-cell office:value-type="float" office:value="-28.811">
            <text:p>-28.811</text:p>
          </table:table-cell>
          <table:table-cell table:number-columns-repeated="1018"/>
        </table:table-row>
        <table:table-row table:style-name="ro1">
          <table:table-cell office:value-type="float" office:value="0.64">
            <text:p>0.64</text:p>
          </table:table-cell>
          <table:table-cell/>
          <table:table-cell office:value-type="float" office:value="25.623">
            <text:p>25.623</text:p>
          </table:table-cell>
          <table:table-cell/>
          <table:table-cell office:value-type="float" office:value="-17.013">
            <text:p>-17.013</text:p>
          </table:table-cell>
          <table:table-cell office:value-type="float" office:value="-29.467">
            <text:p>-29.467</text:p>
          </table:table-cell>
          <table:table-cell table:number-columns-repeated="1018"/>
        </table:table-row>
        <table:table-row table:style-name="ro1">
          <table:table-cell office:value-type="float" office:value="0.428">
            <text:p>0.428</text:p>
          </table:table-cell>
          <table:table-cell/>
          <table:table-cell office:value-type="float" office:value="25.633">
            <text:p>25.633</text:p>
          </table:table-cell>
          <table:table-cell/>
          <table:table-cell office:value-type="float" office:value="-17.394">
            <text:p>-17.394</text:p>
          </table:table-cell>
          <table:table-cell office:value-type="float" office:value="-30.127">
            <text:p>-30.127</text:p>
          </table:table-cell>
          <table:table-cell table:number-columns-repeated="1018"/>
        </table:table-row>
        <table:table-row table:style-name="ro1">
          <table:table-cell office:value-type="float" office:value="0.215">
            <text:p>0.215</text:p>
          </table:table-cell>
          <table:table-cell/>
          <table:table-cell office:value-type="float" office:value="25.638">
            <text:p>25.638</text:p>
          </table:table-cell>
          <table:table-cell/>
          <table:table-cell office:value-type="float" office:value="-17.776">
            <text:p>-17.776</text:p>
          </table:table-cell>
          <table:table-cell office:value-type="float" office:value="-30.789">
            <text:p>-30.789</text:p>
          </table:table-cell>
          <table:table-cell table:number-columns-repeated="1018"/>
        </table:table-row>
        <table:table-row table:style-name="ro1">
          <table:table-cell office:value-type="float" office:value="0.002">
            <text:p>0.002</text:p>
          </table:table-cell>
          <table:table-cell/>
          <table:table-cell office:value-type="float" office:value="25.64">
            <text:p>25.64</text:p>
          </table:table-cell>
          <table:table-cell/>
          <table:table-cell office:value-type="float" office:value="-18.16">
            <text:p>-18.16</text:p>
          </table:table-cell>
          <table:table-cell office:value-type="float" office:value="-31.454">
            <text:p>-31.454</text:p>
          </table:table-cell>
          <table:table-cell table:number-columns-repeated="1018"/>
        </table:table-row>
        <table:table-row table:style-name="ro1">
          <table:table-cell office:value-type="float" office:value="-0.211">
            <text:p>-0.211</text:p>
          </table:table-cell>
          <table:table-cell/>
          <table:table-cell office:value-type="float" office:value="25.638">
            <text:p>25.638</text:p>
          </table:table-cell>
          <table:table-cell/>
          <table:table-cell office:value-type="float" office:value="-18.545">
            <text:p>-18.545</text:p>
          </table:table-cell>
          <table:table-cell office:value-type="float" office:value="-32.121">
            <text:p>-32.121</text:p>
          </table:table-cell>
          <table:table-cell table:number-columns-repeated="1018"/>
        </table:table-row>
        <table:table-row table:style-name="ro1">
          <table:table-cell office:value-type="float" office:value="-0.424">
            <text:p>-0.424</text:p>
          </table:table-cell>
          <table:table-cell/>
          <table:table-cell office:value-type="float" office:value="25.633">
            <text:p>25.633</text:p>
          </table:table-cell>
          <table:table-cell/>
          <table:table-cell office:value-type="float" office:value="-18.931">
            <text:p>-18.931</text:p>
          </table:table-cell>
          <table:table-cell office:value-type="float" office:value="-32.79">
            <text:p>-32.79</text:p>
          </table:table-cell>
          <table:table-cell table:number-columns-repeated="1018"/>
        </table:table-row>
        <table:table-row table:style-name="ro1">
          <table:table-cell office:value-type="float" office:value="-0.637">
            <text:p>-0.637</text:p>
          </table:table-cell>
          <table:table-cell/>
          <table:table-cell office:value-type="float" office:value="25.624">
            <text:p>25.624</text:p>
          </table:table-cell>
          <table:table-cell/>
          <table:table-cell office:value-type="float" office:value="-19.318">
            <text:p>-19.318</text:p>
          </table:table-cell>
          <table:table-cell office:value-type="float" office:value="-33.46">
            <text:p>-33.46</text:p>
          </table:table-cell>
          <table:table-cell table:number-columns-repeated="1018"/>
        </table:table-row>
        <table:table-row table:style-name="ro1">
          <table:table-cell office:value-type="float" office:value="-0.849">
            <text:p>-0.849</text:p>
          </table:table-cell>
          <table:table-cell/>
          <table:table-cell office:value-type="float" office:value="25.611">
            <text:p>25.611</text:p>
          </table:table-cell>
          <table:table-cell/>
          <table:table-cell office:value-type="float" office:value="-19.706">
            <text:p>-19.706</text:p>
          </table:table-cell>
          <table:table-cell office:value-type="float" office:value="-34.132">
            <text:p>-34.132</text:p>
          </table:table-cell>
          <table:table-cell table:number-columns-repeated="1018"/>
        </table:table-row>
        <table:table-row table:style-name="ro1">
          <table:table-cell office:value-type="float" office:value="-1.062">
            <text:p>-1.062</text:p>
          </table:table-cell>
          <table:table-cell/>
          <table:table-cell office:value-type="float" office:value="25.594">
            <text:p>25.594</text:p>
          </table:table-cell>
          <table:table-cell/>
          <table:table-cell office:value-type="float" office:value="-20.095">
            <text:p>-20.095</text:p>
          </table:table-cell>
          <table:table-cell office:value-type="float" office:value="-34.806">
            <text:p>-34.806</text:p>
          </table:table-cell>
          <table:table-cell table:number-columns-repeated="1018"/>
        </table:table-row>
        <table:table-row table:style-name="ro1">
          <table:table-cell office:value-type="float" office:value="-1.273">
            <text:p>-1.273</text:p>
          </table:table-cell>
          <table:table-cell/>
          <table:table-cell office:value-type="float" office:value="25.574">
            <text:p>25.574</text:p>
          </table:table-cell>
          <table:table-cell/>
          <table:table-cell office:value-type="float" office:value="-20.484">
            <text:p>-20.484</text:p>
          </table:table-cell>
          <table:table-cell office:value-type="float" office:value="-35.48">
            <text:p>-35.48</text:p>
          </table:table-cell>
          <table:table-cell table:number-columns-repeated="1018"/>
        </table:table-row>
        <table:table-row table:style-name="ro1">
          <table:table-cell office:value-type="float" office:value="-1.485">
            <text:p>-1.485</text:p>
          </table:table-cell>
          <table:table-cell/>
          <table:table-cell office:value-type="float" office:value="25.549">
            <text:p>25.549</text:p>
          </table:table-cell>
          <table:table-cell/>
          <table:table-cell office:value-type="float" office:value="-20.874">
            <text:p>-20.874</text:p>
          </table:table-cell>
          <table:table-cell office:value-type="float" office:value="-36.156">
            <text:p>-36.156</text:p>
          </table:table-cell>
          <table:table-cell table:number-columns-repeated="1018"/>
        </table:table-row>
        <table:table-row table:style-name="ro1">
          <table:table-cell office:value-type="float" office:value="-1.696">
            <text:p>-1.696</text:p>
          </table:table-cell>
          <table:table-cell/>
          <table:table-cell office:value-type="float" office:value="25.522">
            <text:p>25.522</text:p>
          </table:table-cell>
          <table:table-cell/>
          <table:table-cell office:value-type="float" office:value="-21.265">
            <text:p>-21.265</text:p>
          </table:table-cell>
          <table:table-cell office:value-type="float" office:value="-36.832">
            <text:p>-36.832</text:p>
          </table:table-cell>
          <table:table-cell table:number-columns-repeated="1018"/>
        </table:table-row>
        <table:table-row table:style-name="ro1">
          <table:table-cell office:value-type="float" office:value="-1.907">
            <text:p>-1.907</text:p>
          </table:table-cell>
          <table:table-cell/>
          <table:table-cell office:value-type="float" office:value="25.49">
            <text:p>25.49</text:p>
          </table:table-cell>
          <table:table-cell/>
          <table:table-cell office:value-type="float" office:value="-21.656">
            <text:p>-21.656</text:p>
          </table:table-cell>
          <table:table-cell office:value-type="float" office:value="-37.509">
            <text:p>-37.509</text:p>
          </table:table-cell>
          <table:table-cell table:number-columns-repeated="1018"/>
        </table:table-row>
        <table:table-row table:style-name="ro1">
          <table:table-cell office:value-type="float" office:value="-2.117">
            <text:p>-2.117</text:p>
          </table:table-cell>
          <table:table-cell/>
          <table:table-cell office:value-type="float" office:value="25.455">
            <text:p>25.455</text:p>
          </table:table-cell>
          <table:table-cell/>
          <table:table-cell office:value-type="float" office:value="-22.047">
            <text:p>-22.047</text:p>
          </table:table-cell>
          <table:table-cell office:value-type="float" office:value="-38.186">
            <text:p>-38.186</text:p>
          </table:table-cell>
          <table:table-cell table:number-columns-repeated="1018"/>
        </table:table-row>
        <table:table-row table:style-name="ro1">
          <table:table-cell office:value-type="float" office:value="-2.326">
            <text:p>-2.326</text:p>
          </table:table-cell>
          <table:table-cell/>
          <table:table-cell office:value-type="float" office:value="25.416">
            <text:p>25.416</text:p>
          </table:table-cell>
          <table:table-cell/>
          <table:table-cell office:value-type="float" office:value="-22.438">
            <text:p>-22.438</text:p>
          </table:table-cell>
          <table:table-cell office:value-type="float" office:value="-38.863">
            <text:p>-38.863</text:p>
          </table:table-cell>
          <table:table-cell table:number-columns-repeated="1018"/>
        </table:table-row>
        <table:table-row table:style-name="ro1">
          <table:table-cell office:value-type="float" office:value="-2.535">
            <text:p>-2.535</text:p>
          </table:table-cell>
          <table:table-cell/>
          <table:table-cell office:value-type="float" office:value="25.374">
            <text:p>25.374</text:p>
          </table:table-cell>
          <table:table-cell/>
          <table:table-cell office:value-type="float" office:value="-22.829">
            <text:p>-22.829</text:p>
          </table:table-cell>
          <table:table-cell office:value-type="float" office:value="-39.54">
            <text:p>-39.54</text:p>
          </table:table-cell>
          <table:table-cell table:number-columns-repeated="1018"/>
        </table:table-row>
        <table:table-row table:style-name="ro1">
          <table:table-cell office:value-type="float" office:value="-2.743">
            <text:p>-2.743</text:p>
          </table:table-cell>
          <table:table-cell/>
          <table:table-cell office:value-type="float" office:value="25.328">
            <text:p>25.328</text:p>
          </table:table-cell>
          <table:table-cell/>
          <table:table-cell office:value-type="float" office:value="-23.219">
            <text:p>-23.219</text:p>
          </table:table-cell>
          <table:table-cell office:value-type="float" office:value="-40.217">
            <text:p>-40.217</text:p>
          </table:table-cell>
          <table:table-cell table:number-columns-repeated="1018"/>
        </table:table-row>
        <table:table-row table:style-name="ro1">
          <table:table-cell office:value-type="float" office:value="-2.95">
            <text:p>-2.95</text:p>
          </table:table-cell>
          <table:table-cell/>
          <table:table-cell office:value-type="float" office:value="25.278">
            <text:p>25.278</text:p>
          </table:table-cell>
          <table:table-cell/>
          <table:table-cell office:value-type="float" office:value="-23.61">
            <text:p>-23.61</text:p>
          </table:table-cell>
          <table:table-cell office:value-type="float" office:value="-40.894">
            <text:p>-40.894</text:p>
          </table:table-cell>
          <table:table-cell table:number-columns-repeated="1018"/>
        </table:table-row>
        <table:table-row table:style-name="ro1">
          <table:table-cell office:value-type="float" office:value="-2.922">
            <text:p>-2.922</text:p>
          </table:table-cell>
          <table:table-cell/>
          <table:table-cell office:value-type="float" office:value="25.967">
            <text:p>25.967</text:p>
          </table:table-cell>
          <table:table-cell/>
          <table:table-cell office:value-type="float" office:value="-24">
            <text:p>-24</text:p>
          </table:table-cell>
          <table:table-cell office:value-type="float" office:value="-41.569">
            <text:p>-41.569</text:p>
          </table:table-cell>
          <table:table-cell table:number-columns-repeated="1018"/>
        </table:table-row>
        <table:table-row table:style-name="ro1">
          <table:table-cell office:value-type="float" office:value="-2.906">
            <text:p>-2.906</text:p>
          </table:table-cell>
          <table:table-cell/>
          <table:table-cell office:value-type="float" office:value="26.655">
            <text:p>26.655</text:p>
          </table:table-cell>
          <table:table-cell/>
          <table:table-cell office:value-type="float" office:value="-24.39">
            <text:p>-24.39</text:p>
          </table:table-cell>
          <table:table-cell office:value-type="float" office:value="-42.244">
            <text:p>-42.244</text:p>
          </table:table-cell>
          <table:table-cell table:number-columns-repeated="1018"/>
        </table:table-row>
        <table:table-row table:style-name="ro1">
          <table:table-cell office:value-type="float" office:value="-2.903">
            <text:p>-2.903</text:p>
          </table:table-cell>
          <table:table-cell/>
          <table:table-cell office:value-type="float" office:value="27.344">
            <text:p>27.344</text:p>
          </table:table-cell>
          <table:table-cell/>
          <table:table-cell office:value-type="float" office:value="-24.778">
            <text:p>-24.778</text:p>
          </table:table-cell>
          <table:table-cell office:value-type="float" office:value="-42.918">
            <text:p>-42.918</text:p>
          </table:table-cell>
          <table:table-cell table:number-columns-repeated="1018"/>
        </table:table-row>
        <table:table-row table:style-name="ro1">
          <table:table-cell office:value-type="float" office:value="-2.911">
            <text:p>-2.911</text:p>
          </table:table-cell>
          <table:table-cell/>
          <table:table-cell office:value-type="float" office:value="28.033">
            <text:p>28.033</text:p>
          </table:table-cell>
          <table:table-cell/>
          <table:table-cell office:value-type="float" office:value="-25.167">
            <text:p>-25.167</text:p>
          </table:table-cell>
          <table:table-cell office:value-type="float" office:value="-43.59">
            <text:p>-43.59</text:p>
          </table:table-cell>
          <table:table-cell table:number-columns-repeated="1018"/>
        </table:table-row>
        <table:table-row table:style-name="ro1">
          <table:table-cell office:value-type="float" office:value="-2.932">
            <text:p>-2.932</text:p>
          </table:table-cell>
          <table:table-cell/>
          <table:table-cell office:value-type="float" office:value="28.721">
            <text:p>28.721</text:p>
          </table:table-cell>
          <table:table-cell/>
          <table:table-cell office:value-type="float" office:value="-25.554">
            <text:p>-25.554</text:p>
          </table:table-cell>
          <table:table-cell office:value-type="float" office:value="-44.261">
            <text:p>-44.261</text:p>
          </table:table-cell>
          <table:table-cell table:number-columns-repeated="1018"/>
        </table:table-row>
        <table:table-row table:style-name="ro1">
          <table:table-cell office:value-type="float" office:value="-2.964">
            <text:p>-2.964</text:p>
          </table:table-cell>
          <table:table-cell/>
          <table:table-cell office:value-type="float" office:value="29.409">
            <text:p>29.409</text:p>
          </table:table-cell>
          <table:table-cell/>
          <table:table-cell office:value-type="float" office:value="-25.94">
            <text:p>-25.94</text:p>
          </table:table-cell>
          <table:table-cell office:value-type="float" office:value="-44.93">
            <text:p>-44.93</text:p>
          </table:table-cell>
          <table:table-cell table:number-columns-repeated="1018"/>
        </table:table-row>
        <table:table-row table:style-name="ro1">
          <table:table-cell office:value-type="float" office:value="-3.009">
            <text:p>-3.009</text:p>
          </table:table-cell>
          <table:table-cell/>
          <table:table-cell office:value-type="float" office:value="30.097">
            <text:p>30.097</text:p>
          </table:table-cell>
          <table:table-cell/>
          <table:table-cell office:value-type="float" office:value="-26.325">
            <text:p>-26.325</text:p>
          </table:table-cell>
          <table:table-cell office:value-type="float" office:value="-45.597">
            <text:p>-45.597</text:p>
          </table:table-cell>
          <table:table-cell table:number-columns-repeated="1018"/>
        </table:table-row>
        <table:table-row table:style-name="ro1">
          <table:table-cell office:value-type="float" office:value="-3.065">
            <text:p>-3.065</text:p>
          </table:table-cell>
          <table:table-cell/>
          <table:table-cell office:value-type="float" office:value="30.783">
            <text:p>30.783</text:p>
          </table:table-cell>
          <table:table-cell/>
          <table:table-cell office:value-type="float" office:value="-26.709">
            <text:p>-26.709</text:p>
          </table:table-cell>
          <table:table-cell office:value-type="float" office:value="-46.262">
            <text:p>-46.262</text:p>
          </table:table-cell>
          <table:table-cell table:number-columns-repeated="1018"/>
        </table:table-row>
        <table:table-row table:style-name="ro1">
          <table:table-cell office:value-type="float" office:value="-3.133">
            <text:p>-3.133</text:p>
          </table:table-cell>
          <table:table-cell/>
          <table:table-cell office:value-type="float" office:value="31.469">
            <text:p>31.469</text:p>
          </table:table-cell>
          <table:table-cell/>
          <table:table-cell office:value-type="float" office:value="-27.092">
            <text:p>-27.092</text:p>
          </table:table-cell>
          <table:table-cell office:value-type="float" office:value="-46.925">
            <text:p>-46.925</text:p>
          </table:table-cell>
          <table:table-cell table:number-columns-repeated="1018"/>
        </table:table-row>
        <table:table-row table:style-name="ro1">
          <table:table-cell office:value-type="float" office:value="-3.214">
            <text:p>-3.214</text:p>
          </table:table-cell>
          <table:table-cell/>
          <table:table-cell office:value-type="float" office:value="32.153">
            <text:p>32.153</text:p>
          </table:table-cell>
          <table:table-cell/>
          <table:table-cell office:value-type="float" office:value="-27.473">
            <text:p>-27.473</text:p>
          </table:table-cell>
          <table:table-cell office:value-type="float" office:value="-47.585">
            <text:p>-47.585</text:p>
          </table:table-cell>
          <table:table-cell table:number-columns-repeated="1018"/>
        </table:table-row>
        <table:table-row table:style-name="ro1">
          <table:table-cell office:value-type="float" office:value="-3.306">
            <text:p>-3.306</text:p>
          </table:table-cell>
          <table:table-cell/>
          <table:table-cell office:value-type="float" office:value="32.835">
            <text:p>32.835</text:p>
          </table:table-cell>
          <table:table-cell/>
          <table:table-cell office:value-type="float" office:value="-27.853">
            <text:p>-27.853</text:p>
          </table:table-cell>
          <table:table-cell office:value-type="float" office:value="-48.242">
            <text:p>-48.242</text:p>
          </table:table-cell>
          <table:table-cell table:number-columns-repeated="1018"/>
        </table:table-row>
        <table:table-row table:style-name="ro1">
          <table:table-cell office:value-type="float" office:value="-3.41">
            <text:p>-3.41</text:p>
          </table:table-cell>
          <table:table-cell/>
          <table:table-cell office:value-type="float" office:value="33.516">
            <text:p>33.516</text:p>
          </table:table-cell>
          <table:table-cell/>
          <table:table-cell office:value-type="float" office:value="-28.23">
            <text:p>-28.23</text:p>
          </table:table-cell>
          <table:table-cell office:value-type="float" office:value="-48.896">
            <text:p>-48.896</text:p>
          </table:table-cell>
          <table:table-cell table:number-columns-repeated="1018"/>
        </table:table-row>
        <table:table-row table:style-name="ro1">
          <table:table-cell office:value-type="float" office:value="-3.526">
            <text:p>-3.526</text:p>
          </table:table-cell>
          <table:table-cell/>
          <table:table-cell office:value-type="float" office:value="34.195">
            <text:p>34.195</text:p>
          </table:table-cell>
          <table:table-cell/>
          <table:table-cell office:value-type="float" office:value="-28.606">
            <text:p>-28.606</text:p>
          </table:table-cell>
          <table:table-cell office:value-type="float" office:value="-49.548">
            <text:p>-49.548</text:p>
          </table:table-cell>
          <table:table-cell table:number-columns-repeated="1018"/>
        </table:table-row>
        <table:table-row table:style-name="ro1">
          <table:table-cell office:value-type="float" office:value="-3.654">
            <text:p>-3.654</text:p>
          </table:table-cell>
          <table:table-cell/>
          <table:table-cell office:value-type="float" office:value="34.872">
            <text:p>34.872</text:p>
          </table:table-cell>
          <table:table-cell/>
          <table:table-cell office:value-type="float" office:value="-28.981">
            <text:p>-28.981</text:p>
          </table:table-cell>
          <table:table-cell office:value-type="float" office:value="-50.196">
            <text:p>-50.196</text:p>
          </table:table-cell>
          <table:table-cell table:number-columns-repeated="1018"/>
        </table:table-row>
        <table:table-row table:style-name="ro1">
          <table:table-cell office:value-type="float" office:value="-3.794">
            <text:p>-3.794</text:p>
          </table:table-cell>
          <table:table-cell/>
          <table:table-cell office:value-type="float" office:value="35.547">
            <text:p>35.547</text:p>
          </table:table-cell>
          <table:table-cell/>
          <table:table-cell office:value-type="float" office:value="-29.353">
            <text:p>-29.353</text:p>
          </table:table-cell>
          <table:table-cell office:value-type="float" office:value="-50.84">
            <text:p>-50.84</text:p>
          </table:table-cell>
          <table:table-cell table:number-columns-repeated="1018"/>
        </table:table-row>
        <table:table-row table:style-name="ro1">
          <table:table-cell office:value-type="float" office:value="-3.945">
            <text:p>-3.945</text:p>
          </table:table-cell>
          <table:table-cell/>
          <table:table-cell office:value-type="float" office:value="36.219">
            <text:p>36.219</text:p>
          </table:table-cell>
          <table:table-cell/>
          <table:table-cell office:value-type="float" office:value="-29.722">
            <text:p>-29.722</text:p>
          </table:table-cell>
          <table:table-cell office:value-type="float" office:value="-51.481">
            <text:p>-51.481</text:p>
          </table:table-cell>
          <table:table-cell table:number-columns-repeated="1018"/>
        </table:table-row>
        <table:table-row table:style-name="ro1">
          <table:table-cell office:value-type="float" office:value="-4.108">
            <text:p>-4.108</text:p>
          </table:table-cell>
          <table:table-cell/>
          <table:table-cell office:value-type="float" office:value="36.888">
            <text:p>36.888</text:p>
          </table:table-cell>
          <table:table-cell/>
          <table:table-cell office:value-type="float" office:value="-30.09">
            <text:p>-30.09</text:p>
          </table:table-cell>
          <table:table-cell office:value-type="float" office:value="-52.118">
            <text:p>-52.118</text:p>
          </table:table-cell>
          <table:table-cell table:number-columns-repeated="1018"/>
        </table:table-row>
        <table:table-row table:style-name="ro1">
          <table:table-cell office:value-type="float" office:value="-4.283">
            <text:p>-4.283</text:p>
          </table:table-cell>
          <table:table-cell/>
          <table:table-cell office:value-type="float" office:value="37.554">
            <text:p>37.554</text:p>
          </table:table-cell>
          <table:table-cell/>
          <table:table-cell office:value-type="float" office:value="-30.455">
            <text:p>-30.455</text:p>
          </table:table-cell>
          <table:table-cell office:value-type="float" office:value="-52.75">
            <text:p>-52.75</text:p>
          </table:table-cell>
          <table:table-cell table:number-columns-repeated="1018"/>
        </table:table-row>
        <table:table-row table:style-name="ro1">
          <table:table-cell office:value-type="float" office:value="-4.47">
            <text:p>-4.47</text:p>
          </table:table-cell>
          <table:table-cell/>
          <table:table-cell office:value-type="float" office:value="38.217">
            <text:p>38.217</text:p>
          </table:table-cell>
          <table:table-cell/>
          <table:table-cell office:value-type="float" office:value="-30.818">
            <text:p>-30.818</text:p>
          </table:table-cell>
          <table:table-cell office:value-type="float" office:value="-53.378">
            <text:p>-53.378</text:p>
          </table:table-cell>
          <table:table-cell table:number-columns-repeated="1018"/>
        </table:table-row>
        <table:table-row table:style-name="ro1">
          <table:table-cell office:value-type="float" office:value="-4.667">
            <text:p>-4.667</text:p>
          </table:table-cell>
          <table:table-cell/>
          <table:table-cell office:value-type="float" office:value="38.877">
            <text:p>38.877</text:p>
          </table:table-cell>
          <table:table-cell/>
          <table:table-cell office:value-type="float" office:value="-31.178">
            <text:p>-31.178</text:p>
          </table:table-cell>
          <table:table-cell office:value-type="float" office:value="-54.002">
            <text:p>-54.002</text:p>
          </table:table-cell>
          <table:table-cell table:number-columns-repeated="1018"/>
        </table:table-row>
        <table:table-row table:style-name="ro1">
          <table:table-cell office:value-type="float" office:value="-4.877">
            <text:p>-4.877</text:p>
          </table:table-cell>
          <table:table-cell/>
          <table:table-cell office:value-type="float" office:value="39.533">
            <text:p>39.533</text:p>
          </table:table-cell>
          <table:table-cell/>
          <table:table-cell office:value-type="float" office:value="-31.536">
            <text:p>-31.536</text:p>
          </table:table-cell>
          <table:table-cell office:value-type="float" office:value="-54.621">
            <text:p>-54.621</text:p>
          </table:table-cell>
          <table:table-cell table:number-columns-repeated="1018"/>
        </table:table-row>
        <table:table-row table:style-name="ro1">
          <table:table-cell office:value-type="float" office:value="-5.098">
            <text:p>-5.098</text:p>
          </table:table-cell>
          <table:table-cell/>
          <table:table-cell office:value-type="float" office:value="40.186">
            <text:p>40.186</text:p>
          </table:table-cell>
          <table:table-cell/>
          <table:table-cell office:value-type="float" office:value="-31.89">
            <text:p>-31.89</text:p>
          </table:table-cell>
          <table:table-cell office:value-type="float" office:value="-55.236">
            <text:p>-55.236</text:p>
          </table:table-cell>
          <table:table-cell table:number-columns-repeated="1018"/>
        </table:table-row>
        <table:table-row table:style-name="ro1">
          <table:table-cell office:value-type="float" office:value="-5.33">
            <text:p>-5.33</text:p>
          </table:table-cell>
          <table:table-cell/>
          <table:table-cell office:value-type="float" office:value="40.834">
            <text:p>40.834</text:p>
          </table:table-cell>
          <table:table-cell/>
          <table:table-cell office:value-type="float" office:value="-32.242">
            <text:p>-32.242</text:p>
          </table:table-cell>
          <table:table-cell office:value-type="float" office:value="-55.845">
            <text:p>-55.845</text:p>
          </table:table-cell>
          <table:table-cell table:number-columns-repeated="1018"/>
        </table:table-row>
        <table:table-row table:style-name="ro1">
          <table:table-cell office:value-type="float" office:value="-5.573">
            <text:p>-5.573</text:p>
          </table:table-cell>
          <table:table-cell/>
          <table:table-cell office:value-type="float" office:value="41.478">
            <text:p>41.478</text:p>
          </table:table-cell>
          <table:table-cell/>
          <table:table-cell office:value-type="float" office:value="-32.591">
            <text:p>-32.591</text:p>
          </table:table-cell>
          <table:table-cell office:value-type="float" office:value="-56.449">
            <text:p>-56.449</text:p>
          </table:table-cell>
          <table:table-cell table:number-columns-repeated="1018"/>
        </table:table-row>
        <table:table-row table:style-name="ro1">
          <table:table-cell office:value-type="float" office:value="-5.828">
            <text:p>-5.828</text:p>
          </table:table-cell>
          <table:table-cell/>
          <table:table-cell office:value-type="float" office:value="42.118">
            <text:p>42.118</text:p>
          </table:table-cell>
          <table:table-cell/>
          <table:table-cell office:value-type="float" office:value="-32.936">
            <text:p>-32.936</text:p>
          </table:table-cell>
          <table:table-cell office:value-type="float" office:value="-57.047">
            <text:p>-57.047</text:p>
          </table:table-cell>
          <table:table-cell table:number-columns-repeated="1018"/>
        </table:table-row>
        <table:table-row table:style-name="ro1">
          <table:table-cell office:value-type="float" office:value="-6.094">
            <text:p>-6.094</text:p>
          </table:table-cell>
          <table:table-cell/>
          <table:table-cell office:value-type="float" office:value="42.754">
            <text:p>42.754</text:p>
          </table:table-cell>
          <table:table-cell/>
          <table:table-cell office:value-type="float" office:value="-33.278">
            <text:p>-33.278</text:p>
          </table:table-cell>
          <table:table-cell office:value-type="float" office:value="-57.64">
            <text:p>-57.64</text:p>
          </table:table-cell>
          <table:table-cell table:number-columns-repeated="1018"/>
        </table:table-row>
        <table:table-row table:style-name="ro1">
          <table:table-cell office:value-type="float" office:value="-6.371">
            <text:p>-6.371</text:p>
          </table:table-cell>
          <table:table-cell/>
          <table:table-cell office:value-type="float" office:value="43.385">
            <text:p>43.385</text:p>
          </table:table-cell>
          <table:table-cell/>
          <table:table-cell office:value-type="float" office:value="-33.617">
            <text:p>-33.617</text:p>
          </table:table-cell>
          <table:table-cell office:value-type="float" office:value="-58.227">
            <text:p>-58.227</text:p>
          </table:table-cell>
          <table:table-cell table:number-columns-repeated="1018"/>
        </table:table-row>
        <table:table-row table:style-name="ro1">
          <table:table-cell office:value-type="float" office:value="-6.659">
            <text:p>-6.659</text:p>
          </table:table-cell>
          <table:table-cell/>
          <table:table-cell office:value-type="float" office:value="44.01">
            <text:p>44.01</text:p>
          </table:table-cell>
          <table:table-cell/>
          <table:table-cell office:value-type="float" office:value="-33.953">
            <text:p>-33.953</text:p>
          </table:table-cell>
          <table:table-cell office:value-type="float" office:value="-58.808">
            <text:p>-58.808</text:p>
          </table:table-cell>
          <table:table-cell table:number-columns-repeated="1018"/>
        </table:table-row>
        <table:table-row table:style-name="ro1">
          <table:table-cell office:value-type="float" office:value="-6.957">
            <text:p>-6.957</text:p>
          </table:table-cell>
          <table:table-cell/>
          <table:table-cell office:value-type="float" office:value="44.631">
            <text:p>44.631</text:p>
          </table:table-cell>
          <table:table-cell/>
          <table:table-cell office:value-type="float" office:value="-34.285">
            <text:p>-34.285</text:p>
          </table:table-cell>
          <table:table-cell office:value-type="float" office:value="-59.383">
            <text:p>-59.383</text:p>
          </table:table-cell>
          <table:table-cell table:number-columns-repeated="1018"/>
        </table:table-row>
        <table:table-row table:style-name="ro1">
          <table:table-cell office:value-type="float" office:value="-7.267">
            <text:p>-7.267</text:p>
          </table:table-cell>
          <table:table-cell/>
          <table:table-cell office:value-type="float" office:value="45.247">
            <text:p>45.247</text:p>
          </table:table-cell>
          <table:table-cell/>
          <table:table-cell office:value-type="float" office:value="-34.613">
            <text:p>-34.613</text:p>
          </table:table-cell>
          <table:table-cell office:value-type="float" office:value="-59.951">
            <text:p>-59.951</text:p>
          </table:table-cell>
          <table:table-cell table:number-columns-repeated="1018"/>
        </table:table-row>
        <table:table-row table:style-name="ro1">
          <table:table-cell office:value-type="float" office:value="-7.587">
            <text:p>-7.587</text:p>
          </table:table-cell>
          <table:table-cell/>
          <table:table-cell office:value-type="float" office:value="45.856">
            <text:p>45.856</text:p>
          </table:table-cell>
          <table:table-cell/>
          <table:table-cell office:value-type="float" office:value="-34.937">
            <text:p>-34.937</text:p>
          </table:table-cell>
          <table:table-cell office:value-type="float" office:value="-60.513">
            <text:p>-60.513</text:p>
          </table:table-cell>
          <table:table-cell table:number-columns-repeated="1018"/>
        </table:table-row>
        <table:table-row table:style-name="ro1">
          <table:table-cell office:value-type="float" office:value="-7.918">
            <text:p>-7.918</text:p>
          </table:table-cell>
          <table:table-cell/>
          <table:table-cell office:value-type="float" office:value="46.461">
            <text:p>46.461</text:p>
          </table:table-cell>
          <table:table-cell/>
          <table:table-cell office:value-type="float" office:value="-35.258">
            <text:p>-35.258</text:p>
          </table:table-cell>
          <table:table-cell office:value-type="float" office:value="-61.069">
            <text:p>-61.069</text:p>
          </table:table-cell>
          <table:table-cell table:number-columns-repeated="1018"/>
        </table:table-row>
        <table:table-row table:style-name="ro1">
          <table:table-cell office:value-type="float" office:value="-8.259">
            <text:p>-8.259</text:p>
          </table:table-cell>
          <table:table-cell/>
          <table:table-cell office:value-type="float" office:value="47.059">
            <text:p>47.059</text:p>
          </table:table-cell>
          <table:table-cell/>
          <table:table-cell office:value-type="float" office:value="-35.575">
            <text:p>-35.575</text:p>
          </table:table-cell>
          <table:table-cell office:value-type="float" office:value="-61.617">
            <text:p>-61.617</text:p>
          </table:table-cell>
          <table:table-cell table:number-columns-repeated="1018"/>
        </table:table-row>
        <table:table-row table:style-name="ro1">
          <table:table-cell office:value-type="float" office:value="-8.611">
            <text:p>-8.611</text:p>
          </table:table-cell>
          <table:table-cell/>
          <table:table-cell office:value-type="float" office:value="47.651">
            <text:p>47.651</text:p>
          </table:table-cell>
          <table:table-cell/>
          <table:table-cell office:value-type="float" office:value="-35.887">
            <text:p>-35.887</text:p>
          </table:table-cell>
          <table:table-cell office:value-type="float" office:value="-62.159">
            <text:p>-62.159</text:p>
          </table:table-cell>
          <table:table-cell table:number-columns-repeated="1018"/>
        </table:table-row>
        <table:table-row table:style-name="ro1">
          <table:table-cell office:value-type="float" office:value="-8.973">
            <text:p>-8.973</text:p>
          </table:table-cell>
          <table:table-cell/>
          <table:table-cell office:value-type="float" office:value="48.237">
            <text:p>48.237</text:p>
          </table:table-cell>
          <table:table-cell/>
          <table:table-cell office:value-type="float" office:value="-36.196">
            <text:p>-36.196</text:p>
          </table:table-cell>
          <table:table-cell office:value-type="float" office:value="-62.693">
            <text:p>-62.693</text:p>
          </table:table-cell>
          <table:table-cell table:number-columns-repeated="1018"/>
        </table:table-row>
        <table:table-row table:style-name="ro1">
          <table:table-cell office:value-type="float" office:value="-9.345">
            <text:p>-9.345</text:p>
          </table:table-cell>
          <table:table-cell/>
          <table:table-cell office:value-type="float" office:value="48.817">
            <text:p>48.817</text:p>
          </table:table-cell>
          <table:table-cell/>
          <table:table-cell office:value-type="float" office:value="-36.5">
            <text:p>-36.5</text:p>
          </table:table-cell>
          <table:table-cell office:value-type="float" office:value="-63.22">
            <text:p>-63.22</text:p>
          </table:table-cell>
          <table:table-cell table:number-columns-repeated="1018"/>
        </table:table-row>
        <table:table-row table:style-name="ro1">
          <table:table-cell office:value-type="float" office:value="-9.727">
            <text:p>-9.727</text:p>
          </table:table-cell>
          <table:table-cell/>
          <table:table-cell office:value-type="float" office:value="49.39">
            <text:p>49.39</text:p>
          </table:table-cell>
          <table:table-cell/>
          <table:table-cell office:value-type="float" office:value="-36.8">
            <text:p>-36.8</text:p>
          </table:table-cell>
          <table:table-cell office:value-type="float" office:value="-63.739">
            <text:p>-63.739</text:p>
          </table:table-cell>
          <table:table-cell table:number-columns-repeated="1018"/>
        </table:table-row>
        <table:table-row table:style-name="ro1">
          <table:table-cell office:value-type="float" office:value="-10.119">
            <text:p>-10.119</text:p>
          </table:table-cell>
          <table:table-cell/>
          <table:table-cell office:value-type="float" office:value="49.956">
            <text:p>49.956</text:p>
          </table:table-cell>
          <table:table-cell/>
          <table:table-cell office:value-type="float" office:value="-37.095">
            <text:p>-37.095</text:p>
          </table:table-cell>
          <table:table-cell office:value-type="float" office:value="-64.251">
            <text:p>-64.251</text:p>
          </table:table-cell>
          <table:table-cell table:number-columns-repeated="1018"/>
        </table:table-row>
        <table:table-row table:style-name="ro1">
          <table:table-cell office:value-type="float" office:value="-10.521">
            <text:p>-10.521</text:p>
          </table:table-cell>
          <table:table-cell/>
          <table:table-cell office:value-type="float" office:value="50.516">
            <text:p>50.516</text:p>
          </table:table-cell>
          <table:table-cell/>
          <table:table-cell office:value-type="float" office:value="-37.386">
            <text:p>-37.386</text:p>
          </table:table-cell>
          <table:table-cell office:value-type="float" office:value="-64.755">
            <text:p>-64.755</text:p>
          </table:table-cell>
          <table:table-cell table:number-columns-repeated="1018"/>
        </table:table-row>
        <table:table-row table:style-name="ro1">
          <table:table-cell office:value-type="float" office:value="-10.933">
            <text:p>-10.933</text:p>
          </table:table-cell>
          <table:table-cell/>
          <table:table-cell office:value-type="float" office:value="51.068">
            <text:p>51.068</text:p>
          </table:table-cell>
          <table:table-cell/>
          <table:table-cell office:value-type="float" office:value="-37.673">
            <text:p>-37.673</text:p>
          </table:table-cell>
          <table:table-cell office:value-type="float" office:value="-65.251">
            <text:p>-65.251</text:p>
          </table:table-cell>
          <table:table-cell table:number-columns-repeated="1018"/>
        </table:table-row>
        <table:table-row table:style-name="ro1">
          <table:table-cell office:value-type="float" office:value="-11.354">
            <text:p>-11.354</text:p>
          </table:table-cell>
          <table:table-cell/>
          <table:table-cell office:value-type="float" office:value="51.613">
            <text:p>51.613</text:p>
          </table:table-cell>
          <table:table-cell/>
          <table:table-cell office:value-type="float" office:value="-37.954">
            <text:p>-37.954</text:p>
          </table:table-cell>
          <table:table-cell office:value-type="float" office:value="-65.739">
            <text:p>-65.739</text:p>
          </table:table-cell>
          <table:table-cell table:number-columns-repeated="1018"/>
        </table:table-row>
        <table:table-row table:style-name="ro1">
          <table:table-cell office:value-type="float" office:value="-11.785">
            <text:p>-11.785</text:p>
          </table:table-cell>
          <table:table-cell/>
          <table:table-cell office:value-type="float" office:value="52.151">
            <text:p>52.151</text:p>
          </table:table-cell>
          <table:table-cell/>
          <table:table-cell office:value-type="float" office:value="-38.231">
            <text:p>-38.231</text:p>
          </table:table-cell>
          <table:table-cell office:value-type="float" office:value="-66.218">
            <text:p>-66.218</text:p>
          </table:table-cell>
          <table:table-cell table:number-columns-repeated="1018"/>
        </table:table-row>
        <table:table-row table:style-name="ro1">
          <table:table-cell office:value-type="float" office:value="-12.225">
            <text:p>-12.225</text:p>
          </table:table-cell>
          <table:table-cell/>
          <table:table-cell office:value-type="float" office:value="52.681">
            <text:p>52.681</text:p>
          </table:table-cell>
          <table:table-cell/>
          <table:table-cell office:value-type="float" office:value="-38.503">
            <text:p>-38.503</text:p>
          </table:table-cell>
          <table:table-cell office:value-type="float" office:value="-66.69">
            <text:p>-66.69</text:p>
          </table:table-cell>
          <table:table-cell table:number-columns-repeated="1018"/>
        </table:table-row>
        <table:table-row table:style-name="ro1">
          <table:table-cell office:value-type="float" office:value="-12.674">
            <text:p>-12.674</text:p>
          </table:table-cell>
          <table:table-cell/>
          <table:table-cell office:value-type="float" office:value="53.203">
            <text:p>53.203</text:p>
          </table:table-cell>
          <table:table-cell/>
          <table:table-cell office:value-type="float" office:value="-38.77">
            <text:p>-38.77</text:p>
          </table:table-cell>
          <table:table-cell office:value-type="float" office:value="-67.152">
            <text:p>-67.152</text:p>
          </table:table-cell>
          <table:table-cell table:number-columns-repeated="1018"/>
        </table:table-row>
        <table:table-row table:style-name="ro1">
          <table:table-cell office:value-type="float" office:value="-13.132">
            <text:p>-13.132</text:p>
          </table:table-cell>
          <table:table-cell/>
          <table:table-cell office:value-type="float" office:value="53.717">
            <text:p>53.717</text:p>
          </table:table-cell>
          <table:table-cell/>
          <table:table-cell office:value-type="float" office:value="-39.032">
            <text:p>-39.032</text:p>
          </table:table-cell>
          <table:table-cell office:value-type="float" office:value="-67.606">
            <text:p>-67.606</text:p>
          </table:table-cell>
          <table:table-cell table:number-columns-repeated="1018"/>
        </table:table-row>
        <table:table-row table:style-name="ro1">
          <table:table-cell office:value-type="float" office:value="-13.599">
            <text:p>-13.599</text:p>
          </table:table-cell>
          <table:table-cell/>
          <table:table-cell office:value-type="float" office:value="54.223">
            <text:p>54.223</text:p>
          </table:table-cell>
          <table:table-cell/>
          <table:table-cell office:value-type="float" office:value="-39.289">
            <text:p>-39.289</text:p>
          </table:table-cell>
          <table:table-cell office:value-type="float" office:value="-68.051">
            <text:p>-68.051</text:p>
          </table:table-cell>
          <table:table-cell table:number-columns-repeated="1018"/>
        </table:table-row>
        <table:table-row table:style-name="ro1">
          <table:table-cell office:value-type="float" office:value="-14.075">
            <text:p>-14.075</text:p>
          </table:table-cell>
          <table:table-cell/>
          <table:table-cell office:value-type="float" office:value="54.721">
            <text:p>54.721</text:p>
          </table:table-cell>
          <table:table-cell/>
          <table:table-cell office:value-type="float" office:value="-39.541">
            <text:p>-39.541</text:p>
          </table:table-cell>
          <table:table-cell office:value-type="float" office:value="-68.487">
            <text:p>-68.487</text:p>
          </table:table-cell>
          <table:table-cell table:number-columns-repeated="1018"/>
        </table:table-row>
        <table:table-row table:style-name="ro1">
          <table:table-cell office:value-type="float" office:value="-14.559">
            <text:p>-14.559</text:p>
          </table:table-cell>
          <table:table-cell/>
          <table:table-cell office:value-type="float" office:value="55.211">
            <text:p>55.211</text:p>
          </table:table-cell>
          <table:table-cell/>
          <table:table-cell office:value-type="float" office:value="-39.788">
            <text:p>-39.788</text:p>
          </table:table-cell>
          <table:table-cell office:value-type="float" office:value="-68.914">
            <text:p>-68.914</text:p>
          </table:table-cell>
          <table:table-cell table:number-columns-repeated="1018"/>
        </table:table-row>
        <table:table-row table:style-name="ro1">
          <table:table-cell office:value-type="float" office:value="-15.052">
            <text:p>-15.052</text:p>
          </table:table-cell>
          <table:table-cell/>
          <table:table-cell office:value-type="float" office:value="55.692">
            <text:p>55.692</text:p>
          </table:table-cell>
          <table:table-cell/>
          <table:table-cell office:value-type="float" office:value="-40.029">
            <text:p>-40.029</text:p>
          </table:table-cell>
          <table:table-cell office:value-type="float" office:value="-69.332">
            <text:p>-69.332</text:p>
          </table:table-cell>
          <table:table-cell table:number-columns-repeated="1018"/>
        </table:table-row>
        <table:table-row table:style-name="ro1">
          <table:table-cell office:value-type="float" office:value="-15.554">
            <text:p>-15.554</text:p>
          </table:table-cell>
          <table:table-cell/>
          <table:table-cell office:value-type="float" office:value="56.164">
            <text:p>56.164</text:p>
          </table:table-cell>
          <table:table-cell/>
          <table:table-cell office:value-type="float" office:value="-40.265">
            <text:p>-40.265</text:p>
          </table:table-cell>
          <table:table-cell office:value-type="float" office:value="-69.74">
            <text:p>-69.74</text:p>
          </table:table-cell>
          <table:table-cell table:number-columns-repeated="1018"/>
        </table:table-row>
        <table:table-row table:style-name="ro1">
          <table:table-cell office:value-type="float" office:value="-16.063">
            <text:p>-16.063</text:p>
          </table:table-cell>
          <table:table-cell/>
          <table:table-cell office:value-type="float" office:value="56.628">
            <text:p>56.628</text:p>
          </table:table-cell>
          <table:table-cell/>
          <table:table-cell office:value-type="float" office:value="-40.495">
            <text:p>-40.495</text:p>
          </table:table-cell>
          <table:table-cell office:value-type="float" office:value="-70.139">
            <text:p>-70.139</text:p>
          </table:table-cell>
          <table:table-cell table:number-columns-repeated="1018"/>
        </table:table-row>
        <table:table-row table:style-name="ro1">
          <table:table-cell office:value-type="float" office:value="-16.581">
            <text:p>-16.581</text:p>
          </table:table-cell>
          <table:table-cell/>
          <table:table-cell office:value-type="float" office:value="57.083">
            <text:p>57.083</text:p>
          </table:table-cell>
          <table:table-cell/>
          <table:table-cell office:value-type="float" office:value="-40.72">
            <text:p>-40.72</text:p>
          </table:table-cell>
          <table:table-cell office:value-type="float" office:value="-70.529">
            <text:p>-70.529</text:p>
          </table:table-cell>
          <table:table-cell table:number-columns-repeated="1018"/>
        </table:table-row>
        <table:table-row table:style-name="ro1">
          <table:table-cell office:value-type="float" office:value="-17.106">
            <text:p>-17.106</text:p>
          </table:table-cell>
          <table:table-cell/>
          <table:table-cell office:value-type="float" office:value="57.528">
            <text:p>57.528</text:p>
          </table:table-cell>
          <table:table-cell/>
          <table:table-cell office:value-type="float" office:value="-40.939">
            <text:p>-40.939</text:p>
          </table:table-cell>
          <table:table-cell office:value-type="float" office:value="-70.908">
            <text:p>-70.908</text:p>
          </table:table-cell>
          <table:table-cell table:number-columns-repeated="1018"/>
        </table:table-row>
        <table:table-row table:style-name="ro1">
          <table:table-cell office:value-type="float" office:value="-17.639">
            <text:p>-17.639</text:p>
          </table:table-cell>
          <table:table-cell/>
          <table:table-cell office:value-type="float" office:value="57.964">
            <text:p>57.964</text:p>
          </table:table-cell>
          <table:table-cell/>
          <table:table-cell office:value-type="float" office:value="-41.152">
            <text:p>-41.152</text:p>
          </table:table-cell>
          <table:table-cell office:value-type="float" office:value="-71.278">
            <text:p>-71.278</text:p>
          </table:table-cell>
          <table:table-cell table:number-columns-repeated="1018"/>
        </table:table-row>
        <table:table-row table:style-name="ro1">
          <table:table-cell office:value-type="float" office:value="-18.18">
            <text:p>-18.18</text:p>
          </table:table-cell>
          <table:table-cell/>
          <table:table-cell office:value-type="float" office:value="58.391">
            <text:p>58.391</text:p>
          </table:table-cell>
          <table:table-cell/>
          <table:table-cell office:value-type="float" office:value="-41.36">
            <text:p>-41.36</text:p>
          </table:table-cell>
          <table:table-cell office:value-type="float" office:value="-71.637">
            <text:p>-71.637</text:p>
          </table:table-cell>
          <table:table-cell table:number-columns-repeated="1018"/>
        </table:table-row>
        <table:table-row table:style-name="ro1">
          <table:table-cell office:value-type="float" office:value="-18.728">
            <text:p>-18.728</text:p>
          </table:table-cell>
          <table:table-cell/>
          <table:table-cell office:value-type="float" office:value="58.809">
            <text:p>58.809</text:p>
          </table:table-cell>
          <table:table-cell/>
          <table:table-cell office:value-type="float" office:value="-41.562">
            <text:p>-41.562</text:p>
          </table:table-cell>
          <table:table-cell office:value-type="float" office:value="-71.987">
            <text:p>-71.987</text:p>
          </table:table-cell>
          <table:table-cell table:number-columns-repeated="1018"/>
        </table:table-row>
        <table:table-row table:style-name="ro1">
          <table:table-cell office:value-type="float" office:value="-19.283">
            <text:p>-19.283</text:p>
          </table:table-cell>
          <table:table-cell/>
          <table:table-cell office:value-type="float" office:value="59.217">
            <text:p>59.217</text:p>
          </table:table-cell>
          <table:table-cell/>
          <table:table-cell office:value-type="float" office:value="-41.758">
            <text:p>-41.758</text:p>
          </table:table-cell>
          <table:table-cell office:value-type="float" office:value="-72.327">
            <text:p>-72.327</text:p>
          </table:table-cell>
          <table:table-cell table:number-columns-repeated="1018"/>
        </table:table-row>
        <table:table-row table:style-name="ro1">
          <table:table-cell office:value-type="float" office:value="-19.845">
            <text:p>-19.845</text:p>
          </table:table-cell>
          <table:table-cell/>
          <table:table-cell office:value-type="float" office:value="59.615">
            <text:p>59.615</text:p>
          </table:table-cell>
          <table:table-cell/>
          <table:table-cell office:value-type="float" office:value="-41.948">
            <text:p>-41.948</text:p>
          </table:table-cell>
          <table:table-cell office:value-type="float" office:value="-72.656">
            <text:p>-72.656</text:p>
          </table:table-cell>
          <table:table-cell table:number-columns-repeated="1018"/>
        </table:table-row>
        <table:table-row table:style-name="ro1">
          <table:table-cell office:value-type="float" office:value="-20.414">
            <text:p>-20.414</text:p>
          </table:table-cell>
          <table:table-cell/>
          <table:table-cell office:value-type="float" office:value="60.003">
            <text:p>60.003</text:p>
          </table:table-cell>
          <table:table-cell/>
          <table:table-cell office:value-type="float" office:value="-42.132">
            <text:p>-42.132</text:p>
          </table:table-cell>
          <table:table-cell office:value-type="float" office:value="-72.975">
            <text:p>-72.975</text:p>
          </table:table-cell>
          <table:table-cell table:number-columns-repeated="1018"/>
        </table:table-row>
        <table:table-row table:style-name="ro1">
          <table:table-cell office:value-type="float" office:value="-20.99">
            <text:p>-20.99</text:p>
          </table:table-cell>
          <table:table-cell/>
          <table:table-cell office:value-type="float" office:value="60.381">
            <text:p>60.381</text:p>
          </table:table-cell>
          <table:table-cell/>
          <table:table-cell office:value-type="float" office:value="-42.31">
            <text:p>-42.31</text:p>
          </table:table-cell>
          <table:table-cell office:value-type="float" office:value="-73.283">
            <text:p>-73.283</text:p>
          </table:table-cell>
          <table:table-cell table:number-columns-repeated="1018"/>
        </table:table-row>
        <table:table-row table:style-name="ro1">
          <table:table-cell office:value-type="float" office:value="-21.572">
            <text:p>-21.572</text:p>
          </table:table-cell>
          <table:table-cell/>
          <table:table-cell office:value-type="float" office:value="60.749">
            <text:p>60.749</text:p>
          </table:table-cell>
          <table:table-cell/>
          <table:table-cell office:value-type="float" office:value="-42.482">
            <text:p>-42.482</text:p>
          </table:table-cell>
          <table:table-cell office:value-type="float" office:value="-73.581">
            <text:p>-73.581</text:p>
          </table:table-cell>
          <table:table-cell table:number-columns-repeated="1018"/>
        </table:table-row>
        <table:table-row table:style-name="ro1">
          <table:table-cell office:value-type="float" office:value="-22.16">
            <text:p>-22.16</text:p>
          </table:table-cell>
          <table:table-cell/>
          <table:table-cell office:value-type="float" office:value="61.107">
            <text:p>61.107</text:p>
          </table:table-cell>
          <table:table-cell/>
          <table:table-cell office:value-type="float" office:value="-42.648">
            <text:p>-42.648</text:p>
          </table:table-cell>
          <table:table-cell office:value-type="float" office:value="-73.868">
            <text:p>-73.868</text:p>
          </table:table-cell>
          <table:table-cell table:number-columns-repeated="1018"/>
        </table:table-row>
        <table:table-row table:style-name="ro1">
          <table:table-cell office:value-type="float" office:value="-22.755">
            <text:p>-22.755</text:p>
          </table:table-cell>
          <table:table-cell/>
          <table:table-cell office:value-type="float" office:value="61.455">
            <text:p>61.455</text:p>
          </table:table-cell>
          <table:table-cell/>
          <table:table-cell office:value-type="float" office:value="-42.807">
            <text:p>-42.807</text:p>
          </table:table-cell>
          <table:table-cell office:value-type="float" office:value="-74.144">
            <text:p>-74.144</text:p>
          </table:table-cell>
          <table:table-cell table:number-columns-repeated="1018"/>
        </table:table-row>
        <table:table-row table:style-name="ro1">
          <table:table-cell office:value-type="float" office:value="-23.356">
            <text:p>-23.356</text:p>
          </table:table-cell>
          <table:table-cell/>
          <table:table-cell office:value-type="float" office:value="61.792">
            <text:p>61.792</text:p>
          </table:table-cell>
          <table:table-cell/>
          <table:table-cell office:value-type="float" office:value="-42.961">
            <text:p>-42.961</text:p>
          </table:table-cell>
          <table:table-cell office:value-type="float" office:value="-74.41">
            <text:p>-74.41</text:p>
          </table:table-cell>
          <table:table-cell table:number-columns-repeated="1018"/>
        </table:table-row>
        <table:table-row table:style-name="ro1">
          <table:table-cell office:value-type="float" office:value="-23.962">
            <text:p>-23.962</text:p>
          </table:table-cell>
          <table:table-cell/>
          <table:table-cell office:value-type="float" office:value="62.118">
            <text:p>62.118</text:p>
          </table:table-cell>
          <table:table-cell/>
          <table:table-cell office:value-type="float" office:value="-43.108">
            <text:p>-43.108</text:p>
          </table:table-cell>
          <table:table-cell office:value-type="float" office:value="-74.664">
            <text:p>-74.664</text:p>
          </table:table-cell>
          <table:table-cell table:number-columns-repeated="1018"/>
        </table:table-row>
        <table:table-row table:style-name="ro1">
          <table:table-cell office:value-type="float" office:value="-24.574">
            <text:p>-24.574</text:p>
          </table:table-cell>
          <table:table-cell/>
          <table:table-cell office:value-type="float" office:value="62.434">
            <text:p>62.434</text:p>
          </table:table-cell>
          <table:table-cell/>
          <table:table-cell office:value-type="float" office:value="-43.248">
            <text:p>-43.248</text:p>
          </table:table-cell>
          <table:table-cell office:value-type="float" office:value="-74.908">
            <text:p>-74.908</text:p>
          </table:table-cell>
          <table:table-cell table:number-columns-repeated="1018"/>
        </table:table-row>
        <table:table-row table:style-name="ro1">
          <table:table-cell office:value-type="float" office:value="-25.192">
            <text:p>-25.192</text:p>
          </table:table-cell>
          <table:table-cell/>
          <table:table-cell office:value-type="float" office:value="62.739">
            <text:p>62.739</text:p>
          </table:table-cell>
          <table:table-cell/>
          <table:table-cell office:value-type="float" office:value="-43.382">
            <text:p>-43.382</text:p>
          </table:table-cell>
          <table:table-cell office:value-type="float" office:value="-75.141">
            <text:p>-75.141</text:p>
          </table:table-cell>
          <table:table-cell table:number-columns-repeated="1018"/>
        </table:table-row>
        <table:table-row table:style-name="ro1">
          <table:table-cell office:value-type="float" office:value="-25.815">
            <text:p>-25.815</text:p>
          </table:table-cell>
          <table:table-cell/>
          <table:table-cell office:value-type="float" office:value="63.034">
            <text:p>63.034</text:p>
          </table:table-cell>
          <table:table-cell/>
          <table:table-cell office:value-type="float" office:value="-43.51">
            <text:p>-43.51</text:p>
          </table:table-cell>
          <table:table-cell office:value-type="float" office:value="-75.362">
            <text:p>-75.362</text:p>
          </table:table-cell>
          <table:table-cell table:number-columns-repeated="1018"/>
        </table:table-row>
        <table:table-row table:style-name="ro1">
          <table:table-cell office:value-type="float" office:value="-26.442">
            <text:p>-26.442</text:p>
          </table:table-cell>
          <table:table-cell/>
          <table:table-cell office:value-type="float" office:value="63.317">
            <text:p>63.317</text:p>
          </table:table-cell>
          <table:table-cell/>
          <table:table-cell office:value-type="float" office:value="-43.632">
            <text:p>-43.632</text:p>
          </table:table-cell>
          <table:table-cell office:value-type="float" office:value="-75.572">
            <text:p>-75.572</text:p>
          </table:table-cell>
          <table:table-cell table:number-columns-repeated="1018"/>
        </table:table-row>
        <table:table-row table:style-name="ro1">
          <table:table-cell office:value-type="float" office:value="-27.075">
            <text:p>-27.075</text:p>
          </table:table-cell>
          <table:table-cell/>
          <table:table-cell office:value-type="float" office:value="63.59">
            <text:p>63.59</text:p>
          </table:table-cell>
          <table:table-cell/>
          <table:table-cell office:value-type="float" office:value="-43.747">
            <text:p>-43.747</text:p>
          </table:table-cell>
          <table:table-cell office:value-type="float" office:value="-75.771">
            <text:p>-75.771</text:p>
          </table:table-cell>
          <table:table-cell table:number-columns-repeated="1018"/>
        </table:table-row>
        <table:table-row table:style-name="ro1">
          <table:table-cell office:value-type="float" office:value="-27.712">
            <text:p>-27.712</text:p>
          </table:table-cell>
          <table:table-cell/>
          <table:table-cell office:value-type="float" office:value="63.851">
            <text:p>63.851</text:p>
          </table:table-cell>
          <table:table-cell/>
          <table:table-cell office:value-type="float" office:value="-43.855">
            <text:p>-43.855</text:p>
          </table:table-cell>
          <table:table-cell office:value-type="float" office:value="-75.959">
            <text:p>-75.959</text:p>
          </table:table-cell>
          <table:table-cell table:number-columns-repeated="1018"/>
        </table:table-row>
        <table:table-row table:style-name="ro1">
          <table:table-cell office:value-type="float" office:value="-28.354">
            <text:p>-28.354</text:p>
          </table:table-cell>
          <table:table-cell/>
          <table:table-cell office:value-type="float" office:value="64.101">
            <text:p>64.101</text:p>
          </table:table-cell>
          <table:table-cell/>
          <table:table-cell office:value-type="float" office:value="-43.957">
            <text:p>-43.957</text:p>
          </table:table-cell>
          <table:table-cell office:value-type="float" office:value="-76.135">
            <text:p>-76.135</text:p>
          </table:table-cell>
          <table:table-cell table:number-columns-repeated="1018"/>
        </table:table-row>
        <table:table-row table:style-name="ro1">
          <table:table-cell office:value-type="float" office:value="-29">
            <text:p>-29</text:p>
          </table:table-cell>
          <table:table-cell/>
          <table:table-cell office:value-type="float" office:value="64.34">
            <text:p>64.34</text:p>
          </table:table-cell>
          <table:table-cell/>
          <table:table-cell office:value-type="float" office:value="-44.052">
            <text:p>-44.052</text:p>
          </table:table-cell>
          <table:table-cell office:value-type="float" office:value="-76.3">
            <text:p>-76.3</text:p>
          </table:table-cell>
          <table:table-cell table:number-columns-repeated="1018"/>
        </table:table-row>
        <table:table-row table:style-name="ro1">
          <table:table-cell office:value-type="float" office:value="-29.65">
            <text:p>-29.65</text:p>
          </table:table-cell>
          <table:table-cell/>
          <table:table-cell office:value-type="float" office:value="64.568">
            <text:p>64.568</text:p>
          </table:table-cell>
          <table:table-cell/>
          <table:table-cell office:value-type="float" office:value="-44.14">
            <text:p>-44.14</text:p>
          </table:table-cell>
          <table:table-cell office:value-type="float" office:value="-76.453">
            <text:p>-76.453</text:p>
          </table:table-cell>
          <table:table-cell table:number-columns-repeated="1018"/>
        </table:table-row>
        <table:table-row table:style-name="ro1">
          <table:table-cell office:value-type="float" office:value="-30.304">
            <text:p>-30.304</text:p>
          </table:table-cell>
          <table:table-cell/>
          <table:table-cell office:value-type="float" office:value="64.784">
            <text:p>64.784</text:p>
          </table:table-cell>
          <table:table-cell/>
          <table:table-cell office:value-type="float" office:value="-44.222">
            <text:p>-44.222</text:p>
          </table:table-cell>
          <table:table-cell office:value-type="float" office:value="-76.595">
            <text:p>-76.595</text:p>
          </table:table-cell>
          <table:table-cell table:number-columns-repeated="1018"/>
        </table:table-row>
        <table:table-row table:style-name="ro1">
          <table:table-cell office:value-type="float" office:value="-30.962">
            <text:p>-30.962</text:p>
          </table:table-cell>
          <table:table-cell/>
          <table:table-cell office:value-type="float" office:value="64.989">
            <text:p>64.989</text:p>
          </table:table-cell>
          <table:table-cell/>
          <table:table-cell office:value-type="float" office:value="-44.297">
            <text:p>-44.297</text:p>
          </table:table-cell>
          <table:table-cell office:value-type="float" office:value="-76.725">
            <text:p>-76.725</text:p>
          </table:table-cell>
          <table:table-cell table:number-columns-repeated="1018"/>
        </table:table-row>
        <table:table-row table:style-name="ro1">
          <table:table-cell office:value-type="float" office:value="-31.623">
            <text:p>-31.623</text:p>
          </table:table-cell>
          <table:table-cell/>
          <table:table-cell office:value-type="float" office:value="65.182">
            <text:p>65.182</text:p>
          </table:table-cell>
          <table:table-cell/>
          <table:table-cell office:value-type="float" office:value="-44.366">
            <text:p>-44.366</text:p>
          </table:table-cell>
          <table:table-cell office:value-type="float" office:value="-76.844">
            <text:p>-76.844</text:p>
          </table:table-cell>
          <table:table-cell table:number-columns-repeated="1018"/>
        </table:table-row>
        <table:table-row table:style-name="ro1">
          <table:table-cell office:value-type="float" office:value="-32.287">
            <text:p>-32.287</text:p>
          </table:table-cell>
          <table:table-cell/>
          <table:table-cell office:value-type="float" office:value="65.364">
            <text:p>65.364</text:p>
          </table:table-cell>
          <table:table-cell/>
          <table:table-cell office:value-type="float" office:value="-44.428">
            <text:p>-44.428</text:p>
          </table:table-cell>
          <table:table-cell office:value-type="float" office:value="-76.951">
            <text:p>-76.951</text:p>
          </table:table-cell>
          <table:table-cell table:number-columns-repeated="1018"/>
        </table:table-row>
        <table:table-row table:style-name="ro1">
          <table:table-cell office:value-type="float" office:value="-32.955">
            <text:p>-32.955</text:p>
          </table:table-cell>
          <table:table-cell/>
          <table:table-cell office:value-type="float" office:value="65.534">
            <text:p>65.534</text:p>
          </table:table-cell>
          <table:table-cell/>
          <table:table-cell office:value-type="float" office:value="-44.483">
            <text:p>-44.483</text:p>
          </table:table-cell>
          <table:table-cell office:value-type="float" office:value="-77.046">
            <text:p>-77.046</text:p>
          </table:table-cell>
          <table:table-cell table:number-columns-repeated="1018"/>
        </table:table-row>
        <table:table-row table:style-name="ro1">
          <table:table-cell office:value-type="float" office:value="-33.625">
            <text:p>-33.625</text:p>
          </table:table-cell>
          <table:table-cell/>
          <table:table-cell office:value-type="float" office:value="65.693">
            <text:p>65.693</text:p>
          </table:table-cell>
          <table:table-cell/>
          <table:table-cell office:value-type="float" office:value="-44.531">
            <text:p>-44.531</text:p>
          </table:table-cell>
          <table:table-cell office:value-type="float" office:value="-77.13">
            <text:p>-77.13</text:p>
          </table:table-cell>
          <table:table-cell table:number-columns-repeated="1018"/>
        </table:table-row>
        <table:table-row table:style-name="ro1">
          <table:table-cell office:value-type="float" office:value="-34.298">
            <text:p>-34.298</text:p>
          </table:table-cell>
          <table:table-cell/>
          <table:table-cell office:value-type="float" office:value="65.84">
            <text:p>65.84</text:p>
          </table:table-cell>
          <table:table-cell/>
          <table:table-cell office:value-type="float" office:value="-44.572">
            <text:p>-44.572</text:p>
          </table:table-cell>
          <table:table-cell office:value-type="float" office:value="-77.201">
            <text:p>-77.201</text:p>
          </table:table-cell>
          <table:table-cell table:number-columns-repeated="1018"/>
        </table:table-row>
        <table:table-row table:style-name="ro1">
          <table:table-cell office:value-type="float" office:value="-34.974">
            <text:p>-34.974</text:p>
          </table:table-cell>
          <table:table-cell/>
          <table:table-cell office:value-type="float" office:value="65.974">
            <text:p>65.974</text:p>
          </table:table-cell>
          <table:table-cell/>
          <table:table-cell office:value-type="float" office:value="-44.607">
            <text:p>-44.607</text:p>
          </table:table-cell>
          <table:table-cell office:value-type="float" office:value="-77.261">
            <text:p>-77.261</text:p>
          </table:table-cell>
          <table:table-cell table:number-columns-repeated="1018"/>
        </table:table-row>
        <table:table-row table:style-name="ro1">
          <table:table-cell office:value-type="float" office:value="-35.651">
            <text:p>-35.651</text:p>
          </table:table-cell>
          <table:table-cell/>
          <table:table-cell office:value-type="float" office:value="66.098">
            <text:p>66.098</text:p>
          </table:table-cell>
          <table:table-cell/>
          <table:table-cell office:value-type="float" office:value="-44.635">
            <text:p>-44.635</text:p>
          </table:table-cell>
          <table:table-cell office:value-type="float" office:value="-77.31">
            <text:p>-77.31</text:p>
          </table:table-cell>
          <table:table-cell table:number-columns-repeated="1018"/>
        </table:table-row>
        <table:table-row table:style-name="ro1">
          <table:table-cell office:value-type="float" office:value="-36.331">
            <text:p>-36.331</text:p>
          </table:table-cell>
          <table:table-cell/>
          <table:table-cell office:value-type="float" office:value="66.209">
            <text:p>66.209</text:p>
          </table:table-cell>
          <table:table-cell/>
          <table:table-cell office:value-type="float" office:value="-44.656">
            <text:p>-44.656</text:p>
          </table:table-cell>
          <table:table-cell office:value-type="float" office:value="-77.346">
            <text:p>-77.346</text:p>
          </table:table-cell>
          <table:table-cell table:number-columns-repeated="1018"/>
        </table:table-row>
        <table:table-row table:style-name="ro1">
          <table:table-cell office:value-type="float" office:value="-37.013">
            <text:p>-37.013</text:p>
          </table:table-cell>
          <table:table-cell/>
          <table:table-cell office:value-type="float" office:value="66.308">
            <text:p>66.308</text:p>
          </table:table-cell>
          <table:table-cell/>
          <table:table-cell office:value-type="float" office:value="-44.67">
            <text:p>-44.67</text:p>
          </table:table-cell>
          <table:table-cell office:value-type="float" office:value="-77.371">
            <text:p>-77.371</text:p>
          </table:table-cell>
          <table:table-cell table:number-columns-repeated="1018"/>
        </table:table-row>
        <table:table-row table:style-name="ro1">
          <table:table-cell office:value-type="float" office:value="-37.696">
            <text:p>-37.696</text:p>
          </table:table-cell>
          <table:table-cell/>
          <table:table-cell office:value-type="float" office:value="66.396">
            <text:p>66.396</text:p>
          </table:table-cell>
          <table:table-cell table:number-columns-repeated="1021"/>
        </table:table-row>
        <table:table-row table:style-name="ro1">
          <table:table-cell office:value-type="float" office:value="-38.381">
            <text:p>-38.381</text:p>
          </table:table-cell>
          <table:table-cell/>
          <table:table-cell office:value-type="float" office:value="66.472">
            <text:p>66.472</text:p>
          </table:table-cell>
          <table:table-cell table:number-columns-repeated="1021"/>
        </table:table-row>
        <table:table-row table:style-name="ro1">
          <table:table-cell office:value-type="float" office:value="-39.067">
            <text:p>-39.067</text:p>
          </table:table-cell>
          <table:table-cell/>
          <table:table-cell office:value-type="float" office:value="66.535">
            <text:p>66.535</text:p>
          </table:table-cell>
          <table:table-cell table:number-columns-repeated="1021"/>
        </table:table-row>
        <table:table-row table:style-name="ro1">
          <table:table-cell office:value-type="float" office:value="-39.753">
            <text:p>-39.753</text:p>
          </table:table-cell>
          <table:table-cell/>
          <table:table-cell office:value-type="float" office:value="66.587">
            <text:p>66.587</text:p>
          </table:table-cell>
          <table:table-cell table:number-columns-repeated="1021"/>
        </table:table-row>
        <table:table-row table:style-name="ro1">
          <table:table-cell office:value-type="float" office:value="-40.441">
            <text:p>-40.441</text:p>
          </table:table-cell>
          <table:table-cell/>
          <table:table-cell office:value-type="float" office:value="66.627">
            <text:p>66.627</text:p>
          </table:table-cell>
          <table:table-cell table:number-columns-repeated="1021"/>
        </table:table-row>
        <table:table-row table:style-name="ro1">
          <table:table-cell office:value-type="float" office:value="-41.129">
            <text:p>-41.129</text:p>
          </table:table-cell>
          <table:table-cell/>
          <table:table-cell office:value-type="float" office:value="66.654">
            <text:p>66.654</text:p>
          </table:table-cell>
          <table:table-cell table:number-columns-repeated="1021"/>
        </table:table-row>
        <table:table-row table:style-name="ro1">
          <table:table-cell office:value-type="float" office:value="-41.818">
            <text:p>-41.818</text:p>
          </table:table-cell>
          <table:table-cell/>
          <table:table-cell office:value-type="float" office:value="66.67">
            <text:p>66.67</text:p>
          </table:table-cell>
          <table:table-cell table:number-columns-repeated="1021"/>
        </table:table-row>
        <table:table-row table:style-name="ro1">
          <table:table-cell office:value-type="float" office:value="-42.507">
            <text:p>-42.507</text:p>
          </table:table-cell>
          <table:table-cell/>
          <table:table-cell office:value-type="float" office:value="66.673">
            <text:p>66.673</text:p>
          </table:table-cell>
          <table:table-cell table:number-columns-repeated="1021"/>
        </table:table-row>
        <table:table-row table:style-name="ro1">
          <table:table-cell office:value-type="float" office:value="-43.196">
            <text:p>-43.196</text:p>
          </table:table-cell>
          <table:table-cell/>
          <table:table-cell office:value-type="float" office:value="66.665">
            <text:p>66.665</text:p>
          </table:table-cell>
          <table:table-cell table:number-columns-repeated="1021"/>
        </table:table-row>
        <table:table-row table:style-name="ro1">
          <table:table-cell office:value-type="float" office:value="-43.884">
            <text:p>-43.884</text:p>
          </table:table-cell>
          <table:table-cell/>
          <table:table-cell office:value-type="float" office:value="66.645">
            <text:p>66.645</text:p>
          </table:table-cell>
          <table:table-cell table:number-columns-repeated="1021"/>
        </table:table-row>
        <table:table-row table:style-name="ro1">
          <table:table-cell office:value-type="float" office:value="-44.572">
            <text:p>-44.572</text:p>
          </table:table-cell>
          <table:table-cell/>
          <table:table-cell office:value-type="float" office:value="66.612">
            <text:p>66.612</text:p>
          </table:table-cell>
          <table:table-cell table:number-columns-repeated="1021"/>
        </table:table-row>
        <table:table-row table:style-name="ro1">
          <table:table-cell office:value-type="float" office:value="-45.26">
            <text:p>-45.26</text:p>
          </table:table-cell>
          <table:table-cell/>
          <table:table-cell office:value-type="float" office:value="66.568">
            <text:p>66.568</text:p>
          </table:table-cell>
          <table:table-cell table:number-columns-repeated="1021"/>
        </table:table-row>
        <table:table-row table:style-name="ro1">
          <table:table-cell office:value-type="float" office:value="-45.946">
            <text:p>-45.946</text:p>
          </table:table-cell>
          <table:table-cell/>
          <table:table-cell office:value-type="float" office:value="66.511">
            <text:p>66.511</text:p>
          </table:table-cell>
          <table:table-cell table:number-columns-repeated="1021"/>
        </table:table-row>
        <table:table-row table:style-name="ro1">
          <table:table-cell office:value-type="float" office:value="-46.631">
            <text:p>-46.631</text:p>
          </table:table-cell>
          <table:table-cell/>
          <table:table-cell office:value-type="float" office:value="66.443">
            <text:p>66.443</text:p>
          </table:table-cell>
          <table:table-cell table:number-columns-repeated="1021"/>
        </table:table-row>
        <table:table-row table:style-name="ro1">
          <table:table-cell office:value-type="float" office:value="-47.316">
            <text:p>-47.316</text:p>
          </table:table-cell>
          <table:table-cell/>
          <table:table-cell office:value-type="float" office:value="66.363">
            <text:p>66.363</text:p>
          </table:table-cell>
          <table:table-cell table:number-columns-repeated="1021"/>
        </table:table-row>
        <table:table-row table:style-name="ro1">
          <table:table-cell office:value-type="float" office:value="-47.998">
            <text:p>-47.998</text:p>
          </table:table-cell>
          <table:table-cell/>
          <table:table-cell office:value-type="float" office:value="66.27">
            <text:p>66.27</text:p>
          </table:table-cell>
          <table:table-cell table:number-columns-repeated="1021"/>
        </table:table-row>
        <table:table-row table:style-name="ro1">
          <table:table-cell office:value-type="float" office:value="-48.679">
            <text:p>-48.679</text:p>
          </table:table-cell>
          <table:table-cell/>
          <table:table-cell office:value-type="float" office:value="66.166">
            <text:p>66.166</text:p>
          </table:table-cell>
          <table:table-cell table:number-columns-repeated="1021"/>
        </table:table-row>
        <table:table-row table:style-name="ro1">
          <table:table-cell office:value-type="float" office:value="-49.358">
            <text:p>-49.358</text:p>
          </table:table-cell>
          <table:table-cell/>
          <table:table-cell office:value-type="float" office:value="66.05">
            <text:p>66.05</text:p>
          </table:table-cell>
          <table:table-cell table:number-columns-repeated="1021"/>
        </table:table-row>
        <table:table-row table:style-name="ro1">
          <table:table-cell office:value-type="float" office:value="-50.035">
            <text:p>-50.035</text:p>
          </table:table-cell>
          <table:table-cell/>
          <table:table-cell office:value-type="float" office:value="65.922">
            <text:p>65.922</text:p>
          </table:table-cell>
          <table:table-cell table:number-columns-repeated="1021"/>
        </table:table-row>
        <table:table-row table:style-name="ro1">
          <table:table-cell office:value-type="float" office:value="-50.709">
            <text:p>-50.709</text:p>
          </table:table-cell>
          <table:table-cell/>
          <table:table-cell office:value-type="float" office:value="65.782">
            <text:p>65.782</text:p>
          </table:table-cell>
          <table:table-cell table:number-columns-repeated="1021"/>
        </table:table-row>
        <table:table-row table:style-name="ro1">
          <table:table-cell office:value-type="float" office:value="-51.381">
            <text:p>-51.381</text:p>
          </table:table-cell>
          <table:table-cell/>
          <table:table-cell office:value-type="float" office:value="65.631">
            <text:p>65.631</text:p>
          </table:table-cell>
          <table:table-cell table:number-columns-repeated="1021"/>
        </table:table-row>
        <table:table-row table:style-name="ro1">
          <table:table-cell office:value-type="float" office:value="-52.051">
            <text:p>-52.051</text:p>
          </table:table-cell>
          <table:table-cell/>
          <table:table-cell office:value-type="float" office:value="65.468">
            <text:p>65.468</text:p>
          </table:table-cell>
          <table:table-cell table:number-columns-repeated="1021"/>
        </table:table-row>
        <table:table-row table:style-name="ro1">
          <table:table-cell office:value-type="float" office:value="-52.717">
            <text:p>-52.717</text:p>
          </table:table-cell>
          <table:table-cell/>
          <table:table-cell office:value-type="float" office:value="65.293">
            <text:p>65.293</text:p>
          </table:table-cell>
          <table:table-cell table:number-columns-repeated="1021"/>
        </table:table-row>
        <table:table-row table:style-name="ro1">
          <table:table-cell office:value-type="float" office:value="-53.38">
            <text:p>-53.38</text:p>
          </table:table-cell>
          <table:table-cell/>
          <table:table-cell office:value-type="float" office:value="65.107">
            <text:p>65.107</text:p>
          </table:table-cell>
          <table:table-cell table:number-columns-repeated="1021"/>
        </table:table-row>
        <table:table-row table:style-name="ro1">
          <table:table-cell office:value-type="float" office:value="-54.04">
            <text:p>-54.04</text:p>
          </table:table-cell>
          <table:table-cell/>
          <table:table-cell office:value-type="float" office:value="64.909">
            <text:p>64.909</text:p>
          </table:table-cell>
          <table:table-cell table:number-columns-repeated="1021"/>
        </table:table-row>
        <table:table-row table:style-name="ro1">
          <table:table-cell office:value-type="float" office:value="-54.696">
            <text:p>-54.696</text:p>
          </table:table-cell>
          <table:table-cell/>
          <table:table-cell office:value-type="float" office:value="64.699">
            <text:p>64.699</text:p>
          </table:table-cell>
          <table:table-cell table:number-columns-repeated="1021"/>
        </table:table-row>
        <table:table-row table:style-name="ro1">
          <table:table-cell office:value-type="float" office:value="-55.348">
            <text:p>-55.348</text:p>
          </table:table-cell>
          <table:table-cell/>
          <table:table-cell office:value-type="float" office:value="64.479">
            <text:p>64.479</text:p>
          </table:table-cell>
          <table:table-cell table:number-columns-repeated="1021"/>
        </table:table-row>
        <table:table-row table:style-name="ro1">
          <table:table-cell office:value-type="float" office:value="-55.997">
            <text:p>-55.997</text:p>
          </table:table-cell>
          <table:table-cell/>
          <table:table-cell office:value-type="float" office:value="64.246">
            <text:p>64.246</text:p>
          </table:table-cell>
          <table:table-cell table:number-columns-repeated="1021"/>
        </table:table-row>
        <table:table-row table:style-name="ro1">
          <table:table-cell office:value-type="float" office:value="-56.641">
            <text:p>-56.641</text:p>
          </table:table-cell>
          <table:table-cell/>
          <table:table-cell office:value-type="float" office:value="64.003">
            <text:p>64.003</text:p>
          </table:table-cell>
          <table:table-cell table:number-columns-repeated="1021"/>
        </table:table-row>
        <table:table-row table:style-name="ro1">
          <table:table-cell office:value-type="float" office:value="-57.281">
            <text:p>-57.281</text:p>
          </table:table-cell>
          <table:table-cell/>
          <table:table-cell office:value-type="float" office:value="63.748">
            <text:p>63.748</text:p>
          </table:table-cell>
          <table:table-cell table:number-columns-repeated="1021"/>
        </table:table-row>
        <table:table-row table:style-name="ro1">
          <table:table-cell office:value-type="float" office:value="-57.917">
            <text:p>-57.917</text:p>
          </table:table-cell>
          <table:table-cell/>
          <table:table-cell office:value-type="float" office:value="63.482">
            <text:p>63.482</text:p>
          </table:table-cell>
          <table:table-cell table:number-columns-repeated="1021"/>
        </table:table-row>
        <table:table-row table:style-name="ro1">
          <table:table-cell office:value-type="float" office:value="-58.548">
            <text:p>-58.548</text:p>
          </table:table-cell>
          <table:table-cell/>
          <table:table-cell office:value-type="float" office:value="63.206">
            <text:p>63.206</text:p>
          </table:table-cell>
          <table:table-cell table:number-columns-repeated="1021"/>
        </table:table-row>
        <table:table-row table:style-name="ro1">
          <table:table-cell office:value-type="float" office:value="-59.173">
            <text:p>-59.173</text:p>
          </table:table-cell>
          <table:table-cell/>
          <table:table-cell office:value-type="float" office:value="62.918">
            <text:p>62.918</text:p>
          </table:table-cell>
          <table:table-cell table:number-columns-repeated="1021"/>
        </table:table-row>
        <table:table-row table:style-name="ro1">
          <table:table-cell office:value-type="float" office:value="-59.794">
            <text:p>-59.794</text:p>
          </table:table-cell>
          <table:table-cell/>
          <table:table-cell office:value-type="float" office:value="62.619">
            <text:p>62.619</text:p>
          </table:table-cell>
          <table:table-cell table:number-columns-repeated="1021"/>
        </table:table-row>
        <table:table-row table:style-name="ro1">
          <table:table-cell office:value-type="float" office:value="-60.409">
            <text:p>-60.409</text:p>
          </table:table-cell>
          <table:table-cell/>
          <table:table-cell office:value-type="float" office:value="62.31">
            <text:p>62.31</text:p>
          </table:table-cell>
          <table:table-cell table:number-columns-repeated="1021"/>
        </table:table-row>
        <table:table-row table:style-name="ro1">
          <table:table-cell office:value-type="float" office:value="-61.019">
            <text:p>-61.019</text:p>
          </table:table-cell>
          <table:table-cell/>
          <table:table-cell office:value-type="float" office:value="61.989">
            <text:p>61.989</text:p>
          </table:table-cell>
          <table:table-cell table:number-columns-repeated="1021"/>
        </table:table-row>
        <table:table-row table:style-name="ro1">
          <table:table-cell office:value-type="float" office:value="-61.623">
            <text:p>-61.623</text:p>
          </table:table-cell>
          <table:table-cell/>
          <table:table-cell office:value-type="float" office:value="61.659">
            <text:p>61.659</text:p>
          </table:table-cell>
          <table:table-cell table:number-columns-repeated="1021"/>
        </table:table-row>
        <table:table-row table:style-name="ro1">
          <table:table-cell office:value-type="float" office:value="-62.222">
            <text:p>-62.222</text:p>
          </table:table-cell>
          <table:table-cell/>
          <table:table-cell office:value-type="float" office:value="61.317">
            <text:p>61.317</text:p>
          </table:table-cell>
          <table:table-cell table:number-columns-repeated="1021"/>
        </table:table-row>
        <table:table-row table:style-name="ro1">
          <table:table-cell office:value-type="float" office:value="-62.814">
            <text:p>-62.814</text:p>
          </table:table-cell>
          <table:table-cell/>
          <table:table-cell office:value-type="float" office:value="60.966">
            <text:p>60.966</text:p>
          </table:table-cell>
          <table:table-cell table:number-columns-repeated="1021"/>
        </table:table-row>
        <table:table-row table:style-name="ro1">
          <table:table-cell office:value-type="float" office:value="-63.4">
            <text:p>-63.4</text:p>
          </table:table-cell>
          <table:table-cell/>
          <table:table-cell office:value-type="float" office:value="60.604">
            <text:p>60.604</text:p>
          </table:table-cell>
          <table:table-cell table:number-columns-repeated="1021"/>
        </table:table-row>
        <table:table-row table:style-name="ro1">
          <table:table-cell office:value-type="float" office:value="-63.98">
            <text:p>-63.98</text:p>
          </table:table-cell>
          <table:table-cell/>
          <table:table-cell office:value-type="float" office:value="60.232">
            <text:p>60.232</text:p>
          </table:table-cell>
          <table:table-cell table:number-columns-repeated="1021"/>
        </table:table-row>
        <table:table-row table:style-name="ro1">
          <table:table-cell office:value-type="float" office:value="-64.553">
            <text:p>-64.553</text:p>
          </table:table-cell>
          <table:table-cell/>
          <table:table-cell office:value-type="float" office:value="59.849">
            <text:p>59.849</text:p>
          </table:table-cell>
          <table:table-cell table:number-columns-repeated="1021"/>
        </table:table-row>
        <table:table-row table:style-name="ro1">
          <table:table-cell office:value-type="float" office:value="-65.119">
            <text:p>-65.119</text:p>
          </table:table-cell>
          <table:table-cell/>
          <table:table-cell office:value-type="float" office:value="59.457">
            <text:p>59.457</text:p>
          </table:table-cell>
          <table:table-cell table:number-columns-repeated="1021"/>
        </table:table-row>
        <table:table-row table:style-name="ro1">
          <table:table-cell office:value-type="float" office:value="-65.679">
            <text:p>-65.679</text:p>
          </table:table-cell>
          <table:table-cell/>
          <table:table-cell office:value-type="float" office:value="59.055">
            <text:p>59.055</text:p>
          </table:table-cell>
          <table:table-cell table:number-columns-repeated="1021"/>
        </table:table-row>
        <table:table-row table:style-name="ro1">
          <table:table-cell office:value-type="float" office:value="-66.231">
            <text:p>-66.231</text:p>
          </table:table-cell>
          <table:table-cell/>
          <table:table-cell office:value-type="float" office:value="58.644">
            <text:p>58.644</text:p>
          </table:table-cell>
          <table:table-cell table:number-columns-repeated="1021"/>
        </table:table-row>
        <table:table-row table:style-name="ro1">
          <table:table-cell office:value-type="float" office:value="-66.776">
            <text:p>-66.776</text:p>
          </table:table-cell>
          <table:table-cell/>
          <table:table-cell office:value-type="float" office:value="58.222">
            <text:p>58.222</text:p>
          </table:table-cell>
          <table:table-cell table:number-columns-repeated="1021"/>
        </table:table-row>
        <table:table-row table:style-name="ro1">
          <table:table-cell office:value-type="float" office:value="-67.313">
            <text:p>-67.313</text:p>
          </table:table-cell>
          <table:table-cell/>
          <table:table-cell office:value-type="float" office:value="57.792">
            <text:p>57.792</text:p>
          </table:table-cell>
          <table:table-cell table:number-columns-repeated="1021"/>
        </table:table-row>
        <table:table-row table:style-name="ro1">
          <table:table-cell office:value-type="float" office:value="-67.843">
            <text:p>-67.843</text:p>
          </table:table-cell>
          <table:table-cell/>
          <table:table-cell office:value-type="float" office:value="57.352">
            <text:p>57.352</text:p>
          </table:table-cell>
          <table:table-cell table:number-columns-repeated="1021"/>
        </table:table-row>
        <table:table-row table:style-name="ro1">
          <table:table-cell office:value-type="float" office:value="-68.366">
            <text:p>-68.366</text:p>
          </table:table-cell>
          <table:table-cell/>
          <table:table-cell office:value-type="float" office:value="56.903">
            <text:p>56.903</text:p>
          </table:table-cell>
          <table:table-cell table:number-columns-repeated="1021"/>
        </table:table-row>
        <table:table-row table:style-name="ro1">
          <table:table-cell office:value-type="float" office:value="-68.88">
            <text:p>-68.88</text:p>
          </table:table-cell>
          <table:table-cell/>
          <table:table-cell office:value-type="float" office:value="56.444">
            <text:p>56.444</text:p>
          </table:table-cell>
          <table:table-cell table:number-columns-repeated="1021"/>
        </table:table-row>
        <table:table-row table:style-name="ro1">
          <table:table-cell office:value-type="float" office:value="-69.386">
            <text:p>-69.386</text:p>
          </table:table-cell>
          <table:table-cell/>
          <table:table-cell office:value-type="float" office:value="55.977">
            <text:p>55.977</text:p>
          </table:table-cell>
          <table:table-cell table:number-columns-repeated="1021"/>
        </table:table-row>
        <table:table-row table:style-name="ro1">
          <table:table-cell office:value-type="float" office:value="-69.884">
            <text:p>-69.884</text:p>
          </table:table-cell>
          <table:table-cell/>
          <table:table-cell office:value-type="float" office:value="55.501">
            <text:p>55.501</text:p>
          </table:table-cell>
          <table:table-cell table:number-columns-repeated="1021"/>
        </table:table-row>
        <table:table-row table:style-name="ro1">
          <table:table-cell office:value-type="float" office:value="-70.374">
            <text:p>-70.374</text:p>
          </table:table-cell>
          <table:table-cell/>
          <table:table-cell office:value-type="float" office:value="55.017">
            <text:p>55.017</text:p>
          </table:table-cell>
          <table:table-cell table:number-columns-repeated="1021"/>
        </table:table-row>
        <table:table-row table:style-name="ro1">
          <table:table-cell office:value-type="float" office:value="-70.855">
            <text:p>-70.855</text:p>
          </table:table-cell>
          <table:table-cell/>
          <table:table-cell office:value-type="float" office:value="54.524">
            <text:p>54.524</text:p>
          </table:table-cell>
          <table:table-cell table:number-columns-repeated="1021"/>
        </table:table-row>
        <table:table-row table:style-name="ro1">
          <table:table-cell office:value-type="float" office:value="-71.327">
            <text:p>-71.327</text:p>
          </table:table-cell>
          <table:table-cell/>
          <table:table-cell office:value-type="float" office:value="54.023">
            <text:p>54.023</text:p>
          </table:table-cell>
          <table:table-cell table:number-columns-repeated="1021"/>
        </table:table-row>
        <table:table-row table:style-name="ro1">
          <table:table-cell office:value-type="float" office:value="-71.791">
            <text:p>-71.791</text:p>
          </table:table-cell>
          <table:table-cell/>
          <table:table-cell office:value-type="float" office:value="53.513">
            <text:p>53.513</text:p>
          </table:table-cell>
          <table:table-cell table:number-columns-repeated="1021"/>
        </table:table-row>
        <table:table-row table:style-name="ro1">
          <table:table-cell office:value-type="float" office:value="-72.246">
            <text:p>-72.246</text:p>
          </table:table-cell>
          <table:table-cell/>
          <table:table-cell office:value-type="float" office:value="52.996">
            <text:p>52.996</text:p>
          </table:table-cell>
          <table:table-cell table:number-columns-repeated="1021"/>
        </table:table-row>
        <table:table-row table:style-name="ro1">
          <table:table-cell office:value-type="float" office:value="-72.691">
            <text:p>-72.691</text:p>
          </table:table-cell>
          <table:table-cell/>
          <table:table-cell office:value-type="float" office:value="52.47">
            <text:p>52.47</text:p>
          </table:table-cell>
          <table:table-cell table:number-columns-repeated="1021"/>
        </table:table-row>
        <table:table-row table:style-name="ro1">
          <table:table-cell office:value-type="float" office:value="-73.127">
            <text:p>-73.127</text:p>
          </table:table-cell>
          <table:table-cell/>
          <table:table-cell office:value-type="float" office:value="51.937">
            <text:p>51.937</text:p>
          </table:table-cell>
          <table:table-cell table:number-columns-repeated="1021"/>
        </table:table-row>
        <table:table-row table:style-name="ro1">
          <table:table-cell office:value-type="float" office:value="-73.554">
            <text:p>-73.554</text:p>
          </table:table-cell>
          <table:table-cell/>
          <table:table-cell office:value-type="float" office:value="51.397">
            <text:p>51.397</text:p>
          </table:table-cell>
          <table:table-cell table:number-columns-repeated="1021"/>
        </table:table-row>
        <table:table-row table:style-name="ro1">
          <table:table-cell office:value-type="float" office:value="-73.972">
            <text:p>-73.972</text:p>
          </table:table-cell>
          <table:table-cell/>
          <table:table-cell office:value-type="float" office:value="50.849">
            <text:p>50.849</text:p>
          </table:table-cell>
          <table:table-cell table:number-columns-repeated="1021"/>
        </table:table-row>
        <table:table-row table:style-name="ro1">
          <table:table-cell office:value-type="float" office:value="-74.379">
            <text:p>-74.379</text:p>
          </table:table-cell>
          <table:table-cell/>
          <table:table-cell office:value-type="float" office:value="50.294">
            <text:p>50.294</text:p>
          </table:table-cell>
          <table:table-cell table:number-columns-repeated="1021"/>
        </table:table-row>
        <table:table-row table:style-name="ro1">
          <table:table-cell office:value-type="float" office:value="-74.778">
            <text:p>-74.778</text:p>
          </table:table-cell>
          <table:table-cell/>
          <table:table-cell office:value-type="float" office:value="49.731">
            <text:p>49.731</text:p>
          </table:table-cell>
          <table:table-cell table:number-columns-repeated="1021"/>
        </table:table-row>
        <table:table-row table:style-name="ro1">
          <table:table-cell office:value-type="float" office:value="-75.166">
            <text:p>-75.166</text:p>
          </table:table-cell>
          <table:table-cell/>
          <table:table-cell office:value-type="float" office:value="49.162">
            <text:p>49.162</text:p>
          </table:table-cell>
          <table:table-cell table:number-columns-repeated="1021"/>
        </table:table-row>
        <table:table-row table:style-name="ro1">
          <table:table-cell office:value-type="float" office:value="-75.544">
            <text:p>-75.544</text:p>
          </table:table-cell>
          <table:table-cell/>
          <table:table-cell office:value-type="float" office:value="48.587">
            <text:p>48.587</text:p>
          </table:table-cell>
          <table:table-cell table:number-columns-repeated="1021"/>
        </table:table-row>
        <table:table-row table:style-name="ro1">
          <table:table-cell office:value-type="float" office:value="-75.912">
            <text:p>-75.912</text:p>
          </table:table-cell>
          <table:table-cell/>
          <table:table-cell office:value-type="float" office:value="48.004">
            <text:p>48.004</text:p>
          </table:table-cell>
          <table:table-cell table:number-columns-repeated="1021"/>
        </table:table-row>
        <table:table-row table:style-name="ro1">
          <table:table-cell office:value-type="float" office:value="-76.27">
            <text:p>-76.27</text:p>
          </table:table-cell>
          <table:table-cell/>
          <table:table-cell office:value-type="float" office:value="47.416">
            <text:p>47.416</text:p>
          </table:table-cell>
          <table:table-cell table:number-columns-repeated="1021"/>
        </table:table-row>
        <table:table-row table:style-name="ro1">
          <table:table-cell office:value-type="float" office:value="-76.617">
            <text:p>-76.617</text:p>
          </table:table-cell>
          <table:table-cell/>
          <table:table-cell office:value-type="float" office:value="46.821">
            <text:p>46.821</text:p>
          </table:table-cell>
          <table:table-cell table:number-columns-repeated="1021"/>
        </table:table-row>
        <table:table-row table:style-name="ro1">
          <table:table-cell office:value-type="float" office:value="-76.954">
            <text:p>-76.954</text:p>
          </table:table-cell>
          <table:table-cell/>
          <table:table-cell office:value-type="float" office:value="46.221">
            <text:p>46.221</text:p>
          </table:table-cell>
          <table:table-cell table:number-columns-repeated="1021"/>
        </table:table-row>
        <table:table-row table:style-name="ro1">
          <table:table-cell office:value-type="float" office:value="-77.281">
            <text:p>-77.281</text:p>
          </table:table-cell>
          <table:table-cell/>
          <table:table-cell office:value-type="float" office:value="45.614">
            <text:p>45.614</text:p>
          </table:table-cell>
          <table:table-cell table:number-columns-repeated="1021"/>
        </table:table-row>
        <table:table-row table:style-name="ro1">
          <table:table-cell office:value-type="float" office:value="-77.597">
            <text:p>-77.597</text:p>
          </table:table-cell>
          <table:table-cell/>
          <table:table-cell office:value-type="float" office:value="45.002">
            <text:p>45.002</text:p>
          </table:table-cell>
          <table:table-cell table:number-columns-repeated="1021"/>
        </table:table-row>
        <table:table-row table:style-name="ro1">
          <table:table-cell office:value-type="float" office:value="-77.902">
            <text:p>-77.902</text:p>
          </table:table-cell>
          <table:table-cell/>
          <table:table-cell office:value-type="float" office:value="44.384">
            <text:p>44.384</text:p>
          </table:table-cell>
          <table:table-cell table:number-columns-repeated="1021"/>
        </table:table-row>
        <table:table-row table:style-name="ro1">
          <table:table-cell office:value-type="float" office:value="-78.197">
            <text:p>-78.197</text:p>
          </table:table-cell>
          <table:table-cell/>
          <table:table-cell office:value-type="float" office:value="43.762">
            <text:p>43.762</text:p>
          </table:table-cell>
          <table:table-cell table:number-columns-repeated="1021"/>
        </table:table-row>
        <table:table-row table:style-name="ro1">
          <table:table-cell office:value-type="float" office:value="-78.48">
            <text:p>-78.48</text:p>
          </table:table-cell>
          <table:table-cell/>
          <table:table-cell office:value-type="float" office:value="43.134">
            <text:p>43.134</text:p>
          </table:table-cell>
          <table:table-cell table:number-columns-repeated="1021"/>
        </table:table-row>
        <table:table-row table:style-name="ro1">
          <table:table-cell office:value-type="float" office:value="-78.753">
            <text:p>-78.753</text:p>
          </table:table-cell>
          <table:table-cell/>
          <table:table-cell office:value-type="float" office:value="42.501">
            <text:p>42.501</text:p>
          </table:table-cell>
          <table:table-cell table:number-columns-repeated="1021"/>
        </table:table-row>
        <table:table-row table:style-name="ro1">
          <table:table-cell office:value-type="float" office:value="-79.014">
            <text:p>-79.014</text:p>
          </table:table-cell>
          <table:table-cell/>
          <table:table-cell office:value-type="float" office:value="41.864">
            <text:p>41.864</text:p>
          </table:table-cell>
          <table:table-cell table:number-columns-repeated="1021"/>
        </table:table-row>
        <table:table-row table:style-name="ro1">
          <table:table-cell office:value-type="float" office:value="-79.264">
            <text:p>-79.264</text:p>
          </table:table-cell>
          <table:table-cell/>
          <table:table-cell office:value-type="float" office:value="41.222">
            <text:p>41.222</text:p>
          </table:table-cell>
          <table:table-cell table:number-columns-repeated="1021"/>
        </table:table-row>
        <table:table-row table:style-name="ro1">
          <table:table-cell office:value-type="float" office:value="-79.503">
            <text:p>-79.503</text:p>
          </table:table-cell>
          <table:table-cell/>
          <table:table-cell office:value-type="float" office:value="40.576">
            <text:p>40.576</text:p>
          </table:table-cell>
          <table:table-cell table:number-columns-repeated="1021"/>
        </table:table-row>
        <table:table-row table:style-name="ro1">
          <table:table-cell office:value-type="float" office:value="-79.731">
            <text:p>-79.731</text:p>
          </table:table-cell>
          <table:table-cell/>
          <table:table-cell office:value-type="float" office:value="39.926">
            <text:p>39.926</text:p>
          </table:table-cell>
          <table:table-cell table:number-columns-repeated="1021"/>
        </table:table-row>
        <table:table-row table:style-name="ro1">
          <table:table-cell office:value-type="float" office:value="-79.947">
            <text:p>-79.947</text:p>
          </table:table-cell>
          <table:table-cell/>
          <table:table-cell office:value-type="float" office:value="39.272">
            <text:p>39.272</text:p>
          </table:table-cell>
          <table:table-cell table:number-columns-repeated="1021"/>
        </table:table-row>
        <table:table-row table:style-name="ro1">
          <table:table-cell office:value-type="float" office:value="-80.152">
            <text:p>-80.152</text:p>
          </table:table-cell>
          <table:table-cell/>
          <table:table-cell office:value-type="float" office:value="38.614">
            <text:p>38.614</text:p>
          </table:table-cell>
          <table:table-cell table:number-columns-repeated="1021"/>
        </table:table-row>
        <table:table-row table:style-name="ro1">
          <table:table-cell office:value-type="float" office:value="-80.345">
            <text:p>-80.345</text:p>
          </table:table-cell>
          <table:table-cell/>
          <table:table-cell office:value-type="float" office:value="37.953">
            <text:p>37.953</text:p>
          </table:table-cell>
          <table:table-cell table:number-columns-repeated="1021"/>
        </table:table-row>
        <table:table-row table:style-name="ro1">
          <table:table-cell office:value-type="float" office:value="-80.527">
            <text:p>-80.527</text:p>
          </table:table-cell>
          <table:table-cell/>
          <table:table-cell office:value-type="float" office:value="37.289">
            <text:p>37.289</text:p>
          </table:table-cell>
          <table:table-cell table:number-columns-repeated="1021"/>
        </table:table-row>
        <table:table-row table:style-name="ro1">
          <table:table-cell office:value-type="float" office:value="-80.697">
            <text:p>-80.697</text:p>
          </table:table-cell>
          <table:table-cell/>
          <table:table-cell office:value-type="float" office:value="36.621">
            <text:p>36.621</text:p>
          </table:table-cell>
          <table:table-cell table:number-columns-repeated="102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9">08/29/2019</text:date>, <text:time>14:2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Royer</meta:initial-creator>
    <meta:creation-date>2019-08-29T13:12:06.41</meta:creation-date>
    <dc:date>2019-08-29T14:23:36.87</dc:date>
    <dc:creator>Dan Royer</dc:creator>
    <meta:editing-duration>PT10M48S</meta:editing-duration>
    <meta:editing-cycles>1</meta:editing-cycles>
    <meta:document-statistic meta:table-count="3" meta:cell-count="3452" meta:object-count="2"/>
    <meta:generator>OpenOffice/4.1.2$Win32 OpenOffice.org_project/412m3$Build-978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5" style:family="chart">
      <style:graphic-properties draw:stroke="solid" svg:stroke-color="#b3b3b3" draw:fill="none" draw:fill-color="#e6e6e6"/>
    </style:style>
    <style:style style:name="ch6" style:family="chart">
      <style:graphic-properties svg:stroke-color="#b3b3b3" draw:fill-color="#cccccc"/>
    </style:style>
  </office:automatic-styles>
  <office:body>
    <office:chart>
      <chart:chart svg:width="18.624cm" svg:height="14.347cm" xlink:href=".." xlink:type="simple" chart:class="chart:scatter" chart:style-name="ch1">
        <chart:plot-area chart:style-name="ch2" table:cell-range-address="Sheet1.A1:Sheet1.A905 Sheet1.C1:Sheet1.C905" chart:data-source-has-labels="row" svg:x="0.822cm" svg:y="1.279cm" svg:width="17.058cm" svg:height="12.362cm">
          <chartooo:coordinate-region svg:x="1.153cm" svg:y="1.491cm" svg:width="16.447cm" svg:height="11.938cm"/>
          <chart:axis chart:dimension="x" chart:name="primary-x" chart:style-name="ch3"/>
          <chart:axis chart:dimension="y" chart:name="primary-y" chart:style-name="ch3"/>
          <chart:series chart:style-name="ch4" chart:values-cell-range-address="Sheet1.C2:Sheet1.C905" chart:label-cell-address="Sheet1.C1:Sheet1.C1" chart:class="chart:scatter">
            <chart:domain table:cell-range-address="Sheet1.A2:Sheet1.A905"/>
            <chart:data-point chart:repeated="904"/>
          </chart:serie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8.046">
                <text:p>-78.046</text:p>
                <draw:g>
                  <svg:desc>Sheet1.A2:Sheet1.A905</svg:desc>
                </draw:g>
              </table:table-cell>
              <table:table-cell office:value-type="float" office:value="42.08">
                <text:p>42.08</text:p>
                <draw:g>
                  <svg:desc>Sheet1.C2:Sheet1.C9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8.086">
                <text:p>-78.086</text:p>
              </table:table-cell>
              <table:table-cell office:value-type="float" office:value="42.135">
                <text:p>42.1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8.128">
                <text:p>-78.128</text:p>
              </table:table-cell>
              <table:table-cell office:value-type="float" office:value="42.19">
                <text:p>42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8.17">
                <text:p>-78.17</text:p>
              </table:table-cell>
              <table:table-cell office:value-type="float" office:value="42.244">
                <text:p>42.2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8.214">
                <text:p>-78.214</text:p>
              </table:table-cell>
              <table:table-cell office:value-type="float" office:value="42.297">
                <text:p>42.2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8.258">
                <text:p>-78.258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8.304">
                <text:p>-78.304</text:p>
              </table:table-cell>
              <table:table-cell office:value-type="float" office:value="42.402">
                <text:p>42.4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8.35">
                <text:p>-78.35</text:p>
              </table:table-cell>
              <table:table-cell office:value-type="float" office:value="42.453">
                <text:p>42.4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8.397">
                <text:p>-78.397</text:p>
              </table:table-cell>
              <table:table-cell office:value-type="float" office:value="42.503">
                <text:p>42.5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8.445">
                <text:p>-78.445</text:p>
              </table:table-cell>
              <table:table-cell office:value-type="float" office:value="42.552">
                <text:p>42.5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8.494">
                <text:p>-78.494</text:p>
              </table:table-cell>
              <table:table-cell office:value-type="float" office:value="42.601">
                <text:p>42.6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8.543">
                <text:p>-78.543</text:p>
              </table:table-cell>
              <table:table-cell office:value-type="float" office:value="42.648">
                <text:p>42.6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8.594">
                <text:p>-78.594</text:p>
              </table:table-cell>
              <table:table-cell office:value-type="float" office:value="42.695">
                <text:p>42.6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8.645">
                <text:p>-78.645</text:p>
              </table:table-cell>
              <table:table-cell office:value-type="float" office:value="42.741">
                <text:p>42.7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8.697">
                <text:p>-78.697</text:p>
              </table:table-cell>
              <table:table-cell office:value-type="float" office:value="42.786">
                <text:p>42.7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78.75">
                <text:p>-78.75</text:p>
              </table:table-cell>
              <table:table-cell office:value-type="float" office:value="42.831">
                <text:p>42.8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78.804">
                <text:p>-78.804</text:p>
              </table:table-cell>
              <table:table-cell office:value-type="float" office:value="42.874">
                <text:p>42.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78.858">
                <text:p>-78.858</text:p>
              </table:table-cell>
              <table:table-cell office:value-type="float" office:value="42.916">
                <text:p>42.9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78.913">
                <text:p>-78.913</text:p>
              </table:table-cell>
              <table:table-cell office:value-type="float" office:value="42.958">
                <text:p>42.9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78.969">
                <text:p>-78.969</text:p>
              </table:table-cell>
              <table:table-cell office:value-type="float" office:value="42.998">
                <text:p>42.9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79.026">
                <text:p>-79.026</text:p>
              </table:table-cell>
              <table:table-cell office:value-type="float" office:value="43.038">
                <text:p>43.0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9.083">
                <text:p>-79.083</text:p>
              </table:table-cell>
              <table:table-cell office:value-type="float" office:value="43.076">
                <text:p>43.0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9.141">
                <text:p>-79.141</text:p>
              </table:table-cell>
              <table:table-cell office:value-type="float" office:value="43.114">
                <text:p>43.1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9.199">
                <text:p>-79.199</text:p>
              </table:table-cell>
              <table:table-cell office:value-type="float" office:value="43.15">
                <text:p>43.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9.258">
                <text:p>-79.258</text:p>
              </table:table-cell>
              <table:table-cell office:value-type="float" office:value="43.186">
                <text:p>43.1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9.318">
                <text:p>-79.318</text:p>
              </table:table-cell>
              <table:table-cell office:value-type="float" office:value="43.221">
                <text:p>43.2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9.378">
                <text:p>-79.378</text:p>
              </table:table-cell>
              <table:table-cell office:value-type="float" office:value="43.254">
                <text:p>43.2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9.439">
                <text:p>-79.439</text:p>
              </table:table-cell>
              <table:table-cell office:value-type="float" office:value="43.287">
                <text:p>43.2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79.5">
                <text:p>-79.5</text:p>
              </table:table-cell>
              <table:table-cell office:value-type="float" office:value="43.318">
                <text:p>43.3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9.562">
                <text:p>-79.562</text:p>
              </table:table-cell>
              <table:table-cell office:value-type="float" office:value="43.348">
                <text:p>43.3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79.625">
                <text:p>-79.625</text:p>
              </table:table-cell>
              <table:table-cell office:value-type="float" office:value="43.378">
                <text:p>43.3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79.688">
                <text:p>-79.688</text:p>
              </table:table-cell>
              <table:table-cell office:value-type="float" office:value="43.406">
                <text:p>43.4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79.751">
                <text:p>-79.751</text:p>
              </table:table-cell>
              <table:table-cell office:value-type="float" office:value="43.433">
                <text:p>43.4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79.815">
                <text:p>-79.815</text:p>
              </table:table-cell>
              <table:table-cell office:value-type="float" office:value="43.459">
                <text:p>43.4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79.879">
                <text:p>-79.879</text:p>
              </table:table-cell>
              <table:table-cell office:value-type="float" office:value="43.484">
                <text:p>43.4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79.944">
                <text:p>-79.944</text:p>
              </table:table-cell>
              <table:table-cell office:value-type="float" office:value="43.508">
                <text:p>43.5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80.009">
                <text:p>-80.009</text:p>
              </table:table-cell>
              <table:table-cell office:value-type="float" office:value="43.53">
                <text:p>43.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80.075">
                <text:p>-80.075</text:p>
              </table:table-cell>
              <table:table-cell office:value-type="float" office:value="43.552">
                <text:p>43.5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80.141">
                <text:p>-80.141</text:p>
              </table:table-cell>
              <table:table-cell office:value-type="float" office:value="43.572">
                <text:p>43.5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80.207">
                <text:p>-80.207</text:p>
              </table:table-cell>
              <table:table-cell office:value-type="float" office:value="43.592">
                <text:p>43.5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80.273">
                <text:p>-80.273</text:p>
              </table:table-cell>
              <table:table-cell office:value-type="float" office:value="43.61">
                <text:p>43.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80.34">
                <text:p>-80.34</text:p>
              </table:table-cell>
              <table:table-cell office:value-type="float" office:value="43.627">
                <text:p>43.6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80.407">
                <text:p>-80.407</text:p>
              </table:table-cell>
              <table:table-cell office:value-type="float" office:value="43.643">
                <text:p>43.6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80.475">
                <text:p>-80.475</text:p>
              </table:table-cell>
              <table:table-cell office:value-type="float" office:value="43.657">
                <text:p>43.6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80.542">
                <text:p>-80.542</text:p>
              </table:table-cell>
              <table:table-cell office:value-type="float" office:value="43.671">
                <text:p>43.6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80.61">
                <text:p>-80.61</text:p>
              </table:table-cell>
              <table:table-cell office:value-type="float" office:value="43.683">
                <text:p>43.6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80.678">
                <text:p>-80.678</text:p>
              </table:table-cell>
              <table:table-cell office:value-type="float" office:value="43.695">
                <text:p>43.6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80.746">
                <text:p>-80.746</text:p>
              </table:table-cell>
              <table:table-cell office:value-type="float" office:value="43.705">
                <text:p>43.7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80.815">
                <text:p>-80.815</text:p>
              </table:table-cell>
              <table:table-cell office:value-type="float" office:value="43.713">
                <text:p>43.7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80.883">
                <text:p>-80.883</text:p>
              </table:table-cell>
              <table:table-cell office:value-type="float" office:value="43.721">
                <text:p>43.7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80.952">
                <text:p>-80.952</text:p>
              </table:table-cell>
              <table:table-cell office:value-type="float" office:value="43.728">
                <text:p>43.7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81.02">
                <text:p>-81.02</text:p>
              </table:table-cell>
              <table:table-cell office:value-type="float" office:value="43.733">
                <text:p>43.7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81.089">
                <text:p>-81.089</text:p>
              </table:table-cell>
              <table:table-cell office:value-type="float" office:value="43.737">
                <text:p>43.7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81.158">
                <text:p>-81.158</text:p>
              </table:table-cell>
              <table:table-cell office:value-type="float" office:value="43.74">
                <text:p>43.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81.226">
                <text:p>-81.226</text:p>
              </table:table-cell>
              <table:table-cell office:value-type="float" office:value="43.742">
                <text:p>43.7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81.295">
                <text:p>-81.295</text:p>
              </table:table-cell>
              <table:table-cell office:value-type="float" office:value="43.742">
                <text:p>43.7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1.364">
                <text:p>-81.364</text:p>
              </table:table-cell>
              <table:table-cell office:value-type="float" office:value="43.742">
                <text:p>43.7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81.433">
                <text:p>-81.433</text:p>
              </table:table-cell>
              <table:table-cell office:value-type="float" office:value="43.74">
                <text:p>43.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81.502">
                <text:p>-81.502</text:p>
              </table:table-cell>
              <table:table-cell office:value-type="float" office:value="43.737">
                <text:p>43.7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81.57">
                <text:p>-81.57</text:p>
              </table:table-cell>
              <table:table-cell office:value-type="float" office:value="43.733">
                <text:p>43.7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81.639">
                <text:p>-81.639</text:p>
              </table:table-cell>
              <table:table-cell office:value-type="float" office:value="43.727">
                <text:p>43.7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81.707">
                <text:p>-81.707</text:p>
              </table:table-cell>
              <table:table-cell office:value-type="float" office:value="43.721">
                <text:p>43.7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81.775">
                <text:p>-81.775</text:p>
              </table:table-cell>
              <table:table-cell office:value-type="float" office:value="43.713">
                <text:p>43.7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81.843">
                <text:p>-81.843</text:p>
              </table:table-cell>
              <table:table-cell office:value-type="float" office:value="43.704">
                <text:p>43.7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81.911">
                <text:p>-81.911</text:p>
              </table:table-cell>
              <table:table-cell office:value-type="float" office:value="43.694">
                <text:p>43.6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81.979">
                <text:p>-81.979</text:p>
              </table:table-cell>
              <table:table-cell office:value-type="float" office:value="43.683">
                <text:p>43.6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82.047">
                <text:p>-82.047</text:p>
              </table:table-cell>
              <table:table-cell office:value-type="float" office:value="43.67">
                <text:p>43.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82.114">
                <text:p>-82.114</text:p>
              </table:table-cell>
              <table:table-cell office:value-type="float" office:value="43.656">
                <text:p>43.6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82.181">
                <text:p>-82.181</text:p>
              </table:table-cell>
              <table:table-cell office:value-type="float" office:value="43.642">
                <text:p>43.6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82.248">
                <text:p>-82.248</text:p>
              </table:table-cell>
              <table:table-cell office:value-type="float" office:value="43.626">
                <text:p>43.6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82.314">
                <text:p>-82.314</text:p>
              </table:table-cell>
              <table:table-cell office:value-type="float" office:value="43.609">
                <text:p>43.6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82.38">
                <text:p>-82.38</text:p>
              </table:table-cell>
              <table:table-cell office:value-type="float" office:value="43.59">
                <text:p>43.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82.446">
                <text:p>-82.446</text:p>
              </table:table-cell>
              <table:table-cell office:value-type="float" office:value="43.571">
                <text:p>43.5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82.511">
                <text:p>-82.511</text:p>
              </table:table-cell>
              <table:table-cell office:value-type="float" office:value="43.551">
                <text:p>43.5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82.576">
                <text:p>-82.576</text:p>
              </table:table-cell>
              <table:table-cell office:value-type="float" office:value="43.529">
                <text:p>43.5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82.641">
                <text:p>-82.641</text:p>
              </table:table-cell>
              <table:table-cell office:value-type="float" office:value="43.506">
                <text:p>43.5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82.705">
                <text:p>-82.705</text:p>
              </table:table-cell>
              <table:table-cell office:value-type="float" office:value="43.482">
                <text:p>43.4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82.769">
                <text:p>-82.769</text:p>
              </table:table-cell>
              <table:table-cell office:value-type="float" office:value="43.457">
                <text:p>43.4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82.832">
                <text:p>-82.832</text:p>
              </table:table-cell>
              <table:table-cell office:value-type="float" office:value="43.431">
                <text:p>43.4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82.895">
                <text:p>-82.895</text:p>
              </table:table-cell>
              <table:table-cell office:value-type="float" office:value="43.404">
                <text:p>43.4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82.957">
                <text:p>-82.957</text:p>
              </table:table-cell>
              <table:table-cell office:value-type="float" office:value="43.376">
                <text:p>43.3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83.019">
                <text:p>-83.019</text:p>
              </table:table-cell>
              <table:table-cell office:value-type="float" office:value="43.346">
                <text:p>43.3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83.08">
                <text:p>-83.08</text:p>
              </table:table-cell>
              <table:table-cell office:value-type="float" office:value="43.316">
                <text:p>43.3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83.14">
                <text:p>-83.14</text:p>
              </table:table-cell>
              <table:table-cell office:value-type="float" office:value="43.284">
                <text:p>43.2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83.2">
                <text:p>-83.2</text:p>
              </table:table-cell>
              <table:table-cell office:value-type="float" office:value="43.252">
                <text:p>43.2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83.26">
                <text:p>-83.26</text:p>
              </table:table-cell>
              <table:table-cell office:value-type="float" office:value="43.218">
                <text:p>43.2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83.319">
                <text:p>-83.319</text:p>
              </table:table-cell>
              <table:table-cell office:value-type="float" office:value="43.184">
                <text:p>43.1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83.377">
                <text:p>-83.377</text:p>
              </table:table-cell>
              <table:table-cell office:value-type="float" office:value="43.148">
                <text:p>43.1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83.435">
                <text:p>-83.435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83.491">
                <text:p>-83.491</text:p>
              </table:table-cell>
              <table:table-cell office:value-type="float" office:value="43.074">
                <text:p>43.0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83.548">
                <text:p>-83.548</text:p>
              </table:table-cell>
              <table:table-cell office:value-type="float" office:value="43.035">
                <text:p>43.0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83.603">
                <text:p>-83.603</text:p>
              </table:table-cell>
              <table:table-cell office:value-type="float" office:value="42.995">
                <text:p>42.9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3.658">
                <text:p>-83.658</text:p>
              </table:table-cell>
              <table:table-cell office:value-type="float" office:value="42.955">
                <text:p>42.9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83.712">
                <text:p>-83.712</text:p>
              </table:table-cell>
              <table:table-cell office:value-type="float" office:value="42.913">
                <text:p>42.9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83.765">
                <text:p>-83.765</text:p>
              </table:table-cell>
              <table:table-cell office:value-type="float" office:value="42.871">
                <text:p>42.8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83.818">
                <text:p>-83.818</text:p>
              </table:table-cell>
              <table:table-cell office:value-type="float" office:value="42.828">
                <text:p>42.8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83.87">
                <text:p>-83.87</text:p>
              </table:table-cell>
              <table:table-cell office:value-type="float" office:value="42.783">
                <text:p>42.7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83.921">
                <text:p>-83.921</text:p>
              </table:table-cell>
              <table:table-cell office:value-type="float" office:value="42.738">
                <text:p>42.7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83.971">
                <text:p>-83.971</text:p>
              </table:table-cell>
              <table:table-cell office:value-type="float" office:value="42.692">
                <text:p>42.6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84.02">
                <text:p>-84.02</text:p>
              </table:table-cell>
              <table:table-cell office:value-type="float" office:value="42.645">
                <text:p>42.6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84.069">
                <text:p>-84.069</text:p>
              </table:table-cell>
              <table:table-cell office:value-type="float" office:value="42.597">
                <text:p>42.5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84.116">
                <text:p>-84.116</text:p>
              </table:table-cell>
              <table:table-cell office:value-type="float" office:value="42.549">
                <text:p>42.5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84.163">
                <text:p>-84.163</text:p>
              </table:table-cell>
              <table:table-cell office:value-type="float" office:value="42.499">
                <text:p>42.4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84.209">
                <text:p>-84.209</text:p>
              </table:table-cell>
              <table:table-cell office:value-type="float" office:value="42.449">
                <text:p>42.4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84.254">
                <text:p>-84.254</text:p>
              </table:table-cell>
              <table:table-cell office:value-type="float" office:value="42.398">
                <text:p>42.3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84.298">
                <text:p>-84.298</text:p>
              </table:table-cell>
              <table:table-cell office:value-type="float" office:value="42.346">
                <text:p>42.3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84.341">
                <text:p>-84.341</text:p>
              </table:table-cell>
              <table:table-cell office:value-type="float" office:value="42.294">
                <text:p>42.2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84.383">
                <text:p>-84.383</text:p>
              </table:table-cell>
              <table:table-cell office:value-type="float" office:value="42.24">
                <text:p>42.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84.424">
                <text:p>-84.424</text:p>
              </table:table-cell>
              <table:table-cell office:value-type="float" office:value="42.186">
                <text:p>42.1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84.465">
                <text:p>-84.465</text:p>
              </table:table-cell>
              <table:table-cell office:value-type="float" office:value="42.131">
                <text:p>42.1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84.504">
                <text:p>-84.504</text:p>
              </table:table-cell>
              <table:table-cell office:value-type="float" office:value="42.076">
                <text:p>42.0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84.542">
                <text:p>-84.542</text:p>
              </table:table-cell>
              <table:table-cell office:value-type="float" office:value="42.02">
                <text:p>42.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84.579">
                <text:p>-84.579</text:p>
              </table:table-cell>
              <table:table-cell office:value-type="float" office:value="41.963">
                <text:p>41.9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84.616">
                <text:p>-84.616</text:p>
              </table:table-cell>
              <table:table-cell office:value-type="float" office:value="41.905">
                <text:p>41.9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84.651">
                <text:p>-84.651</text:p>
              </table:table-cell>
              <table:table-cell office:value-type="float" office:value="41.847">
                <text:p>41.8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84.685">
                <text:p>-84.685</text:p>
              </table:table-cell>
              <table:table-cell office:value-type="float" office:value="41.789">
                <text:p>41.7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84.718">
                <text:p>-84.718</text:p>
              </table:table-cell>
              <table:table-cell office:value-type="float" office:value="41.729">
                <text:p>41.7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84.75">
                <text:p>-84.75</text:p>
              </table:table-cell>
              <table:table-cell office:value-type="float" office:value="41.669">
                <text:p>41.6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84.781">
                <text:p>-84.781</text:p>
              </table:table-cell>
              <table:table-cell office:value-type="float" office:value="41.609">
                <text:p>41.6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84.811">
                <text:p>-84.811</text:p>
              </table:table-cell>
              <table:table-cell office:value-type="float" office:value="41.548">
                <text:p>41.5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84.84">
                <text:p>-84.84</text:p>
              </table:table-cell>
              <table:table-cell office:value-type="float" office:value="41.487">
                <text:p>41.48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84.338">
                <text:p>-84.338</text:p>
              </table:table-cell>
              <table:table-cell office:value-type="float" office:value="42.963">
                <text:p>42.9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83.81">
                <text:p>-83.81</text:p>
              </table:table-cell>
              <table:table-cell office:value-type="float" office:value="44.43">
                <text:p>44.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83.256">
                <text:p>-83.256</text:p>
              </table:table-cell>
              <table:table-cell office:value-type="float" office:value="45.888">
                <text:p>45.8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82.677">
                <text:p>-82.677</text:p>
              </table:table-cell>
              <table:table-cell office:value-type="float" office:value="47.336">
                <text:p>47.3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82.073">
                <text:p>-82.073</text:p>
              </table:table-cell>
              <table:table-cell office:value-type="float" office:value="48.774">
                <text:p>48.7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81.444">
                <text:p>-81.444</text:p>
              </table:table-cell>
              <table:table-cell office:value-type="float" office:value="50.201">
                <text:p>50.2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80.79">
                <text:p>-80.79</text:p>
              </table:table-cell>
              <table:table-cell office:value-type="float" office:value="51.617">
                <text:p>51.6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80.111">
                <text:p>-80.111</text:p>
              </table:table-cell>
              <table:table-cell office:value-type="float" office:value="53.021">
                <text:p>53.0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79.408">
                <text:p>-79.408</text:p>
              </table:table-cell>
              <table:table-cell office:value-type="float" office:value="54.413">
                <text:p>54.4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78.681">
                <text:p>-78.681</text:p>
              </table:table-cell>
              <table:table-cell office:value-type="float" office:value="55.793">
                <text:p>55.7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77.93">
                <text:p>-77.93</text:p>
              </table:table-cell>
              <table:table-cell office:value-type="float" office:value="57.159">
                <text:p>57.1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77.155">
                <text:p>-77.155</text:p>
              </table:table-cell>
              <table:table-cell office:value-type="float" office:value="58.513">
                <text:p>58.5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76.357">
                <text:p>-76.357</text:p>
              </table:table-cell>
              <table:table-cell office:value-type="float" office:value="59.853">
                <text:p>59.8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75.535">
                <text:p>-75.535</text:p>
              </table:table-cell>
              <table:table-cell office:value-type="float" office:value="61.178">
                <text:p>61.1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74.69">
                <text:p>-74.69</text:p>
              </table:table-cell>
              <table:table-cell office:value-type="float" office:value="62.489">
                <text:p>62.4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73.823">
                <text:p>-73.823</text:p>
              </table:table-cell>
              <table:table-cell office:value-type="float" office:value="63.785">
                <text:p>63.7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72.933">
                <text:p>-72.933</text:p>
              </table:table-cell>
              <table:table-cell office:value-type="float" office:value="65.066">
                <text:p>65.0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72.021">
                <text:p>-72.021</text:p>
              </table:table-cell>
              <table:table-cell office:value-type="float" office:value="66.331">
                <text:p>66.3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71.087">
                <text:p>-71.087</text:p>
              </table:table-cell>
              <table:table-cell office:value-type="float" office:value="67.58">
                <text:p>67.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70.131">
                <text:p>-70.131</text:p>
              </table:table-cell>
              <table:table-cell office:value-type="float" office:value="68.812">
                <text:p>68.8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69.154">
                <text:p>-69.154</text:p>
              </table:table-cell>
              <table:table-cell office:value-type="float" office:value="70.028">
                <text:p>70.0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68.156">
                <text:p>-68.156</text:p>
              </table:table-cell>
              <table:table-cell office:value-type="float" office:value="71.226">
                <text:p>71.2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67.137">
                <text:p>-67.137</text:p>
              </table:table-cell>
              <table:table-cell office:value-type="float" office:value="72.407">
                <text:p>72.4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66.098">
                <text:p>-66.098</text:p>
              </table:table-cell>
              <table:table-cell office:value-type="float" office:value="73.569">
                <text:p>73.5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65.038">
                <text:p>-65.038</text:p>
              </table:table-cell>
              <table:table-cell office:value-type="float" office:value="74.714">
                <text:p>74.7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63.959">
                <text:p>-63.959</text:p>
              </table:table-cell>
              <table:table-cell office:value-type="float" office:value="75.84">
                <text:p>75.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62.86">
                <text:p>-62.86</text:p>
              </table:table-cell>
              <table:table-cell office:value-type="float" office:value="76.946">
                <text:p>76.9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61.742">
                <text:p>-61.742</text:p>
              </table:table-cell>
              <table:table-cell office:value-type="float" office:value="78.034">
                <text:p>78.0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60.606">
                <text:p>-60.606</text:p>
              </table:table-cell>
              <table:table-cell office:value-type="float" office:value="79.101">
                <text:p>79.1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59.451">
                <text:p>-59.451</text:p>
              </table:table-cell>
              <table:table-cell office:value-type="float" office:value="80.149">
                <text:p>80.14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58.277">
                <text:p>-58.277</text:p>
              </table:table-cell>
              <table:table-cell office:value-type="float" office:value="81.176">
                <text:p>81.1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57.086">
                <text:p>-57.086</text:p>
              </table:table-cell>
              <table:table-cell office:value-type="float" office:value="82.183">
                <text:p>82.1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55.878">
                <text:p>-55.878</text:p>
              </table:table-cell>
              <table:table-cell office:value-type="float" office:value="83.169">
                <text:p>83.1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54.652">
                <text:p>-54.652</text:p>
              </table:table-cell>
              <table:table-cell office:value-type="float" office:value="84.134">
                <text:p>84.1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53.41">
                <text:p>-53.41</text:p>
              </table:table-cell>
              <table:table-cell office:value-type="float" office:value="85.077">
                <text:p>85.0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52.152">
                <text:p>-52.152</text:p>
              </table:table-cell>
              <table:table-cell office:value-type="float" office:value="85.998">
                <text:p>85.9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50.878">
                <text:p>-50.878</text:p>
              </table:table-cell>
              <table:table-cell office:value-type="float" office:value="86.897">
                <text:p>86.8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49.588">
                <text:p>-49.588</text:p>
              </table:table-cell>
              <table:table-cell office:value-type="float" office:value="87.774">
                <text:p>87.7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48.283">
                <text:p>-48.283</text:p>
              </table:table-cell>
              <table:table-cell office:value-type="float" office:value="88.628">
                <text:p>88.6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46.963">
                <text:p>-46.963</text:p>
              </table:table-cell>
              <table:table-cell office:value-type="float" office:value="89.459">
                <text:p>89.4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45.63">
                <text:p>-45.63</text:p>
              </table:table-cell>
              <table:table-cell office:value-type="float" office:value="90.267">
                <text:p>90.2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44.282">
                <text:p>-44.282</text:p>
              </table:table-cell>
              <table:table-cell office:value-type="float" office:value="91.052">
                <text:p>91.0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42.921">
                <text:p>-42.921</text:p>
              </table:table-cell>
              <table:table-cell office:value-type="float" office:value="91.813">
                <text:p>91.8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41.546">
                <text:p>-41.546</text:p>
              </table:table-cell>
              <table:table-cell office:value-type="float" office:value="92.55">
                <text:p>92.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40.159">
                <text:p>-40.159</text:p>
              </table:table-cell>
              <table:table-cell office:value-type="float" office:value="93.263">
                <text:p>93.2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38.76">
                <text:p>-38.76</text:p>
              </table:table-cell>
              <table:table-cell office:value-type="float" office:value="93.952">
                <text:p>93.9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37.349">
                <text:p>-37.349</text:p>
              </table:table-cell>
              <table:table-cell office:value-type="float" office:value="94.616">
                <text:p>94.6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5.927">
                <text:p>-35.927</text:p>
              </table:table-cell>
              <table:table-cell office:value-type="float" office:value="95.255">
                <text:p>95.2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4.493">
                <text:p>-34.493</text:p>
              </table:table-cell>
              <table:table-cell office:value-type="float" office:value="95.87">
                <text:p>95.8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33.049">
                <text:p>-33.049</text:p>
              </table:table-cell>
              <table:table-cell office:value-type="float" office:value="96.459">
                <text:p>96.4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31.595">
                <text:p>-31.595</text:p>
              </table:table-cell>
              <table:table-cell office:value-type="float" office:value="97.023">
                <text:p>97.0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30.132">
                <text:p>-30.132</text:p>
              </table:table-cell>
              <table:table-cell office:value-type="float" office:value="97.562">
                <text:p>97.5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8.659">
                <text:p>-28.659</text:p>
              </table:table-cell>
              <table:table-cell office:value-type="float" office:value="98.075">
                <text:p>98.0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27.178">
                <text:p>-27.178</text:p>
              </table:table-cell>
              <table:table-cell office:value-type="float" office:value="98.562">
                <text:p>98.5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25.688">
                <text:p>-25.688</text:p>
              </table:table-cell>
              <table:table-cell office:value-type="float" office:value="99.024">
                <text:p>99.0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4.19">
                <text:p>-24.19</text:p>
              </table:table-cell>
              <table:table-cell office:value-type="float" office:value="99.459">
                <text:p>99.45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22.685">
                <text:p>-22.685</text:p>
              </table:table-cell>
              <table:table-cell office:value-type="float" office:value="99.868">
                <text:p>99.8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21.174">
                <text:p>-21.174</text:p>
              </table:table-cell>
              <table:table-cell office:value-type="float" office:value="100.251">
                <text:p>100.2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9.655">
                <text:p>-19.655</text:p>
              </table:table-cell>
              <table:table-cell office:value-type="float" office:value="100.607">
                <text:p>100.60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8.131">
                <text:p>-18.131</text:p>
              </table:table-cell>
              <table:table-cell office:value-type="float" office:value="100.937">
                <text:p>100.93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6.601">
                <text:p>-16.601</text:p>
              </table:table-cell>
              <table:table-cell office:value-type="float" office:value="101.24">
                <text:p>101.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5.066">
                <text:p>-15.066</text:p>
              </table:table-cell>
              <table:table-cell office:value-type="float" office:value="101.516">
                <text:p>101.5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3.527">
                <text:p>-13.527</text:p>
              </table:table-cell>
              <table:table-cell office:value-type="float" office:value="101.766">
                <text:p>101.76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1.983">
                <text:p>-11.983</text:p>
              </table:table-cell>
              <table:table-cell office:value-type="float" office:value="101.989">
                <text:p>101.9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0.436">
                <text:p>-10.436</text:p>
              </table:table-cell>
              <table:table-cell office:value-type="float" office:value="102.184">
                <text:p>102.1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8.886">
                <text:p>-8.886</text:p>
              </table:table-cell>
              <table:table-cell office:value-type="float" office:value="102.353">
                <text:p>102.3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7.333">
                <text:p>-7.333</text:p>
              </table:table-cell>
              <table:table-cell office:value-type="float" office:value="102.494">
                <text:p>102.4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5.777">
                <text:p>-5.777</text:p>
              </table:table-cell>
              <table:table-cell office:value-type="float" office:value="102.609">
                <text:p>102.6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4.22">
                <text:p>-4.22</text:p>
              </table:table-cell>
              <table:table-cell office:value-type="float" office:value="102.696">
                <text:p>102.6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2.662">
                <text:p>-2.662</text:p>
              </table:table-cell>
              <table:table-cell office:value-type="float" office:value="102.756">
                <text:p>102.7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.103">
                <text:p>-1.103</text:p>
              </table:table-cell>
              <table:table-cell office:value-type="float" office:value="102.789">
                <text:p>102.7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57">
                <text:p>0.457</text:p>
              </table:table-cell>
              <table:table-cell office:value-type="float" office:value="102.795">
                <text:p>102.7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016">
                <text:p>2.016</text:p>
              </table:table-cell>
              <table:table-cell office:value-type="float" office:value="102.773">
                <text:p>102.7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575">
                <text:p>3.575</text:p>
              </table:table-cell>
              <table:table-cell office:value-type="float" office:value="102.724">
                <text:p>102.7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.133">
                <text:p>5.133</text:p>
              </table:table-cell>
              <table:table-cell office:value-type="float" office:value="102.648">
                <text:p>102.6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689">
                <text:p>6.689</text:p>
              </table:table-cell>
              <table:table-cell office:value-type="float" office:value="102.545">
                <text:p>102.54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.243">
                <text:p>8.243</text:p>
              </table:table-cell>
              <table:table-cell office:value-type="float" office:value="102.415">
                <text:p>102.4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794">
                <text:p>9.794</text:p>
              </table:table-cell>
              <table:table-cell office:value-type="float" office:value="102.257">
                <text:p>102.2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.343">
                <text:p>11.343</text:p>
              </table:table-cell>
              <table:table-cell office:value-type="float" office:value="102.073">
                <text:p>102.0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.888">
                <text:p>12.888</text:p>
              </table:table-cell>
              <table:table-cell office:value-type="float" office:value="101.862">
                <text:p>101.86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.429">
                <text:p>14.429</text:p>
              </table:table-cell>
              <table:table-cell office:value-type="float" office:value="101.623">
                <text:p>101.62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.966">
                <text:p>15.966</text:p>
              </table:table-cell>
              <table:table-cell office:value-type="float" office:value="101.358">
                <text:p>101.35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7.498">
                <text:p>17.498</text:p>
              </table:table-cell>
              <table:table-cell office:value-type="float" office:value="101.066">
                <text:p>101.0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.025">
                <text:p>19.025</text:p>
              </table:table-cell>
              <table:table-cell office:value-type="float" office:value="100.747">
                <text:p>100.74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545">
                <text:p>20.545</text:p>
              </table:table-cell>
              <table:table-cell office:value-type="float" office:value="100.402">
                <text:p>100.40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.06">
                <text:p>22.06</text:p>
              </table:table-cell>
              <table:table-cell office:value-type="float" office:value="100.03">
                <text:p>100.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3.568">
                <text:p>23.568</text:p>
              </table:table-cell>
              <table:table-cell office:value-type="float" office:value="99.632">
                <text:p>99.63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5.069">
                <text:p>25.069</text:p>
              </table:table-cell>
              <table:table-cell office:value-type="float" office:value="99.207">
                <text:p>99.2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.562">
                <text:p>26.562</text:p>
              </table:table-cell>
              <table:table-cell office:value-type="float" office:value="98.757">
                <text:p>98.75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8.047">
                <text:p>28.047</text:p>
              </table:table-cell>
              <table:table-cell office:value-type="float" office:value="98.28">
                <text:p>98.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9.523">
                <text:p>29.523</text:p>
              </table:table-cell>
              <table:table-cell office:value-type="float" office:value="97.778">
                <text:p>97.77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0.99">
                <text:p>30.99</text:p>
              </table:table-cell>
              <table:table-cell office:value-type="float" office:value="97.25">
                <text:p>97.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2.448">
                <text:p>32.448</text:p>
              </table:table-cell>
              <table:table-cell office:value-type="float" office:value="96.696">
                <text:p>96.6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3.896">
                <text:p>33.896</text:p>
              </table:table-cell>
              <table:table-cell office:value-type="float" office:value="96.117">
                <text:p>96.1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.334">
                <text:p>35.334</text:p>
              </table:table-cell>
              <table:table-cell office:value-type="float" office:value="95.513">
                <text:p>95.51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6.761">
                <text:p>36.761</text:p>
              </table:table-cell>
              <table:table-cell office:value-type="float" office:value="94.884">
                <text:p>94.88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8.177">
                <text:p>38.177</text:p>
              </table:table-cell>
              <table:table-cell office:value-type="float" office:value="94.23">
                <text:p>94.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9.581">
                <text:p>39.581</text:p>
              </table:table-cell>
              <table:table-cell office:value-type="float" office:value="93.551">
                <text:p>93.55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0.973">
                <text:p>40.973</text:p>
              </table:table-cell>
              <table:table-cell office:value-type="float" office:value="92.848">
                <text:p>92.8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2.353">
                <text:p>42.353</text:p>
              </table:table-cell>
              <table:table-cell office:value-type="float" office:value="92.121">
                <text:p>92.1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3.719">
                <text:p>43.719</text:p>
              </table:table-cell>
              <table:table-cell office:value-type="float" office:value="91.37">
                <text:p>91.3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5.073">
                <text:p>45.073</text:p>
              </table:table-cell>
              <table:table-cell office:value-type="float" office:value="90.595">
                <text:p>90.59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6.413">
                <text:p>46.413</text:p>
              </table:table-cell>
              <table:table-cell office:value-type="float" office:value="89.797">
                <text:p>89.79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7.738">
                <text:p>47.738</text:p>
              </table:table-cell>
              <table:table-cell office:value-type="float" office:value="88.975">
                <text:p>88.9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9.049">
                <text:p>49.049</text:p>
              </table:table-cell>
              <table:table-cell office:value-type="float" office:value="88.13">
                <text:p>88.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0.345">
                <text:p>50.345</text:p>
              </table:table-cell>
              <table:table-cell office:value-type="float" office:value="87.263">
                <text:p>87.2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1.626">
                <text:p>51.626</text:p>
              </table:table-cell>
              <table:table-cell office:value-type="float" office:value="86.373">
                <text:p>86.37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2.891">
                <text:p>52.891</text:p>
              </table:table-cell>
              <table:table-cell office:value-type="float" office:value="85.461">
                <text:p>85.4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4.14">
                <text:p>54.14</text:p>
              </table:table-cell>
              <table:table-cell office:value-type="float" office:value="84.527">
                <text:p>84.5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5.372">
                <text:p>55.372</text:p>
              </table:table-cell>
              <table:table-cell office:value-type="float" office:value="83.571">
                <text:p>83.57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6.588">
                <text:p>56.588</text:p>
              </table:table-cell>
              <table:table-cell office:value-type="float" office:value="82.594">
                <text:p>82.59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7.786">
                <text:p>57.786</text:p>
              </table:table-cell>
              <table:table-cell office:value-type="float" office:value="81.596">
                <text:p>81.5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8.967">
                <text:p>58.967</text:p>
              </table:table-cell>
              <table:table-cell office:value-type="float" office:value="80.577">
                <text:p>80.57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0.129">
                <text:p>60.129</text:p>
              </table:table-cell>
              <table:table-cell office:value-type="float" office:value="79.538">
                <text:p>79.53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1.274">
                <text:p>61.274</text:p>
              </table:table-cell>
              <table:table-cell office:value-type="float" office:value="78.478">
                <text:p>78.47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2.4">
                <text:p>62.4</text:p>
              </table:table-cell>
              <table:table-cell office:value-type="float" office:value="77.399">
                <text:p>77.39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3.506">
                <text:p>63.506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4.594">
                <text:p>64.594</text:p>
              </table:table-cell>
              <table:table-cell office:value-type="float" office:value="75.182">
                <text:p>75.18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5.661">
                <text:p>65.661</text:p>
              </table:table-cell>
              <table:table-cell office:value-type="float" office:value="74.046">
                <text:p>74.04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6.709">
                <text:p>66.709</text:p>
              </table:table-cell>
              <table:table-cell office:value-type="float" office:value="72.891">
                <text:p>72.8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7.736">
                <text:p>67.736</text:p>
              </table:table-cell>
              <table:table-cell office:value-type="float" office:value="71.717">
                <text:p>71.71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8.743">
                <text:p>68.743</text:p>
              </table:table-cell>
              <table:table-cell office:value-type="float" office:value="70.526">
                <text:p>70.52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9.729">
                <text:p>69.729</text:p>
              </table:table-cell>
              <table:table-cell office:value-type="float" office:value="69.318">
                <text:p>69.3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0.694">
                <text:p>70.694</text:p>
              </table:table-cell>
              <table:table-cell office:value-type="float" office:value="68.092">
                <text:p>68.09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1.637">
                <text:p>71.637</text:p>
              </table:table-cell>
              <table:table-cell office:value-type="float" office:value="66.85">
                <text:p>66.8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2.558">
                <text:p>72.558</text:p>
              </table:table-cell>
              <table:table-cell office:value-type="float" office:value="65.592">
                <text:p>65.59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3.457">
                <text:p>73.457</text:p>
              </table:table-cell>
              <table:table-cell office:value-type="float" office:value="64.318">
                <text:p>64.31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4.334">
                <text:p>74.334</text:p>
              </table:table-cell>
              <table:table-cell office:value-type="float" office:value="63.028">
                <text:p>63.0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5.188">
                <text:p>75.188</text:p>
              </table:table-cell>
              <table:table-cell office:value-type="float" office:value="61.723">
                <text:p>61.7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6.019">
                <text:p>76.019</text:p>
              </table:table-cell>
              <table:table-cell office:value-type="float" office:value="60.403">
                <text:p>60.40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6.827">
                <text:p>76.827</text:p>
              </table:table-cell>
              <table:table-cell office:value-type="float" office:value="59.07">
                <text:p>59.0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7.612">
                <text:p>77.612</text:p>
              </table:table-cell>
              <table:table-cell office:value-type="float" office:value="57.722">
                <text:p>57.72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8.373">
                <text:p>78.373</text:p>
              </table:table-cell>
              <table:table-cell office:value-type="float" office:value="56.361">
                <text:p>56.3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9.11">
                <text:p>79.11</text:p>
              </table:table-cell>
              <table:table-cell office:value-type="float" office:value="54.986">
                <text:p>54.98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9.823">
                <text:p>79.823</text:p>
              </table:table-cell>
              <table:table-cell office:value-type="float" office:value="53.599">
                <text:p>53.59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0.512">
                <text:p>80.512</text:p>
              </table:table-cell>
              <table:table-cell office:value-type="float" office:value="52.2">
                <text:p>52.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1.176">
                <text:p>81.176</text:p>
              </table:table-cell>
              <table:table-cell office:value-type="float" office:value="50.789">
                <text:p>50.78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1.815">
                <text:p>81.815</text:p>
              </table:table-cell>
              <table:table-cell office:value-type="float" office:value="49.367">
                <text:p>49.3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2.43">
                <text:p>82.43</text:p>
              </table:table-cell>
              <table:table-cell office:value-type="float" office:value="47.933">
                <text:p>47.9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3.019">
                <text:p>83.019</text:p>
              </table:table-cell>
              <table:table-cell office:value-type="float" office:value="46.489">
                <text:p>46.48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3.583">
                <text:p>83.583</text:p>
              </table:table-cell>
              <table:table-cell office:value-type="float" office:value="45.035">
                <text:p>45.03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4.122">
                <text:p>84.122</text:p>
              </table:table-cell>
              <table:table-cell office:value-type="float" office:value="43.572">
                <text:p>43.57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4.635">
                <text:p>84.635</text:p>
              </table:table-cell>
              <table:table-cell office:value-type="float" office:value="42.099">
                <text:p>42.09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5.122">
                <text:p>85.122</text:p>
              </table:table-cell>
              <table:table-cell office:value-type="float" office:value="40.618">
                <text:p>40.6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5.584">
                <text:p>85.584</text:p>
              </table:table-cell>
              <table:table-cell office:value-type="float" office:value="39.128">
                <text:p>39.12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6.019">
                <text:p>86.019</text:p>
              </table:table-cell>
              <table:table-cell office:value-type="float" office:value="37.63">
                <text:p>37.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6.428">
                <text:p>86.428</text:p>
              </table:table-cell>
              <table:table-cell office:value-type="float" office:value="36.125">
                <text:p>36.1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6.811">
                <text:p>86.811</text:p>
              </table:table-cell>
              <table:table-cell office:value-type="float" office:value="34.614">
                <text:p>34.6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7.167">
                <text:p>87.167</text:p>
              </table:table-cell>
              <table:table-cell office:value-type="float" office:value="33.095">
                <text:p>33.09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7.497">
                <text:p>87.497</text:p>
              </table:table-cell>
              <table:table-cell office:value-type="float" office:value="31.571">
                <text:p>31.57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7.8">
                <text:p>87.8</text:p>
              </table:table-cell>
              <table:table-cell office:value-type="float" office:value="30.041">
                <text:p>30.04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8.076">
                <text:p>88.076</text:p>
              </table:table-cell>
              <table:table-cell office:value-type="float" office:value="28.506">
                <text:p>28.50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8.326">
                <text:p>88.326</text:p>
              </table:table-cell>
              <table:table-cell office:value-type="float" office:value="26.967">
                <text:p>26.9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8.549">
                <text:p>88.549</text:p>
              </table:table-cell>
              <table:table-cell office:value-type="float" office:value="25.423">
                <text:p>25.42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8.744">
                <text:p>88.744</text:p>
              </table:table-cell>
              <table:table-cell office:value-type="float" office:value="23.876">
                <text:p>23.87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8.913">
                <text:p>88.913</text:p>
              </table:table-cell>
              <table:table-cell office:value-type="float" office:value="22.326">
                <text:p>22.32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9.054">
                <text:p>89.054</text:p>
              </table:table-cell>
              <table:table-cell office:value-type="float" office:value="20.773">
                <text:p>20.77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9.169">
                <text:p>89.169</text:p>
              </table:table-cell>
              <table:table-cell office:value-type="float" office:value="19.217">
                <text:p>19.21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9.256">
                <text:p>89.256</text:p>
              </table:table-cell>
              <table:table-cell office:value-type="float" office:value="17.66">
                <text:p>17.6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9.316">
                <text:p>89.316</text:p>
              </table:table-cell>
              <table:table-cell office:value-type="float" office:value="16.102">
                <text:p>16.10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9.349">
                <text:p>89.349</text:p>
              </table:table-cell>
              <table:table-cell office:value-type="float" office:value="14.543">
                <text:p>14.54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9.355">
                <text:p>89.355</text:p>
              </table:table-cell>
              <table:table-cell office:value-type="float" office:value="12.983">
                <text:p>12.9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9.34">
                <text:p>89.34</text:p>
              </table:table-cell>
              <table:table-cell office:value-type="float" office:value="12.201">
                <text:p>12.2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9.311">
                <text:p>89.311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9.269">
                <text:p>89.269</text:p>
              </table:table-cell>
              <table:table-cell office:value-type="float" office:value="10.639">
                <text:p>10.6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9.214">
                <text:p>89.214</text:p>
              </table:table-cell>
              <table:table-cell office:value-type="float" office:value="9.859">
                <text:p>9.85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9.144">
                <text:p>89.144</text:p>
              </table:table-cell>
              <table:table-cell office:value-type="float" office:value="9.08">
                <text:p>9.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9.061">
                <text:p>89.061</text:p>
              </table:table-cell>
              <table:table-cell office:value-type="float" office:value="8.302">
                <text:p>8.30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8.965">
                <text:p>88.965</text:p>
              </table:table-cell>
              <table:table-cell office:value-type="float" office:value="7.526">
                <text:p>7.52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8.855">
                <text:p>88.855</text:p>
              </table:table-cell>
              <table:table-cell office:value-type="float" office:value="6.752">
                <text:p>6.7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8.732">
                <text:p>88.732</text:p>
              </table:table-cell>
              <table:table-cell office:value-type="float" office:value="5.98">
                <text:p>5.9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8.595">
                <text:p>88.595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8.444">
                <text:p>88.444</text:p>
              </table:table-cell>
              <table:table-cell office:value-type="float" office:value="4.442">
                <text:p>4.44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8.281">
                <text:p>88.281</text:p>
              </table:table-cell>
              <table:table-cell office:value-type="float" office:value="3.678">
                <text:p>3.67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8.104">
                <text:p>88.104</text:p>
              </table:table-cell>
              <table:table-cell office:value-type="float" office:value="2.916">
                <text:p>2.9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7.913">
                <text:p>87.913</text:p>
              </table:table-cell>
              <table:table-cell office:value-type="float" office:value="2.158">
                <text:p>2.15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7.71">
                <text:p>87.71</text:p>
              </table:table-cell>
              <table:table-cell office:value-type="float" office:value="1.403">
                <text:p>1.4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7.493">
                <text:p>87.493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7.263">
                <text:p>87.263</text:p>
              </table:table-cell>
              <table:table-cell office:value-type="float" office:value="-0.096">
                <text:p>-0.09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7.021">
                <text:p>87.021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6.765">
                <text:p>86.765</text:p>
              </table:table-cell>
              <table:table-cell office:value-type="float" office:value="-1.579">
                <text:p>-1.57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6.496">
                <text:p>86.496</text:p>
              </table:table-cell>
              <table:table-cell office:value-type="float" office:value="-2.313">
                <text:p>-2.31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6.215">
                <text:p>86.215</text:p>
              </table:table-cell>
              <table:table-cell office:value-type="float" office:value="-3.043">
                <text:p>-3.04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5.921">
                <text:p>85.921</text:p>
              </table:table-cell>
              <table:table-cell office:value-type="float" office:value="-3.768">
                <text:p>-3.76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5.614">
                <text:p>85.614</text:p>
              </table:table-cell>
              <table:table-cell office:value-type="float" office:value="-4.487">
                <text:p>-4.48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5.295">
                <text:p>85.295</text:p>
              </table:table-cell>
              <table:table-cell office:value-type="float" office:value="-5.201">
                <text:p>-5.2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4.964">
                <text:p>84.964</text:p>
              </table:table-cell>
              <table:table-cell office:value-type="float" office:value="-5.909">
                <text:p>-5.90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4.62">
                <text:p>84.62</text:p>
              </table:table-cell>
              <table:table-cell office:value-type="float" office:value="-6.612">
                <text:p>-6.6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4.264">
                <text:p>84.264</text:p>
              </table:table-cell>
              <table:table-cell office:value-type="float" office:value="-7.308">
                <text:p>-7.30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3.896">
                <text:p>83.896</text:p>
              </table:table-cell>
              <table:table-cell office:value-type="float" office:value="-7.998">
                <text:p>-7.99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3.516">
                <text:p>83.516</text:p>
              </table:table-cell>
              <table:table-cell office:value-type="float" office:value="-8.681">
                <text:p>-8.68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3.124">
                <text:p>83.124</text:p>
              </table:table-cell>
              <table:table-cell office:value-type="float" office:value="-9.358">
                <text:p>-9.3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2.72">
                <text:p>82.72</text:p>
              </table:table-cell>
              <table:table-cell office:value-type="float" office:value="-10.028">
                <text:p>-10.02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2.304">
                <text:p>82.304</text:p>
              </table:table-cell>
              <table:table-cell office:value-type="float" office:value="-10.69">
                <text:p>-10.6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1.878">
                <text:p>81.878</text:p>
              </table:table-cell>
              <table:table-cell office:value-type="float" office:value="-11.345">
                <text:p>-11.34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1.439">
                <text:p>81.439</text:p>
              </table:table-cell>
              <table:table-cell office:value-type="float" office:value="-11.993">
                <text:p>-11.99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0.99">
                <text:p>80.99</text:p>
              </table:table-cell>
              <table:table-cell office:value-type="float" office:value="-12.633">
                <text:p>-12.63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0.529">
                <text:p>80.529</text:p>
              </table:table-cell>
              <table:table-cell office:value-type="float" office:value="-13.265">
                <text:p>-13.26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0.058">
                <text:p>80.058</text:p>
              </table:table-cell>
              <table:table-cell office:value-type="float" office:value="-13.889">
                <text:p>-13.88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9.575">
                <text:p>79.575</text:p>
              </table:table-cell>
              <table:table-cell office:value-type="float" office:value="-14.504">
                <text:p>-14.50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9.082">
                <text:p>79.082</text:p>
              </table:table-cell>
              <table:table-cell office:value-type="float" office:value="-15.111">
                <text:p>-15.11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8.579">
                <text:p>78.579</text:p>
              </table:table-cell>
              <table:table-cell office:value-type="float" office:value="-15.71">
                <text:p>-15.7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8.065">
                <text:p>78.065</text:p>
              </table:table-cell>
              <table:table-cell office:value-type="float" office:value="-16.299">
                <text:p>-16.29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7.541">
                <text:p>77.541</text:p>
              </table:table-cell>
              <table:table-cell office:value-type="float" office:value="-16.88">
                <text:p>-16.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7.007">
                <text:p>77.007</text:p>
              </table:table-cell>
              <table:table-cell office:value-type="float" office:value="-17.451">
                <text:p>-17.45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6.462">
                <text:p>76.462</text:p>
              </table:table-cell>
              <table:table-cell office:value-type="float" office:value="-18.013">
                <text:p>-18.01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5.909">
                <text:p>75.909</text:p>
              </table:table-cell>
              <table:table-cell office:value-type="float" office:value="-18.565">
                <text:p>-18.56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5.345">
                <text:p>75.345</text:p>
              </table:table-cell>
              <table:table-cell office:value-type="float" office:value="-19.107">
                <text:p>-19.10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4.773">
                <text:p>74.773</text:p>
              </table:table-cell>
              <table:table-cell office:value-type="float" office:value="-19.64">
                <text:p>-19.6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4.191">
                <text:p>74.191</text:p>
              </table:table-cell>
              <table:table-cell office:value-type="float" office:value="-20.162">
                <text:p>-20.16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3.6">
                <text:p>73.6</text:p>
              </table:table-cell>
              <table:table-cell office:value-type="float" office:value="-20.674">
                <text:p>-20.67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3">
                <text:p>73</text:p>
              </table:table-cell>
              <table:table-cell office:value-type="float" office:value="-21.176">
                <text:p>-21.17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2.392">
                <text:p>72.392</text:p>
              </table:table-cell>
              <table:table-cell office:value-type="float" office:value="-21.667">
                <text:p>-21.6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1.775">
                <text:p>71.775</text:p>
              </table:table-cell>
              <table:table-cell office:value-type="float" office:value="-22.148">
                <text:p>-22.14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1.149">
                <text:p>71.149</text:p>
              </table:table-cell>
              <table:table-cell office:value-type="float" office:value="-22.617">
                <text:p>-22.61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0.516">
                <text:p>70.516</text:p>
              </table:table-cell>
              <table:table-cell office:value-type="float" office:value="-23.076">
                <text:p>-23.07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9.875">
                <text:p>69.875</text:p>
              </table:table-cell>
              <table:table-cell office:value-type="float" office:value="-23.524">
                <text:p>-23.52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9.226">
                <text:p>69.226</text:p>
              </table:table-cell>
              <table:table-cell office:value-type="float" office:value="-23.96">
                <text:p>-23.9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8.569">
                <text:p>68.569</text:p>
              </table:table-cell>
              <table:table-cell office:value-type="float" office:value="-24.385">
                <text:p>-24.38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7.906">
                <text:p>67.906</text:p>
              </table:table-cell>
              <table:table-cell office:value-type="float" office:value="-24.799">
                <text:p>-24.79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7.235">
                <text:p>67.235</text:p>
              </table:table-cell>
              <table:table-cell office:value-type="float" office:value="-25.2">
                <text:p>-25.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6.557">
                <text:p>66.557</text:p>
              </table:table-cell>
              <table:table-cell office:value-type="float" office:value="-25.59">
                <text:p>-25.5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5.872">
                <text:p>65.872</text:p>
              </table:table-cell>
              <table:table-cell office:value-type="float" office:value="-25.968">
                <text:p>-25.96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5.181">
                <text:p>65.181</text:p>
              </table:table-cell>
              <table:table-cell office:value-type="float" office:value="-26.335">
                <text:p>-26.33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4.484">
                <text:p>64.484</text:p>
              </table:table-cell>
              <table:table-cell office:value-type="float" office:value="-26.689">
                <text:p>-26.68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3.781">
                <text:p>63.781</text:p>
              </table:table-cell>
              <table:table-cell office:value-type="float" office:value="-27.03">
                <text:p>-27.0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3.071">
                <text:p>63.071</text:p>
              </table:table-cell>
              <table:table-cell office:value-type="float" office:value="-27.36">
                <text:p>-27.3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2.356">
                <text:p>62.356</text:p>
              </table:table-cell>
              <table:table-cell office:value-type="float" office:value="-27.677">
                <text:p>-27.67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1.636">
                <text:p>61.636</text:p>
              </table:table-cell>
              <table:table-cell office:value-type="float" office:value="-27.981">
                <text:p>-27.98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0.911">
                <text:p>60.911</text:p>
              </table:table-cell>
              <table:table-cell office:value-type="float" office:value="-28.273">
                <text:p>-28.27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0.18">
                <text:p>60.18</text:p>
              </table:table-cell>
              <table:table-cell office:value-type="float" office:value="-28.552">
                <text:p>-28.55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9.445">
                <text:p>59.445</text:p>
              </table:table-cell>
              <table:table-cell office:value-type="float" office:value="-28.819">
                <text:p>-28.81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8.705">
                <text:p>58.705</text:p>
              </table:table-cell>
              <table:table-cell office:value-type="float" office:value="-29.072">
                <text:p>-29.07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7.961">
                <text:p>57.961</text:p>
              </table:table-cell>
              <table:table-cell office:value-type="float" office:value="-29.313">
                <text:p>-29.31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7.213">
                <text:p>57.213</text:p>
              </table:table-cell>
              <table:table-cell office:value-type="float" office:value="-29.54">
                <text:p>-29.5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6.461">
                <text:p>56.461</text:p>
              </table:table-cell>
              <table:table-cell office:value-type="float" office:value="-29.755">
                <text:p>-29.75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5.705">
                <text:p>55.705</text:p>
              </table:table-cell>
              <table:table-cell office:value-type="float" office:value="-29.956">
                <text:p>-29.95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4.946">
                <text:p>54.946</text:p>
              </table:table-cell>
              <table:table-cell office:value-type="float" office:value="-30.144">
                <text:p>-30.14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4.184">
                <text:p>54.184</text:p>
              </table:table-cell>
              <table:table-cell office:value-type="float" office:value="-30.319">
                <text:p>-30.31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3.419">
                <text:p>53.419</text:p>
              </table:table-cell>
              <table:table-cell office:value-type="float" office:value="-30.481">
                <text:p>-30.48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2.651">
                <text:p>52.651</text:p>
              </table:table-cell>
              <table:table-cell office:value-type="float" office:value="-30.629">
                <text:p>-30.62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1.88">
                <text:p>51.88</text:p>
              </table:table-cell>
              <table:table-cell office:value-type="float" office:value="-30.763">
                <text:p>-30.76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1.108">
                <text:p>51.108</text:p>
              </table:table-cell>
              <table:table-cell office:value-type="float" office:value="-30.885">
                <text:p>-30.88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0.333">
                <text:p>50.333</text:p>
              </table:table-cell>
              <table:table-cell office:value-type="float" office:value="-30.992">
                <text:p>-30.99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9.557">
                <text:p>49.557</text:p>
              </table:table-cell>
              <table:table-cell office:value-type="float" office:value="-31.086">
                <text:p>-31.08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8.779">
                <text:p>48.779</text:p>
              </table:table-cell>
              <table:table-cell office:value-type="float" office:value="-31.167">
                <text:p>-31.16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8">
                <text:p>48</text:p>
              </table:table-cell>
              <table:table-cell office:value-type="float" office:value="-31.234">
                <text:p>-31.23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7.22">
                <text:p>47.22</text:p>
              </table:table-cell>
              <table:table-cell office:value-type="float" office:value="-31.287">
                <text:p>-31.28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6.439">
                <text:p>46.439</text:p>
              </table:table-cell>
              <table:table-cell office:value-type="float" office:value="-31.327">
                <text:p>-31.32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5.657">
                <text:p>45.657</text:p>
              </table:table-cell>
              <table:table-cell office:value-type="float" office:value="-31.353">
                <text:p>-31.35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4.875">
                <text:p>44.875</text:p>
              </table:table-cell>
              <table:table-cell office:value-type="float" office:value="-31.366">
                <text:p>-31.36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4.093">
                <text:p>44.093</text:p>
              </table:table-cell>
              <table:table-cell office:value-type="float" office:value="-31.365">
                <text:p>-31.36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3.311">
                <text:p>43.311</text:p>
              </table:table-cell>
              <table:table-cell office:value-type="float" office:value="-31.35">
                <text:p>-31.3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2.53">
                <text:p>42.53</text:p>
              </table:table-cell>
              <table:table-cell office:value-type="float" office:value="-31.321">
                <text:p>-31.32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1.749">
                <text:p>41.749</text:p>
              </table:table-cell>
              <table:table-cell office:value-type="float" office:value="-31.279">
                <text:p>-31.27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0.969">
                <text:p>40.969</text:p>
              </table:table-cell>
              <table:table-cell office:value-type="float" office:value="-31.224">
                <text:p>-31.22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0.19">
                <text:p>40.19</text:p>
              </table:table-cell>
              <table:table-cell office:value-type="float" office:value="-31.154">
                <text:p>-31.15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9.412">
                <text:p>39.412</text:p>
              </table:table-cell>
              <table:table-cell office:value-type="float" office:value="-31.071">
                <text:p>-31.07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.636">
                <text:p>38.636</text:p>
              </table:table-cell>
              <table:table-cell office:value-type="float" office:value="-30.975">
                <text:p>-30.97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7.862">
                <text:p>37.862</text:p>
              </table:table-cell>
              <table:table-cell office:value-type="float" office:value="-30.865">
                <text:p>-30.86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7.09">
                <text:p>37.09</text:p>
              </table:table-cell>
              <table:table-cell office:value-type="float" office:value="-30.742">
                <text:p>-30.74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6.32">
                <text:p>36.32</text:p>
              </table:table-cell>
              <table:table-cell office:value-type="float" office:value="-30.605">
                <text:p>-30.60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5.552">
                <text:p>35.552</text:p>
              </table:table-cell>
              <table:table-cell office:value-type="float" office:value="-30.454">
                <text:p>-30.45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4.788">
                <text:p>34.788</text:p>
              </table:table-cell>
              <table:table-cell office:value-type="float" office:value="-30.291">
                <text:p>-30.29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4.026">
                <text:p>34.026</text:p>
              </table:table-cell>
              <table:table-cell office:value-type="float" office:value="-30.114">
                <text:p>-30.11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3.268">
                <text:p>33.268</text:p>
              </table:table-cell>
              <table:table-cell office:value-type="float" office:value="-29.923">
                <text:p>-29.92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2.513">
                <text:p>32.513</text:p>
              </table:table-cell>
              <table:table-cell office:value-type="float" office:value="-29.72">
                <text:p>-29.7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1.761">
                <text:p>31.761</text:p>
              </table:table-cell>
              <table:table-cell office:value-type="float" office:value="-29.503">
                <text:p>-29.50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1.014">
                <text:p>31.014</text:p>
              </table:table-cell>
              <table:table-cell office:value-type="float" office:value="-29.273">
                <text:p>-29.27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0.27">
                <text:p>30.27</text:p>
              </table:table-cell>
              <table:table-cell office:value-type="float" office:value="-29.031">
                <text:p>-29.03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9.531">
                <text:p>29.531</text:p>
              </table:table-cell>
              <table:table-cell office:value-type="float" office:value="-28.775">
                <text:p>-28.77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8.797">
                <text:p>28.797</text:p>
              </table:table-cell>
              <table:table-cell office:value-type="float" office:value="-28.506">
                <text:p>-28.50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8.067">
                <text:p>28.067</text:p>
              </table:table-cell>
              <table:table-cell office:value-type="float" office:value="-28.225">
                <text:p>-28.2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7.342">
                <text:p>27.342</text:p>
              </table:table-cell>
              <table:table-cell office:value-type="float" office:value="-27.931">
                <text:p>-27.93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6.623">
                <text:p>26.623</text:p>
              </table:table-cell>
              <table:table-cell office:value-type="float" office:value="-27.624">
                <text:p>-27.6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5.909">
                <text:p>25.909</text:p>
              </table:table-cell>
              <table:table-cell office:value-type="float" office:value="-27.305">
                <text:p>-27.30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5.201">
                <text:p>25.201</text:p>
              </table:table-cell>
              <table:table-cell office:value-type="float" office:value="-26.974">
                <text:p>-26.97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4.498">
                <text:p>24.498</text:p>
              </table:table-cell>
              <table:table-cell office:value-type="float" office:value="-26.63">
                <text:p>-26.6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3.802">
                <text:p>23.802</text:p>
              </table:table-cell>
              <table:table-cell office:value-type="float" office:value="-26.274">
                <text:p>-26.27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3.112">
                <text:p>23.112</text:p>
              </table:table-cell>
              <table:table-cell office:value-type="float" office:value="-25.906">
                <text:p>-25.90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2.429">
                <text:p>22.429</text:p>
              </table:table-cell>
              <table:table-cell office:value-type="float" office:value="-25.526">
                <text:p>-25.52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1.752">
                <text:p>21.752</text:p>
              </table:table-cell>
              <table:table-cell office:value-type="float" office:value="-25.134">
                <text:p>-25.13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1.082">
                <text:p>21.082</text:p>
              </table:table-cell>
              <table:table-cell office:value-type="float" office:value="-24.73">
                <text:p>-24.7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.42">
                <text:p>20.42</text:p>
              </table:table-cell>
              <table:table-cell office:value-type="float" office:value="-24.314">
                <text:p>-24.31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9.765">
                <text:p>19.765</text:p>
              </table:table-cell>
              <table:table-cell office:value-type="float" office:value="-23.888">
                <text:p>-23.88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9.117">
                <text:p>19.117</text:p>
              </table:table-cell>
              <table:table-cell office:value-type="float" office:value="-23.449">
                <text:p>-23.44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8.477">
                <text:p>18.477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7.845">
                <text:p>17.845</text:p>
              </table:table-cell>
              <table:table-cell office:value-type="float" office:value="-22.539">
                <text:p>-22.53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7.221">
                <text:p>17.221</text:p>
              </table:table-cell>
              <table:table-cell office:value-type="float" office:value="-22.068">
                <text:p>-22.06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6.606">
                <text:p>16.606</text:p>
              </table:table-cell>
              <table:table-cell office:value-type="float" office:value="-21.585">
                <text:p>-21.58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.999">
                <text:p>15.999</text:p>
              </table:table-cell>
              <table:table-cell office:value-type="float" office:value="-21.092">
                <text:p>-21.09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5.4">
                <text:p>15.4</text:p>
              </table:table-cell>
              <table:table-cell office:value-type="float" office:value="-20.589">
                <text:p>-20.58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4.811">
                <text:p>14.811</text:p>
              </table:table-cell>
              <table:table-cell office:value-type="float" office:value="-20.075">
                <text:p>-20.07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4.23">
                <text:p>14.23</text:p>
              </table:table-cell>
              <table:table-cell office:value-type="float" office:value="-19.551">
                <text:p>-19.55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3.659">
                <text:p>13.659</text:p>
              </table:table-cell>
              <table:table-cell office:value-type="float" office:value="-19.017">
                <text:p>-19.01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.097">
                <text:p>13.097</text:p>
              </table:table-cell>
              <table:table-cell office:value-type="float" office:value="-18.472">
                <text:p>-18.47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2.545">
                <text:p>12.545</text:p>
              </table:table-cell>
              <table:table-cell office:value-type="float" office:value="-17.919">
                <text:p>-17.91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2.003">
                <text:p>12.003</text:p>
              </table:table-cell>
              <table:table-cell office:value-type="float" office:value="-17.355">
                <text:p>-17.35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1.47">
                <text:p>11.47</text:p>
              </table:table-cell>
              <table:table-cell office:value-type="float" office:value="-16.783">
                <text:p>-16.78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.948">
                <text:p>10.948</text:p>
              </table:table-cell>
              <table:table-cell office:value-type="float" office:value="-16.201">
                <text:p>-16.20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.436">
                <text:p>10.436</text:p>
              </table:table-cell>
              <table:table-cell office:value-type="float" office:value="-15.61">
                <text:p>-15.6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.934">
                <text:p>9.934</text:p>
              </table:table-cell>
              <table:table-cell office:value-type="float" office:value="-15.01">
                <text:p>-15.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.443">
                <text:p>9.443</text:p>
              </table:table-cell>
              <table:table-cell office:value-type="float" office:value="-14.402">
                <text:p>-14.40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.962">
                <text:p>8.962</text:p>
              </table:table-cell>
              <table:table-cell office:value-type="float" office:value="-13.785">
                <text:p>-13.78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.493">
                <text:p>8.493</text:p>
              </table:table-cell>
              <table:table-cell office:value-type="float" office:value="-13.159">
                <text:p>-13.15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.034">
                <text:p>8.034</text:p>
              </table:table-cell>
              <table:table-cell office:value-type="float" office:value="-12.526">
                <text:p>-12.52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.586">
                <text:p>7.586</text:p>
              </table:table-cell>
              <table:table-cell office:value-type="float" office:value="-11.885">
                <text:p>-11.88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.15">
                <text:p>7.15</text:p>
              </table:table-cell>
              <table:table-cell office:value-type="float" office:value="-11.236">
                <text:p>-11.23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.725">
                <text:p>6.725</text:p>
              </table:table-cell>
              <table:table-cell office:value-type="float" office:value="-10.579">
                <text:p>-10.57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.311">
                <text:p>6.311</text:p>
              </table:table-cell>
              <table:table-cell office:value-type="float" office:value="-9.916">
                <text:p>-9.91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.91">
                <text:p>5.91</text:p>
              </table:table-cell>
              <table:table-cell office:value-type="float" office:value="-9.245">
                <text:p>-9.24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.52">
                <text:p>5.52</text:p>
              </table:table-cell>
              <table:table-cell office:value-type="float" office:value="-8.567">
                <text:p>-8.56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.142">
                <text:p>5.142</text:p>
              </table:table-cell>
              <table:table-cell office:value-type="float" office:value="-7.882">
                <text:p>-7.88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775">
                <text:p>4.775</text:p>
              </table:table-cell>
              <table:table-cell office:value-type="float" office:value="-7.191">
                <text:p>-7.19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421">
                <text:p>4.421</text:p>
              </table:table-cell>
              <table:table-cell office:value-type="float" office:value="-6.494">
                <text:p>-6.49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08">
                <text:p>4.08</text:p>
              </table:table-cell>
              <table:table-cell office:value-type="float" office:value="-5.791">
                <text:p>-5.79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.75">
                <text:p>3.75</text:p>
              </table:table-cell>
              <table:table-cell office:value-type="float" office:value="-5.081">
                <text:p>-5.08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.433">
                <text:p>3.433</text:p>
              </table:table-cell>
              <table:table-cell office:value-type="float" office:value="-4.366">
                <text:p>-4.36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.129">
                <text:p>3.129</text:p>
              </table:table-cell>
              <table:table-cell office:value-type="float" office:value="-3.646">
                <text:p>-3.64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.837">
                <text:p>2.837</text:p>
              </table:table-cell>
              <table:table-cell office:value-type="float" office:value="-2.921">
                <text:p>-2.92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.558">
                <text:p>2.558</text:p>
              </table:table-cell>
              <table:table-cell office:value-type="float" office:value="-2.19">
                <text:p>-2.1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.291">
                <text:p>2.291</text:p>
              </table:table-cell>
              <table:table-cell office:value-type="float" office:value="-1.455">
                <text:p>-1.45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.038">
                <text:p>2.038</text:p>
              </table:table-cell>
              <table:table-cell office:value-type="float" office:value="-0.715">
                <text:p>-0.71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797">
                <text:p>1.797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57">
                <text:p>1.57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355">
                <text:p>1.355</text:p>
              </table:table-cell>
              <table:table-cell office:value-type="float" office:value="1.529">
                <text:p>1.52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154">
                <text:p>1.154</text:p>
              </table:table-cell>
              <table:table-cell office:value-type="float" office:value="2.285">
                <text:p>2.28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966">
                <text:p>0.966</text:p>
              </table:table-cell>
              <table:table-cell office:value-type="float" office:value="3.044">
                <text:p>3.04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791">
                <text:p>0.791</text:p>
              </table:table-cell>
              <table:table-cell office:value-type="float" office:value="3.806">
                <text:p>3.80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629">
                <text:p>0.629</text:p>
              </table:table-cell>
              <table:table-cell office:value-type="float" office:value="4.571">
                <text:p>4.57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481">
                <text:p>0.481</text:p>
              </table:table-cell>
              <table:table-cell office:value-type="float" office:value="5.339">
                <text:p>5.33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347">
                <text:p>0.347</text:p>
              </table:table-cell>
              <table:table-cell office:value-type="float" office:value="6.11">
                <text:p>6.1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351">
                <text:p>0.351</text:p>
              </table:table-cell>
              <table:table-cell office:value-type="float" office:value="6.042">
                <text:p>6.04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357">
                <text:p>0.357</text:p>
              </table:table-cell>
              <table:table-cell office:value-type="float" office:value="5.974">
                <text:p>5.97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364">
                <text:p>0.364</text:p>
              </table:table-cell>
              <table:table-cell office:value-type="float" office:value="5.907">
                <text:p>5.90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372">
                <text:p>0.372</text:p>
              </table:table-cell>
              <table:table-cell office:value-type="float" office:value="5.839">
                <text:p>5.83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382">
                <text:p>0.382</text:p>
              </table:table-cell>
              <table:table-cell office:value-type="float" office:value="5.772">
                <text:p>5.77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392">
                <text:p>0.392</text:p>
              </table:table-cell>
              <table:table-cell office:value-type="float" office:value="5.705">
                <text:p>5.70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04">
                <text:p>0.404</text:p>
              </table:table-cell>
              <table:table-cell office:value-type="float" office:value="5.638">
                <text:p>5.63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17">
                <text:p>0.417</text:p>
              </table:table-cell>
              <table:table-cell office:value-type="float" office:value="5.571">
                <text:p>5.57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31">
                <text:p>0.431</text:p>
              </table:table-cell>
              <table:table-cell office:value-type="float" office:value="5.505">
                <text:p>5.50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446">
                <text:p>0.446</text:p>
              </table:table-cell>
              <table:table-cell office:value-type="float" office:value="5.438">
                <text:p>5.43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63">
                <text:p>0.463</text:p>
              </table:table-cell>
              <table:table-cell office:value-type="float" office:value="5.372">
                <text:p>5.37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48">
                <text:p>0.48</text:p>
              </table:table-cell>
              <table:table-cell office:value-type="float" office:value="5.307">
                <text:p>5.30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499">
                <text:p>0.499</text:p>
              </table:table-cell>
              <table:table-cell office:value-type="float" office:value="5.241">
                <text:p>5.24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519">
                <text:p>0.519</text:p>
              </table:table-cell>
              <table:table-cell office:value-type="float" office:value="5.176">
                <text:p>5.17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54">
                <text:p>0.54</text:p>
              </table:table-cell>
              <table:table-cell office:value-type="float" office:value="5.112">
                <text:p>5.11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563">
                <text:p>0.563</text:p>
              </table:table-cell>
              <table:table-cell office:value-type="float" office:value="5.047">
                <text:p>5.04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586">
                <text:p>0.586</text:p>
              </table:table-cell>
              <table:table-cell office:value-type="float" office:value="4.984">
                <text:p>4.98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611">
                <text:p>0.611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636">
                <text:p>0.636</text:p>
              </table:table-cell>
              <table:table-cell office:value-type="float" office:value="4.857">
                <text:p>4.85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663">
                <text:p>0.663</text:p>
              </table:table-cell>
              <table:table-cell office:value-type="float" office:value="4.795">
                <text:p>4.79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691">
                <text:p>0.691</text:p>
              </table:table-cell>
              <table:table-cell office:value-type="float" office:value="4.732">
                <text:p>4.73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72">
                <text:p>0.72</text:p>
              </table:table-cell>
              <table:table-cell office:value-type="float" office:value="4.671">
                <text:p>4.67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75">
                <text:p>0.75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781">
                <text:p>0.781</text:p>
              </table:table-cell>
              <table:table-cell office:value-type="float" office:value="4.549">
                <text:p>4.54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813">
                <text:p>0.813</text:p>
              </table:table-cell>
              <table:table-cell office:value-type="float" office:value="4.489">
                <text:p>4.48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846">
                <text:p>0.846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881">
                <text:p>0.881</text:p>
              </table:table-cell>
              <table:table-cell office:value-type="float" office:value="4.371">
                <text:p>4.37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916">
                <text:p>0.916</text:p>
              </table:table-cell>
              <table:table-cell office:value-type="float" office:value="4.312">
                <text:p>4.31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952">
                <text:p>0.952</text:p>
              </table:table-cell>
              <table:table-cell office:value-type="float" office:value="4.255">
                <text:p>4.25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99">
                <text:p>0.99</text:p>
              </table:table-cell>
              <table:table-cell office:value-type="float" office:value="4.198">
                <text:p>4.19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028">
                <text:p>1.028</text:p>
              </table:table-cell>
              <table:table-cell office:value-type="float" office:value="4.141">
                <text:p>4.14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067">
                <text:p>1.067</text:p>
              </table:table-cell>
              <table:table-cell office:value-type="float" office:value="4.086">
                <text:p>4.08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108">
                <text:p>1.108</text:p>
              </table:table-cell>
              <table:table-cell office:value-type="float" office:value="4.031">
                <text:p>4.03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149">
                <text:p>1.149</text:p>
              </table:table-cell>
              <table:table-cell office:value-type="float" office:value="3.976">
                <text:p>3.97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192">
                <text:p>1.192</text:p>
              </table:table-cell>
              <table:table-cell office:value-type="float" office:value="3.923">
                <text:p>3.92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235">
                <text:p>1.235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279">
                <text:p>1.279</text:p>
              </table:table-cell>
              <table:table-cell office:value-type="float" office:value="3.818">
                <text:p>3.81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324">
                <text:p>1.324</text:p>
              </table:table-cell>
              <table:table-cell office:value-type="float" office:value="3.766">
                <text:p>3.76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37">
                <text:p>1.37</text:p>
              </table:table-cell>
              <table:table-cell office:value-type="float" office:value="3.716">
                <text:p>3.71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417">
                <text:p>1.417</text:p>
              </table:table-cell>
              <table:table-cell office:value-type="float" office:value="3.666">
                <text:p>3.66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465">
                <text:p>1.465</text:p>
              </table:table-cell>
              <table:table-cell office:value-type="float" office:value="3.617">
                <text:p>3.61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513">
                <text:p>1.513</text:p>
              </table:table-cell>
              <table:table-cell office:value-type="float" office:value="3.569">
                <text:p>3.56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563">
                <text:p>1.563</text:p>
              </table:table-cell>
              <table:table-cell office:value-type="float" office:value="3.522">
                <text:p>3.52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613">
                <text:p>1.613</text:p>
              </table:table-cell>
              <table:table-cell office:value-type="float" office:value="3.475">
                <text:p>3.47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664">
                <text:p>1.664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716">
                <text:p>1.716</text:p>
              </table:table-cell>
              <table:table-cell office:value-type="float" office:value="3.385">
                <text:p>3.38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769">
                <text:p>1.769</text:p>
              </table:table-cell>
              <table:table-cell office:value-type="float" office:value="3.341">
                <text:p>3.34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822">
                <text:p>1.822</text:p>
              </table:table-cell>
              <table:table-cell office:value-type="float" office:value="3.299">
                <text:p>3.29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876">
                <text:p>1.876</text:p>
              </table:table-cell>
              <table:table-cell office:value-type="float" office:value="3.257">
                <text:p>3.25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931">
                <text:p>1.931</text:p>
              </table:table-cell>
              <table:table-cell office:value-type="float" office:value="3.216">
                <text:p>3.21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987">
                <text:p>1.987</text:p>
              </table:table-cell>
              <table:table-cell office:value-type="float" office:value="3.176">
                <text:p>3.17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.044">
                <text:p>2.044</text:p>
              </table:table-cell>
              <table:table-cell office:value-type="float" office:value="3.137">
                <text:p>3.13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.101">
                <text:p>2.101</text:p>
              </table:table-cell>
              <table:table-cell office:value-type="float" office:value="3.099">
                <text:p>3.09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.158">
                <text:p>2.158</text:p>
              </table:table-cell>
              <table:table-cell office:value-type="float" office:value="3.062">
                <text:p>3.06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.217">
                <text:p>2.217</text:p>
              </table:table-cell>
              <table:table-cell office:value-type="float" office:value="3.025">
                <text:p>3.02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.276">
                <text:p>2.276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.335">
                <text:p>2.335</text:p>
              </table:table-cell>
              <table:table-cell office:value-type="float" office:value="2.956">
                <text:p>2.95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.396">
                <text:p>2.396</text:p>
              </table:table-cell>
              <table:table-cell office:value-type="float" office:value="2.923">
                <text:p>2.92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.456">
                <text:p>2.456</text:p>
              </table:table-cell>
              <table:table-cell office:value-type="float" office:value="2.891">
                <text:p>2.89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.518">
                <text:p>2.518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.58">
                <text:p>2.58</text:p>
              </table:table-cell>
              <table:table-cell office:value-type="float" office:value="2.831">
                <text:p>2.83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.642">
                <text:p>2.642</text:p>
              </table:table-cell>
              <table:table-cell office:value-type="float" office:value="2.802">
                <text:p>2.80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.705">
                <text:p>2.705</text:p>
              </table:table-cell>
              <table:table-cell office:value-type="float" office:value="2.774">
                <text:p>2.77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.768">
                <text:p>2.768</text:p>
              </table:table-cell>
              <table:table-cell office:value-type="float" office:value="2.747">
                <text:p>2.74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.832">
                <text:p>2.832</text:p>
              </table:table-cell>
              <table:table-cell office:value-type="float" office:value="2.722">
                <text:p>2.72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.897">
                <text:p>2.897</text:p>
              </table:table-cell>
              <table:table-cell office:value-type="float" office:value="2.697">
                <text:p>2.69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.961">
                <text:p>2.961</text:p>
              </table:table-cell>
              <table:table-cell office:value-type="float" office:value="2.674">
                <text:p>2.67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.027">
                <text:p>3.027</text:p>
              </table:table-cell>
              <table:table-cell office:value-type="float" office:value="2.652">
                <text:p>2.65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.092">
                <text:p>3.092</text:p>
              </table:table-cell>
              <table:table-cell office:value-type="float" office:value="2.631">
                <text:p>2.63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.158">
                <text:p>3.158</text:p>
              </table:table-cell>
              <table:table-cell office:value-type="float" office:value="2.611">
                <text:p>2.61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.224">
                <text:p>3.224</text:p>
              </table:table-cell>
              <table:table-cell office:value-type="float" office:value="2.592">
                <text:p>2.59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.291">
                <text:p>3.291</text:p>
              </table:table-cell>
              <table:table-cell office:value-type="float" office:value="2.574">
                <text:p>2.57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.358">
                <text:p>3.358</text:p>
              </table:table-cell>
              <table:table-cell office:value-type="float" office:value="2.558">
                <text:p>2.55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.425">
                <text:p>3.425</text:p>
              </table:table-cell>
              <table:table-cell office:value-type="float" office:value="2.542">
                <text:p>2.54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.492">
                <text:p>3.492</text:p>
              </table:table-cell>
              <table:table-cell office:value-type="float" office:value="2.528">
                <text:p>2.52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.56">
                <text:p>3.56</text:p>
              </table:table-cell>
              <table:table-cell office:value-type="float" office:value="2.515">
                <text:p>2.51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.628">
                <text:p>3.628</text:p>
              </table:table-cell>
              <table:table-cell office:value-type="float" office:value="2.503">
                <text:p>2.50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.696">
                <text:p>3.696</text:p>
              </table:table-cell>
              <table:table-cell office:value-type="float" office:value="2.493">
                <text:p>2.49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.764">
                <text:p>3.764</text:p>
              </table:table-cell>
              <table:table-cell office:value-type="float" office:value="2.483">
                <text:p>2.48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.833">
                <text:p>3.833</text:p>
              </table:table-cell>
              <table:table-cell office:value-type="float" office:value="2.475">
                <text:p>2.47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.901">
                <text:p>3.901</text:p>
              </table:table-cell>
              <table:table-cell office:value-type="float" office:value="2.467">
                <text:p>2.46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.97">
                <text:p>3.97</text:p>
              </table:table-cell>
              <table:table-cell office:value-type="float" office:value="2.461">
                <text:p>2.46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.039">
                <text:p>4.039</text:p>
              </table:table-cell>
              <table:table-cell office:value-type="float" office:value="2.457">
                <text:p>2.45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.108">
                <text:p>4.108</text:p>
              </table:table-cell>
              <table:table-cell office:value-type="float" office:value="2.453">
                <text:p>2.45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.177">
                <text:p>4.177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.246">
                <text:p>4.246</text:p>
              </table:table-cell>
              <table:table-cell office:value-type="float" office:value="2.449">
                <text:p>2.44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.314">
                <text:p>4.314</text:p>
              </table:table-cell>
              <table:table-cell office:value-type="float" office:value="2.449">
                <text:p>2.44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.383">
                <text:p>4.383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.452">
                <text:p>4.452</text:p>
              </table:table-cell>
              <table:table-cell office:value-type="float" office:value="2.452">
                <text:p>2.45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.521">
                <text:p>4.521</text:p>
              </table:table-cell>
              <table:table-cell office:value-type="float" office:value="2.456">
                <text:p>2.45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.59">
                <text:p>4.59</text:p>
              </table:table-cell>
              <table:table-cell office:value-type="float" office:value="2.461">
                <text:p>2.46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.659">
                <text:p>4.659</text:p>
              </table:table-cell>
              <table:table-cell office:value-type="float" office:value="2.466">
                <text:p>2.46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.728">
                <text:p>4.728</text:p>
              </table:table-cell>
              <table:table-cell office:value-type="float" office:value="2.473">
                <text:p>2.47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.796">
                <text:p>4.796</text:p>
              </table:table-cell>
              <table:table-cell office:value-type="float" office:value="2.482">
                <text:p>2.48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.864">
                <text:p>4.864</text:p>
              </table:table-cell>
              <table:table-cell office:value-type="float" office:value="2.491">
                <text:p>2.49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.933">
                <text:p>4.933</text:p>
              </table:table-cell>
              <table:table-cell office:value-type="float" office:value="2.501">
                <text:p>2.50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">
                <text:p>5</text:p>
              </table:table-cell>
              <table:table-cell office:value-type="float" office:value="2.513">
                <text:p>2.51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068">
                <text:p>5.068</text:p>
              </table:table-cell>
              <table:table-cell office:value-type="float" office:value="2.526">
                <text:p>2.52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136">
                <text:p>5.136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203">
                <text:p>5.203</text:p>
              </table:table-cell>
              <table:table-cell office:value-type="float" office:value="2.555">
                <text:p>2.55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27">
                <text:p>5.27</text:p>
              </table:table-cell>
              <table:table-cell office:value-type="float" office:value="2.572">
                <text:p>2.57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337">
                <text:p>5.337</text:p>
              </table:table-cell>
              <table:table-cell office:value-type="float" office:value="2.589">
                <text:p>2.58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403">
                <text:p>5.403</text:p>
              </table:table-cell>
              <table:table-cell office:value-type="float" office:value="2.608">
                <text:p>2.60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469">
                <text:p>5.469</text:p>
              </table:table-cell>
              <table:table-cell office:value-type="float" office:value="2.628">
                <text:p>2.62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535">
                <text:p>5.535</text:p>
              </table:table-cell>
              <table:table-cell office:value-type="float" office:value="2.648">
                <text:p>2.64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.6">
                <text:p>5.6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665">
                <text:p>5.665</text:p>
              </table:table-cell>
              <table:table-cell office:value-type="float" office:value="2.694">
                <text:p>2.69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729">
                <text:p>5.729</text:p>
              </table:table-cell>
              <table:table-cell office:value-type="float" office:value="2.718">
                <text:p>2.71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.794">
                <text:p>5.794</text:p>
              </table:table-cell>
              <table:table-cell office:value-type="float" office:value="2.743">
                <text:p>2.74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857">
                <text:p>5.857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92">
                <text:p>5.92</text:p>
              </table:table-cell>
              <table:table-cell office:value-type="float" office:value="2.797">
                <text:p>2.79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983">
                <text:p>5.983</text:p>
              </table:table-cell>
              <table:table-cell office:value-type="float" office:value="2.826">
                <text:p>2.82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.045">
                <text:p>6.045</text:p>
              </table:table-cell>
              <table:table-cell office:value-type="float" office:value="2.856">
                <text:p>2.85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.106">
                <text:p>6.106</text:p>
              </table:table-cell>
              <table:table-cell office:value-type="float" office:value="2.886">
                <text:p>2.88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.167">
                <text:p>6.167</text:p>
              </table:table-cell>
              <table:table-cell office:value-type="float" office:value="2.918">
                <text:p>2.91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.228">
                <text:p>6.228</text:p>
              </table:table-cell>
              <table:table-cell office:value-type="float" office:value="2.951">
                <text:p>2.95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.288">
                <text:p>6.288</text:p>
              </table:table-cell>
              <table:table-cell office:value-type="float" office:value="2.985">
                <text:p>2.98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.347">
                <text:p>6.347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.406">
                <text:p>6.406</text:p>
              </table:table-cell>
              <table:table-cell office:value-type="float" office:value="3.056">
                <text:p>3.05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.464">
                <text:p>6.464</text:p>
              </table:table-cell>
              <table:table-cell office:value-type="float" office:value="3.093">
                <text:p>3.09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.643">
                <text:p>6.643</text:p>
              </table:table-cell>
              <table:table-cell office:value-type="float" office:value="3.207">
                <text:p>3.20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.821">
                <text:p>6.821</text:p>
              </table:table-cell>
              <table:table-cell office:value-type="float" office:value="3.325">
                <text:p>3.32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.996">
                <text:p>6.996</text:p>
              </table:table-cell>
              <table:table-cell office:value-type="float" office:value="3.445">
                <text:p>3.44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.17">
                <text:p>7.17</text:p>
              </table:table-cell>
              <table:table-cell office:value-type="float" office:value="3.569">
                <text:p>3.56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.341">
                <text:p>7.341</text:p>
              </table:table-cell>
              <table:table-cell office:value-type="float" office:value="3.695">
                <text:p>3.69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.51">
                <text:p>7.51</text:p>
              </table:table-cell>
              <table:table-cell office:value-type="float" office:value="3.825">
                <text:p>3.82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.676">
                <text:p>7.676</text:p>
              </table:table-cell>
              <table:table-cell office:value-type="float" office:value="3.958">
                <text:p>3.95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.841">
                <text:p>7.841</text:p>
              </table:table-cell>
              <table:table-cell office:value-type="float" office:value="4.093">
                <text:p>4.09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.003">
                <text:p>8.003</text:p>
              </table:table-cell>
              <table:table-cell office:value-type="float" office:value="4.231">
                <text:p>4.23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.162">
                <text:p>8.162</text:p>
              </table:table-cell>
              <table:table-cell office:value-type="float" office:value="4.372">
                <text:p>4.37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.319">
                <text:p>8.319</text:p>
              </table:table-cell>
              <table:table-cell office:value-type="float" office:value="4.516">
                <text:p>4.51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.474">
                <text:p>8.474</text:p>
              </table:table-cell>
              <table:table-cell office:value-type="float" office:value="4.663">
                <text:p>4.66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.626">
                <text:p>8.626</text:p>
              </table:table-cell>
              <table:table-cell office:value-type="float" office:value="4.812">
                <text:p>4.81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.775">
                <text:p>8.775</text:p>
              </table:table-cell>
              <table:table-cell office:value-type="float" office:value="4.964">
                <text:p>4.96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.921">
                <text:p>8.921</text:p>
              </table:table-cell>
              <table:table-cell office:value-type="float" office:value="5.118">
                <text:p>5.11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.065">
                <text:p>9.065</text:p>
              </table:table-cell>
              <table:table-cell office:value-type="float" office:value="5.275">
                <text:p>5.27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.206">
                <text:p>9.206</text:p>
              </table:table-cell>
              <table:table-cell office:value-type="float" office:value="5.435">
                <text:p>5.43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.345">
                <text:p>9.345</text:p>
              </table:table-cell>
              <table:table-cell office:value-type="float" office:value="5.596">
                <text:p>5.59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.48">
                <text:p>9.48</text:p>
              </table:table-cell>
              <table:table-cell office:value-type="float" office:value="5.761">
                <text:p>5.76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.613">
                <text:p>9.613</text:p>
              </table:table-cell>
              <table:table-cell office:value-type="float" office:value="5.927">
                <text:p>5.92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.742">
                <text:p>9.742</text:p>
              </table:table-cell>
              <table:table-cell office:value-type="float" office:value="6.096">
                <text:p>6.09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9.869">
                <text:p>9.869</text:p>
              </table:table-cell>
              <table:table-cell office:value-type="float" office:value="6.267">
                <text:p>6.26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9.993">
                <text:p>9.993</text:p>
              </table:table-cell>
              <table:table-cell office:value-type="float" office:value="6.441">
                <text:p>6.44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0.113">
                <text:p>10.113</text:p>
              </table:table-cell>
              <table:table-cell office:value-type="float" office:value="6.616">
                <text:p>6.61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0.231">
                <text:p>10.231</text:p>
              </table:table-cell>
              <table:table-cell office:value-type="float" office:value="6.794">
                <text:p>6.79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0.345">
                <text:p>10.345</text:p>
              </table:table-cell>
              <table:table-cell office:value-type="float" office:value="6.973">
                <text:p>6.97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0.457">
                <text:p>10.457</text:p>
              </table:table-cell>
              <table:table-cell office:value-type="float" office:value="7.155">
                <text:p>7.15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0.565">
                <text:p>10.565</text:p>
              </table:table-cell>
              <table:table-cell office:value-type="float" office:value="7.338">
                <text:p>7.33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0.67">
                <text:p>10.67</text:p>
              </table:table-cell>
              <table:table-cell office:value-type="float" office:value="7.524">
                <text:p>7.52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0.771">
                <text:p>10.771</text:p>
              </table:table-cell>
              <table:table-cell office:value-type="float" office:value="7.711">
                <text:p>7.71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0.87">
                <text:p>10.87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.965">
                <text:p>10.965</text:p>
              </table:table-cell>
              <table:table-cell office:value-type="float" office:value="8.09">
                <text:p>8.0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1.056">
                <text:p>11.056</text:p>
              </table:table-cell>
              <table:table-cell office:value-type="float" office:value="8.282">
                <text:p>8.28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1.145">
                <text:p>11.145</text:p>
              </table:table-cell>
              <table:table-cell office:value-type="float" office:value="8.476">
                <text:p>8.47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1.23">
                <text:p>11.23</text:p>
              </table:table-cell>
              <table:table-cell office:value-type="float" office:value="8.671">
                <text:p>8.67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1.311">
                <text:p>11.311</text:p>
              </table:table-cell>
              <table:table-cell office:value-type="float" office:value="8.868">
                <text:p>8.86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1.389">
                <text:p>11.389</text:p>
              </table:table-cell>
              <table:table-cell office:value-type="float" office:value="9.066">
                <text:p>9.06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1.464">
                <text:p>11.464</text:p>
              </table:table-cell>
              <table:table-cell office:value-type="float" office:value="9.266">
                <text:p>9.26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1.535">
                <text:p>11.535</text:p>
              </table:table-cell>
              <table:table-cell office:value-type="float" office:value="9.466">
                <text:p>9.46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1.603">
                <text:p>11.603</text:p>
              </table:table-cell>
              <table:table-cell office:value-type="float" office:value="9.668">
                <text:p>9.66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1.667">
                <text:p>11.667</text:p>
              </table:table-cell>
              <table:table-cell office:value-type="float" office:value="9.871">
                <text:p>9.87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1.727">
                <text:p>11.727</text:p>
              </table:table-cell>
              <table:table-cell office:value-type="float" office:value="10.075">
                <text:p>10.07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1.784">
                <text:p>11.784</text:p>
              </table:table-cell>
              <table:table-cell office:value-type="float" office:value="10.281">
                <text:p>10.28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1.837">
                <text:p>11.837</text:p>
              </table:table-cell>
              <table:table-cell office:value-type="float" office:value="10.487">
                <text:p>10.48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1.887">
                <text:p>11.887</text:p>
              </table:table-cell>
              <table:table-cell office:value-type="float" office:value="10.694">
                <text:p>10.69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1.933">
                <text:p>11.933</text:p>
              </table:table-cell>
              <table:table-cell office:value-type="float" office:value="10.902">
                <text:p>10.90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1.976">
                <text:p>11.976</text:p>
              </table:table-cell>
              <table:table-cell office:value-type="float" office:value="11.11">
                <text:p>11.1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.015">
                <text:p>12.015</text:p>
              </table:table-cell>
              <table:table-cell office:value-type="float" office:value="11.32">
                <text:p>11.3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.05">
                <text:p>12.05</text:p>
              </table:table-cell>
              <table:table-cell office:value-type="float" office:value="11.53">
                <text:p>11.5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.081">
                <text:p>12.081</text:p>
              </table:table-cell>
              <table:table-cell office:value-type="float" office:value="11.74">
                <text:p>11.7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.109">
                <text:p>12.109</text:p>
              </table:table-cell>
              <table:table-cell office:value-type="float" office:value="11.951">
                <text:p>11.95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.133">
                <text:p>12.133</text:p>
              </table:table-cell>
              <table:table-cell office:value-type="float" office:value="12.163">
                <text:p>12.16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.154">
                <text:p>12.154</text:p>
              </table:table-cell>
              <table:table-cell office:value-type="float" office:value="12.375">
                <text:p>12.37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.17">
                <text:p>12.17</text:p>
              </table:table-cell>
              <table:table-cell office:value-type="float" office:value="12.587">
                <text:p>12.58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.183">
                <text:p>12.183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.193">
                <text:p>12.193</text:p>
              </table:table-cell>
              <table:table-cell office:value-type="float" office:value="13.012">
                <text:p>13.01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.198">
                <text:p>12.198</text:p>
              </table:table-cell>
              <table:table-cell office:value-type="float" office:value="13.225">
                <text:p>13.22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.2">
                <text:p>12.2</text:p>
              </table:table-cell>
              <table:table-cell office:value-type="float" office:value="13.438">
                <text:p>13.43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.198">
                <text:p>12.198</text:p>
              </table:table-cell>
              <table:table-cell office:value-type="float" office:value="13.651">
                <text:p>13.65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.193">
                <text:p>12.193</text:p>
              </table:table-cell>
              <table:table-cell office:value-type="float" office:value="13.864">
                <text:p>13.86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.184">
                <text:p>12.184</text:p>
              </table:table-cell>
              <table:table-cell office:value-type="float" office:value="14.077">
                <text:p>14.07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.171">
                <text:p>12.171</text:p>
              </table:table-cell>
              <table:table-cell office:value-type="float" office:value="14.289">
                <text:p>14.28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.154">
                <text:p>12.154</text:p>
              </table:table-cell>
              <table:table-cell office:value-type="float" office:value="14.502">
                <text:p>14.50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.134">
                <text:p>12.134</text:p>
              </table:table-cell>
              <table:table-cell office:value-type="float" office:value="14.713">
                <text:p>14.71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.109">
                <text:p>12.109</text:p>
              </table:table-cell>
              <table:table-cell office:value-type="float" office:value="14.925">
                <text:p>14.92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.082">
                <text:p>12.082</text:p>
              </table:table-cell>
              <table:table-cell office:value-type="float" office:value="15.136">
                <text:p>15.13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.05">
                <text:p>12.05</text:p>
              </table:table-cell>
              <table:table-cell office:value-type="float" office:value="15.347">
                <text:p>15.34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.015">
                <text:p>12.015</text:p>
              </table:table-cell>
              <table:table-cell office:value-type="float" office:value="15.557">
                <text:p>15.55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1.976">
                <text:p>11.976</text:p>
              </table:table-cell>
              <table:table-cell office:value-type="float" office:value="15.766">
                <text:p>15.76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1.934">
                <text:p>11.934</text:p>
              </table:table-cell>
              <table:table-cell office:value-type="float" office:value="15.975">
                <text:p>15.97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1.888">
                <text:p>11.888</text:p>
              </table:table-cell>
              <table:table-cell office:value-type="float" office:value="16.183">
                <text:p>16.18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1.838">
                <text:p>11.838</text:p>
              </table:table-cell>
              <table:table-cell office:value-type="float" office:value="16.39">
                <text:p>16.3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1.785">
                <text:p>11.785</text:p>
              </table:table-cell>
              <table:table-cell office:value-type="float" office:value="16.596">
                <text:p>16.59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1.728">
                <text:p>11.728</text:p>
              </table:table-cell>
              <table:table-cell office:value-type="float" office:value="16.801">
                <text:p>16.80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1.668">
                <text:p>11.668</text:p>
              </table:table-cell>
              <table:table-cell office:value-type="float" office:value="17.005">
                <text:p>17.00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1.604">
                <text:p>11.604</text:p>
              </table:table-cell>
              <table:table-cell office:value-type="float" office:value="17.208">
                <text:p>17.20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1.536">
                <text:p>11.536</text:p>
              </table:table-cell>
              <table:table-cell office:value-type="float" office:value="17.41">
                <text:p>17.4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1.465">
                <text:p>11.465</text:p>
              </table:table-cell>
              <table:table-cell office:value-type="float" office:value="17.611">
                <text:p>17.61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1.391">
                <text:p>11.391</text:p>
              </table:table-cell>
              <table:table-cell office:value-type="float" office:value="17.81">
                <text:p>17.8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1.313">
                <text:p>11.313</text:p>
              </table:table-cell>
              <table:table-cell office:value-type="float" office:value="18.009">
                <text:p>18.00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1.231">
                <text:p>11.231</text:p>
              </table:table-cell>
              <table:table-cell office:value-type="float" office:value="18.205">
                <text:p>18.20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1.146">
                <text:p>11.146</text:p>
              </table:table-cell>
              <table:table-cell office:value-type="float" office:value="18.401">
                <text:p>18.40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1.058">
                <text:p>11.058</text:p>
              </table:table-cell>
              <table:table-cell office:value-type="float" office:value="18.594">
                <text:p>18.59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0.966">
                <text:p>10.966</text:p>
              </table:table-cell>
              <table:table-cell office:value-type="float" office:value="18.787">
                <text:p>18.78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0.871">
                <text:p>10.871</text:p>
              </table:table-cell>
              <table:table-cell office:value-type="float" office:value="18.977">
                <text:p>18.97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0.773">
                <text:p>10.773</text:p>
              </table:table-cell>
              <table:table-cell office:value-type="float" office:value="19.166">
                <text:p>19.16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0.671">
                <text:p>10.671</text:p>
              </table:table-cell>
              <table:table-cell office:value-type="float" office:value="19.353">
                <text:p>19.35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0.567">
                <text:p>10.567</text:p>
              </table:table-cell>
              <table:table-cell office:value-type="float" office:value="19.539">
                <text:p>19.53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0.459">
                <text:p>10.459</text:p>
              </table:table-cell>
              <table:table-cell office:value-type="float" office:value="19.722">
                <text:p>19.72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0.347">
                <text:p>10.347</text:p>
              </table:table-cell>
              <table:table-cell office:value-type="float" office:value="19.904">
                <text:p>19.90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0.233">
                <text:p>10.233</text:p>
              </table:table-cell>
              <table:table-cell office:value-type="float" office:value="20.083">
                <text:p>20.08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0.115">
                <text:p>10.115</text:p>
              </table:table-cell>
              <table:table-cell office:value-type="float" office:value="20.261">
                <text:p>20.26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9.995">
                <text:p>9.995</text:p>
              </table:table-cell>
              <table:table-cell office:value-type="float" office:value="20.436">
                <text:p>20.43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9.871">
                <text:p>9.871</text:p>
              </table:table-cell>
              <table:table-cell office:value-type="float" office:value="20.61">
                <text:p>20.6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9.745">
                <text:p>9.745</text:p>
              </table:table-cell>
              <table:table-cell office:value-type="float" office:value="20.781">
                <text:p>20.78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9.615">
                <text:p>9.615</text:p>
              </table:table-cell>
              <table:table-cell office:value-type="float" office:value="20.95">
                <text:p>20.9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9.482">
                <text:p>9.482</text:p>
              </table:table-cell>
              <table:table-cell office:value-type="float" office:value="21.116">
                <text:p>21.11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9.347">
                <text:p>9.347</text:p>
              </table:table-cell>
              <table:table-cell office:value-type="float" office:value="21.281">
                <text:p>21.28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9.209">
                <text:p>9.209</text:p>
              </table:table-cell>
              <table:table-cell office:value-type="float" office:value="21.443">
                <text:p>21.44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9.068">
                <text:p>9.068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.924">
                <text:p>8.924</text:p>
              </table:table-cell>
              <table:table-cell office:value-type="float" office:value="21.759">
                <text:p>21.75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.777">
                <text:p>8.777</text:p>
              </table:table-cell>
              <table:table-cell office:value-type="float" office:value="21.914">
                <text:p>21.91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.628">
                <text:p>8.628</text:p>
              </table:table-cell>
              <table:table-cell office:value-type="float" office:value="22.066">
                <text:p>22.06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.476">
                <text:p>8.476</text:p>
              </table:table-cell>
              <table:table-cell office:value-type="float" office:value="22.215">
                <text:p>22.21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.322">
                <text:p>8.322</text:p>
              </table:table-cell>
              <table:table-cell office:value-type="float" office:value="22.361">
                <text:p>22.36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.165">
                <text:p>8.165</text:p>
              </table:table-cell>
              <table:table-cell office:value-type="float" office:value="22.505">
                <text:p>22.50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.005">
                <text:p>8.005</text:p>
              </table:table-cell>
              <table:table-cell office:value-type="float" office:value="22.646">
                <text:p>22.64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.844">
                <text:p>7.844</text:p>
              </table:table-cell>
              <table:table-cell office:value-type="float" office:value="22.785">
                <text:p>22.78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.679">
                <text:p>7.679</text:p>
              </table:table-cell>
              <table:table-cell office:value-type="float" office:value="22.92">
                <text:p>22.9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.513">
                <text:p>7.513</text:p>
              </table:table-cell>
              <table:table-cell office:value-type="float" office:value="23.053">
                <text:p>23.05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.344">
                <text:p>7.344</text:p>
              </table:table-cell>
              <table:table-cell office:value-type="float" office:value="23.182">
                <text:p>23.18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.173">
                <text:p>7.173</text:p>
              </table:table-cell>
              <table:table-cell office:value-type="float" office:value="23.309">
                <text:p>23.30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999">
                <text:p>6.999</text:p>
              </table:table-cell>
              <table:table-cell office:value-type="float" office:value="23.433">
                <text:p>23.43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824">
                <text:p>6.824</text:p>
              </table:table-cell>
              <table:table-cell office:value-type="float" office:value="23.553">
                <text:p>23.55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646">
                <text:p>6.646</text:p>
              </table:table-cell>
              <table:table-cell office:value-type="float" office:value="23.671">
                <text:p>23.67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467">
                <text:p>6.467</text:p>
              </table:table-cell>
              <table:table-cell office:value-type="float" office:value="23.785">
                <text:p>23.78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285">
                <text:p>6.285</text:p>
              </table:table-cell>
              <table:table-cell office:value-type="float" office:value="23.897">
                <text:p>23.89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.102">
                <text:p>6.102</text:p>
              </table:table-cell>
              <table:table-cell office:value-type="float" office:value="24.005">
                <text:p>24.00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5.916">
                <text:p>5.916</text:p>
              </table:table-cell>
              <table:table-cell office:value-type="float" office:value="24.11">
                <text:p>24.1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5.729">
                <text:p>5.729</text:p>
              </table:table-cell>
              <table:table-cell office:value-type="float" office:value="24.211">
                <text:p>24.21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.54">
                <text:p>5.54</text:p>
              </table:table-cell>
              <table:table-cell office:value-type="float" office:value="24.31">
                <text:p>24.3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5.35">
                <text:p>5.35</text:p>
              </table:table-cell>
              <table:table-cell office:value-type="float" office:value="24.405">
                <text:p>24.40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5.158">
                <text:p>5.158</text:p>
              </table:table-cell>
              <table:table-cell office:value-type="float" office:value="24.496">
                <text:p>24.49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.964">
                <text:p>4.964</text:p>
              </table:table-cell>
              <table:table-cell office:value-type="float" office:value="24.585">
                <text:p>24.58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.769">
                <text:p>4.769</text:p>
              </table:table-cell>
              <table:table-cell office:value-type="float" office:value="24.67">
                <text:p>24.6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.572">
                <text:p>4.572</text:p>
              </table:table-cell>
              <table:table-cell office:value-type="float" office:value="24.751">
                <text:p>24.75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.374">
                <text:p>4.374</text:p>
              </table:table-cell>
              <table:table-cell office:value-type="float" office:value="24.829">
                <text:p>24.82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.174">
                <text:p>4.174</text:p>
              </table:table-cell>
              <table:table-cell office:value-type="float" office:value="24.904">
                <text:p>24.90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.974">
                <text:p>3.974</text:p>
              </table:table-cell>
              <table:table-cell office:value-type="float" office:value="24.975">
                <text:p>24.97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.772">
                <text:p>3.772</text:p>
              </table:table-cell>
              <table:table-cell office:value-type="float" office:value="25.043">
                <text:p>25.04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.569">
                <text:p>3.569</text:p>
              </table:table-cell>
              <table:table-cell office:value-type="float" office:value="25.107">
                <text:p>25.10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.365">
                <text:p>3.365</text:p>
              </table:table-cell>
              <table:table-cell office:value-type="float" office:value="25.167">
                <text:p>25.16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.159">
                <text:p>3.159</text:p>
              </table:table-cell>
              <table:table-cell office:value-type="float" office:value="25.224">
                <text:p>25.22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.953">
                <text:p>2.953</text:p>
              </table:table-cell>
              <table:table-cell office:value-type="float" office:value="25.277">
                <text:p>25.27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.746">
                <text:p>2.746</text:p>
              </table:table-cell>
              <table:table-cell office:value-type="float" office:value="25.327">
                <text:p>25.32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.538">
                <text:p>2.538</text:p>
              </table:table-cell>
              <table:table-cell office:value-type="float" office:value="25.373">
                <text:p>25.37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.33">
                <text:p>2.33</text:p>
              </table:table-cell>
              <table:table-cell office:value-type="float" office:value="25.416">
                <text:p>25.41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.12">
                <text:p>2.12</text:p>
              </table:table-cell>
              <table:table-cell office:value-type="float" office:value="25.455">
                <text:p>25.45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91">
                <text:p>1.91</text:p>
              </table:table-cell>
              <table:table-cell office:value-type="float" office:value="25.49">
                <text:p>25.4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7">
                <text:p>1.7</text:p>
              </table:table-cell>
              <table:table-cell office:value-type="float" office:value="25.521">
                <text:p>25.52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489">
                <text:p>1.489</text:p>
              </table:table-cell>
              <table:table-cell office:value-type="float" office:value="25.549">
                <text:p>25.54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.277">
                <text:p>1.277</text:p>
              </table:table-cell>
              <table:table-cell office:value-type="float" office:value="25.573">
                <text:p>25.57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065">
                <text:p>1.065</text:p>
              </table:table-cell>
              <table:table-cell office:value-type="float" office:value="25.594">
                <text:p>25.59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853">
                <text:p>0.853</text:p>
              </table:table-cell>
              <table:table-cell office:value-type="float" office:value="25.61">
                <text:p>25.6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64">
                <text:p>0.64</text:p>
              </table:table-cell>
              <table:table-cell office:value-type="float" office:value="25.623">
                <text:p>25.62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428">
                <text:p>0.428</text:p>
              </table:table-cell>
              <table:table-cell office:value-type="float" office:value="25.633">
                <text:p>25.63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215">
                <text:p>0.215</text:p>
              </table:table-cell>
              <table:table-cell office:value-type="float" office:value="25.638">
                <text:p>25.63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2">
                <text:p>0.002</text:p>
              </table:table-cell>
              <table:table-cell office:value-type="float" office:value="25.64">
                <text:p>25.6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0.211">
                <text:p>-0.211</text:p>
              </table:table-cell>
              <table:table-cell office:value-type="float" office:value="25.638">
                <text:p>25.63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0.424">
                <text:p>-0.424</text:p>
              </table:table-cell>
              <table:table-cell office:value-type="float" office:value="25.633">
                <text:p>25.63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0.637">
                <text:p>-0.637</text:p>
              </table:table-cell>
              <table:table-cell office:value-type="float" office:value="25.624">
                <text:p>25.62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0.849">
                <text:p>-0.849</text:p>
              </table:table-cell>
              <table:table-cell office:value-type="float" office:value="25.611">
                <text:p>25.61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1.062">
                <text:p>-1.062</text:p>
              </table:table-cell>
              <table:table-cell office:value-type="float" office:value="25.594">
                <text:p>25.59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1.273">
                <text:p>-1.273</text:p>
              </table:table-cell>
              <table:table-cell office:value-type="float" office:value="25.574">
                <text:p>25.57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1.485">
                <text:p>-1.485</text:p>
              </table:table-cell>
              <table:table-cell office:value-type="float" office:value="25.549">
                <text:p>25.54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1.696">
                <text:p>-1.696</text:p>
              </table:table-cell>
              <table:table-cell office:value-type="float" office:value="25.522">
                <text:p>25.52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1.907">
                <text:p>-1.907</text:p>
              </table:table-cell>
              <table:table-cell office:value-type="float" office:value="25.49">
                <text:p>25.4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2.117">
                <text:p>-2.117</text:p>
              </table:table-cell>
              <table:table-cell office:value-type="float" office:value="25.455">
                <text:p>25.45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2.326">
                <text:p>-2.326</text:p>
              </table:table-cell>
              <table:table-cell office:value-type="float" office:value="25.416">
                <text:p>25.41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2.535">
                <text:p>-2.535</text:p>
              </table:table-cell>
              <table:table-cell office:value-type="float" office:value="25.374">
                <text:p>25.37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2.743">
                <text:p>-2.743</text:p>
              </table:table-cell>
              <table:table-cell office:value-type="float" office:value="25.328">
                <text:p>25.32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2.95">
                <text:p>-2.95</text:p>
              </table:table-cell>
              <table:table-cell office:value-type="float" office:value="25.278">
                <text:p>25.27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2.922">
                <text:p>-2.922</text:p>
              </table:table-cell>
              <table:table-cell office:value-type="float" office:value="25.967">
                <text:p>25.96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2.906">
                <text:p>-2.906</text:p>
              </table:table-cell>
              <table:table-cell office:value-type="float" office:value="26.655">
                <text:p>26.65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2.903">
                <text:p>-2.903</text:p>
              </table:table-cell>
              <table:table-cell office:value-type="float" office:value="27.344">
                <text:p>27.34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2.911">
                <text:p>-2.911</text:p>
              </table:table-cell>
              <table:table-cell office:value-type="float" office:value="28.033">
                <text:p>28.03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2.932">
                <text:p>-2.932</text:p>
              </table:table-cell>
              <table:table-cell office:value-type="float" office:value="28.721">
                <text:p>28.72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2.964">
                <text:p>-2.964</text:p>
              </table:table-cell>
              <table:table-cell office:value-type="float" office:value="29.409">
                <text:p>29.40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3.009">
                <text:p>-3.009</text:p>
              </table:table-cell>
              <table:table-cell office:value-type="float" office:value="30.097">
                <text:p>30.09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3.065">
                <text:p>-3.065</text:p>
              </table:table-cell>
              <table:table-cell office:value-type="float" office:value="30.783">
                <text:p>30.78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3.133">
                <text:p>-3.133</text:p>
              </table:table-cell>
              <table:table-cell office:value-type="float" office:value="31.469">
                <text:p>31.46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3.214">
                <text:p>-3.214</text:p>
              </table:table-cell>
              <table:table-cell office:value-type="float" office:value="32.153">
                <text:p>32.15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3.306">
                <text:p>-3.306</text:p>
              </table:table-cell>
              <table:table-cell office:value-type="float" office:value="32.835">
                <text:p>32.83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3.41">
                <text:p>-3.41</text:p>
              </table:table-cell>
              <table:table-cell office:value-type="float" office:value="33.516">
                <text:p>33.51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3.526">
                <text:p>-3.526</text:p>
              </table:table-cell>
              <table:table-cell office:value-type="float" office:value="34.195">
                <text:p>34.19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3.654">
                <text:p>-3.654</text:p>
              </table:table-cell>
              <table:table-cell office:value-type="float" office:value="34.872">
                <text:p>34.87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3.794">
                <text:p>-3.794</text:p>
              </table:table-cell>
              <table:table-cell office:value-type="float" office:value="35.547">
                <text:p>35.54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3.945">
                <text:p>-3.945</text:p>
              </table:table-cell>
              <table:table-cell office:value-type="float" office:value="36.219">
                <text:p>36.21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4.108">
                <text:p>-4.108</text:p>
              </table:table-cell>
              <table:table-cell office:value-type="float" office:value="36.888">
                <text:p>36.88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4.283">
                <text:p>-4.283</text:p>
              </table:table-cell>
              <table:table-cell office:value-type="float" office:value="37.554">
                <text:p>37.55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4.47">
                <text:p>-4.47</text:p>
              </table:table-cell>
              <table:table-cell office:value-type="float" office:value="38.217">
                <text:p>38.21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4.667">
                <text:p>-4.667</text:p>
              </table:table-cell>
              <table:table-cell office:value-type="float" office:value="38.877">
                <text:p>38.87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4.877">
                <text:p>-4.877</text:p>
              </table:table-cell>
              <table:table-cell office:value-type="float" office:value="39.533">
                <text:p>39.53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5.098">
                <text:p>-5.098</text:p>
              </table:table-cell>
              <table:table-cell office:value-type="float" office:value="40.186">
                <text:p>40.18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5.33">
                <text:p>-5.33</text:p>
              </table:table-cell>
              <table:table-cell office:value-type="float" office:value="40.834">
                <text:p>40.83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5.573">
                <text:p>-5.573</text:p>
              </table:table-cell>
              <table:table-cell office:value-type="float" office:value="41.478">
                <text:p>41.47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5.828">
                <text:p>-5.828</text:p>
              </table:table-cell>
              <table:table-cell office:value-type="float" office:value="42.118">
                <text:p>42.11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6.094">
                <text:p>-6.094</text:p>
              </table:table-cell>
              <table:table-cell office:value-type="float" office:value="42.754">
                <text:p>42.75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6.371">
                <text:p>-6.371</text:p>
              </table:table-cell>
              <table:table-cell office:value-type="float" office:value="43.385">
                <text:p>43.38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6.659">
                <text:p>-6.659</text:p>
              </table:table-cell>
              <table:table-cell office:value-type="float" office:value="44.01">
                <text:p>44.0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6.957">
                <text:p>-6.957</text:p>
              </table:table-cell>
              <table:table-cell office:value-type="float" office:value="44.631">
                <text:p>44.63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7.267">
                <text:p>-7.267</text:p>
              </table:table-cell>
              <table:table-cell office:value-type="float" office:value="45.247">
                <text:p>45.24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7.587">
                <text:p>-7.587</text:p>
              </table:table-cell>
              <table:table-cell office:value-type="float" office:value="45.856">
                <text:p>45.85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7.918">
                <text:p>-7.918</text:p>
              </table:table-cell>
              <table:table-cell office:value-type="float" office:value="46.461">
                <text:p>46.46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8.259">
                <text:p>-8.259</text:p>
              </table:table-cell>
              <table:table-cell office:value-type="float" office:value="47.059">
                <text:p>47.05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8.611">
                <text:p>-8.611</text:p>
              </table:table-cell>
              <table:table-cell office:value-type="float" office:value="47.651">
                <text:p>47.65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8.973">
                <text:p>-8.973</text:p>
              </table:table-cell>
              <table:table-cell office:value-type="float" office:value="48.237">
                <text:p>48.23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9.345">
                <text:p>-9.345</text:p>
              </table:table-cell>
              <table:table-cell office:value-type="float" office:value="48.817">
                <text:p>48.81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9.727">
                <text:p>-9.727</text:p>
              </table:table-cell>
              <table:table-cell office:value-type="float" office:value="49.39">
                <text:p>49.3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10.119">
                <text:p>-10.119</text:p>
              </table:table-cell>
              <table:table-cell office:value-type="float" office:value="49.956">
                <text:p>49.95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10.521">
                <text:p>-10.521</text:p>
              </table:table-cell>
              <table:table-cell office:value-type="float" office:value="50.516">
                <text:p>50.51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10.933">
                <text:p>-10.933</text:p>
              </table:table-cell>
              <table:table-cell office:value-type="float" office:value="51.068">
                <text:p>51.06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11.354">
                <text:p>-11.354</text:p>
              </table:table-cell>
              <table:table-cell office:value-type="float" office:value="51.613">
                <text:p>51.61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11.785">
                <text:p>-11.785</text:p>
              </table:table-cell>
              <table:table-cell office:value-type="float" office:value="52.151">
                <text:p>52.15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12.225">
                <text:p>-12.225</text:p>
              </table:table-cell>
              <table:table-cell office:value-type="float" office:value="52.681">
                <text:p>52.68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12.674">
                <text:p>-12.674</text:p>
              </table:table-cell>
              <table:table-cell office:value-type="float" office:value="53.203">
                <text:p>53.20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13.132">
                <text:p>-13.132</text:p>
              </table:table-cell>
              <table:table-cell office:value-type="float" office:value="53.717">
                <text:p>53.71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13.599">
                <text:p>-13.599</text:p>
              </table:table-cell>
              <table:table-cell office:value-type="float" office:value="54.223">
                <text:p>54.22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14.075">
                <text:p>-14.075</text:p>
              </table:table-cell>
              <table:table-cell office:value-type="float" office:value="54.721">
                <text:p>54.72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14.559">
                <text:p>-14.559</text:p>
              </table:table-cell>
              <table:table-cell office:value-type="float" office:value="55.211">
                <text:p>55.21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15.052">
                <text:p>-15.052</text:p>
              </table:table-cell>
              <table:table-cell office:value-type="float" office:value="55.692">
                <text:p>55.69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15.554">
                <text:p>-15.554</text:p>
              </table:table-cell>
              <table:table-cell office:value-type="float" office:value="56.164">
                <text:p>56.16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16.063">
                <text:p>-16.063</text:p>
              </table:table-cell>
              <table:table-cell office:value-type="float" office:value="56.628">
                <text:p>56.62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16.581">
                <text:p>-16.581</text:p>
              </table:table-cell>
              <table:table-cell office:value-type="float" office:value="57.083">
                <text:p>57.08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17.106">
                <text:p>-17.106</text:p>
              </table:table-cell>
              <table:table-cell office:value-type="float" office:value="57.528">
                <text:p>57.52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17.639">
                <text:p>-17.639</text:p>
              </table:table-cell>
              <table:table-cell office:value-type="float" office:value="57.964">
                <text:p>57.96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18.18">
                <text:p>-18.18</text:p>
              </table:table-cell>
              <table:table-cell office:value-type="float" office:value="58.391">
                <text:p>58.39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18.728">
                <text:p>-18.728</text:p>
              </table:table-cell>
              <table:table-cell office:value-type="float" office:value="58.809">
                <text:p>58.80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19.283">
                <text:p>-19.283</text:p>
              </table:table-cell>
              <table:table-cell office:value-type="float" office:value="59.217">
                <text:p>59.21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19.845">
                <text:p>-19.845</text:p>
              </table:table-cell>
              <table:table-cell office:value-type="float" office:value="59.615">
                <text:p>59.61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20.414">
                <text:p>-20.414</text:p>
              </table:table-cell>
              <table:table-cell office:value-type="float" office:value="60.003">
                <text:p>60.00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20.99">
                <text:p>-20.99</text:p>
              </table:table-cell>
              <table:table-cell office:value-type="float" office:value="60.381">
                <text:p>60.38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21.572">
                <text:p>-21.572</text:p>
              </table:table-cell>
              <table:table-cell office:value-type="float" office:value="60.749">
                <text:p>60.74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22.16">
                <text:p>-22.16</text:p>
              </table:table-cell>
              <table:table-cell office:value-type="float" office:value="61.107">
                <text:p>61.10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22.755">
                <text:p>-22.755</text:p>
              </table:table-cell>
              <table:table-cell office:value-type="float" office:value="61.455">
                <text:p>61.45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23.356">
                <text:p>-23.356</text:p>
              </table:table-cell>
              <table:table-cell office:value-type="float" office:value="61.792">
                <text:p>61.79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23.962">
                <text:p>-23.962</text:p>
              </table:table-cell>
              <table:table-cell office:value-type="float" office:value="62.118">
                <text:p>62.11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24.574">
                <text:p>-24.574</text:p>
              </table:table-cell>
              <table:table-cell office:value-type="float" office:value="62.434">
                <text:p>62.43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25.192">
                <text:p>-25.192</text:p>
              </table:table-cell>
              <table:table-cell office:value-type="float" office:value="62.739">
                <text:p>62.73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25.815">
                <text:p>-25.815</text:p>
              </table:table-cell>
              <table:table-cell office:value-type="float" office:value="63.034">
                <text:p>63.03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26.442">
                <text:p>-26.442</text:p>
              </table:table-cell>
              <table:table-cell office:value-type="float" office:value="63.317">
                <text:p>63.31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27.075">
                <text:p>-27.075</text:p>
              </table:table-cell>
              <table:table-cell office:value-type="float" office:value="63.59">
                <text:p>63.5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27.712">
                <text:p>-27.712</text:p>
              </table:table-cell>
              <table:table-cell office:value-type="float" office:value="63.851">
                <text:p>63.85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28.354">
                <text:p>-28.354</text:p>
              </table:table-cell>
              <table:table-cell office:value-type="float" office:value="64.101">
                <text:p>64.10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29">
                <text:p>-29</text:p>
              </table:table-cell>
              <table:table-cell office:value-type="float" office:value="64.34">
                <text:p>64.3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29.65">
                <text:p>-29.65</text:p>
              </table:table-cell>
              <table:table-cell office:value-type="float" office:value="64.568">
                <text:p>64.56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30.304">
                <text:p>-30.304</text:p>
              </table:table-cell>
              <table:table-cell office:value-type="float" office:value="64.784">
                <text:p>64.78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30.962">
                <text:p>-30.962</text:p>
              </table:table-cell>
              <table:table-cell office:value-type="float" office:value="64.989">
                <text:p>64.98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31.623">
                <text:p>-31.623</text:p>
              </table:table-cell>
              <table:table-cell office:value-type="float" office:value="65.182">
                <text:p>65.18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32.287">
                <text:p>-32.287</text:p>
              </table:table-cell>
              <table:table-cell office:value-type="float" office:value="65.364">
                <text:p>65.36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32.955">
                <text:p>-32.955</text:p>
              </table:table-cell>
              <table:table-cell office:value-type="float" office:value="65.534">
                <text:p>65.53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33.625">
                <text:p>-33.625</text:p>
              </table:table-cell>
              <table:table-cell office:value-type="float" office:value="65.693">
                <text:p>65.69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34.298">
                <text:p>-34.298</text:p>
              </table:table-cell>
              <table:table-cell office:value-type="float" office:value="65.84">
                <text:p>65.8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34.974">
                <text:p>-34.974</text:p>
              </table:table-cell>
              <table:table-cell office:value-type="float" office:value="65.974">
                <text:p>65.97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35.651">
                <text:p>-35.651</text:p>
              </table:table-cell>
              <table:table-cell office:value-type="float" office:value="66.098">
                <text:p>66.09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36.331">
                <text:p>-36.331</text:p>
              </table:table-cell>
              <table:table-cell office:value-type="float" office:value="66.209">
                <text:p>66.20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37.013">
                <text:p>-37.013</text:p>
              </table:table-cell>
              <table:table-cell office:value-type="float" office:value="66.308">
                <text:p>66.30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37.696">
                <text:p>-37.696</text:p>
              </table:table-cell>
              <table:table-cell office:value-type="float" office:value="66.396">
                <text:p>66.39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38.381">
                <text:p>-38.381</text:p>
              </table:table-cell>
              <table:table-cell office:value-type="float" office:value="66.472">
                <text:p>66.47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39.067">
                <text:p>-39.067</text:p>
              </table:table-cell>
              <table:table-cell office:value-type="float" office:value="66.535">
                <text:p>66.53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39.753">
                <text:p>-39.753</text:p>
              </table:table-cell>
              <table:table-cell office:value-type="float" office:value="66.587">
                <text:p>66.58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40.441">
                <text:p>-40.441</text:p>
              </table:table-cell>
              <table:table-cell office:value-type="float" office:value="66.627">
                <text:p>66.62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41.129">
                <text:p>-41.129</text:p>
              </table:table-cell>
              <table:table-cell office:value-type="float" office:value="66.654">
                <text:p>66.65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41.818">
                <text:p>-41.818</text:p>
              </table:table-cell>
              <table:table-cell office:value-type="float" office:value="66.67">
                <text:p>66.6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42.507">
                <text:p>-42.507</text:p>
              </table:table-cell>
              <table:table-cell office:value-type="float" office:value="66.673">
                <text:p>66.67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43.196">
                <text:p>-43.196</text:p>
              </table:table-cell>
              <table:table-cell office:value-type="float" office:value="66.665">
                <text:p>66.66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43.884">
                <text:p>-43.884</text:p>
              </table:table-cell>
              <table:table-cell office:value-type="float" office:value="66.645">
                <text:p>66.64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44.572">
                <text:p>-44.572</text:p>
              </table:table-cell>
              <table:table-cell office:value-type="float" office:value="66.612">
                <text:p>66.61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45.26">
                <text:p>-45.26</text:p>
              </table:table-cell>
              <table:table-cell office:value-type="float" office:value="66.568">
                <text:p>66.56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45.946">
                <text:p>-45.946</text:p>
              </table:table-cell>
              <table:table-cell office:value-type="float" office:value="66.511">
                <text:p>66.51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46.631">
                <text:p>-46.631</text:p>
              </table:table-cell>
              <table:table-cell office:value-type="float" office:value="66.443">
                <text:p>66.44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47.316">
                <text:p>-47.316</text:p>
              </table:table-cell>
              <table:table-cell office:value-type="float" office:value="66.363">
                <text:p>66.36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47.998">
                <text:p>-47.998</text:p>
              </table:table-cell>
              <table:table-cell office:value-type="float" office:value="66.27">
                <text:p>66.2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48.679">
                <text:p>-48.679</text:p>
              </table:table-cell>
              <table:table-cell office:value-type="float" office:value="66.166">
                <text:p>66.16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49.358">
                <text:p>-49.358</text:p>
              </table:table-cell>
              <table:table-cell office:value-type="float" office:value="66.05">
                <text:p>66.0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50.035">
                <text:p>-50.035</text:p>
              </table:table-cell>
              <table:table-cell office:value-type="float" office:value="65.922">
                <text:p>65.92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50.709">
                <text:p>-50.709</text:p>
              </table:table-cell>
              <table:table-cell office:value-type="float" office:value="65.782">
                <text:p>65.78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51.381">
                <text:p>-51.381</text:p>
              </table:table-cell>
              <table:table-cell office:value-type="float" office:value="65.631">
                <text:p>65.63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52.051">
                <text:p>-52.051</text:p>
              </table:table-cell>
              <table:table-cell office:value-type="float" office:value="65.468">
                <text:p>65.46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52.717">
                <text:p>-52.717</text:p>
              </table:table-cell>
              <table:table-cell office:value-type="float" office:value="65.293">
                <text:p>65.29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53.38">
                <text:p>-53.38</text:p>
              </table:table-cell>
              <table:table-cell office:value-type="float" office:value="65.107">
                <text:p>65.10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54.04">
                <text:p>-54.04</text:p>
              </table:table-cell>
              <table:table-cell office:value-type="float" office:value="64.909">
                <text:p>64.90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54.696">
                <text:p>-54.696</text:p>
              </table:table-cell>
              <table:table-cell office:value-type="float" office:value="64.699">
                <text:p>64.69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55.348">
                <text:p>-55.348</text:p>
              </table:table-cell>
              <table:table-cell office:value-type="float" office:value="64.479">
                <text:p>64.47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55.997">
                <text:p>-55.997</text:p>
              </table:table-cell>
              <table:table-cell office:value-type="float" office:value="64.246">
                <text:p>64.24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56.641">
                <text:p>-56.641</text:p>
              </table:table-cell>
              <table:table-cell office:value-type="float" office:value="64.003">
                <text:p>64.00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57.281">
                <text:p>-57.281</text:p>
              </table:table-cell>
              <table:table-cell office:value-type="float" office:value="63.748">
                <text:p>63.74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57.917">
                <text:p>-57.917</text:p>
              </table:table-cell>
              <table:table-cell office:value-type="float" office:value="63.482">
                <text:p>63.48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58.548">
                <text:p>-58.548</text:p>
              </table:table-cell>
              <table:table-cell office:value-type="float" office:value="63.206">
                <text:p>63.20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59.173">
                <text:p>-59.173</text:p>
              </table:table-cell>
              <table:table-cell office:value-type="float" office:value="62.918">
                <text:p>62.91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59.794">
                <text:p>-59.794</text:p>
              </table:table-cell>
              <table:table-cell office:value-type="float" office:value="62.619">
                <text:p>62.61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60.409">
                <text:p>-60.409</text:p>
              </table:table-cell>
              <table:table-cell office:value-type="float" office:value="62.31">
                <text:p>62.3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61.019">
                <text:p>-61.019</text:p>
              </table:table-cell>
              <table:table-cell office:value-type="float" office:value="61.989">
                <text:p>61.98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61.623">
                <text:p>-61.623</text:p>
              </table:table-cell>
              <table:table-cell office:value-type="float" office:value="61.659">
                <text:p>61.65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62.222">
                <text:p>-62.222</text:p>
              </table:table-cell>
              <table:table-cell office:value-type="float" office:value="61.317">
                <text:p>61.31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62.814">
                <text:p>-62.814</text:p>
              </table:table-cell>
              <table:table-cell office:value-type="float" office:value="60.966">
                <text:p>60.96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63.4">
                <text:p>-63.4</text:p>
              </table:table-cell>
              <table:table-cell office:value-type="float" office:value="60.604">
                <text:p>60.60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63.98">
                <text:p>-63.98</text:p>
              </table:table-cell>
              <table:table-cell office:value-type="float" office:value="60.232">
                <text:p>60.23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64.553">
                <text:p>-64.553</text:p>
              </table:table-cell>
              <table:table-cell office:value-type="float" office:value="59.849">
                <text:p>59.84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65.119">
                <text:p>-65.119</text:p>
              </table:table-cell>
              <table:table-cell office:value-type="float" office:value="59.457">
                <text:p>59.45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65.679">
                <text:p>-65.679</text:p>
              </table:table-cell>
              <table:table-cell office:value-type="float" office:value="59.055">
                <text:p>59.05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66.231">
                <text:p>-66.231</text:p>
              </table:table-cell>
              <table:table-cell office:value-type="float" office:value="58.644">
                <text:p>58.64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66.776">
                <text:p>-66.776</text:p>
              </table:table-cell>
              <table:table-cell office:value-type="float" office:value="58.222">
                <text:p>58.22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67.313">
                <text:p>-67.313</text:p>
              </table:table-cell>
              <table:table-cell office:value-type="float" office:value="57.792">
                <text:p>57.79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67.843">
                <text:p>-67.843</text:p>
              </table:table-cell>
              <table:table-cell office:value-type="float" office:value="57.352">
                <text:p>57.35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68.366">
                <text:p>-68.366</text:p>
              </table:table-cell>
              <table:table-cell office:value-type="float" office:value="56.903">
                <text:p>56.90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68.88">
                <text:p>-68.88</text:p>
              </table:table-cell>
              <table:table-cell office:value-type="float" office:value="56.444">
                <text:p>56.44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69.386">
                <text:p>-69.386</text:p>
              </table:table-cell>
              <table:table-cell office:value-type="float" office:value="55.977">
                <text:p>55.97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69.884">
                <text:p>-69.884</text:p>
              </table:table-cell>
              <table:table-cell office:value-type="float" office:value="55.501">
                <text:p>55.50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70.374">
                <text:p>-70.374</text:p>
              </table:table-cell>
              <table:table-cell office:value-type="float" office:value="55.017">
                <text:p>55.01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70.855">
                <text:p>-70.855</text:p>
              </table:table-cell>
              <table:table-cell office:value-type="float" office:value="54.524">
                <text:p>54.52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71.327">
                <text:p>-71.327</text:p>
              </table:table-cell>
              <table:table-cell office:value-type="float" office:value="54.023">
                <text:p>54.02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71.791">
                <text:p>-71.791</text:p>
              </table:table-cell>
              <table:table-cell office:value-type="float" office:value="53.513">
                <text:p>53.51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72.246">
                <text:p>-72.246</text:p>
              </table:table-cell>
              <table:table-cell office:value-type="float" office:value="52.996">
                <text:p>52.99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72.691">
                <text:p>-72.691</text:p>
              </table:table-cell>
              <table:table-cell office:value-type="float" office:value="52.47">
                <text:p>52.4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73.127">
                <text:p>-73.127</text:p>
              </table:table-cell>
              <table:table-cell office:value-type="float" office:value="51.937">
                <text:p>51.93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73.554">
                <text:p>-73.554</text:p>
              </table:table-cell>
              <table:table-cell office:value-type="float" office:value="51.397">
                <text:p>51.39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73.972">
                <text:p>-73.972</text:p>
              </table:table-cell>
              <table:table-cell office:value-type="float" office:value="50.849">
                <text:p>50.84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74.379">
                <text:p>-74.379</text:p>
              </table:table-cell>
              <table:table-cell office:value-type="float" office:value="50.294">
                <text:p>50.29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74.778">
                <text:p>-74.778</text:p>
              </table:table-cell>
              <table:table-cell office:value-type="float" office:value="49.731">
                <text:p>49.73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75.166">
                <text:p>-75.166</text:p>
              </table:table-cell>
              <table:table-cell office:value-type="float" office:value="49.162">
                <text:p>49.16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75.544">
                <text:p>-75.544</text:p>
              </table:table-cell>
              <table:table-cell office:value-type="float" office:value="48.587">
                <text:p>48.58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75.912">
                <text:p>-75.912</text:p>
              </table:table-cell>
              <table:table-cell office:value-type="float" office:value="48.004">
                <text:p>48.00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76.27">
                <text:p>-76.27</text:p>
              </table:table-cell>
              <table:table-cell office:value-type="float" office:value="47.416">
                <text:p>47.41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76.617">
                <text:p>-76.617</text:p>
              </table:table-cell>
              <table:table-cell office:value-type="float" office:value="46.821">
                <text:p>46.82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76.954">
                <text:p>-76.954</text:p>
              </table:table-cell>
              <table:table-cell office:value-type="float" office:value="46.221">
                <text:p>46.22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77.281">
                <text:p>-77.281</text:p>
              </table:table-cell>
              <table:table-cell office:value-type="float" office:value="45.614">
                <text:p>45.61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77.597">
                <text:p>-77.597</text:p>
              </table:table-cell>
              <table:table-cell office:value-type="float" office:value="45.002">
                <text:p>45.00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77.902">
                <text:p>-77.902</text:p>
              </table:table-cell>
              <table:table-cell office:value-type="float" office:value="44.384">
                <text:p>44.38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78.197">
                <text:p>-78.197</text:p>
              </table:table-cell>
              <table:table-cell office:value-type="float" office:value="43.762">
                <text:p>43.76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78.48">
                <text:p>-78.48</text:p>
              </table:table-cell>
              <table:table-cell office:value-type="float" office:value="43.134">
                <text:p>43.13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78.753">
                <text:p>-78.753</text:p>
              </table:table-cell>
              <table:table-cell office:value-type="float" office:value="42.501">
                <text:p>42.50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79.014">
                <text:p>-79.014</text:p>
              </table:table-cell>
              <table:table-cell office:value-type="float" office:value="41.864">
                <text:p>41.86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79.264">
                <text:p>-79.264</text:p>
              </table:table-cell>
              <table:table-cell office:value-type="float" office:value="41.222">
                <text:p>41.22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79.503">
                <text:p>-79.503</text:p>
              </table:table-cell>
              <table:table-cell office:value-type="float" office:value="40.576">
                <text:p>40.57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79.731">
                <text:p>-79.731</text:p>
              </table:table-cell>
              <table:table-cell office:value-type="float" office:value="39.926">
                <text:p>39.92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79.947">
                <text:p>-79.947</text:p>
              </table:table-cell>
              <table:table-cell office:value-type="float" office:value="39.272">
                <text:p>39.27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80.152">
                <text:p>-80.152</text:p>
              </table:table-cell>
              <table:table-cell office:value-type="float" office:value="38.614">
                <text:p>38.61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80.345">
                <text:p>-80.345</text:p>
              </table:table-cell>
              <table:table-cell office:value-type="float" office:value="37.953">
                <text:p>37.95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80.527">
                <text:p>-80.527</text:p>
              </table:table-cell>
              <table:table-cell office:value-type="float" office:value="37.289">
                <text:p>37.28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80.697">
                <text:p>-80.697</text:p>
              </table:table-cell>
              <table:table-cell office:value-type="float" office:value="36.621">
                <text:p>36.6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5" style:family="chart">
      <style:graphic-properties draw:stroke="solid" svg:stroke-color="#b3b3b3" draw:fill="none" draw:fill-color="#e6e6e6"/>
    </style:style>
    <style:style style:name="ch6" style:family="chart">
      <style:graphic-properties svg:stroke-color="#b3b3b3" draw:fill-color="#cccccc"/>
    </style:style>
  </office:automatic-styles>
  <office:body>
    <office:chart>
      <chart:chart svg:width="12.044cm" svg:height="14.4cm" xlink:href=".." xlink:type="simple" chart:class="chart:scatter" chart:style-name="ch1">
        <chart:plot-area chart:style-name="ch2" table:cell-range-address="Sheet1.E1:Sheet1.F1045" chart:data-source-has-labels="row" svg:x="0.69cm" svg:y="1.287cm" svg:width="10.874cm" svg:height="12.405cm">
          <chartooo:coordinate-region svg:x="0.929cm" svg:y="1.499cm" svg:width="10.355cm" svg:height="11.981cm"/>
          <chart:axis chart:dimension="x" chart:name="primary-x" chart:style-name="ch3"/>
          <chart:axis chart:dimension="y" chart:name="primary-y" chart:style-name="ch3"/>
          <chart:series chart:style-name="ch4" chart:values-cell-range-address="Sheet1.F2:Sheet1.F1045" chart:label-cell-address="Sheet1.F1:Sheet1.F1" chart:class="chart:scatter">
            <chart:domain table:cell-range-address="Sheet1.E2:Sheet1.E1045"/>
            <chart:data-point chart:repeated="1044"/>
          </chart:serie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Y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4.677">
                <text:p>-44.677</text:p>
                <draw:g>
                  <svg:desc>Sheet1.E2:Sheet1.E1045</svg:desc>
                </draw:g>
              </table:table-cell>
              <table:table-cell office:value-type="float" office:value="-77.383">
                <text:p>-77.383</text:p>
                <draw:g>
                  <svg:desc>Sheet1.F2:Sheet1.F10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3.32">
                <text:p>-43.32</text:p>
              </table:table-cell>
              <table:table-cell office:value-type="float" office:value="-78.151">
                <text:p>-78.1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1.949">
                <text:p>-41.949</text:p>
              </table:table-cell>
              <table:table-cell office:value-type="float" office:value="-78.895">
                <text:p>-78.8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0.566">
                <text:p>-40.566</text:p>
              </table:table-cell>
              <table:table-cell office:value-type="float" office:value="-79.616">
                <text:p>-79.6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9.171">
                <text:p>-39.171</text:p>
              </table:table-cell>
              <table:table-cell office:value-type="float" office:value="-80.311">
                <text:p>-80.3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7.763">
                <text:p>-37.763</text:p>
              </table:table-cell>
              <table:table-cell office:value-type="float" office:value="-80.983">
                <text:p>-80.9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6.344">
                <text:p>-36.344</text:p>
              </table:table-cell>
              <table:table-cell office:value-type="float" office:value="-81.63">
                <text:p>-81.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4.914">
                <text:p>-34.914</text:p>
              </table:table-cell>
              <table:table-cell office:value-type="float" office:value="-82.251">
                <text:p>-82.2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3.473">
                <text:p>-33.473</text:p>
              </table:table-cell>
              <table:table-cell office:value-type="float" office:value="-82.848">
                <text:p>-82.8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2.022">
                <text:p>-32.022</text:p>
              </table:table-cell>
              <table:table-cell office:value-type="float" office:value="-83.42">
                <text:p>-83.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0.561">
                <text:p>-30.561</text:p>
              </table:table-cell>
              <table:table-cell office:value-type="float" office:value="-83.966">
                <text:p>-83.9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9.091">
                <text:p>-29.091</text:p>
              </table:table-cell>
              <table:table-cell office:value-type="float" office:value="-84.487">
                <text:p>-84.4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7.612">
                <text:p>-27.612</text:p>
              </table:table-cell>
              <table:table-cell office:value-type="float" office:value="-84.981">
                <text:p>-84.9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6.125">
                <text:p>-26.125</text:p>
              </table:table-cell>
              <table:table-cell office:value-type="float" office:value="-85.45">
                <text:p>-85.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4.629">
                <text:p>-24.629</text:p>
              </table:table-cell>
              <table:table-cell office:value-type="float" office:value="-85.893">
                <text:p>-85.8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3.127">
                <text:p>-23.127</text:p>
              </table:table-cell>
              <table:table-cell office:value-type="float" office:value="-86.31">
                <text:p>-86.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1.617">
                <text:p>-21.617</text:p>
              </table:table-cell>
              <table:table-cell office:value-type="float" office:value="-86.7">
                <text:p>-86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0.1">
                <text:p>-20.1</text:p>
              </table:table-cell>
              <table:table-cell office:value-type="float" office:value="-87.065">
                <text:p>-87.0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8.578">
                <text:p>-18.578</text:p>
              </table:table-cell>
              <table:table-cell office:value-type="float" office:value="-87.402">
                <text:p>-87.4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7.05">
                <text:p>-17.05</text:p>
              </table:table-cell>
              <table:table-cell office:value-type="float" office:value="-87.713">
                <text:p>-87.7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5.516">
                <text:p>-15.516</text:p>
              </table:table-cell>
              <table:table-cell office:value-type="float" office:value="-87.997">
                <text:p>-87.9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3.978">
                <text:p>-13.978</text:p>
              </table:table-cell>
              <table:table-cell office:value-type="float" office:value="-88.255">
                <text:p>-88.2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2.436">
                <text:p>-12.436</text:p>
              </table:table-cell>
              <table:table-cell office:value-type="float" office:value="-88.485">
                <text:p>-88.4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0.89">
                <text:p>-10.89</text:p>
              </table:table-cell>
              <table:table-cell office:value-type="float" office:value="-88.689">
                <text:p>-88.6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9.34">
                <text:p>-9.34</text:p>
              </table:table-cell>
              <table:table-cell office:value-type="float" office:value="-88.865">
                <text:p>-88.8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.788">
                <text:p>-7.788</text:p>
              </table:table-cell>
              <table:table-cell office:value-type="float" office:value="-89.015">
                <text:p>-89.0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6.233">
                <text:p>-6.233</text:p>
              </table:table-cell>
              <table:table-cell office:value-type="float" office:value="-89.137">
                <text:p>-89.1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.676">
                <text:p>-4.676</text:p>
              </table:table-cell>
              <table:table-cell office:value-type="float" office:value="-89.232">
                <text:p>-89.2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.118">
                <text:p>-3.118</text:p>
              </table:table-cell>
              <table:table-cell office:value-type="float" office:value="-89.3">
                <text:p>-89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559">
                <text:p>-1.559</text:p>
              </table:table-cell>
              <table:table-cell office:value-type="float" office:value="-89.341">
                <text:p>-89.3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-89.355">
                <text:p>-89.3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9">
                <text:p>1.559</text:p>
              </table:table-cell>
              <table:table-cell office:value-type="float" office:value="-89.341">
                <text:p>-89.3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18">
                <text:p>3.118</text:p>
              </table:table-cell>
              <table:table-cell office:value-type="float" office:value="-89.3">
                <text:p>-89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676">
                <text:p>4.676</text:p>
              </table:table-cell>
              <table:table-cell office:value-type="float" office:value="-89.232">
                <text:p>-89.2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233">
                <text:p>6.233</text:p>
              </table:table-cell>
              <table:table-cell office:value-type="float" office:value="-89.137">
                <text:p>-89.1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788">
                <text:p>7.788</text:p>
              </table:table-cell>
              <table:table-cell office:value-type="float" office:value="-89.015">
                <text:p>-89.0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34">
                <text:p>9.34</text:p>
              </table:table-cell>
              <table:table-cell office:value-type="float" office:value="-88.865">
                <text:p>-88.8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89">
                <text:p>10.89</text:p>
              </table:table-cell>
              <table:table-cell office:value-type="float" office:value="-88.689">
                <text:p>-88.6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436">
                <text:p>12.436</text:p>
              </table:table-cell>
              <table:table-cell office:value-type="float" office:value="-88.485">
                <text:p>-88.4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978">
                <text:p>13.978</text:p>
              </table:table-cell>
              <table:table-cell office:value-type="float" office:value="-88.255">
                <text:p>-88.2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.516">
                <text:p>15.516</text:p>
              </table:table-cell>
              <table:table-cell office:value-type="float" office:value="-87.997">
                <text:p>-87.9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.05">
                <text:p>17.05</text:p>
              </table:table-cell>
              <table:table-cell office:value-type="float" office:value="-87.713">
                <text:p>-87.7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.578">
                <text:p>18.578</text:p>
              </table:table-cell>
              <table:table-cell office:value-type="float" office:value="-87.402">
                <text:p>-87.4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.1">
                <text:p>20.1</text:p>
              </table:table-cell>
              <table:table-cell office:value-type="float" office:value="-87.065">
                <text:p>-87.0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617">
                <text:p>21.617</text:p>
              </table:table-cell>
              <table:table-cell office:value-type="float" office:value="-86.7">
                <text:p>-86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.127">
                <text:p>23.127</text:p>
              </table:table-cell>
              <table:table-cell office:value-type="float" office:value="-86.31">
                <text:p>-86.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.629">
                <text:p>24.629</text:p>
              </table:table-cell>
              <table:table-cell office:value-type="float" office:value="-85.893">
                <text:p>-85.8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.125">
                <text:p>26.125</text:p>
              </table:table-cell>
              <table:table-cell office:value-type="float" office:value="-85.45">
                <text:p>-85.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.612">
                <text:p>27.612</text:p>
              </table:table-cell>
              <table:table-cell office:value-type="float" office:value="-84.981">
                <text:p>-84.9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.091">
                <text:p>29.091</text:p>
              </table:table-cell>
              <table:table-cell office:value-type="float" office:value="-84.487">
                <text:p>-84.4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.561">
                <text:p>30.561</text:p>
              </table:table-cell>
              <table:table-cell office:value-type="float" office:value="-83.966">
                <text:p>-83.9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.022">
                <text:p>32.022</text:p>
              </table:table-cell>
              <table:table-cell office:value-type="float" office:value="-83.42">
                <text:p>-83.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.473">
                <text:p>33.473</text:p>
              </table:table-cell>
              <table:table-cell office:value-type="float" office:value="-82.848">
                <text:p>-82.8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.914">
                <text:p>34.914</text:p>
              </table:table-cell>
              <table:table-cell office:value-type="float" office:value="-82.251">
                <text:p>-82.2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.344">
                <text:p>36.344</text:p>
              </table:table-cell>
              <table:table-cell office:value-type="float" office:value="-81.63">
                <text:p>-81.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.763">
                <text:p>37.763</text:p>
              </table:table-cell>
              <table:table-cell office:value-type="float" office:value="-80.983">
                <text:p>-80.9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.171">
                <text:p>39.171</text:p>
              </table:table-cell>
              <table:table-cell office:value-type="float" office:value="-80.311">
                <text:p>-80.3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.566">
                <text:p>40.566</text:p>
              </table:table-cell>
              <table:table-cell office:value-type="float" office:value="-79.616">
                <text:p>-79.6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.949">
                <text:p>41.949</text:p>
              </table:table-cell>
              <table:table-cell office:value-type="float" office:value="-78.895">
                <text:p>-78.8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3.32">
                <text:p>43.32</text:p>
              </table:table-cell>
              <table:table-cell office:value-type="float" office:value="-78.151">
                <text:p>-78.1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.677">
                <text:p>44.677</text:p>
              </table:table-cell>
              <table:table-cell office:value-type="float" office:value="-77.383">
                <text:p>-77.3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6.021">
                <text:p>46.021</text:p>
              </table:table-cell>
              <table:table-cell office:value-type="float" office:value="-76.592">
                <text:p>-76.5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.351">
                <text:p>47.351</text:p>
              </table:table-cell>
              <table:table-cell office:value-type="float" office:value="-75.777">
                <text:p>-75.7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8.666">
                <text:p>48.666</text:p>
              </table:table-cell>
              <table:table-cell office:value-type="float" office:value="-74.939">
                <text:p>-74.9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.967">
                <text:p>49.967</text:p>
              </table:table-cell>
              <table:table-cell office:value-type="float" office:value="-74.078">
                <text:p>-74.0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.252">
                <text:p>51.252</text:p>
              </table:table-cell>
              <table:table-cell office:value-type="float" office:value="-73.195">
                <text:p>-73.1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.521">
                <text:p>52.521</text:p>
              </table:table-cell>
              <table:table-cell office:value-type="float" office:value="-72.289">
                <text:p>-72.2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.775">
                <text:p>53.775</text:p>
              </table:table-cell>
              <table:table-cell office:value-type="float" office:value="-71.362">
                <text:p>-71.3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5.012">
                <text:p>55.012</text:p>
              </table:table-cell>
              <table:table-cell office:value-type="float" office:value="-70.412">
                <text:p>-70.4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6.233">
                <text:p>56.233</text:p>
              </table:table-cell>
              <table:table-cell office:value-type="float" office:value="-69.442">
                <text:p>-69.4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7.436">
                <text:p>57.436</text:p>
              </table:table-cell>
              <table:table-cell office:value-type="float" office:value="-68.45">
                <text:p>-68.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8.622">
                <text:p>58.622</text:p>
              </table:table-cell>
              <table:table-cell office:value-type="float" office:value="-67.437">
                <text:p>-67.4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9.79">
                <text:p>59.79</text:p>
              </table:table-cell>
              <table:table-cell office:value-type="float" office:value="-66.403">
                <text:p>-66.4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0.94">
                <text:p>60.94</text:p>
              </table:table-cell>
              <table:table-cell office:value-type="float" office:value="-65.35">
                <text:p>-65.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2.071">
                <text:p>62.071</text:p>
              </table:table-cell>
              <table:table-cell office:value-type="float" office:value="-64.276">
                <text:p>-64.2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3.183">
                <text:p>63.183</text:p>
              </table:table-cell>
              <table:table-cell office:value-type="float" office:value="-63.183">
                <text:p>-63.1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4.276">
                <text:p>64.276</text:p>
              </table:table-cell>
              <table:table-cell office:value-type="float" office:value="-62.071">
                <text:p>-62.0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5.35">
                <text:p>65.35</text:p>
              </table:table-cell>
              <table:table-cell office:value-type="float" office:value="-60.94">
                <text:p>-60.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6.403">
                <text:p>66.403</text:p>
              </table:table-cell>
              <table:table-cell office:value-type="float" office:value="-59.79">
                <text:p>-59.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7.437">
                <text:p>67.437</text:p>
              </table:table-cell>
              <table:table-cell office:value-type="float" office:value="-58.622">
                <text:p>-58.6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8.45">
                <text:p>68.45</text:p>
              </table:table-cell>
              <table:table-cell office:value-type="float" office:value="-57.436">
                <text:p>-57.4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9.442">
                <text:p>69.442</text:p>
              </table:table-cell>
              <table:table-cell office:value-type="float" office:value="-56.233">
                <text:p>-56.2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0.412">
                <text:p>70.412</text:p>
              </table:table-cell>
              <table:table-cell office:value-type="float" office:value="-55.012">
                <text:p>-55.0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1.362">
                <text:p>71.362</text:p>
              </table:table-cell>
              <table:table-cell office:value-type="float" office:value="-53.775">
                <text:p>-53.7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2.289">
                <text:p>72.289</text:p>
              </table:table-cell>
              <table:table-cell office:value-type="float" office:value="-52.521">
                <text:p>-52.5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3.195">
                <text:p>73.195</text:p>
              </table:table-cell>
              <table:table-cell office:value-type="float" office:value="-51.252">
                <text:p>-51.2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4.078">
                <text:p>74.078</text:p>
              </table:table-cell>
              <table:table-cell office:value-type="float" office:value="-49.967">
                <text:p>-49.9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4.939">
                <text:p>74.939</text:p>
              </table:table-cell>
              <table:table-cell office:value-type="float" office:value="-48.666">
                <text:p>-48.66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5.777">
                <text:p>75.777</text:p>
              </table:table-cell>
              <table:table-cell office:value-type="float" office:value="-47.351">
                <text:p>-47.3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6.592">
                <text:p>76.592</text:p>
              </table:table-cell>
              <table:table-cell office:value-type="float" office:value="-46.021">
                <text:p>-46.0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7.383">
                <text:p>77.383</text:p>
              </table:table-cell>
              <table:table-cell office:value-type="float" office:value="-44.677">
                <text:p>-44.6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8.151">
                <text:p>78.151</text:p>
              </table:table-cell>
              <table:table-cell office:value-type="float" office:value="-43.32">
                <text:p>-43.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8.895">
                <text:p>78.895</text:p>
              </table:table-cell>
              <table:table-cell office:value-type="float" office:value="-41.949">
                <text:p>-41.9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9.616">
                <text:p>79.616</text:p>
              </table:table-cell>
              <table:table-cell office:value-type="float" office:value="-40.566">
                <text:p>-40.5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0.311">
                <text:p>80.311</text:p>
              </table:table-cell>
              <table:table-cell office:value-type="float" office:value="-39.171">
                <text:p>-39.1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0.983">
                <text:p>80.983</text:p>
              </table:table-cell>
              <table:table-cell office:value-type="float" office:value="-37.763">
                <text:p>-37.7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1.63">
                <text:p>81.63</text:p>
              </table:table-cell>
              <table:table-cell office:value-type="float" office:value="-36.344">
                <text:p>-36.3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2.251">
                <text:p>82.251</text:p>
              </table:table-cell>
              <table:table-cell office:value-type="float" office:value="-34.914">
                <text:p>-34.9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2.848">
                <text:p>82.848</text:p>
              </table:table-cell>
              <table:table-cell office:value-type="float" office:value="-33.473">
                <text:p>-33.4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3.42">
                <text:p>83.42</text:p>
              </table:table-cell>
              <table:table-cell office:value-type="float" office:value="-32.022">
                <text:p>-32.0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3.966">
                <text:p>83.966</text:p>
              </table:table-cell>
              <table:table-cell office:value-type="float" office:value="-30.561">
                <text:p>-30.5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4.487">
                <text:p>84.487</text:p>
              </table:table-cell>
              <table:table-cell office:value-type="float" office:value="-29.091">
                <text:p>-29.0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4.981">
                <text:p>84.981</text:p>
              </table:table-cell>
              <table:table-cell office:value-type="float" office:value="-27.612">
                <text:p>-27.6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5.45">
                <text:p>85.45</text:p>
              </table:table-cell>
              <table:table-cell office:value-type="float" office:value="-26.125">
                <text:p>-26.1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5.893">
                <text:p>85.893</text:p>
              </table:table-cell>
              <table:table-cell office:value-type="float" office:value="-24.629">
                <text:p>-24.6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6.31">
                <text:p>86.31</text:p>
              </table:table-cell>
              <table:table-cell office:value-type="float" office:value="-23.127">
                <text:p>-23.1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6.7">
                <text:p>86.7</text:p>
              </table:table-cell>
              <table:table-cell office:value-type="float" office:value="-21.617">
                <text:p>-21.6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7.065">
                <text:p>87.065</text:p>
              </table:table-cell>
              <table:table-cell office:value-type="float" office:value="-20.1">
                <text:p>-20.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7.402">
                <text:p>87.402</text:p>
              </table:table-cell>
              <table:table-cell office:value-type="float" office:value="-18.578">
                <text:p>-18.5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7.713">
                <text:p>87.713</text:p>
              </table:table-cell>
              <table:table-cell office:value-type="float" office:value="-17.05">
                <text:p>-17.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7.997">
                <text:p>87.997</text:p>
              </table:table-cell>
              <table:table-cell office:value-type="float" office:value="-15.516">
                <text:p>-15.5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8.255">
                <text:p>88.255</text:p>
              </table:table-cell>
              <table:table-cell office:value-type="float" office:value="-13.978">
                <text:p>-13.9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8.485">
                <text:p>88.485</text:p>
              </table:table-cell>
              <table:table-cell office:value-type="float" office:value="-12.436">
                <text:p>-12.4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8.689">
                <text:p>88.689</text:p>
              </table:table-cell>
              <table:table-cell office:value-type="float" office:value="-10.89">
                <text:p>-10.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8.865">
                <text:p>88.865</text:p>
              </table:table-cell>
              <table:table-cell office:value-type="float" office:value="-9.34">
                <text:p>-9.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9.015">
                <text:p>89.015</text:p>
              </table:table-cell>
              <table:table-cell office:value-type="float" office:value="-7.788">
                <text:p>-7.7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9.137">
                <text:p>89.137</text:p>
              </table:table-cell>
              <table:table-cell office:value-type="float" office:value="-6.233">
                <text:p>-6.2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9.232">
                <text:p>89.232</text:p>
              </table:table-cell>
              <table:table-cell office:value-type="float" office:value="-4.676">
                <text:p>-4.6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9.3">
                <text:p>89.3</text:p>
              </table:table-cell>
              <table:table-cell office:value-type="float" office:value="-3.118">
                <text:p>-3.1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9.341">
                <text:p>89.341</text:p>
              </table:table-cell>
              <table:table-cell office:value-type="float" office:value="-1.559">
                <text:p>-1.5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9.355">
                <text:p>89.35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9.341">
                <text:p>89.341</text:p>
              </table:table-cell>
              <table:table-cell office:value-type="float" office:value="1.559">
                <text:p>1.5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9.3">
                <text:p>89.3</text:p>
              </table:table-cell>
              <table:table-cell office:value-type="float" office:value="3.118">
                <text:p>3.1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9.232">
                <text:p>89.232</text:p>
              </table:table-cell>
              <table:table-cell office:value-type="float" office:value="4.676">
                <text:p>4.6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9.137">
                <text:p>89.137</text:p>
              </table:table-cell>
              <table:table-cell office:value-type="float" office:value="6.233">
                <text:p>6.2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9.015">
                <text:p>89.015</text:p>
              </table:table-cell>
              <table:table-cell office:value-type="float" office:value="7.788">
                <text:p>7.7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8.865">
                <text:p>88.865</text:p>
              </table:table-cell>
              <table:table-cell office:value-type="float" office:value="9.34">
                <text:p>9.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8.689">
                <text:p>88.689</text:p>
              </table:table-cell>
              <table:table-cell office:value-type="float" office:value="10.89">
                <text:p>10.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8.485">
                <text:p>88.485</text:p>
              </table:table-cell>
              <table:table-cell office:value-type="float" office:value="12.436">
                <text:p>12.4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8.255">
                <text:p>88.255</text:p>
              </table:table-cell>
              <table:table-cell office:value-type="float" office:value="13.978">
                <text:p>13.9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7.997">
                <text:p>87.997</text:p>
              </table:table-cell>
              <table:table-cell office:value-type="float" office:value="15.516">
                <text:p>15.5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7.713">
                <text:p>87.713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7.402">
                <text:p>87.402</text:p>
              </table:table-cell>
              <table:table-cell office:value-type="float" office:value="18.578">
                <text:p>18.5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7.065">
                <text:p>87.065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6.7">
                <text:p>86.7</text:p>
              </table:table-cell>
              <table:table-cell office:value-type="float" office:value="21.617">
                <text:p>21.6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6.31">
                <text:p>86.31</text:p>
              </table:table-cell>
              <table:table-cell office:value-type="float" office:value="23.127">
                <text:p>23.1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5.893">
                <text:p>85.893</text:p>
              </table:table-cell>
              <table:table-cell office:value-type="float" office:value="24.629">
                <text:p>24.6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5.45">
                <text:p>85.45</text:p>
              </table:table-cell>
              <table:table-cell office:value-type="float" office:value="26.125">
                <text:p>26.1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4.981">
                <text:p>84.981</text:p>
              </table:table-cell>
              <table:table-cell office:value-type="float" office:value="27.612">
                <text:p>27.6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4.487">
                <text:p>84.487</text:p>
              </table:table-cell>
              <table:table-cell office:value-type="float" office:value="29.091">
                <text:p>29.0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3.966">
                <text:p>83.966</text:p>
              </table:table-cell>
              <table:table-cell office:value-type="float" office:value="30.561">
                <text:p>30.56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3.42">
                <text:p>83.42</text:p>
              </table:table-cell>
              <table:table-cell office:value-type="float" office:value="32.022">
                <text:p>32.0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2.848">
                <text:p>82.848</text:p>
              </table:table-cell>
              <table:table-cell office:value-type="float" office:value="33.473">
                <text:p>33.4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2.251">
                <text:p>82.251</text:p>
              </table:table-cell>
              <table:table-cell office:value-type="float" office:value="34.914">
                <text:p>34.9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1.63">
                <text:p>81.63</text:p>
              </table:table-cell>
              <table:table-cell office:value-type="float" office:value="36.344">
                <text:p>36.3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0.983">
                <text:p>80.983</text:p>
              </table:table-cell>
              <table:table-cell office:value-type="float" office:value="37.763">
                <text:p>37.7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0.311">
                <text:p>80.311</text:p>
              </table:table-cell>
              <table:table-cell office:value-type="float" office:value="39.171">
                <text:p>39.1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9.616">
                <text:p>79.616</text:p>
              </table:table-cell>
              <table:table-cell office:value-type="float" office:value="40.566">
                <text:p>40.5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8.895">
                <text:p>78.895</text:p>
              </table:table-cell>
              <table:table-cell office:value-type="float" office:value="41.949">
                <text:p>41.9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8.151">
                <text:p>78.151</text:p>
              </table:table-cell>
              <table:table-cell office:value-type="float" office:value="43.32">
                <text:p>43.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7.383">
                <text:p>77.383</text:p>
              </table:table-cell>
              <table:table-cell office:value-type="float" office:value="44.677">
                <text:p>44.6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6.592">
                <text:p>76.592</text:p>
              </table:table-cell>
              <table:table-cell office:value-type="float" office:value="46.021">
                <text:p>46.0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5.777">
                <text:p>75.777</text:p>
              </table:table-cell>
              <table:table-cell office:value-type="float" office:value="47.351">
                <text:p>47.3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4.939">
                <text:p>74.939</text:p>
              </table:table-cell>
              <table:table-cell office:value-type="float" office:value="48.666">
                <text:p>48.6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4.078">
                <text:p>74.078</text:p>
              </table:table-cell>
              <table:table-cell office:value-type="float" office:value="49.967">
                <text:p>49.9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3.195">
                <text:p>73.195</text:p>
              </table:table-cell>
              <table:table-cell office:value-type="float" office:value="51.252">
                <text:p>51.2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2.289">
                <text:p>72.289</text:p>
              </table:table-cell>
              <table:table-cell office:value-type="float" office:value="52.521">
                <text:p>52.5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1.362">
                <text:p>71.362</text:p>
              </table:table-cell>
              <table:table-cell office:value-type="float" office:value="53.775">
                <text:p>53.7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0.412">
                <text:p>70.412</text:p>
              </table:table-cell>
              <table:table-cell office:value-type="float" office:value="55.012">
                <text:p>55.0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9.442">
                <text:p>69.442</text:p>
              </table:table-cell>
              <table:table-cell office:value-type="float" office:value="56.233">
                <text:p>56.2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8.45">
                <text:p>68.45</text:p>
              </table:table-cell>
              <table:table-cell office:value-type="float" office:value="57.436">
                <text:p>57.4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7.437">
                <text:p>67.437</text:p>
              </table:table-cell>
              <table:table-cell office:value-type="float" office:value="58.622">
                <text:p>58.6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6.403">
                <text:p>66.403</text:p>
              </table:table-cell>
              <table:table-cell office:value-type="float" office:value="59.79">
                <text:p>59.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5.35">
                <text:p>65.35</text:p>
              </table:table-cell>
              <table:table-cell office:value-type="float" office:value="60.94">
                <text:p>60.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.276">
                <text:p>64.276</text:p>
              </table:table-cell>
              <table:table-cell office:value-type="float" office:value="62.071">
                <text:p>62.0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3.183">
                <text:p>63.183</text:p>
              </table:table-cell>
              <table:table-cell office:value-type="float" office:value="63.183">
                <text:p>63.1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2.071">
                <text:p>62.071</text:p>
              </table:table-cell>
              <table:table-cell office:value-type="float" office:value="64.276">
                <text:p>64.2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0.94">
                <text:p>60.94</text:p>
              </table:table-cell>
              <table:table-cell office:value-type="float" office:value="65.35">
                <text:p>65.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9.79">
                <text:p>59.79</text:p>
              </table:table-cell>
              <table:table-cell office:value-type="float" office:value="66.403">
                <text:p>66.4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8.622">
                <text:p>58.622</text:p>
              </table:table-cell>
              <table:table-cell office:value-type="float" office:value="67.437">
                <text:p>67.4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7.436">
                <text:p>57.436</text:p>
              </table:table-cell>
              <table:table-cell office:value-type="float" office:value="68.45">
                <text:p>68.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6.233">
                <text:p>56.233</text:p>
              </table:table-cell>
              <table:table-cell office:value-type="float" office:value="69.442">
                <text:p>69.4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5.012">
                <text:p>55.012</text:p>
              </table:table-cell>
              <table:table-cell office:value-type="float" office:value="70.412">
                <text:p>70.4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3.775">
                <text:p>53.775</text:p>
              </table:table-cell>
              <table:table-cell office:value-type="float" office:value="71.362">
                <text:p>71.3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2.521">
                <text:p>52.521</text:p>
              </table:table-cell>
              <table:table-cell office:value-type="float" office:value="72.289">
                <text:p>72.28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1.252">
                <text:p>51.252</text:p>
              </table:table-cell>
              <table:table-cell office:value-type="float" office:value="73.195">
                <text:p>73.1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9.967">
                <text:p>49.967</text:p>
              </table:table-cell>
              <table:table-cell office:value-type="float" office:value="74.078">
                <text:p>74.0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8.666">
                <text:p>48.666</text:p>
              </table:table-cell>
              <table:table-cell office:value-type="float" office:value="74.939">
                <text:p>74.9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7.351">
                <text:p>47.351</text:p>
              </table:table-cell>
              <table:table-cell office:value-type="float" office:value="75.777">
                <text:p>75.7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6.021">
                <text:p>46.021</text:p>
              </table:table-cell>
              <table:table-cell office:value-type="float" office:value="76.592">
                <text:p>76.5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4.677">
                <text:p>44.677</text:p>
              </table:table-cell>
              <table:table-cell office:value-type="float" office:value="77.383">
                <text:p>77.3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3.32">
                <text:p>43.32</text:p>
              </table:table-cell>
              <table:table-cell office:value-type="float" office:value="78.151">
                <text:p>78.15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1.949">
                <text:p>41.949</text:p>
              </table:table-cell>
              <table:table-cell office:value-type="float" office:value="78.895">
                <text:p>78.8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0.566">
                <text:p>40.566</text:p>
              </table:table-cell>
              <table:table-cell office:value-type="float" office:value="79.616">
                <text:p>79.6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9.171">
                <text:p>39.171</text:p>
              </table:table-cell>
              <table:table-cell office:value-type="float" office:value="80.311">
                <text:p>80.3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.763">
                <text:p>37.763</text:p>
              </table:table-cell>
              <table:table-cell office:value-type="float" office:value="80.983">
                <text:p>80.9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6.344">
                <text:p>36.344</text:p>
              </table:table-cell>
              <table:table-cell office:value-type="float" office:value="81.63">
                <text:p>81.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4.914">
                <text:p>34.914</text:p>
              </table:table-cell>
              <table:table-cell office:value-type="float" office:value="82.251">
                <text:p>82.2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3.473">
                <text:p>33.473</text:p>
              </table:table-cell>
              <table:table-cell office:value-type="float" office:value="82.848">
                <text:p>82.84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2.022">
                <text:p>32.022</text:p>
              </table:table-cell>
              <table:table-cell office:value-type="float" office:value="83.42">
                <text:p>83.4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0.561">
                <text:p>30.561</text:p>
              </table:table-cell>
              <table:table-cell office:value-type="float" office:value="83.966">
                <text:p>83.9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9.091">
                <text:p>29.091</text:p>
              </table:table-cell>
              <table:table-cell office:value-type="float" office:value="84.487">
                <text:p>84.4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7.612">
                <text:p>27.612</text:p>
              </table:table-cell>
              <table:table-cell office:value-type="float" office:value="84.981">
                <text:p>84.9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6.125">
                <text:p>26.125</text:p>
              </table:table-cell>
              <table:table-cell office:value-type="float" office:value="85.45">
                <text:p>85.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4.629">
                <text:p>24.629</text:p>
              </table:table-cell>
              <table:table-cell office:value-type="float" office:value="85.893">
                <text:p>85.8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.127">
                <text:p>23.127</text:p>
              </table:table-cell>
              <table:table-cell office:value-type="float" office:value="86.31">
                <text:p>86.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.617">
                <text:p>21.617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.1">
                <text:p>20.1</text:p>
              </table:table-cell>
              <table:table-cell office:value-type="float" office:value="87.065">
                <text:p>87.0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.578">
                <text:p>18.578</text:p>
              </table:table-cell>
              <table:table-cell office:value-type="float" office:value="87.402">
                <text:p>87.4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.05">
                <text:p>17.05</text:p>
              </table:table-cell>
              <table:table-cell office:value-type="float" office:value="87.713">
                <text:p>87.7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.516">
                <text:p>15.516</text:p>
              </table:table-cell>
              <table:table-cell office:value-type="float" office:value="87.997">
                <text:p>87.9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.978">
                <text:p>13.978</text:p>
              </table:table-cell>
              <table:table-cell office:value-type="float" office:value="88.255">
                <text:p>88.2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.436">
                <text:p>12.436</text:p>
              </table:table-cell>
              <table:table-cell office:value-type="float" office:value="88.485">
                <text:p>88.4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.89">
                <text:p>10.89</text:p>
              </table:table-cell>
              <table:table-cell office:value-type="float" office:value="88.689">
                <text:p>88.6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.34">
                <text:p>9.34</text:p>
              </table:table-cell>
              <table:table-cell office:value-type="float" office:value="88.865">
                <text:p>88.86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.788">
                <text:p>7.788</text:p>
              </table:table-cell>
              <table:table-cell office:value-type="float" office:value="89.015">
                <text:p>89.0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.233">
                <text:p>6.233</text:p>
              </table:table-cell>
              <table:table-cell office:value-type="float" office:value="89.137">
                <text:p>89.13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676">
                <text:p>4.676</text:p>
              </table:table-cell>
              <table:table-cell office:value-type="float" office:value="89.232">
                <text:p>89.23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118">
                <text:p>3.118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559">
                <text:p>1.559</text:p>
              </table:table-cell>
              <table:table-cell office:value-type="float" office:value="89.341">
                <text:p>89.34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89.355">
                <text:p>89.3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.559">
                <text:p>-1.559</text:p>
              </table:table-cell>
              <table:table-cell office:value-type="float" office:value="89.341">
                <text:p>89.34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3.118">
                <text:p>-3.118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4.676">
                <text:p>-4.676</text:p>
              </table:table-cell>
              <table:table-cell office:value-type="float" office:value="89.232">
                <text:p>89.23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6.233">
                <text:p>-6.233</text:p>
              </table:table-cell>
              <table:table-cell office:value-type="float" office:value="89.137">
                <text:p>89.13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7.788">
                <text:p>-7.788</text:p>
              </table:table-cell>
              <table:table-cell office:value-type="float" office:value="89.015">
                <text:p>89.0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9.34">
                <text:p>-9.34</text:p>
              </table:table-cell>
              <table:table-cell office:value-type="float" office:value="88.865">
                <text:p>88.8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0.89">
                <text:p>-10.89</text:p>
              </table:table-cell>
              <table:table-cell office:value-type="float" office:value="88.689">
                <text:p>88.68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2.436">
                <text:p>-12.436</text:p>
              </table:table-cell>
              <table:table-cell office:value-type="float" office:value="88.485">
                <text:p>88.4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3.978">
                <text:p>-13.978</text:p>
              </table:table-cell>
              <table:table-cell office:value-type="float" office:value="88.255">
                <text:p>88.2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5.516">
                <text:p>-15.516</text:p>
              </table:table-cell>
              <table:table-cell office:value-type="float" office:value="87.997">
                <text:p>87.99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7.05">
                <text:p>-17.05</text:p>
              </table:table-cell>
              <table:table-cell office:value-type="float" office:value="87.713">
                <text:p>87.71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8.578">
                <text:p>-18.578</text:p>
              </table:table-cell>
              <table:table-cell office:value-type="float" office:value="87.402">
                <text:p>87.4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20.1">
                <text:p>-20.1</text:p>
              </table:table-cell>
              <table:table-cell office:value-type="float" office:value="87.065">
                <text:p>87.06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21.617">
                <text:p>-21.617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23.127">
                <text:p>-23.127</text:p>
              </table:table-cell>
              <table:table-cell office:value-type="float" office:value="86.31">
                <text:p>86.3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24.629">
                <text:p>-24.629</text:p>
              </table:table-cell>
              <table:table-cell office:value-type="float" office:value="85.893">
                <text:p>85.89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26.125">
                <text:p>-26.125</text:p>
              </table:table-cell>
              <table:table-cell office:value-type="float" office:value="85.45">
                <text:p>85.4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27.612">
                <text:p>-27.612</text:p>
              </table:table-cell>
              <table:table-cell office:value-type="float" office:value="84.981">
                <text:p>84.9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29.091">
                <text:p>-29.091</text:p>
              </table:table-cell>
              <table:table-cell office:value-type="float" office:value="84.487">
                <text:p>84.48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30.561">
                <text:p>-30.561</text:p>
              </table:table-cell>
              <table:table-cell office:value-type="float" office:value="83.966">
                <text:p>83.96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32.022">
                <text:p>-32.022</text:p>
              </table:table-cell>
              <table:table-cell office:value-type="float" office:value="83.42">
                <text:p>83.4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33.473">
                <text:p>-33.473</text:p>
              </table:table-cell>
              <table:table-cell office:value-type="float" office:value="82.848">
                <text:p>82.8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34.914">
                <text:p>-34.914</text:p>
              </table:table-cell>
              <table:table-cell office:value-type="float" office:value="82.251">
                <text:p>82.25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36.344">
                <text:p>-36.344</text:p>
              </table:table-cell>
              <table:table-cell office:value-type="float" office:value="81.63">
                <text:p>81.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37.763">
                <text:p>-37.763</text:p>
              </table:table-cell>
              <table:table-cell office:value-type="float" office:value="80.983">
                <text:p>80.9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39.171">
                <text:p>-39.171</text:p>
              </table:table-cell>
              <table:table-cell office:value-type="float" office:value="80.311">
                <text:p>80.3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40.566">
                <text:p>-40.566</text:p>
              </table:table-cell>
              <table:table-cell office:value-type="float" office:value="79.616">
                <text:p>79.6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41.949">
                <text:p>-41.949</text:p>
              </table:table-cell>
              <table:table-cell office:value-type="float" office:value="78.895">
                <text:p>78.89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43.32">
                <text:p>-43.32</text:p>
              </table:table-cell>
              <table:table-cell office:value-type="float" office:value="78.151">
                <text:p>78.15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44.677">
                <text:p>-44.677</text:p>
              </table:table-cell>
              <table:table-cell office:value-type="float" office:value="77.383">
                <text:p>77.38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44.67">
                <text:p>-44.67</text:p>
              </table:table-cell>
              <table:table-cell office:value-type="float" office:value="77.371">
                <text:p>77.3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44.656">
                <text:p>-44.656</text:p>
              </table:table-cell>
              <table:table-cell office:value-type="float" office:value="77.346">
                <text:p>77.34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44.635">
                <text:p>-44.635</text:p>
              </table:table-cell>
              <table:table-cell office:value-type="float" office:value="77.31">
                <text:p>77.3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44.607">
                <text:p>-44.607</text:p>
              </table:table-cell>
              <table:table-cell office:value-type="float" office:value="77.261">
                <text:p>77.26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44.572">
                <text:p>-44.572</text:p>
              </table:table-cell>
              <table:table-cell office:value-type="float" office:value="77.201">
                <text:p>77.2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44.531">
                <text:p>-44.531</text:p>
              </table:table-cell>
              <table:table-cell office:value-type="float" office:value="77.13">
                <text:p>77.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44.483">
                <text:p>-44.483</text:p>
              </table:table-cell>
              <table:table-cell office:value-type="float" office:value="77.046">
                <text:p>77.04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44.428">
                <text:p>-44.428</text:p>
              </table:table-cell>
              <table:table-cell office:value-type="float" office:value="76.951">
                <text:p>76.95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44.366">
                <text:p>-44.366</text:p>
              </table:table-cell>
              <table:table-cell office:value-type="float" office:value="76.844">
                <text:p>76.84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44.297">
                <text:p>-44.297</text:p>
              </table:table-cell>
              <table:table-cell office:value-type="float" office:value="76.725">
                <text:p>76.7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44.222">
                <text:p>-44.222</text:p>
              </table:table-cell>
              <table:table-cell office:value-type="float" office:value="76.595">
                <text:p>76.59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44.14">
                <text:p>-44.14</text:p>
              </table:table-cell>
              <table:table-cell office:value-type="float" office:value="76.453">
                <text:p>76.4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44.052">
                <text:p>-44.052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43.957">
                <text:p>-43.957</text:p>
              </table:table-cell>
              <table:table-cell office:value-type="float" office:value="76.135">
                <text:p>76.13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43.855">
                <text:p>-43.855</text:p>
              </table:table-cell>
              <table:table-cell office:value-type="float" office:value="75.959">
                <text:p>75.95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43.747">
                <text:p>-43.747</text:p>
              </table:table-cell>
              <table:table-cell office:value-type="float" office:value="75.771">
                <text:p>75.77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43.632">
                <text:p>-43.632</text:p>
              </table:table-cell>
              <table:table-cell office:value-type="float" office:value="75.572">
                <text:p>75.57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43.51">
                <text:p>-43.51</text:p>
              </table:table-cell>
              <table:table-cell office:value-type="float" office:value="75.362">
                <text:p>75.3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43.382">
                <text:p>-43.382</text:p>
              </table:table-cell>
              <table:table-cell office:value-type="float" office:value="75.141">
                <text:p>75.14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43.248">
                <text:p>-43.248</text:p>
              </table:table-cell>
              <table:table-cell office:value-type="float" office:value="74.908">
                <text:p>74.9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43.108">
                <text:p>-43.108</text:p>
              </table:table-cell>
              <table:table-cell office:value-type="float" office:value="74.664">
                <text:p>74.66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42.961">
                <text:p>-42.961</text:p>
              </table:table-cell>
              <table:table-cell office:value-type="float" office:value="74.41">
                <text:p>74.4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42.807">
                <text:p>-42.807</text:p>
              </table:table-cell>
              <table:table-cell office:value-type="float" office:value="74.144">
                <text:p>74.1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42.648">
                <text:p>-42.648</text:p>
              </table:table-cell>
              <table:table-cell office:value-type="float" office:value="73.868">
                <text:p>73.86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42.482">
                <text:p>-42.482</text:p>
              </table:table-cell>
              <table:table-cell office:value-type="float" office:value="73.581">
                <text:p>73.58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42.31">
                <text:p>-42.31</text:p>
              </table:table-cell>
              <table:table-cell office:value-type="float" office:value="73.283">
                <text:p>73.28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42.132">
                <text:p>-42.132</text:p>
              </table:table-cell>
              <table:table-cell office:value-type="float" office:value="72.975">
                <text:p>72.9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41.948">
                <text:p>-41.948</text:p>
              </table:table-cell>
              <table:table-cell office:value-type="float" office:value="72.656">
                <text:p>72.65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41.758">
                <text:p>-41.758</text:p>
              </table:table-cell>
              <table:table-cell office:value-type="float" office:value="72.327">
                <text:p>72.32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41.562">
                <text:p>-41.562</text:p>
              </table:table-cell>
              <table:table-cell office:value-type="float" office:value="71.987">
                <text:p>71.98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41.36">
                <text:p>-41.36</text:p>
              </table:table-cell>
              <table:table-cell office:value-type="float" office:value="71.637">
                <text:p>71.63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41.152">
                <text:p>-41.152</text:p>
              </table:table-cell>
              <table:table-cell office:value-type="float" office:value="71.278">
                <text:p>71.2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40.939">
                <text:p>-40.939</text:p>
              </table:table-cell>
              <table:table-cell office:value-type="float" office:value="70.908">
                <text:p>70.9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40.72">
                <text:p>-40.72</text:p>
              </table:table-cell>
              <table:table-cell office:value-type="float" office:value="70.529">
                <text:p>70.52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40.495">
                <text:p>-40.495</text:p>
              </table:table-cell>
              <table:table-cell office:value-type="float" office:value="70.139">
                <text:p>70.13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40.265">
                <text:p>-40.265</text:p>
              </table:table-cell>
              <table:table-cell office:value-type="float" office:value="69.74">
                <text:p>69.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40.029">
                <text:p>-40.029</text:p>
              </table:table-cell>
              <table:table-cell office:value-type="float" office:value="69.332">
                <text:p>69.33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39.788">
                <text:p>-39.788</text:p>
              </table:table-cell>
              <table:table-cell office:value-type="float" office:value="68.914">
                <text:p>68.9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39.541">
                <text:p>-39.541</text:p>
              </table:table-cell>
              <table:table-cell office:value-type="float" office:value="68.487">
                <text:p>68.48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39.289">
                <text:p>-39.289</text:p>
              </table:table-cell>
              <table:table-cell office:value-type="float" office:value="68.051">
                <text:p>68.05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39.032">
                <text:p>-39.032</text:p>
              </table:table-cell>
              <table:table-cell office:value-type="float" office:value="67.606">
                <text:p>67.60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38.77">
                <text:p>-38.77</text:p>
              </table:table-cell>
              <table:table-cell office:value-type="float" office:value="67.152">
                <text:p>67.15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38.503">
                <text:p>-38.503</text:p>
              </table:table-cell>
              <table:table-cell office:value-type="float" office:value="66.69">
                <text:p>66.6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38.231">
                <text:p>-38.231</text:p>
              </table:table-cell>
              <table:table-cell office:value-type="float" office:value="66.218">
                <text:p>66.21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37.954">
                <text:p>-37.954</text:p>
              </table:table-cell>
              <table:table-cell office:value-type="float" office:value="65.739">
                <text:p>65.73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37.673">
                <text:p>-37.673</text:p>
              </table:table-cell>
              <table:table-cell office:value-type="float" office:value="65.251">
                <text:p>65.25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37.386">
                <text:p>-37.386</text:p>
              </table:table-cell>
              <table:table-cell office:value-type="float" office:value="64.755">
                <text:p>64.75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37.095">
                <text:p>-37.095</text:p>
              </table:table-cell>
              <table:table-cell office:value-type="float" office:value="64.251">
                <text:p>64.25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36.8">
                <text:p>-36.8</text:p>
              </table:table-cell>
              <table:table-cell office:value-type="float" office:value="63.739">
                <text:p>63.73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36.5">
                <text:p>-36.5</text:p>
              </table:table-cell>
              <table:table-cell office:value-type="float" office:value="63.22">
                <text:p>63.2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36.196">
                <text:p>-36.196</text:p>
              </table:table-cell>
              <table:table-cell office:value-type="float" office:value="62.693">
                <text:p>62.69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35.887">
                <text:p>-35.887</text:p>
              </table:table-cell>
              <table:table-cell office:value-type="float" office:value="62.159">
                <text:p>62.15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35.575">
                <text:p>-35.575</text:p>
              </table:table-cell>
              <table:table-cell office:value-type="float" office:value="61.617">
                <text:p>61.61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35.258">
                <text:p>-35.258</text:p>
              </table:table-cell>
              <table:table-cell office:value-type="float" office:value="61.069">
                <text:p>61.06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34.937">
                <text:p>-34.937</text:p>
              </table:table-cell>
              <table:table-cell office:value-type="float" office:value="60.513">
                <text:p>60.5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34.613">
                <text:p>-34.613</text:p>
              </table:table-cell>
              <table:table-cell office:value-type="float" office:value="59.951">
                <text:p>59.95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34.285">
                <text:p>-34.285</text:p>
              </table:table-cell>
              <table:table-cell office:value-type="float" office:value="59.383">
                <text:p>59.38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33.953">
                <text:p>-33.953</text:p>
              </table:table-cell>
              <table:table-cell office:value-type="float" office:value="58.808">
                <text:p>58.80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33.617">
                <text:p>-33.617</text:p>
              </table:table-cell>
              <table:table-cell office:value-type="float" office:value="58.227">
                <text:p>58.22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33.278">
                <text:p>-33.278</text:p>
              </table:table-cell>
              <table:table-cell office:value-type="float" office:value="57.64">
                <text:p>57.6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32.936">
                <text:p>-32.936</text:p>
              </table:table-cell>
              <table:table-cell office:value-type="float" office:value="57.047">
                <text:p>57.04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32.591">
                <text:p>-32.591</text:p>
              </table:table-cell>
              <table:table-cell office:value-type="float" office:value="56.449">
                <text:p>56.44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32.242">
                <text:p>-32.242</text:p>
              </table:table-cell>
              <table:table-cell office:value-type="float" office:value="55.845">
                <text:p>55.84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31.89">
                <text:p>-31.89</text:p>
              </table:table-cell>
              <table:table-cell office:value-type="float" office:value="55.236">
                <text:p>55.23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31.536">
                <text:p>-31.536</text:p>
              </table:table-cell>
              <table:table-cell office:value-type="float" office:value="54.621">
                <text:p>54.62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31.178">
                <text:p>-31.178</text:p>
              </table:table-cell>
              <table:table-cell office:value-type="float" office:value="54.002">
                <text:p>54.00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30.818">
                <text:p>-30.818</text:p>
              </table:table-cell>
              <table:table-cell office:value-type="float" office:value="53.378">
                <text:p>53.37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30.455">
                <text:p>-30.455</text:p>
              </table:table-cell>
              <table:table-cell office:value-type="float" office:value="52.75">
                <text:p>52.7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30.09">
                <text:p>-30.09</text:p>
              </table:table-cell>
              <table:table-cell office:value-type="float" office:value="52.118">
                <text:p>52.11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29.722">
                <text:p>-29.722</text:p>
              </table:table-cell>
              <table:table-cell office:value-type="float" office:value="51.481">
                <text:p>51.48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29.353">
                <text:p>-29.353</text:p>
              </table:table-cell>
              <table:table-cell office:value-type="float" office:value="50.84">
                <text:p>50.8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28.981">
                <text:p>-28.981</text:p>
              </table:table-cell>
              <table:table-cell office:value-type="float" office:value="50.196">
                <text:p>50.19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28.606">
                <text:p>-28.606</text:p>
              </table:table-cell>
              <table:table-cell office:value-type="float" office:value="49.548">
                <text:p>49.54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28.23">
                <text:p>-28.23</text:p>
              </table:table-cell>
              <table:table-cell office:value-type="float" office:value="48.896">
                <text:p>48.89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27.853">
                <text:p>-27.853</text:p>
              </table:table-cell>
              <table:table-cell office:value-type="float" office:value="48.242">
                <text:p>48.2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27.473">
                <text:p>-27.473</text:p>
              </table:table-cell>
              <table:table-cell office:value-type="float" office:value="47.585">
                <text:p>47.58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27.092">
                <text:p>-27.092</text:p>
              </table:table-cell>
              <table:table-cell office:value-type="float" office:value="46.925">
                <text:p>46.9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26.709">
                <text:p>-26.709</text:p>
              </table:table-cell>
              <table:table-cell office:value-type="float" office:value="46.262">
                <text:p>46.26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26.325">
                <text:p>-26.325</text:p>
              </table:table-cell>
              <table:table-cell office:value-type="float" office:value="45.597">
                <text:p>45.59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25.94">
                <text:p>-25.94</text:p>
              </table:table-cell>
              <table:table-cell office:value-type="float" office:value="44.93">
                <text:p>44.9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25.554">
                <text:p>-25.554</text:p>
              </table:table-cell>
              <table:table-cell office:value-type="float" office:value="44.261">
                <text:p>44.26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25.167">
                <text:p>-25.167</text:p>
              </table:table-cell>
              <table:table-cell office:value-type="float" office:value="43.59">
                <text:p>43.5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24.778">
                <text:p>-24.778</text:p>
              </table:table-cell>
              <table:table-cell office:value-type="float" office:value="42.918">
                <text:p>42.91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24.39">
                <text:p>-24.39</text:p>
              </table:table-cell>
              <table:table-cell office:value-type="float" office:value="42.244">
                <text:p>42.2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24">
                <text:p>-24</text:p>
              </table:table-cell>
              <table:table-cell office:value-type="float" office:value="41.569">
                <text:p>41.56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23.61">
                <text:p>-23.61</text:p>
              </table:table-cell>
              <table:table-cell office:value-type="float" office:value="40.894">
                <text:p>40.89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23.219">
                <text:p>-23.219</text:p>
              </table:table-cell>
              <table:table-cell office:value-type="float" office:value="40.217">
                <text:p>40.21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22.829">
                <text:p>-22.829</text:p>
              </table:table-cell>
              <table:table-cell office:value-type="float" office:value="39.54">
                <text:p>39.5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22.438">
                <text:p>-22.438</text:p>
              </table:table-cell>
              <table:table-cell office:value-type="float" office:value="38.863">
                <text:p>38.86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22.047">
                <text:p>-22.047</text:p>
              </table:table-cell>
              <table:table-cell office:value-type="float" office:value="38.186">
                <text:p>38.18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21.656">
                <text:p>-21.656</text:p>
              </table:table-cell>
              <table:table-cell office:value-type="float" office:value="37.509">
                <text:p>37.50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21.265">
                <text:p>-21.265</text:p>
              </table:table-cell>
              <table:table-cell office:value-type="float" office:value="36.832">
                <text:p>36.83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20.874">
                <text:p>-20.874</text:p>
              </table:table-cell>
              <table:table-cell office:value-type="float" office:value="36.156">
                <text:p>36.15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20.484">
                <text:p>-20.484</text:p>
              </table:table-cell>
              <table:table-cell office:value-type="float" office:value="35.48">
                <text:p>35.4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20.095">
                <text:p>-20.095</text:p>
              </table:table-cell>
              <table:table-cell office:value-type="float" office:value="34.806">
                <text:p>34.80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19.706">
                <text:p>-19.706</text:p>
              </table:table-cell>
              <table:table-cell office:value-type="float" office:value="34.132">
                <text:p>34.13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19.318">
                <text:p>-19.318</text:p>
              </table:table-cell>
              <table:table-cell office:value-type="float" office:value="33.46">
                <text:p>33.4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18.931">
                <text:p>-18.931</text:p>
              </table:table-cell>
              <table:table-cell office:value-type="float" office:value="32.79">
                <text:p>32.7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8.545">
                <text:p>-18.545</text:p>
              </table:table-cell>
              <table:table-cell office:value-type="float" office:value="32.121">
                <text:p>32.12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18.16">
                <text:p>-18.16</text:p>
              </table:table-cell>
              <table:table-cell office:value-type="float" office:value="31.454">
                <text:p>31.45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7.776">
                <text:p>-17.776</text:p>
              </table:table-cell>
              <table:table-cell office:value-type="float" office:value="30.789">
                <text:p>30.78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7.394">
                <text:p>-17.394</text:p>
              </table:table-cell>
              <table:table-cell office:value-type="float" office:value="30.127">
                <text:p>30.12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7.013">
                <text:p>-17.013</text:p>
              </table:table-cell>
              <table:table-cell office:value-type="float" office:value="29.467">
                <text:p>29.4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6.634">
                <text:p>-16.634</text:p>
              </table:table-cell>
              <table:table-cell office:value-type="float" office:value="28.811">
                <text:p>28.81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6.256">
                <text:p>-16.256</text:p>
              </table:table-cell>
              <table:table-cell office:value-type="float" office:value="28.157">
                <text:p>28.15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5.881">
                <text:p>-15.881</text:p>
              </table:table-cell>
              <table:table-cell office:value-type="float" office:value="27.506">
                <text:p>27.50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5.507">
                <text:p>-15.507</text:p>
              </table:table-cell>
              <table:table-cell office:value-type="float" office:value="26.859">
                <text:p>26.85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5.135">
                <text:p>-15.135</text:p>
              </table:table-cell>
              <table:table-cell office:value-type="float" office:value="26.215">
                <text:p>26.21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4.766">
                <text:p>-14.766</text:p>
              </table:table-cell>
              <table:table-cell office:value-type="float" office:value="25.575">
                <text:p>25.57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4.398">
                <text:p>-14.398</text:p>
              </table:table-cell>
              <table:table-cell office:value-type="float" office:value="24.939">
                <text:p>24.9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4.034">
                <text:p>-14.034</text:p>
              </table:table-cell>
              <table:table-cell office:value-type="float" office:value="24.307">
                <text:p>24.30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3.671">
                <text:p>-13.671</text:p>
              </table:table-cell>
              <table:table-cell office:value-type="float" office:value="23.679">
                <text:p>23.67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13.311">
                <text:p>-13.311</text:p>
              </table:table-cell>
              <table:table-cell office:value-type="float" office:value="23.056">
                <text:p>23.05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2.955">
                <text:p>-12.955</text:p>
              </table:table-cell>
              <table:table-cell office:value-type="float" office:value="22.438">
                <text:p>22.43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2.6">
                <text:p>-12.6</text:p>
              </table:table-cell>
              <table:table-cell office:value-type="float" office:value="21.824">
                <text:p>21.82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2.249">
                <text:p>-12.249</text:p>
              </table:table-cell>
              <table:table-cell office:value-type="float" office:value="21.216">
                <text:p>21.2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1.901">
                <text:p>-11.901</text:p>
              </table:table-cell>
              <table:table-cell office:value-type="float" office:value="20.613">
                <text:p>20.61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1.556">
                <text:p>-11.556</text:p>
              </table:table-cell>
              <table:table-cell office:value-type="float" office:value="20.016">
                <text:p>20.01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1.214">
                <text:p>-11.214</text:p>
              </table:table-cell>
              <table:table-cell office:value-type="float" office:value="19.424">
                <text:p>19.42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0.876">
                <text:p>-10.876</text:p>
              </table:table-cell>
              <table:table-cell office:value-type="float" office:value="18.838">
                <text:p>18.83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10.541">
                <text:p>-10.541</text:p>
              </table:table-cell>
              <table:table-cell office:value-type="float" office:value="18.258">
                <text:p>18.25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0.21">
                <text:p>-10.21</text:p>
              </table:table-cell>
              <table:table-cell office:value-type="float" office:value="17.684">
                <text:p>17.68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9.882">
                <text:p>-9.882</text:p>
              </table:table-cell>
              <table:table-cell office:value-type="float" office:value="17.117">
                <text:p>17.11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9.558">
                <text:p>-9.558</text:p>
              </table:table-cell>
              <table:table-cell office:value-type="float" office:value="16.556">
                <text:p>16.55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9.238">
                <text:p>-9.238</text:p>
              </table:table-cell>
              <table:table-cell office:value-type="float" office:value="16.001">
                <text:p>16.00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8.922">
                <text:p>-8.922</text:p>
              </table:table-cell>
              <table:table-cell office:value-type="float" office:value="15.454">
                <text:p>15.45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8.611">
                <text:p>-8.611</text:p>
              </table:table-cell>
              <table:table-cell office:value-type="float" office:value="14.914">
                <text:p>14.91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8.303">
                <text:p>-8.303</text:p>
              </table:table-cell>
              <table:table-cell office:value-type="float" office:value="14.381">
                <text:p>14.38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7.999">
                <text:p>-7.999</text:p>
              </table:table-cell>
              <table:table-cell office:value-type="float" office:value="13.855">
                <text:p>13.85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7.7">
                <text:p>-7.7</text:p>
              </table:table-cell>
              <table:table-cell office:value-type="float" office:value="13.337">
                <text:p>13.33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7.405">
                <text:p>-7.405</text:p>
              </table:table-cell>
              <table:table-cell office:value-type="float" office:value="12.826">
                <text:p>12.82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7.115">
                <text:p>-7.115</text:p>
              </table:table-cell>
              <table:table-cell office:value-type="float" office:value="12.324">
                <text:p>12.32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6.83">
                <text:p>-6.83</text:p>
              </table:table-cell>
              <table:table-cell office:value-type="float" office:value="11.829">
                <text:p>11.82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6.549">
                <text:p>-6.549</text:p>
              </table:table-cell>
              <table:table-cell office:value-type="float" office:value="11.343">
                <text:p>11.34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6.273">
                <text:p>-6.273</text:p>
              </table:table-cell>
              <table:table-cell office:value-type="float" office:value="10.865">
                <text:p>10.86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6.001">
                <text:p>-6.001</text:p>
              </table:table-cell>
              <table:table-cell office:value-type="float" office:value="10.395">
                <text:p>10.39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5.735">
                <text:p>-5.735</text:p>
              </table:table-cell>
              <table:table-cell office:value-type="float" office:value="9.934">
                <text:p>9.93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5.474">
                <text:p>-5.474</text:p>
              </table:table-cell>
              <table:table-cell office:value-type="float" office:value="9.481">
                <text:p>9.48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5.218">
                <text:p>-5.218</text:p>
              </table:table-cell>
              <table:table-cell office:value-type="float" office:value="9.038">
                <text:p>9.03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4.967">
                <text:p>-4.967</text:p>
              </table:table-cell>
              <table:table-cell office:value-type="float" office:value="8.603">
                <text:p>8.60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4.721">
                <text:p>-4.721</text:p>
              </table:table-cell>
              <table:table-cell office:value-type="float" office:value="8.178">
                <text:p>8.17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4.481">
                <text:p>-4.481</text:p>
              </table:table-cell>
              <table:table-cell office:value-type="float" office:value="7.762">
                <text:p>7.76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4.246">
                <text:p>-4.246</text:p>
              </table:table-cell>
              <table:table-cell office:value-type="float" office:value="7.355">
                <text:p>7.35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4.017">
                <text:p>-4.017</text:p>
              </table:table-cell>
              <table:table-cell office:value-type="float" office:value="6.957">
                <text:p>6.95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3.793">
                <text:p>-3.793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3.575">
                <text:p>-3.575</text:p>
              </table:table-cell>
              <table:table-cell office:value-type="float" office:value="6.192">
                <text:p>6.19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3.362">
                <text:p>-3.362</text:p>
              </table:table-cell>
              <table:table-cell office:value-type="float" office:value="5.824">
                <text:p>5.82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3.156">
                <text:p>-3.156</text:p>
              </table:table-cell>
              <table:table-cell office:value-type="float" office:value="5.466">
                <text:p>5.46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2.955">
                <text:p>-2.955</text:p>
              </table:table-cell>
              <table:table-cell office:value-type="float" office:value="5.118">
                <text:p>5.11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2.76">
                <text:p>-2.76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2.571">
                <text:p>-2.571</text:p>
              </table:table-cell>
              <table:table-cell office:value-type="float" office:value="4.453">
                <text:p>4.45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2.388">
                <text:p>-2.388</text:p>
              </table:table-cell>
              <table:table-cell office:value-type="float" office:value="4.136">
                <text:p>4.13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2.211">
                <text:p>-2.211</text:p>
              </table:table-cell>
              <table:table-cell office:value-type="float" office:value="3.829">
                <text:p>3.82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2.04">
                <text:p>-2.04</text:p>
              </table:table-cell>
              <table:table-cell office:value-type="float" office:value="3.533">
                <text:p>3.53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.875">
                <text:p>-1.875</text:p>
              </table:table-cell>
              <table:table-cell office:value-type="float" office:value="3.248">
                <text:p>3.24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.717">
                <text:p>-1.717</text:p>
              </table:table-cell>
              <table:table-cell office:value-type="float" office:value="2.973">
                <text:p>2.97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1.564">
                <text:p>-1.564</text:p>
              </table:table-cell>
              <table:table-cell office:value-type="float" office:value="2.709">
                <text:p>2.70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.418">
                <text:p>-1.418</text:p>
              </table:table-cell>
              <table:table-cell office:value-type="float" office:value="2.457">
                <text:p>2.45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.279">
                <text:p>-1.279</text:p>
              </table:table-cell>
              <table:table-cell office:value-type="float" office:value="2.215">
                <text:p>2.21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1.146">
                <text:p>-1.146</text:p>
              </table:table-cell>
              <table:table-cell office:value-type="float" office:value="1.984">
                <text:p>1.98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.019">
                <text:p>-1.019</text:p>
              </table:table-cell>
              <table:table-cell office:value-type="float" office:value="1.765">
                <text:p>1.76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899">
                <text:p>-0.899</text:p>
              </table:table-cell>
              <table:table-cell office:value-type="float" office:value="1.556">
                <text:p>1.55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785">
                <text:p>-0.785</text:p>
              </table:table-cell>
              <table:table-cell office:value-type="float" office:value="1.359">
                <text:p>1.35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678">
                <text:p>-0.678</text:p>
              </table:table-cell>
              <table:table-cell office:value-type="float" office:value="1.174">
                <text:p>1.17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577">
                <text:p>-0.577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483">
                <text:p>-0.483</text:p>
              </table:table-cell>
              <table:table-cell office:value-type="float" office:value="0.836">
                <text:p>0.83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395">
                <text:p>-0.395</text:p>
              </table:table-cell>
              <table:table-cell office:value-type="float" office:value="0.685">
                <text:p>0.68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315">
                <text:p>-0.315</text:p>
              </table:table-cell>
              <table:table-cell office:value-type="float" office:value="0.545">
                <text:p>0.54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241">
                <text:p>-0.241</text:p>
              </table:table-cell>
              <table:table-cell office:value-type="float" office:value="0.417">
                <text:p>0.41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173">
                <text:p>-0.17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168">
                <text:p>-0.168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163">
                <text:p>-0.163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157">
                <text:p>-0.157</text:p>
              </table:table-cell>
              <table:table-cell office:value-type="float" office:value="0.309">
                <text:p>0.30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152">
                <text:p>-0.152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147">
                <text:p>-0.147</text:p>
              </table:table-cell>
              <table:table-cell office:value-type="float" office:value="0.314">
                <text:p>0.31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141">
                <text:p>-0.141</text:p>
              </table:table-cell>
              <table:table-cell office:value-type="float" office:value="0.317">
                <text:p>0.31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135">
                <text:p>-0.135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13">
                <text:p>-0.13</text:p>
              </table:table-cell>
              <table:table-cell office:value-type="float" office:value="0.321">
                <text:p>0.32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124">
                <text:p>-0.124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119">
                <text:p>-0.119</text:p>
              </table:table-cell>
              <table:table-cell office:value-type="float" office:value="0.326">
                <text:p>0.32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113">
                <text:p>-0.113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107">
                <text:p>-0.107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101">
                <text:p>-0.101</text:p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096">
                <text:p>-0.096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09">
                <text:p>-0.09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084">
                <text:p>-0.084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078">
                <text:p>-0.078</text:p>
              </table:table-cell>
              <table:table-cell office:value-type="float" office:value="0.338">
                <text:p>0.33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072">
                <text:p>-0.072</text:p>
              </table:table-cell>
              <table:table-cell office:value-type="float" office:value="0.339">
                <text:p>0.33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066">
                <text:p>-0.06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06">
                <text:p>-0.06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054">
                <text:p>-0.054</text:p>
              </table:table-cell>
              <table:table-cell office:value-type="float" office:value="0.342">
                <text:p>0.34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048">
                <text:p>-0.048</text:p>
              </table:table-cell>
              <table:table-cell office:value-type="float" office:value="0.343">
                <text:p>0.34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042">
                <text:p>-0.042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036">
                <text:p>-0.036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03">
                <text:p>-0.03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024">
                <text:p>-0.024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018">
                <text:p>-0.018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012">
                <text:p>-0.012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006">
                <text:p>-0.006</text:p>
              </table:table-cell>
              <table:table-cell office:value-type="float" office:value="0.347">
                <text:p>0.34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0.347">
                <text:p>0.34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6">
                <text:p>0.006</text:p>
              </table:table-cell>
              <table:table-cell office:value-type="float" office:value="0.347">
                <text:p>0.34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12">
                <text:p>0.012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18">
                <text:p>0.018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24">
                <text:p>0.024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3">
                <text:p>0.03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36">
                <text:p>0.036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42">
                <text:p>0.042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48">
                <text:p>0.048</text:p>
              </table:table-cell>
              <table:table-cell office:value-type="float" office:value="0.343">
                <text:p>0.34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54">
                <text:p>0.054</text:p>
              </table:table-cell>
              <table:table-cell office:value-type="float" office:value="0.342">
                <text:p>0.34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6">
                <text:p>0.06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66">
                <text:p>0.06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72">
                <text:p>0.072</text:p>
              </table:table-cell>
              <table:table-cell office:value-type="float" office:value="0.339">
                <text:p>0.33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78">
                <text:p>0.078</text:p>
              </table:table-cell>
              <table:table-cell office:value-type="float" office:value="0.338">
                <text:p>0.33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84">
                <text:p>0.084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9">
                <text:p>0.09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96">
                <text:p>0.096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101">
                <text:p>0.101</text:p>
              </table:table-cell>
              <table:table-cell office:value-type="float" office:value="0.332">
                <text:p>0.33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107">
                <text:p>0.107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113">
                <text:p>0.113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119">
                <text:p>0.119</text:p>
              </table:table-cell>
              <table:table-cell office:value-type="float" office:value="0.326">
                <text:p>0.32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124">
                <text:p>0.124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13">
                <text:p>0.13</text:p>
              </table:table-cell>
              <table:table-cell office:value-type="float" office:value="0.321">
                <text:p>0.32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135">
                <text:p>0.135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141">
                <text:p>0.141</text:p>
              </table:table-cell>
              <table:table-cell office:value-type="float" office:value="0.317">
                <text:p>0.31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147">
                <text:p>0.147</text:p>
              </table:table-cell>
              <table:table-cell office:value-type="float" office:value="0.314">
                <text:p>0.31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152">
                <text:p>0.152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157">
                <text:p>0.157</text:p>
              </table:table-cell>
              <table:table-cell office:value-type="float" office:value="0.309">
                <text:p>0.30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163">
                <text:p>0.163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168">
                <text:p>0.168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173">
                <text:p>0.17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179">
                <text:p>0.179</text:p>
              </table:table-cell>
              <table:table-cell office:value-type="float" office:value="0.297">
                <text:p>0.29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184">
                <text:p>0.184</text:p>
              </table:table-cell>
              <table:table-cell office:value-type="float" office:value="0.294">
                <text:p>0.29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189">
                <text:p>0.189</text:p>
              </table:table-cell>
              <table:table-cell office:value-type="float" office:value="0.291">
                <text:p>0.29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194">
                <text:p>0.194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199">
                <text:p>0.199</text:p>
              </table:table-cell>
              <table:table-cell office:value-type="float" office:value="0.284">
                <text:p>0.28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204">
                <text:p>0.20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209">
                <text:p>0.209</text:p>
              </table:table-cell>
              <table:table-cell office:value-type="float" office:value="0.277">
                <text:p>0.27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213">
                <text:p>0.213</text:p>
              </table:table-cell>
              <table:table-cell office:value-type="float" office:value="0.273">
                <text:p>0.27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218">
                <text:p>0.218</text:p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223">
                <text:p>0.223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227">
                <text:p>0.227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232">
                <text:p>0.232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236">
                <text:p>0.236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241">
                <text:p>0.241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245">
                <text:p>0.245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249">
                <text:p>0.249</text:p>
              </table:table-cell>
              <table:table-cell office:value-type="float" office:value="0.241">
                <text:p>0.24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254">
                <text:p>0.254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258">
                <text:p>0.258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262">
                <text:p>0.262</text:p>
              </table:table-cell>
              <table:table-cell office:value-type="float" office:value="0.227">
                <text:p>0.22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266">
                <text:p>0.266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269">
                <text:p>0.269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273">
                <text:p>0.273</text:p>
              </table:table-cell>
              <table:table-cell office:value-type="float" office:value="0.213">
                <text:p>0.21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277">
                <text:p>0.277</text:p>
              </table:table-cell>
              <table:table-cell office:value-type="float" office:value="0.209">
                <text:p>0.20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28">
                <text:p>0.28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284">
                <text:p>0.284</text:p>
              </table:table-cell>
              <table:table-cell office:value-type="float" office:value="0.199">
                <text:p>0.19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287">
                <text:p>0.287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291">
                <text:p>0.291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294">
                <text:p>0.294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297">
                <text:p>0.297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3">
                <text:p>0.3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303">
                <text:p>0.303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306">
                <text:p>0.306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309">
                <text:p>0.309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312">
                <text:p>0.312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314">
                <text:p>0.314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317">
                <text:p>0.317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319">
                <text:p>0.319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321">
                <text:p>0.32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324">
                <text:p>0.324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326">
                <text:p>0.326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328">
                <text:p>0.328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33">
                <text:p>0.33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332">
                <text:p>0.332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333">
                <text:p>0.333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335">
                <text:p>0.335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336">
                <text:p>0.336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338">
                <text:p>0.338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339">
                <text:p>0.339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34">
                <text:p>0.34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341">
                <text:p>0.34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342">
                <text:p>0.342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343">
                <text:p>0.343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344">
                <text:p>0.344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345">
                <text:p>0.345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345">
                <text:p>0.34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346">
                <text:p>0.346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346">
                <text:p>0.346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346">
                <text:p>0.346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347">
                <text:p>0.347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347">
                <text:p>0.34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347">
                <text:p>0.347</text:p>
              </table:table-cell>
              <table:table-cell office:value-type="float" office:value="-0.006">
                <text:p>-0.00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346">
                <text:p>0.346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346">
                <text:p>0.346</text:p>
              </table:table-cell>
              <table:table-cell office:value-type="float" office:value="-0.018">
                <text:p>-0.01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346">
                <text:p>0.346</text:p>
              </table:table-cell>
              <table:table-cell office:value-type="float" office:value="-0.024">
                <text:p>-0.02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345">
                <text:p>0.345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345">
                <text:p>0.345</text:p>
              </table:table-cell>
              <table:table-cell office:value-type="float" office:value="-0.036">
                <text:p>-0.03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344">
                <text:p>0.344</text:p>
              </table:table-cell>
              <table:table-cell office:value-type="float" office:value="-0.042">
                <text:p>-0.04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343">
                <text:p>0.343</text:p>
              </table:table-cell>
              <table:table-cell office:value-type="float" office:value="-0.048">
                <text:p>-0.04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342">
                <text:p>0.342</text:p>
              </table:table-cell>
              <table:table-cell office:value-type="float" office:value="-0.054">
                <text:p>-0.05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341">
                <text:p>0.341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34">
                <text:p>0.34</text:p>
              </table:table-cell>
              <table:table-cell office:value-type="float" office:value="-0.066">
                <text:p>-0.06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339">
                <text:p>0.339</text:p>
              </table:table-cell>
              <table:table-cell office:value-type="float" office:value="-0.072">
                <text:p>-0.07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338">
                <text:p>0.338</text:p>
              </table:table-cell>
              <table:table-cell office:value-type="float" office:value="-0.078">
                <text:p>-0.07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336">
                <text:p>0.336</text:p>
              </table:table-cell>
              <table:table-cell office:value-type="float" office:value="-0.084">
                <text:p>-0.08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335">
                <text:p>0.335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333">
                <text:p>0.333</text:p>
              </table:table-cell>
              <table:table-cell office:value-type="float" office:value="-0.096">
                <text:p>-0.09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332">
                <text:p>0.332</text:p>
              </table:table-cell>
              <table:table-cell office:value-type="float" office:value="-0.101">
                <text:p>-0.10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33">
                <text:p>0.33</text:p>
              </table:table-cell>
              <table:table-cell office:value-type="float" office:value="-0.107">
                <text:p>-0.10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328">
                <text:p>0.328</text:p>
              </table:table-cell>
              <table:table-cell office:value-type="float" office:value="-0.113">
                <text:p>-0.11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326">
                <text:p>0.326</text:p>
              </table:table-cell>
              <table:table-cell office:value-type="float" office:value="-0.119">
                <text:p>-0.11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324">
                <text:p>0.324</text:p>
              </table:table-cell>
              <table:table-cell office:value-type="float" office:value="-0.124">
                <text:p>-0.12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321">
                <text:p>0.321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319">
                <text:p>0.319</text:p>
              </table:table-cell>
              <table:table-cell office:value-type="float" office:value="-0.135">
                <text:p>-0.13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317">
                <text:p>0.317</text:p>
              </table:table-cell>
              <table:table-cell office:value-type="float" office:value="-0.141">
                <text:p>-0.14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314">
                <text:p>0.314</text:p>
              </table:table-cell>
              <table:table-cell office:value-type="float" office:value="-0.147">
                <text:p>-0.14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312">
                <text:p>0.312</text:p>
              </table:table-cell>
              <table:table-cell office:value-type="float" office:value="-0.152">
                <text:p>-0.15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309">
                <text:p>0.309</text:p>
              </table:table-cell>
              <table:table-cell office:value-type="float" office:value="-0.157">
                <text:p>-0.15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306">
                <text:p>0.306</text:p>
              </table:table-cell>
              <table:table-cell office:value-type="float" office:value="-0.163">
                <text:p>-0.16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303">
                <text:p>0.303</text:p>
              </table:table-cell>
              <table:table-cell office:value-type="float" office:value="-0.168">
                <text:p>-0.16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3">
                <text:p>0.3</text:p>
              </table:table-cell>
              <table:table-cell office:value-type="float" office:value="-0.173">
                <text:p>-0.17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297">
                <text:p>0.297</text:p>
              </table:table-cell>
              <table:table-cell office:value-type="float" office:value="-0.179">
                <text:p>-0.17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294">
                <text:p>0.294</text:p>
              </table:table-cell>
              <table:table-cell office:value-type="float" office:value="-0.184">
                <text:p>-0.18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291">
                <text:p>0.291</text:p>
              </table:table-cell>
              <table:table-cell office:value-type="float" office:value="-0.189">
                <text:p>-0.18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287">
                <text:p>0.287</text:p>
              </table:table-cell>
              <table:table-cell office:value-type="float" office:value="-0.194">
                <text:p>-0.19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284">
                <text:p>0.284</text:p>
              </table:table-cell>
              <table:table-cell office:value-type="float" office:value="-0.199">
                <text:p>-0.19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28">
                <text:p>0.28</text:p>
              </table:table-cell>
              <table:table-cell office:value-type="float" office:value="-0.204">
                <text:p>-0.20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277">
                <text:p>0.277</text:p>
              </table:table-cell>
              <table:table-cell office:value-type="float" office:value="-0.209">
                <text:p>-0.20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273">
                <text:p>0.273</text:p>
              </table:table-cell>
              <table:table-cell office:value-type="float" office:value="-0.213">
                <text:p>-0.21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269">
                <text:p>0.269</text:p>
              </table:table-cell>
              <table:table-cell office:value-type="float" office:value="-0.218">
                <text:p>-0.21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266">
                <text:p>0.266</text:p>
              </table:table-cell>
              <table:table-cell office:value-type="float" office:value="-0.223">
                <text:p>-0.22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262">
                <text:p>0.262</text:p>
              </table:table-cell>
              <table:table-cell office:value-type="float" office:value="-0.227">
                <text:p>-0.22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258">
                <text:p>0.258</text:p>
              </table:table-cell>
              <table:table-cell office:value-type="float" office:value="-0.232">
                <text:p>-0.23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254">
                <text:p>0.254</text:p>
              </table:table-cell>
              <table:table-cell office:value-type="float" office:value="-0.236">
                <text:p>-0.23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249">
                <text:p>0.249</text:p>
              </table:table-cell>
              <table:table-cell office:value-type="float" office:value="-0.241">
                <text:p>-0.24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245">
                <text:p>0.245</text:p>
              </table:table-cell>
              <table:table-cell office:value-type="float" office:value="-0.245">
                <text:p>-0.24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241">
                <text:p>0.241</text:p>
              </table:table-cell>
              <table:table-cell office:value-type="float" office:value="-0.249">
                <text:p>-0.24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236">
                <text:p>0.236</text:p>
              </table:table-cell>
              <table:table-cell office:value-type="float" office:value="-0.254">
                <text:p>-0.25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232">
                <text:p>0.232</text:p>
              </table:table-cell>
              <table:table-cell office:value-type="float" office:value="-0.258">
                <text:p>-0.25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227">
                <text:p>0.227</text:p>
              </table:table-cell>
              <table:table-cell office:value-type="float" office:value="-0.262">
                <text:p>-0.26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223">
                <text:p>0.223</text:p>
              </table:table-cell>
              <table:table-cell office:value-type="float" office:value="-0.266">
                <text:p>-0.26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218">
                <text:p>0.218</text:p>
              </table:table-cell>
              <table:table-cell office:value-type="float" office:value="-0.269">
                <text:p>-0.26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213">
                <text:p>0.213</text:p>
              </table:table-cell>
              <table:table-cell office:value-type="float" office:value="-0.273">
                <text:p>-0.27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209">
                <text:p>0.209</text:p>
              </table:table-cell>
              <table:table-cell office:value-type="float" office:value="-0.277">
                <text:p>-0.27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204">
                <text:p>0.204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199">
                <text:p>0.199</text:p>
              </table:table-cell>
              <table:table-cell office:value-type="float" office:value="-0.284">
                <text:p>-0.28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194">
                <text:p>0.194</text:p>
              </table:table-cell>
              <table:table-cell office:value-type="float" office:value="-0.287">
                <text:p>-0.28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189">
                <text:p>0.189</text:p>
              </table:table-cell>
              <table:table-cell office:value-type="float" office:value="-0.291">
                <text:p>-0.29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184">
                <text:p>0.184</text:p>
              </table:table-cell>
              <table:table-cell office:value-type="float" office:value="-0.294">
                <text:p>-0.29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179">
                <text:p>0.179</text:p>
              </table:table-cell>
              <table:table-cell office:value-type="float" office:value="-0.297">
                <text:p>-0.29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173">
                <text:p>0.17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168">
                <text:p>0.168</text:p>
              </table:table-cell>
              <table:table-cell office:value-type="float" office:value="-0.303">
                <text:p>-0.30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163">
                <text:p>0.163</text:p>
              </table:table-cell>
              <table:table-cell office:value-type="float" office:value="-0.306">
                <text:p>-0.30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157">
                <text:p>0.157</text:p>
              </table:table-cell>
              <table:table-cell office:value-type="float" office:value="-0.309">
                <text:p>-0.30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152">
                <text:p>0.152</text:p>
              </table:table-cell>
              <table:table-cell office:value-type="float" office:value="-0.312">
                <text:p>-0.31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147">
                <text:p>0.147</text:p>
              </table:table-cell>
              <table:table-cell office:value-type="float" office:value="-0.314">
                <text:p>-0.31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141">
                <text:p>0.141</text:p>
              </table:table-cell>
              <table:table-cell office:value-type="float" office:value="-0.317">
                <text:p>-0.31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135">
                <text:p>0.135</text:p>
              </table:table-cell>
              <table:table-cell office:value-type="float" office:value="-0.319">
                <text:p>-0.31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13">
                <text:p>0.13</text:p>
              </table:table-cell>
              <table:table-cell office:value-type="float" office:value="-0.321">
                <text:p>-0.32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124">
                <text:p>0.124</text:p>
              </table:table-cell>
              <table:table-cell office:value-type="float" office:value="-0.324">
                <text:p>-0.32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119">
                <text:p>0.119</text:p>
              </table:table-cell>
              <table:table-cell office:value-type="float" office:value="-0.326">
                <text:p>-0.32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113">
                <text:p>0.113</text:p>
              </table:table-cell>
              <table:table-cell office:value-type="float" office:value="-0.328">
                <text:p>-0.32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107">
                <text:p>0.107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101">
                <text:p>0.101</text:p>
              </table:table-cell>
              <table:table-cell office:value-type="float" office:value="-0.332">
                <text:p>-0.33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96">
                <text:p>0.096</text:p>
              </table:table-cell>
              <table:table-cell office:value-type="float" office:value="-0.333">
                <text:p>-0.33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9">
                <text:p>0.09</text:p>
              </table:table-cell>
              <table:table-cell office:value-type="float" office:value="-0.335">
                <text:p>-0.33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84">
                <text:p>0.084</text:p>
              </table:table-cell>
              <table:table-cell office:value-type="float" office:value="-0.336">
                <text:p>-0.33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78">
                <text:p>0.078</text:p>
              </table:table-cell>
              <table:table-cell office:value-type="float" office:value="-0.338">
                <text:p>-0.33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72">
                <text:p>0.072</text:p>
              </table:table-cell>
              <table:table-cell office:value-type="float" office:value="-0.339">
                <text:p>-0.33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66">
                <text:p>0.066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6">
                <text:p>0.06</text:p>
              </table:table-cell>
              <table:table-cell office:value-type="float" office:value="-0.341">
                <text:p>-0.34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54">
                <text:p>0.054</text:p>
              </table:table-cell>
              <table:table-cell office:value-type="float" office:value="-0.342">
                <text:p>-0.34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48">
                <text:p>0.048</text:p>
              </table:table-cell>
              <table:table-cell office:value-type="float" office:value="-0.343">
                <text:p>-0.34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42">
                <text:p>0.042</text:p>
              </table:table-cell>
              <table:table-cell office:value-type="float" office:value="-0.344">
                <text:p>-0.34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36">
                <text:p>0.036</text:p>
              </table:table-cell>
              <table:table-cell office:value-type="float" office:value="-0.345">
                <text:p>-0.34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3">
                <text:p>0.03</text:p>
              </table:table-cell>
              <table:table-cell office:value-type="float" office:value="-0.345">
                <text:p>-0.34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24">
                <text:p>0.024</text:p>
              </table:table-cell>
              <table:table-cell office:value-type="float" office:value="-0.346">
                <text:p>-0.34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18">
                <text:p>0.018</text:p>
              </table:table-cell>
              <table:table-cell office:value-type="float" office:value="-0.346">
                <text:p>-0.34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12">
                <text:p>0.012</text:p>
              </table:table-cell>
              <table:table-cell office:value-type="float" office:value="-0.346">
                <text:p>-0.34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6">
                <text:p>0.006</text:p>
              </table:table-cell>
              <table:table-cell office:value-type="float" office:value="-0.347">
                <text:p>-0.34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">
                <text:p>0</text:p>
              </table:table-cell>
              <table:table-cell office:value-type="float" office:value="-0.347">
                <text:p>-0.34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.006">
                <text:p>-0.006</text:p>
              </table:table-cell>
              <table:table-cell office:value-type="float" office:value="-0.347">
                <text:p>-0.34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.012">
                <text:p>-0.012</text:p>
              </table:table-cell>
              <table:table-cell office:value-type="float" office:value="-0.346">
                <text:p>-0.34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0.018">
                <text:p>-0.018</text:p>
              </table:table-cell>
              <table:table-cell office:value-type="float" office:value="-0.346">
                <text:p>-0.34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0.024">
                <text:p>-0.024</text:p>
              </table:table-cell>
              <table:table-cell office:value-type="float" office:value="-0.346">
                <text:p>-0.34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0.03">
                <text:p>-0.03</text:p>
              </table:table-cell>
              <table:table-cell office:value-type="float" office:value="-0.345">
                <text:p>-0.34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036">
                <text:p>-0.036</text:p>
              </table:table-cell>
              <table:table-cell office:value-type="float" office:value="-0.345">
                <text:p>-0.34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.042">
                <text:p>-0.042</text:p>
              </table:table-cell>
              <table:table-cell office:value-type="float" office:value="-0.344">
                <text:p>-0.34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048">
                <text:p>-0.048</text:p>
              </table:table-cell>
              <table:table-cell office:value-type="float" office:value="-0.343">
                <text:p>-0.34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054">
                <text:p>-0.054</text:p>
              </table:table-cell>
              <table:table-cell office:value-type="float" office:value="-0.342">
                <text:p>-0.34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0.06">
                <text:p>-0.06</text:p>
              </table:table-cell>
              <table:table-cell office:value-type="float" office:value="-0.341">
                <text:p>-0.34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0.066">
                <text:p>-0.066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072">
                <text:p>-0.072</text:p>
              </table:table-cell>
              <table:table-cell office:value-type="float" office:value="-0.339">
                <text:p>-0.33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078">
                <text:p>-0.078</text:p>
              </table:table-cell>
              <table:table-cell office:value-type="float" office:value="-0.338">
                <text:p>-0.33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084">
                <text:p>-0.084</text:p>
              </table:table-cell>
              <table:table-cell office:value-type="float" office:value="-0.336">
                <text:p>-0.33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09">
                <text:p>-0.09</text:p>
              </table:table-cell>
              <table:table-cell office:value-type="float" office:value="-0.335">
                <text:p>-0.33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0.096">
                <text:p>-0.096</text:p>
              </table:table-cell>
              <table:table-cell office:value-type="float" office:value="-0.333">
                <text:p>-0.33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.101">
                <text:p>-0.101</text:p>
              </table:table-cell>
              <table:table-cell office:value-type="float" office:value="-0.332">
                <text:p>-0.33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0.107">
                <text:p>-0.107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0.113">
                <text:p>-0.113</text:p>
              </table:table-cell>
              <table:table-cell office:value-type="float" office:value="-0.328">
                <text:p>-0.32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0.119">
                <text:p>-0.119</text:p>
              </table:table-cell>
              <table:table-cell office:value-type="float" office:value="-0.326">
                <text:p>-0.32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0.124">
                <text:p>-0.124</text:p>
              </table:table-cell>
              <table:table-cell office:value-type="float" office:value="-0.324">
                <text:p>-0.32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0.13">
                <text:p>-0.13</text:p>
              </table:table-cell>
              <table:table-cell office:value-type="float" office:value="-0.321">
                <text:p>-0.32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0.135">
                <text:p>-0.135</text:p>
              </table:table-cell>
              <table:table-cell office:value-type="float" office:value="-0.319">
                <text:p>-0.31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0.141">
                <text:p>-0.141</text:p>
              </table:table-cell>
              <table:table-cell office:value-type="float" office:value="-0.317">
                <text:p>-0.31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0.147">
                <text:p>-0.147</text:p>
              </table:table-cell>
              <table:table-cell office:value-type="float" office:value="-0.314">
                <text:p>-0.31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0.152">
                <text:p>-0.152</text:p>
              </table:table-cell>
              <table:table-cell office:value-type="float" office:value="-0.312">
                <text:p>-0.31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0.157">
                <text:p>-0.157</text:p>
              </table:table-cell>
              <table:table-cell office:value-type="float" office:value="-0.309">
                <text:p>-0.30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0.163">
                <text:p>-0.163</text:p>
              </table:table-cell>
              <table:table-cell office:value-type="float" office:value="-0.306">
                <text:p>-0.30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0.168">
                <text:p>-0.168</text:p>
              </table:table-cell>
              <table:table-cell office:value-type="float" office:value="-0.303">
                <text:p>-0.30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173">
                <text:p>-0.17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241">
                <text:p>-0.241</text:p>
              </table:table-cell>
              <table:table-cell office:value-type="float" office:value="-0.417">
                <text:p>-0.41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0.315">
                <text:p>-0.315</text:p>
              </table:table-cell>
              <table:table-cell office:value-type="float" office:value="-0.545">
                <text:p>-0.54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0.395">
                <text:p>-0.395</text:p>
              </table:table-cell>
              <table:table-cell office:value-type="float" office:value="-0.685">
                <text:p>-0.68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0.483">
                <text:p>-0.483</text:p>
              </table:table-cell>
              <table:table-cell office:value-type="float" office:value="-0.836">
                <text:p>-0.83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0.577">
                <text:p>-0.577</text:p>
              </table:table-cell>
              <table:table-cell office:value-type="float" office:value="-0.999">
                <text:p>-0.99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0.678">
                <text:p>-0.678</text:p>
              </table:table-cell>
              <table:table-cell office:value-type="float" office:value="-1.174">
                <text:p>-1.17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.785">
                <text:p>-0.785</text:p>
              </table:table-cell>
              <table:table-cell office:value-type="float" office:value="-1.359">
                <text:p>-1.35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0.899">
                <text:p>-0.899</text:p>
              </table:table-cell>
              <table:table-cell office:value-type="float" office:value="-1.556">
                <text:p>-1.55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1.019">
                <text:p>-1.019</text:p>
              </table:table-cell>
              <table:table-cell office:value-type="float" office:value="-1.765">
                <text:p>-1.76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1.146">
                <text:p>-1.146</text:p>
              </table:table-cell>
              <table:table-cell office:value-type="float" office:value="-1.984">
                <text:p>-1.98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1.279">
                <text:p>-1.279</text:p>
              </table:table-cell>
              <table:table-cell office:value-type="float" office:value="-2.215">
                <text:p>-2.21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1.418">
                <text:p>-1.418</text:p>
              </table:table-cell>
              <table:table-cell office:value-type="float" office:value="-2.457">
                <text:p>-2.45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1.564">
                <text:p>-1.564</text:p>
              </table:table-cell>
              <table:table-cell office:value-type="float" office:value="-2.709">
                <text:p>-2.70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1.717">
                <text:p>-1.717</text:p>
              </table:table-cell>
              <table:table-cell office:value-type="float" office:value="-2.973">
                <text:p>-2.97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1.875">
                <text:p>-1.875</text:p>
              </table:table-cell>
              <table:table-cell office:value-type="float" office:value="-3.248">
                <text:p>-3.24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2.04">
                <text:p>-2.04</text:p>
              </table:table-cell>
              <table:table-cell office:value-type="float" office:value="-3.533">
                <text:p>-3.53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2.211">
                <text:p>-2.211</text:p>
              </table:table-cell>
              <table:table-cell office:value-type="float" office:value="-3.829">
                <text:p>-3.82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2.388">
                <text:p>-2.388</text:p>
              </table:table-cell>
              <table:table-cell office:value-type="float" office:value="-4.136">
                <text:p>-4.13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2.571">
                <text:p>-2.571</text:p>
              </table:table-cell>
              <table:table-cell office:value-type="float" office:value="-4.453">
                <text:p>-4.45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2.76">
                <text:p>-2.76</text:p>
              </table:table-cell>
              <table:table-cell office:value-type="float" office:value="-4.78">
                <text:p>-4.7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2.955">
                <text:p>-2.955</text:p>
              </table:table-cell>
              <table:table-cell office:value-type="float" office:value="-5.118">
                <text:p>-5.11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3.156">
                <text:p>-3.156</text:p>
              </table:table-cell>
              <table:table-cell office:value-type="float" office:value="-5.466">
                <text:p>-5.46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3.362">
                <text:p>-3.362</text:p>
              </table:table-cell>
              <table:table-cell office:value-type="float" office:value="-5.824">
                <text:p>-5.82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3.575">
                <text:p>-3.575</text:p>
              </table:table-cell>
              <table:table-cell office:value-type="float" office:value="-6.192">
                <text:p>-6.19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3.793">
                <text:p>-3.793</text:p>
              </table:table-cell>
              <table:table-cell office:value-type="float" office:value="-6.57">
                <text:p>-6.5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4.017">
                <text:p>-4.017</text:p>
              </table:table-cell>
              <table:table-cell office:value-type="float" office:value="-6.957">
                <text:p>-6.95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4.246">
                <text:p>-4.246</text:p>
              </table:table-cell>
              <table:table-cell office:value-type="float" office:value="-7.355">
                <text:p>-7.35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4.481">
                <text:p>-4.481</text:p>
              </table:table-cell>
              <table:table-cell office:value-type="float" office:value="-7.762">
                <text:p>-7.76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4.721">
                <text:p>-4.721</text:p>
              </table:table-cell>
              <table:table-cell office:value-type="float" office:value="-8.178">
                <text:p>-8.17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4.967">
                <text:p>-4.967</text:p>
              </table:table-cell>
              <table:table-cell office:value-type="float" office:value="-8.603">
                <text:p>-8.60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5.218">
                <text:p>-5.218</text:p>
              </table:table-cell>
              <table:table-cell office:value-type="float" office:value="-9.038">
                <text:p>-9.03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5.474">
                <text:p>-5.474</text:p>
              </table:table-cell>
              <table:table-cell office:value-type="float" office:value="-9.481">
                <text:p>-9.48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5.735">
                <text:p>-5.735</text:p>
              </table:table-cell>
              <table:table-cell office:value-type="float" office:value="-9.934">
                <text:p>-9.93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6.001">
                <text:p>-6.001</text:p>
              </table:table-cell>
              <table:table-cell office:value-type="float" office:value="-10.395">
                <text:p>-10.39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6.273">
                <text:p>-6.273</text:p>
              </table:table-cell>
              <table:table-cell office:value-type="float" office:value="-10.865">
                <text:p>-10.86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6.549">
                <text:p>-6.549</text:p>
              </table:table-cell>
              <table:table-cell office:value-type="float" office:value="-11.343">
                <text:p>-11.34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6.83">
                <text:p>-6.83</text:p>
              </table:table-cell>
              <table:table-cell office:value-type="float" office:value="-11.829">
                <text:p>-11.82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7.115">
                <text:p>-7.115</text:p>
              </table:table-cell>
              <table:table-cell office:value-type="float" office:value="-12.324">
                <text:p>-12.32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7.405">
                <text:p>-7.405</text:p>
              </table:table-cell>
              <table:table-cell office:value-type="float" office:value="-12.826">
                <text:p>-12.82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7.7">
                <text:p>-7.7</text:p>
              </table:table-cell>
              <table:table-cell office:value-type="float" office:value="-13.337">
                <text:p>-13.33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7.999">
                <text:p>-7.999</text:p>
              </table:table-cell>
              <table:table-cell office:value-type="float" office:value="-13.855">
                <text:p>-13.85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8.303">
                <text:p>-8.303</text:p>
              </table:table-cell>
              <table:table-cell office:value-type="float" office:value="-14.381">
                <text:p>-14.38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8.611">
                <text:p>-8.611</text:p>
              </table:table-cell>
              <table:table-cell office:value-type="float" office:value="-14.914">
                <text:p>-14.91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8.922">
                <text:p>-8.922</text:p>
              </table:table-cell>
              <table:table-cell office:value-type="float" office:value="-15.454">
                <text:p>-15.45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9.238">
                <text:p>-9.238</text:p>
              </table:table-cell>
              <table:table-cell office:value-type="float" office:value="-16.001">
                <text:p>-16.00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9.558">
                <text:p>-9.558</text:p>
              </table:table-cell>
              <table:table-cell office:value-type="float" office:value="-16.556">
                <text:p>-16.55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9.882">
                <text:p>-9.882</text:p>
              </table:table-cell>
              <table:table-cell office:value-type="float" office:value="-17.117">
                <text:p>-17.11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10.21">
                <text:p>-10.21</text:p>
              </table:table-cell>
              <table:table-cell office:value-type="float" office:value="-17.684">
                <text:p>-17.68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10.541">
                <text:p>-10.541</text:p>
              </table:table-cell>
              <table:table-cell office:value-type="float" office:value="-18.258">
                <text:p>-18.25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10.876">
                <text:p>-10.876</text:p>
              </table:table-cell>
              <table:table-cell office:value-type="float" office:value="-18.838">
                <text:p>-18.83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11.214">
                <text:p>-11.214</text:p>
              </table:table-cell>
              <table:table-cell office:value-type="float" office:value="-19.424">
                <text:p>-19.42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11.556">
                <text:p>-11.556</text:p>
              </table:table-cell>
              <table:table-cell office:value-type="float" office:value="-20.016">
                <text:p>-20.01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11.901">
                <text:p>-11.901</text:p>
              </table:table-cell>
              <table:table-cell office:value-type="float" office:value="-20.613">
                <text:p>-20.61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12.249">
                <text:p>-12.249</text:p>
              </table:table-cell>
              <table:table-cell office:value-type="float" office:value="-21.216">
                <text:p>-21.21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12.6">
                <text:p>-12.6</text:p>
              </table:table-cell>
              <table:table-cell office:value-type="float" office:value="-21.824">
                <text:p>-21.82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12.955">
                <text:p>-12.955</text:p>
              </table:table-cell>
              <table:table-cell office:value-type="float" office:value="-22.438">
                <text:p>-22.43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13.311">
                <text:p>-13.311</text:p>
              </table:table-cell>
              <table:table-cell office:value-type="float" office:value="-23.056">
                <text:p>-23.05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13.671">
                <text:p>-13.671</text:p>
              </table:table-cell>
              <table:table-cell office:value-type="float" office:value="-23.679">
                <text:p>-23.67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14.034">
                <text:p>-14.034</text:p>
              </table:table-cell>
              <table:table-cell office:value-type="float" office:value="-24.307">
                <text:p>-24.30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14.398">
                <text:p>-14.398</text:p>
              </table:table-cell>
              <table:table-cell office:value-type="float" office:value="-24.939">
                <text:p>-24.93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14.766">
                <text:p>-14.766</text:p>
              </table:table-cell>
              <table:table-cell office:value-type="float" office:value="-25.575">
                <text:p>-25.57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15.135">
                <text:p>-15.135</text:p>
              </table:table-cell>
              <table:table-cell office:value-type="float" office:value="-26.215">
                <text:p>-26.21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15.507">
                <text:p>-15.507</text:p>
              </table:table-cell>
              <table:table-cell office:value-type="float" office:value="-26.859">
                <text:p>-26.85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15.881">
                <text:p>-15.881</text:p>
              </table:table-cell>
              <table:table-cell office:value-type="float" office:value="-27.506">
                <text:p>-27.50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16.256">
                <text:p>-16.256</text:p>
              </table:table-cell>
              <table:table-cell office:value-type="float" office:value="-28.157">
                <text:p>-28.15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16.634">
                <text:p>-16.634</text:p>
              </table:table-cell>
              <table:table-cell office:value-type="float" office:value="-28.811">
                <text:p>-28.81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17.013">
                <text:p>-17.013</text:p>
              </table:table-cell>
              <table:table-cell office:value-type="float" office:value="-29.467">
                <text:p>-29.46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17.394">
                <text:p>-17.394</text:p>
              </table:table-cell>
              <table:table-cell office:value-type="float" office:value="-30.127">
                <text:p>-30.12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17.776">
                <text:p>-17.776</text:p>
              </table:table-cell>
              <table:table-cell office:value-type="float" office:value="-30.789">
                <text:p>-30.78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18.16">
                <text:p>-18.16</text:p>
              </table:table-cell>
              <table:table-cell office:value-type="float" office:value="-31.454">
                <text:p>-31.45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18.545">
                <text:p>-18.545</text:p>
              </table:table-cell>
              <table:table-cell office:value-type="float" office:value="-32.121">
                <text:p>-32.12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18.931">
                <text:p>-18.931</text:p>
              </table:table-cell>
              <table:table-cell office:value-type="float" office:value="-32.79">
                <text:p>-32.7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19.318">
                <text:p>-19.318</text:p>
              </table:table-cell>
              <table:table-cell office:value-type="float" office:value="-33.46">
                <text:p>-33.4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19.706">
                <text:p>-19.706</text:p>
              </table:table-cell>
              <table:table-cell office:value-type="float" office:value="-34.132">
                <text:p>-34.13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20.095">
                <text:p>-20.095</text:p>
              </table:table-cell>
              <table:table-cell office:value-type="float" office:value="-34.806">
                <text:p>-34.80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20.484">
                <text:p>-20.484</text:p>
              </table:table-cell>
              <table:table-cell office:value-type="float" office:value="-35.48">
                <text:p>-35.4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20.874">
                <text:p>-20.874</text:p>
              </table:table-cell>
              <table:table-cell office:value-type="float" office:value="-36.156">
                <text:p>-36.15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21.265">
                <text:p>-21.265</text:p>
              </table:table-cell>
              <table:table-cell office:value-type="float" office:value="-36.832">
                <text:p>-36.83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21.656">
                <text:p>-21.656</text:p>
              </table:table-cell>
              <table:table-cell office:value-type="float" office:value="-37.509">
                <text:p>-37.50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22.047">
                <text:p>-22.047</text:p>
              </table:table-cell>
              <table:table-cell office:value-type="float" office:value="-38.186">
                <text:p>-38.18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22.438">
                <text:p>-22.438</text:p>
              </table:table-cell>
              <table:table-cell office:value-type="float" office:value="-38.863">
                <text:p>-38.86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22.829">
                <text:p>-22.829</text:p>
              </table:table-cell>
              <table:table-cell office:value-type="float" office:value="-39.54">
                <text:p>-39.5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23.219">
                <text:p>-23.219</text:p>
              </table:table-cell>
              <table:table-cell office:value-type="float" office:value="-40.217">
                <text:p>-40.21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23.61">
                <text:p>-23.61</text:p>
              </table:table-cell>
              <table:table-cell office:value-type="float" office:value="-40.894">
                <text:p>-40.89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24">
                <text:p>-24</text:p>
              </table:table-cell>
              <table:table-cell office:value-type="float" office:value="-41.569">
                <text:p>-41.56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24.39">
                <text:p>-24.39</text:p>
              </table:table-cell>
              <table:table-cell office:value-type="float" office:value="-42.244">
                <text:p>-42.24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24.778">
                <text:p>-24.778</text:p>
              </table:table-cell>
              <table:table-cell office:value-type="float" office:value="-42.918">
                <text:p>-42.91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25.167">
                <text:p>-25.167</text:p>
              </table:table-cell>
              <table:table-cell office:value-type="float" office:value="-43.59">
                <text:p>-43.5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25.554">
                <text:p>-25.554</text:p>
              </table:table-cell>
              <table:table-cell office:value-type="float" office:value="-44.261">
                <text:p>-44.26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25.94">
                <text:p>-25.94</text:p>
              </table:table-cell>
              <table:table-cell office:value-type="float" office:value="-44.93">
                <text:p>-44.9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26.325">
                <text:p>-26.325</text:p>
              </table:table-cell>
              <table:table-cell office:value-type="float" office:value="-45.597">
                <text:p>-45.59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26.709">
                <text:p>-26.709</text:p>
              </table:table-cell>
              <table:table-cell office:value-type="float" office:value="-46.262">
                <text:p>-46.26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27.092">
                <text:p>-27.092</text:p>
              </table:table-cell>
              <table:table-cell office:value-type="float" office:value="-46.925">
                <text:p>-46.92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27.473">
                <text:p>-27.473</text:p>
              </table:table-cell>
              <table:table-cell office:value-type="float" office:value="-47.585">
                <text:p>-47.58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27.853">
                <text:p>-27.853</text:p>
              </table:table-cell>
              <table:table-cell office:value-type="float" office:value="-48.242">
                <text:p>-48.24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28.23">
                <text:p>-28.23</text:p>
              </table:table-cell>
              <table:table-cell office:value-type="float" office:value="-48.896">
                <text:p>-48.89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28.606">
                <text:p>-28.606</text:p>
              </table:table-cell>
              <table:table-cell office:value-type="float" office:value="-49.548">
                <text:p>-49.54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28.981">
                <text:p>-28.981</text:p>
              </table:table-cell>
              <table:table-cell office:value-type="float" office:value="-50.196">
                <text:p>-50.19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29.353">
                <text:p>-29.353</text:p>
              </table:table-cell>
              <table:table-cell office:value-type="float" office:value="-50.84">
                <text:p>-50.8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29.722">
                <text:p>-29.722</text:p>
              </table:table-cell>
              <table:table-cell office:value-type="float" office:value="-51.481">
                <text:p>-51.48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30.09">
                <text:p>-30.09</text:p>
              </table:table-cell>
              <table:table-cell office:value-type="float" office:value="-52.118">
                <text:p>-52.11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30.455">
                <text:p>-30.455</text:p>
              </table:table-cell>
              <table:table-cell office:value-type="float" office:value="-52.75">
                <text:p>-52.7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30.818">
                <text:p>-30.818</text:p>
              </table:table-cell>
              <table:table-cell office:value-type="float" office:value="-53.378">
                <text:p>-53.37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31.178">
                <text:p>-31.178</text:p>
              </table:table-cell>
              <table:table-cell office:value-type="float" office:value="-54.002">
                <text:p>-54.00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31.536">
                <text:p>-31.536</text:p>
              </table:table-cell>
              <table:table-cell office:value-type="float" office:value="-54.621">
                <text:p>-54.62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31.89">
                <text:p>-31.89</text:p>
              </table:table-cell>
              <table:table-cell office:value-type="float" office:value="-55.236">
                <text:p>-55.23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32.242">
                <text:p>-32.242</text:p>
              </table:table-cell>
              <table:table-cell office:value-type="float" office:value="-55.845">
                <text:p>-55.84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32.591">
                <text:p>-32.591</text:p>
              </table:table-cell>
              <table:table-cell office:value-type="float" office:value="-56.449">
                <text:p>-56.44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32.936">
                <text:p>-32.936</text:p>
              </table:table-cell>
              <table:table-cell office:value-type="float" office:value="-57.047">
                <text:p>-57.04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33.278">
                <text:p>-33.278</text:p>
              </table:table-cell>
              <table:table-cell office:value-type="float" office:value="-57.64">
                <text:p>-57.6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33.617">
                <text:p>-33.617</text:p>
              </table:table-cell>
              <table:table-cell office:value-type="float" office:value="-58.227">
                <text:p>-58.22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33.953">
                <text:p>-33.953</text:p>
              </table:table-cell>
              <table:table-cell office:value-type="float" office:value="-58.808">
                <text:p>-58.80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34.285">
                <text:p>-34.285</text:p>
              </table:table-cell>
              <table:table-cell office:value-type="float" office:value="-59.383">
                <text:p>-59.38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34.613">
                <text:p>-34.613</text:p>
              </table:table-cell>
              <table:table-cell office:value-type="float" office:value="-59.951">
                <text:p>-59.95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34.937">
                <text:p>-34.937</text:p>
              </table:table-cell>
              <table:table-cell office:value-type="float" office:value="-60.513">
                <text:p>-60.51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35.258">
                <text:p>-35.258</text:p>
              </table:table-cell>
              <table:table-cell office:value-type="float" office:value="-61.069">
                <text:p>-61.06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35.575">
                <text:p>-35.575</text:p>
              </table:table-cell>
              <table:table-cell office:value-type="float" office:value="-61.617">
                <text:p>-61.61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35.887">
                <text:p>-35.887</text:p>
              </table:table-cell>
              <table:table-cell office:value-type="float" office:value="-62.159">
                <text:p>-62.15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36.196">
                <text:p>-36.196</text:p>
              </table:table-cell>
              <table:table-cell office:value-type="float" office:value="-62.693">
                <text:p>-62.69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36.5">
                <text:p>-36.5</text:p>
              </table:table-cell>
              <table:table-cell office:value-type="float" office:value="-63.22">
                <text:p>-63.2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36.8">
                <text:p>-36.8</text:p>
              </table:table-cell>
              <table:table-cell office:value-type="float" office:value="-63.739">
                <text:p>-63.73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37.095">
                <text:p>-37.095</text:p>
              </table:table-cell>
              <table:table-cell office:value-type="float" office:value="-64.251">
                <text:p>-64.25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37.386">
                <text:p>-37.386</text:p>
              </table:table-cell>
              <table:table-cell office:value-type="float" office:value="-64.755">
                <text:p>-64.75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37.673">
                <text:p>-37.673</text:p>
              </table:table-cell>
              <table:table-cell office:value-type="float" office:value="-65.251">
                <text:p>-65.25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37.954">
                <text:p>-37.954</text:p>
              </table:table-cell>
              <table:table-cell office:value-type="float" office:value="-65.739">
                <text:p>-65.73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38.231">
                <text:p>-38.231</text:p>
              </table:table-cell>
              <table:table-cell office:value-type="float" office:value="-66.218">
                <text:p>-66.21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38.503">
                <text:p>-38.503</text:p>
              </table:table-cell>
              <table:table-cell office:value-type="float" office:value="-66.69">
                <text:p>-66.6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38.77">
                <text:p>-38.77</text:p>
              </table:table-cell>
              <table:table-cell office:value-type="float" office:value="-67.152">
                <text:p>-67.15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39.032">
                <text:p>-39.032</text:p>
              </table:table-cell>
              <table:table-cell office:value-type="float" office:value="-67.606">
                <text:p>-67.60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39.289">
                <text:p>-39.289</text:p>
              </table:table-cell>
              <table:table-cell office:value-type="float" office:value="-68.051">
                <text:p>-68.05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39.541">
                <text:p>-39.541</text:p>
              </table:table-cell>
              <table:table-cell office:value-type="float" office:value="-68.487">
                <text:p>-68.48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39.788">
                <text:p>-39.788</text:p>
              </table:table-cell>
              <table:table-cell office:value-type="float" office:value="-68.914">
                <text:p>-68.91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40.029">
                <text:p>-40.029</text:p>
              </table:table-cell>
              <table:table-cell office:value-type="float" office:value="-69.332">
                <text:p>-69.33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40.265">
                <text:p>-40.265</text:p>
              </table:table-cell>
              <table:table-cell office:value-type="float" office:value="-69.74">
                <text:p>-69.7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40.495">
                <text:p>-40.495</text:p>
              </table:table-cell>
              <table:table-cell office:value-type="float" office:value="-70.139">
                <text:p>-70.13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40.72">
                <text:p>-40.72</text:p>
              </table:table-cell>
              <table:table-cell office:value-type="float" office:value="-70.529">
                <text:p>-70.52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40.939">
                <text:p>-40.939</text:p>
              </table:table-cell>
              <table:table-cell office:value-type="float" office:value="-70.908">
                <text:p>-70.90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41.152">
                <text:p>-41.152</text:p>
              </table:table-cell>
              <table:table-cell office:value-type="float" office:value="-71.278">
                <text:p>-71.27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41.36">
                <text:p>-41.36</text:p>
              </table:table-cell>
              <table:table-cell office:value-type="float" office:value="-71.637">
                <text:p>-71.63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41.562">
                <text:p>-41.562</text:p>
              </table:table-cell>
              <table:table-cell office:value-type="float" office:value="-71.987">
                <text:p>-71.98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41.758">
                <text:p>-41.758</text:p>
              </table:table-cell>
              <table:table-cell office:value-type="float" office:value="-72.327">
                <text:p>-72.32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41.948">
                <text:p>-41.948</text:p>
              </table:table-cell>
              <table:table-cell office:value-type="float" office:value="-72.656">
                <text:p>-72.65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42.132">
                <text:p>-42.132</text:p>
              </table:table-cell>
              <table:table-cell office:value-type="float" office:value="-72.975">
                <text:p>-72.97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42.31">
                <text:p>-42.31</text:p>
              </table:table-cell>
              <table:table-cell office:value-type="float" office:value="-73.283">
                <text:p>-73.28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42.482">
                <text:p>-42.482</text:p>
              </table:table-cell>
              <table:table-cell office:value-type="float" office:value="-73.581">
                <text:p>-73.58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42.648">
                <text:p>-42.648</text:p>
              </table:table-cell>
              <table:table-cell office:value-type="float" office:value="-73.868">
                <text:p>-73.86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42.807">
                <text:p>-42.807</text:p>
              </table:table-cell>
              <table:table-cell office:value-type="float" office:value="-74.144">
                <text:p>-74.14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42.961">
                <text:p>-42.961</text:p>
              </table:table-cell>
              <table:table-cell office:value-type="float" office:value="-74.41">
                <text:p>-74.4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43.108">
                <text:p>-43.108</text:p>
              </table:table-cell>
              <table:table-cell office:value-type="float" office:value="-74.664">
                <text:p>-74.66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43.248">
                <text:p>-43.248</text:p>
              </table:table-cell>
              <table:table-cell office:value-type="float" office:value="-74.908">
                <text:p>-74.90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43.382">
                <text:p>-43.382</text:p>
              </table:table-cell>
              <table:table-cell office:value-type="float" office:value="-75.141">
                <text:p>-75.14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43.51">
                <text:p>-43.51</text:p>
              </table:table-cell>
              <table:table-cell office:value-type="float" office:value="-75.362">
                <text:p>-75.36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43.632">
                <text:p>-43.632</text:p>
              </table:table-cell>
              <table:table-cell office:value-type="float" office:value="-75.572">
                <text:p>-75.57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43.747">
                <text:p>-43.747</text:p>
              </table:table-cell>
              <table:table-cell office:value-type="float" office:value="-75.771">
                <text:p>-75.77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43.855">
                <text:p>-43.855</text:p>
              </table:table-cell>
              <table:table-cell office:value-type="float" office:value="-75.959">
                <text:p>-75.95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43.957">
                <text:p>-43.957</text:p>
              </table:table-cell>
              <table:table-cell office:value-type="float" office:value="-76.135">
                <text:p>-76.13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44.052">
                <text:p>-44.052</text:p>
              </table:table-cell>
              <table:table-cell office:value-type="float" office:value="-76.3">
                <text:p>-76.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44.14">
                <text:p>-44.14</text:p>
              </table:table-cell>
              <table:table-cell office:value-type="float" office:value="-76.453">
                <text:p>-76.45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44.222">
                <text:p>-44.222</text:p>
              </table:table-cell>
              <table:table-cell office:value-type="float" office:value="-76.595">
                <text:p>-76.59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44.297">
                <text:p>-44.297</text:p>
              </table:table-cell>
              <table:table-cell office:value-type="float" office:value="-76.725">
                <text:p>-76.72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44.366">
                <text:p>-44.366</text:p>
              </table:table-cell>
              <table:table-cell office:value-type="float" office:value="-76.844">
                <text:p>-76.84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44.428">
                <text:p>-44.428</text:p>
              </table:table-cell>
              <table:table-cell office:value-type="float" office:value="-76.951">
                <text:p>-76.95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44.483">
                <text:p>-44.483</text:p>
              </table:table-cell>
              <table:table-cell office:value-type="float" office:value="-77.046">
                <text:p>-77.04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44.531">
                <text:p>-44.531</text:p>
              </table:table-cell>
              <table:table-cell office:value-type="float" office:value="-77.13">
                <text:p>-77.1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44.572">
                <text:p>-44.572</text:p>
              </table:table-cell>
              <table:table-cell office:value-type="float" office:value="-77.201">
                <text:p>-77.20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44.607">
                <text:p>-44.607</text:p>
              </table:table-cell>
              <table:table-cell office:value-type="float" office:value="-77.261">
                <text:p>-77.26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44.635">
                <text:p>-44.635</text:p>
              </table:table-cell>
              <table:table-cell office:value-type="float" office:value="-77.31">
                <text:p>-77.3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44.656">
                <text:p>-44.656</text:p>
              </table:table-cell>
              <table:table-cell office:value-type="float" office:value="-77.346">
                <text:p>-77.34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44.67">
                <text:p>-44.67</text:p>
              </table:table-cell>
              <table:table-cell office:value-type="float" office:value="-77.371">
                <text:p>-77.37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